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0.57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Color_20_Rojo_20_Oscuro" style:base-cell-address="Hoja1.E30"/>
      <style:map style:condition="is-true-formula(ISODD (ROW()))" style:apply-style-name="Color_20_Rojo_20_Claro" style:base-cell-address="Hoja1.E30"/>
    </style:style>
    <style:style style:name="ce66" style:family="table-cell" style:parent-style-name="Default">
      <style:table-cell-properties fo:background-color="#ed4c0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Color_20_Rojo_20_Oscuro" style:base-cell-address="Hoja1.E30"/>
      <style:map style:condition="is-true-formula(ISODD (ROW()))" style:apply-style-name="Color_20_Rojo_20_Claro" style:base-cell-address="Hoja1.E30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bf819e" fo:border-left="0.06pt solid #000000" fo:border-right="none" fo:border-top="0.06pt solid #000000"/>
    </style:style>
    <style:style style:name="ce23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76" style:family="table-cell" style:parent-style-name="Default" style:data-style-name="N104">
      <style:table-cell-properties fo:border-bottom="0.06pt solid #000000" fo:background-color="#ed4c05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bf819e" fo:border-left="none" fo:border-right="none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80" style:family="table-cell" style:parent-style-name="Default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26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6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85" style:family="table-cell" style:parent-style-name="Default" style:data-style-name="N106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71" style:family="table-cell" style:parent-style-name="Default">
      <style:table-cell-properties fo:border-bottom="0.06pt solid #000000" fo:background-color="#bf819e" fo:border-left="none" fo:border-right="0.06pt solid #000000" fo:border-top="0.06pt solid #000000"/>
    </style:style>
    <style:style style:name="ce29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88" style:family="table-cell" style:parent-style-name="Default" style:data-style-name="N106">
      <style:table-cell-properties fo:border-bottom="0.06pt solid #000000" fo:background-color="#ed4c0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30"/>
      <style:map style:condition="is-true-formula(ISODD (ROW()))" style:apply-style-name="Color_20_Inpar" style:base-cell-address="Hoja1.G30"/>
      <style:map style:condition="cell-content()=0" style:apply-style-name="Accent" style:base-cell-address="Hoja1.G30"/>
    </style:style>
    <style:style style:name="ce3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30"/>
      <style:map style:condition="is-true-formula(ISODD (ROW()))" style:apply-style-name="Color_20_Verde_20_Claro" style:base-cell-address="Hoja1.L30"/>
    </style:style>
    <style:style style:name="ce91" style:family="table-cell" style:parent-style-name="Default" style:data-style-name="N105">
      <style:table-cell-properties fo:border-bottom="0.06pt solid #000000" fo:background-color="#ed4c0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30"/>
      <style:map style:condition="is-true-formula(ISODD (ROW()))" style:apply-style-name="Color_20_Verde_20_Claro" style:base-cell-address="Hoja1.L30"/>
    </style:style>
    <style:style style:name="ce32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30"/>
      <style:map style:condition="is-true-formula(ISODD (ROW()))" style:apply-style-name="Color_20_Verde_20_Claro" style:base-cell-address="Hoja1.L30"/>
    </style:style>
    <style:style style:name="ce95" style:family="table-cell" style:parent-style-name="Default" style:data-style-name="N105">
      <style:table-cell-properties fo:border-bottom="0.06pt solid #000000" fo:background-color="#ed4c0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30"/>
      <style:map style:condition="is-true-formula(ISODD (ROW()))" style:apply-style-name="Color_20_Verde_20_Claro" style:base-cell-address="Hoja1.L30"/>
    </style:style>
    <style:style style:name="ce35" style:family="table-cell" style:parent-style-name="Default" style:data-style-name="N106">
      <style:table-cell-properties fo:background-color="#6b5e9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6">
      <style:table-cell-properties fo:background-color="#b7b3c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6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6b5e9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1">
      <style:table-cell-properties fo:background-color="#b7b3c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21"/>
        <table:table-column table:style-name="co4" table:default-cell-style-name="ce8"/>
        <table:table-column table:style-name="co7" table:default-cell-style-name="ce26"/>
        <table:table-column table:style-name="co8" table:default-cell-style-name="ce26"/>
        <table:table-column table:style-name="co9" table:default-cell-style-name="ce8"/>
        <table:table-column table:style-name="co3" table:default-cell-style-name="ce8"/>
        <table:table-column table:style-name="co3" table:default-cell-style-name="ce32"/>
        <table:table-column table:style-name="co5" table:default-cell-style-name="ce8"/>
        <table:table-column table:style-name="co5" table:default-cell-style-name="ce26"/>
        <table:table-column table:style-name="co10" table:default-cell-style-name="ce37"/>
        <table:table-column table:style-name="co11" table:default-cell-style-name="ce8"/>
        <table:table-column table:style-name="co5" table:number-columns-repeated="1007" table:default-cell-style-name="ce8"/>
        <table:table-row table:style-name="ro1">
          <table:table-cell table:style-name="ce1" office:value-type="string" calcext:value-type="string">
            <text:p>R2 = R1 / (exp( B*(1/ T1 - 1/ T2) ))</text:p>
          </table:table-cell>
          <table:table-cell table:style-name="ce11" office:value-type="string" calcext:value-type="string">
            <text:p>FORMULA</text:p>
          </table:table-cell>
          <table:table-cell office:value-type="string" calcext:value-type="string">
            <text:p><text:a xlink:href="https://tinyurl.com/SSH-MultiCalculator" xlink:type="simple">calculadora</text:a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float" office:value="100000" calcext:value-type="float">
            <text:p>100000</text:p>
          </table:table-cell>
          <table:table-cell table:style-name="ce12" office:value-type="string" calcext:value-type="string">
            <text:p>RESISTENCIA</text:p>
          </table:table-cell>
          <table:table-cell office:value-type="string" calcext:value-type="string">
            <text:p><text:a xlink:href="https://tinyurl.com/SHH-Calculator" xlink:type="simple">calc coeficiente</text:a></text:p>
          </table:table-cell>
          <table:table-cell/>
          <table:table-cell table:style-name="ce18" office:value-type="string" calcext:value-type="string">
            <text:p>TEMP</text:p>
          </table:table-cell>
          <table:table-cell table:style-name="ce18"/>
          <table:table-cell table:style-name="ce22" office:value-type="string" calcext:value-type="string">
            <text:p>Ohms</text:p>
          </table:table-cell>
          <table:table-cell table:style-name="ce24"/>
          <table:table-cell table:style-name="ce27" office:value-type="string" calcext:value-type="string">
            <text:p>Vout PullDown</text:p>
          </table:table-cell>
          <table:table-cell table:style-name="ce27" office:value-type="string" calcext:value-type="string">
            <text:p>Vout PullUp</text:p>
          </table:table-cell>
          <table:table-cell/>
          <table:table-cell table:style-name="ce30" office:value-type="string" calcext:value-type="string">
            <text:p>Dout PullDown</text:p>
          </table:table-cell>
          <table:table-cell table:style-name="ce33" office:value-type="string" calcext:value-type="string">
            <text:p>Dout PullUp</text:p>
          </table:table-cell>
          <table:table-cell/>
          <table:table-cell table:style-name="ce35" office:value-type="string" calcext:value-type="string">
            <text:p>Digital Out</text:p>
          </table:table-cell>
          <table:table-cell table:style-name="ce38" office:value-type="string" calcext:value-type="string">
            <text:p>PullUp 4,7K</text:p>
          </table:table-cell>
          <table:table-cell table:number-columns-repeated="1008"/>
        </table:table-row>
        <table:table-row table:style-name="ro2">
          <table:table-cell table:style-name="ce3" office:value-type="float" office:value="3950" calcext:value-type="float">
            <text:p>3950</text:p>
          </table:table-cell>
          <table:table-cell table:style-name="ce12" office:value-type="string" calcext:value-type="string">
            <text:p>BETA</text:p>
          </table:table-cell>
          <table:table-cell table:number-columns-repeated="2"/>
          <table:table-cell table:style-name="Default" table:number-columns-repeated="2"/>
          <table:table-cell table:style-name="ce62"/>
          <table:table-cell table:style-name="ce65"/>
          <table:table-cell table:style-name="ce69" office:value-type="string" calcext:value-type="string">
            <text:p>R2 = 100K</text:p>
          </table:table-cell>
          <table:table-cell table:style-name="ce71"/>
          <table:table-cell table:number-columns-repeated="4"/>
          <table:table-cell office:value-type="string" calcext:value-type="string">
            <text:p>Vout</text:p>
          </table:table-cell>
          <table:table-cell office:value-type="string" calcext:value-type="string">
            <text:p>ADC</text:p>
          </table:table-cell>
          <table:table-cell table:number-columns-repeated="100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2" office:value-type="string" calcext:value-type="string">
            <text:p>TEMP BÁSICA</text:p>
          </table:table-cell>
          <table:table-cell office:value-type="string" calcext:value-type="string">
            <text:p><text:a xlink:href="http://www.learningaboutelectronics.com/Articles/NTC-thermistor-voltage-divider-temperature-calculator.php" xlink:type="simple">Calc Rt o Vout</text:a></text:p>
          </table:table-cell>
          <table:table-cell/>
          <table:table-cell table:style-name="Default" table:number-columns-repeated="12"/>
          <table:table-cell table:number-columns-repeated="1008"/>
        </table:table-row>
        <table:table-row table:style-name="ro4">
          <table:table-cell table:style-name="ce43" office:value-type="float" office:value="273.15" calcext:value-type="float">
            <text:p>273,15</text:p>
          </table:table-cell>
          <table:table-cell table:style-name="ce55" office:value-type="string" calcext:value-type="string">
            <text:p>KELVIN</text:p>
          </table:table-cell>
          <table:table-cell table:style-name="ce48" table:number-columns-repeated="2"/>
          <table:table-cell table:style-name="ce19" office:value-type="float" office:value="0" calcext:value-type="float">
            <text:p>0</text:p>
          </table:table-cell>
          <table:table-cell table:style-name="ce67"/>
          <table:table-cell table:style-name="ce23" table:formula="of:=[.$A$2]/(EXP([.$A$3]*(1/([.$A$4]+[.$A$5])-1/([.E5]+[.$A$5]))))" office:value-type="float" office:value="336206.037214357" calcext:value-type="float">
            <text:p>336.206,0</text:p>
          </table:table-cell>
          <table:table-cell table:style-name="ce25"/>
          <table:table-cell table:style-name="ce28" table:formula="of:=([.G5]/([.G5]+[.$A$9]))*[.$A$10]" office:value-type="float" office:value="3.85375268257855" calcext:value-type="float">
            <text:p>3,85375</text:p>
          </table:table-cell>
          <table:table-cell table:style-name="ce29" table:formula="of:=([.$A$9]/([.$A$9]+[.G5]))*[.$A$10]" office:value-type="float" office:value="1.14624731742145" calcext:value-type="float">
            <text:p>1,14625</text:p>
          </table:table-cell>
          <table:table-cell table:style-name="ce48"/>
          <table:table-cell table:style-name="ce90" table:formula="of:=([.$A$13]*[.I5])/[.$A$14]" office:value-type="float" office:value="789.248549392086" calcext:value-type="float">
            <text:p>789</text:p>
          </table:table-cell>
          <table:table-cell table:style-name="ce94" table:formula="of:= ([.$A$13]*[.J5])/[.$A$14]" office:value-type="float" office:value="234.751450607914" calcext:value-type="float">
            <text:p>235</text:p>
          </table:table-cell>
          <table:table-cell table:style-name="ce48"/>
          <table:table-cell table:style-name="ce97" table:formula="of:=(4700/(4700+[.G5]))*[.$A$10]" office:value-type="float" office:value="0.0689339508095115" calcext:value-type="float">
            <text:p>0,06893</text:p>
          </table:table-cell>
          <table:table-cell table:style-name="ce101" table:formula="of:=1024-((1024*[.O5])/5)" office:value-type="float" office:value="1009.88232687421" calcext:value-type="float">
            <text:p>101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4"/>
          <table:table-cell table:style-name="ce56"/>
          <table:table-cell table:style-name="ce48" table:number-columns-repeated="2"/>
          <table:table-cell table:style-name="ce19" office:value-type="float" office:value="1" calcext:value-type="float">
            <text:p>1</text:p>
          </table:table-cell>
          <table:table-cell table:style-name="ce67"/>
          <table:table-cell table:style-name="ce23" table:formula="of:=[.$A$2]/(EXP([.$A$3]*(1/([.$A$4]+[.$A$5])-1/([.E6]+[.$A$5]))))" office:value-type="float" office:value="318931.382723054" calcext:value-type="float">
            <text:p>318.931,4</text:p>
          </table:table-cell>
          <table:table-cell table:style-name="ce25"/>
          <table:table-cell table:style-name="ce28" table:formula="of:=([.G6]/([.G6]+[.$A$9]))*[.$A$10]" office:value-type="float" office:value="3.80648712266434" calcext:value-type="float">
            <text:p>3,80649</text:p>
          </table:table-cell>
          <table:table-cell table:style-name="ce29" table:formula="of:=([.$A$9]/([.$A$9]+[.G6]))*[.$A$10]" office:value-type="float" office:value="1.19351287733566" calcext:value-type="float">
            <text:p>1,19351</text:p>
          </table:table-cell>
          <table:table-cell table:style-name="ce48"/>
          <table:table-cell table:style-name="ce90" table:formula="of:=([.$A$13]*[.I6])/[.$A$14]" office:value-type="float" office:value="779.568562721656" calcext:value-type="float">
            <text:p>780</text:p>
          </table:table-cell>
          <table:table-cell table:style-name="ce94" table:formula="of:= ([.$A$13]*[.J6])/[.$A$14]" office:value-type="float" office:value="244.431437278344" calcext:value-type="float">
            <text:p>244</text:p>
          </table:table-cell>
          <table:table-cell table:style-name="ce48"/>
          <table:table-cell table:style-name="ce97" table:formula="of:=(4700/(4700+[.G6]))*[.$A$10]" office:value-type="float" office:value="0.0726134771055562" calcext:value-type="float">
            <text:p>0,07261</text:p>
          </table:table-cell>
          <table:table-cell table:style-name="ce101" table:formula="of:=1024-((1024*[.O6])/5)" office:value-type="float" office:value="1009.12875988878" calcext:value-type="float">
            <text:p>1009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5" office:value-type="string" calcext:value-type="string">
            <text:p>Vout = (R1/(R1+R2)) *Vcc</text:p>
          </table:table-cell>
          <table:table-cell table:style-name="ce45" office:value-type="string" calcext:value-type="string">
            <text:p>Divisor Tensión</text:p>
          </table:table-cell>
          <table:table-cell table:style-name="ce48" office:value-type="string" calcext:value-type="string">
            <text:p><text:a xlink:href="https://circuitdigest.com/calculators/adc-analog-to-digital-converter-calculator" xlink:type="simple">Calculadora</text:a></text:p>
          </table:table-cell>
          <table:table-cell table:style-name="ce48"/>
          <table:table-cell table:style-name="ce19" office:value-type="float" office:value="2" calcext:value-type="float">
            <text:p>2</text:p>
          </table:table-cell>
          <table:table-cell table:style-name="ce67"/>
          <table:table-cell table:style-name="ce23" table:formula="of:=[.$A$2]/(EXP([.$A$3]*(1/([.$A$4]+[.$A$5])-1/([.E7]+[.$A$5]))))" office:value-type="float" office:value="302660.34194018" calcext:value-type="float">
            <text:p>302.660,3</text:p>
          </table:table-cell>
          <table:table-cell table:style-name="ce25"/>
          <table:table-cell table:style-name="ce28" table:formula="of:=([.G7]/([.G7]+[.$A$9]))*[.$A$10]" office:value-type="float" office:value="3.75825864153694" calcext:value-type="float">
            <text:p>3,75826</text:p>
          </table:table-cell>
          <table:table-cell table:style-name="ce29" table:formula="of:=([.$A$9]/([.$A$9]+[.G7]))*[.$A$10]" office:value-type="float" office:value="1.24174135846306" calcext:value-type="float">
            <text:p>1,24174</text:p>
          </table:table-cell>
          <table:table-cell table:style-name="ce48"/>
          <table:table-cell table:style-name="ce90" table:formula="of:=([.$A$13]*[.I7])/[.$A$14]" office:value-type="float" office:value="769.691369786765" calcext:value-type="float">
            <text:p>770</text:p>
          </table:table-cell>
          <table:table-cell table:style-name="ce94" table:formula="of:= ([.$A$13]*[.J7])/[.$A$14]" office:value-type="float" office:value="254.308630213235" calcext:value-type="float">
            <text:p>254</text:p>
          </table:table-cell>
          <table:table-cell table:style-name="ce48"/>
          <table:table-cell table:style-name="ce97" table:formula="of:=(4700/(4700+[.G7]))*[.$A$10]" office:value-type="float" office:value="0.0764574891206157" calcext:value-type="float">
            <text:p>0,07646</text:p>
          </table:table-cell>
          <table:table-cell table:style-name="ce101" table:formula="of:=1024-((1024*[.O7])/5)" office:value-type="float" office:value="1008.3415062281" calcext:value-type="float">
            <text:p>1008</text:p>
          </table:table-cell>
          <table:table-cell table:style-name="ce48" table:number-columns-repeated="1008"/>
        </table:table-row>
        <table:table-row table:style-name="ro4">
          <table:table-cell table:style-name="ce46" office:value-type="string" calcext:value-type="string">
            <text:p>Termistor</text:p>
          </table:table-cell>
          <table:table-cell table:style-name="ce56" office:value-type="string" calcext:value-type="string">
            <text:p>R1</text:p>
          </table:table-cell>
          <table:table-cell table:style-name="ce48" table:number-columns-repeated="2"/>
          <table:table-cell table:style-name="ce19" office:value-type="float" office:value="3" calcext:value-type="float">
            <text:p>3</text:p>
          </table:table-cell>
          <table:table-cell table:style-name="ce67"/>
          <table:table-cell table:style-name="ce23" table:formula="of:=[.$A$2]/(EXP([.$A$3]*(1/([.$A$4]+[.$A$5])-1/([.E8]+[.$A$5]))))" office:value-type="float" office:value="287328.355175606" calcext:value-type="float">
            <text:p>287.328,4</text:p>
          </table:table-cell>
          <table:table-cell table:style-name="ce25"/>
          <table:table-cell table:style-name="ce28" table:formula="of:=([.G8]/([.G8]+[.$A$9]))*[.$A$10]" office:value-type="float" office:value="3.70910561202442" calcext:value-type="float">
            <text:p>3,70911</text:p>
          </table:table-cell>
          <table:table-cell table:style-name="ce29" table:formula="of:=([.$A$9]/([.$A$9]+[.G8]))*[.$A$10]" office:value-type="float" office:value="1.29089438797558" calcext:value-type="float">
            <text:p>1,29089</text:p>
          </table:table-cell>
          <table:table-cell table:style-name="ce48"/>
          <table:table-cell table:style-name="ce90" table:formula="of:=([.$A$13]*[.I8])/[.$A$14]" office:value-type="float" office:value="759.624829342602" calcext:value-type="float">
            <text:p>760</text:p>
          </table:table-cell>
          <table:table-cell table:style-name="ce94" table:formula="of:= ([.$A$13]*[.J8])/[.$A$14]" office:value-type="float" office:value="264.375170657398" calcext:value-type="float">
            <text:p>264</text:p>
          </table:table-cell>
          <table:table-cell table:style-name="ce48"/>
          <table:table-cell table:style-name="ce97" table:formula="of:=(4700/(4700+[.G8]))*[.$A$10]" office:value-type="float" office:value="0.0804716377143196" calcext:value-type="float">
            <text:p>0,08047</text:p>
          </table:table-cell>
          <table:table-cell table:style-name="ce101" table:formula="of:=1024-((1024*[.O8])/5)" office:value-type="float" office:value="1007.51940859611" calcext:value-type="float">
            <text:p>1008</text:p>
          </table:table-cell>
          <table:table-cell table:style-name="ce48" table:number-columns-repeated="1008"/>
        </table:table-row>
        <table:table-row table:style-name="ro4">
          <table:table-cell table:style-name="ce43" office:value-type="float" office:value="100000" calcext:value-type="float">
            <text:p>100000</text:p>
          </table:table-cell>
          <table:table-cell table:style-name="ce56" office:value-type="string" calcext:value-type="string">
            <text:p>R2</text:p>
          </table:table-cell>
          <table:table-cell table:style-name="ce48" table:number-columns-repeated="2"/>
          <table:table-cell table:style-name="ce19" office:value-type="float" office:value="4" calcext:value-type="float">
            <text:p>4</text:p>
          </table:table-cell>
          <table:table-cell table:style-name="ce67"/>
          <table:table-cell table:style-name="ce23" table:formula="of:=[.$A$2]/(EXP([.$A$3]*(1/([.$A$4]+[.$A$5])-1/([.E9]+[.$A$5]))))" office:value-type="float" office:value="272875.395319117" calcext:value-type="float">
            <text:p>272.875,4</text:p>
          </table:table-cell>
          <table:table-cell table:style-name="ce25"/>
          <table:table-cell table:style-name="ce28" table:formula="of:=([.G9]/([.G9]+[.$A$9]))*[.$A$10]" office:value-type="float" office:value="3.65906947394025" calcext:value-type="float">
            <text:p>3,65907</text:p>
          </table:table-cell>
          <table:table-cell table:style-name="ce29" table:formula="of:=([.$A$9]/([.$A$9]+[.G9]))*[.$A$10]" office:value-type="float" office:value="1.34093052605975" calcext:value-type="float">
            <text:p>1,34093</text:p>
          </table:table-cell>
          <table:table-cell table:style-name="ce48"/>
          <table:table-cell table:style-name="ce90" table:formula="of:=([.$A$13]*[.I9])/[.$A$14]" office:value-type="float" office:value="749.377428262964" calcext:value-type="float">
            <text:p>749</text:p>
          </table:table-cell>
          <table:table-cell table:style-name="ce94" table:formula="of:= ([.$A$13]*[.J9])/[.$A$14]" office:value-type="float" office:value="274.622571737036" calcext:value-type="float">
            <text:p>275</text:p>
          </table:table-cell>
          <table:table-cell table:style-name="ce48"/>
          <table:table-cell table:style-name="ce97" table:formula="of:=(4700/(4700+[.G9]))*[.$A$10]" office:value-type="float" office:value="0.0846616825420819" calcext:value-type="float">
            <text:p>0,08466</text:p>
          </table:table-cell>
          <table:table-cell table:style-name="ce101" table:formula="of:=1024-((1024*[.O9])/5)" office:value-type="float" office:value="1006.66128741538" calcext:value-type="float">
            <text:p>1007</text:p>
          </table:table-cell>
          <table:table-cell table:style-name="ce48" table:number-columns-repeated="1008"/>
        </table:table-row>
        <table:table-row table:style-name="ro4">
          <table:table-cell table:style-name="ce47" office:value-type="float" office:value="5" calcext:value-type="float">
            <text:p>5</text:p>
          </table:table-cell>
          <table:table-cell table:style-name="ce57" office:value-type="string" calcext:value-type="string">
            <text:p>Vcc</text:p>
          </table:table-cell>
          <table:table-cell table:style-name="ce48" table:number-columns-repeated="2"/>
          <table:table-cell table:style-name="ce19" office:value-type="float" office:value="5" calcext:value-type="float">
            <text:p>5</text:p>
          </table:table-cell>
          <table:table-cell table:style-name="ce67"/>
          <table:table-cell table:style-name="ce23" table:formula="of:=[.$A$2]/(EXP([.$A$3]*(1/([.$A$4]+[.$A$5])-1/([.E10]+[.$A$5]))))" office:value-type="float" office:value="259245.624195935" calcext:value-type="float">
            <text:p>259.245,6</text:p>
          </table:table-cell>
          <table:table-cell table:style-name="ce25"/>
          <table:table-cell table:style-name="ce28" table:formula="of:=([.G10]/([.G10]+[.$A$9]))*[.$A$10]" office:value-type="float" office:value="3.60819459911557" calcext:value-type="float">
            <text:p>3,60819</text:p>
          </table:table-cell>
          <table:table-cell table:style-name="ce29" table:formula="of:=([.$A$9]/([.$A$9]+[.G10]))*[.$A$10]" office:value-type="float" office:value="1.39180540088443" calcext:value-type="float">
            <text:p>1,39181</text:p>
          </table:table-cell>
          <table:table-cell table:style-name="ce48"/>
          <table:table-cell table:style-name="ce90" table:formula="of:=([.$A$13]*[.I10])/[.$A$14]" office:value-type="float" office:value="738.958253898869" calcext:value-type="float">
            <text:p>739</text:p>
          </table:table-cell>
          <table:table-cell table:style-name="ce94" table:formula="of:= ([.$A$13]*[.J10])/[.$A$14]" office:value-type="float" office:value="285.041746101131" calcext:value-type="float">
            <text:p>285</text:p>
          </table:table-cell>
          <table:table-cell table:style-name="ce48"/>
          <table:table-cell table:style-name="ce97" table:formula="of:=(4700/(4700+[.G10]))*[.$A$10]" office:value-type="float" office:value="0.0890334896499561" calcext:value-type="float">
            <text:p>0,08903</text:p>
          </table:table-cell>
          <table:table-cell table:style-name="ce101" table:formula="of:=1024-((1024*[.O10])/5)" office:value-type="float" office:value="1005.76594131969" calcext:value-type="float">
            <text:p>100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6" calcext:value-type="float">
            <text:p>6</text:p>
          </table:table-cell>
          <table:table-cell table:style-name="ce67"/>
          <table:table-cell table:style-name="ce23" table:formula="of:=[.$A$2]/(EXP([.$A$3]*(1/([.$A$4]+[.$A$5])-1/([.E11]+[.$A$5]))))" office:value-type="float" office:value="246387.076827622" calcext:value-type="float">
            <text:p>246.387,1</text:p>
          </table:table-cell>
          <table:table-cell table:style-name="ce25"/>
          <table:table-cell table:style-name="ce28" table:formula="of:=([.G11]/([.G11]+[.$A$9]))*[.$A$10]" office:value-type="float" office:value="3.55652813442338" calcext:value-type="float">
            <text:p>3,55653</text:p>
          </table:table-cell>
          <table:table-cell table:style-name="ce29" table:formula="of:=([.$A$9]/([.$A$9]+[.G11]))*[.$A$10]" office:value-type="float" office:value="1.44347186557662" calcext:value-type="float">
            <text:p>1,44347</text:p>
          </table:table-cell>
          <table:table-cell table:style-name="ce48"/>
          <table:table-cell table:style-name="ce90" table:formula="of:=([.$A$13]*[.I11])/[.$A$14]" office:value-type="float" office:value="728.376961929908" calcext:value-type="float">
            <text:p>728</text:p>
          </table:table-cell>
          <table:table-cell table:style-name="ce94" table:formula="of:= ([.$A$13]*[.J11])/[.$A$14]" office:value-type="float" office:value="295.623038070092" calcext:value-type="float">
            <text:p>296</text:p>
          </table:table-cell>
          <table:table-cell table:style-name="ce48"/>
          <table:table-cell table:style-name="ce97" table:formula="of:=(4700/(4700+[.G11]))*[.$A$10]" office:value-type="float" office:value="0.0935930287488806" calcext:value-type="float">
            <text:p>0,09359</text:p>
          </table:table-cell>
          <table:table-cell table:style-name="ce101" table:formula="of:=1024-((1024*[.O11])/5)" office:value-type="float" office:value="1004.83214771223" calcext:value-type="float">
            <text:p>1005</text:p>
          </table:table-cell>
          <table:table-cell table:style-name="ce48" table:number-columns-repeated="1008"/>
        </table:table-row>
        <table:table-row table:style-name="ro4">
          <table:table-cell table:style-name="ce45" office:value-type="string" calcext:value-type="string">
            <text:p>Dout = (2n * Vout) /Vcc</text:p>
          </table:table-cell>
          <table:table-cell table:style-name="ce45" office:value-type="string" calcext:value-type="string">
            <text:p>ADC Digital Out</text:p>
          </table:table-cell>
          <table:table-cell table:style-name="ce48" table:number-columns-repeated="2"/>
          <table:table-cell table:style-name="ce19" office:value-type="float" office:value="7" calcext:value-type="float">
            <text:p>7</text:p>
          </table:table-cell>
          <table:table-cell table:style-name="ce67"/>
          <table:table-cell table:style-name="ce23" table:formula="of:=[.$A$2]/(EXP([.$A$3]*(1/([.$A$4]+[.$A$5])-1/([.E12]+[.$A$5]))))" office:value-type="float" office:value="234251.371187197" calcext:value-type="float">
            <text:p>234.251,4</text:p>
          </table:table-cell>
          <table:table-cell table:style-name="ce25"/>
          <table:table-cell table:style-name="ce28" table:formula="of:=([.G12]/([.G12]+[.$A$9]))*[.$A$10]" office:value-type="float" office:value="3.50411982387957" calcext:value-type="float">
            <text:p>3,50412</text:p>
          </table:table-cell>
          <table:table-cell table:style-name="ce29" table:formula="of:=([.$A$9]/([.$A$9]+[.G12]))*[.$A$10]" office:value-type="float" office:value="1.49588017612043" calcext:value-type="float">
            <text:p>1,49588</text:p>
          </table:table-cell>
          <table:table-cell table:style-name="ce48"/>
          <table:table-cell table:style-name="ce90" table:formula="of:=([.$A$13]*[.I12])/[.$A$14]" office:value-type="float" office:value="717.643739930536" calcext:value-type="float">
            <text:p>718</text:p>
          </table:table-cell>
          <table:table-cell table:style-name="ce94" table:formula="of:= ([.$A$13]*[.J12])/[.$A$14]" office:value-type="float" office:value="306.356260069464" calcext:value-type="float">
            <text:p>306</text:p>
          </table:table-cell>
          <table:table-cell table:style-name="ce48"/>
          <table:table-cell table:style-name="ce97" table:formula="of:=(4700/(4700+[.G12]))*[.$A$10]" office:value-type="float" office:value="0.0983463701557494" calcext:value-type="float">
            <text:p>0,09835</text:p>
          </table:table-cell>
          <table:table-cell table:style-name="ce101" table:formula="of:=1024-((1024*[.O12])/5)" office:value-type="float" office:value="1003.8586633921" calcext:value-type="float">
            <text:p>1004</text:p>
          </table:table-cell>
          <table:table-cell table:style-name="ce48" table:number-columns-repeated="1008"/>
        </table:table-row>
        <table:table-row table:style-name="ro4">
          <table:table-cell table:style-name="ce49" office:value-type="float" office:value="1024" calcext:value-type="float">
            <text:p>1024</text:p>
          </table:table-cell>
          <table:table-cell table:style-name="ce58" office:value-type="string" calcext:value-type="string">
            <text:p>2n</text:p>
          </table:table-cell>
          <table:table-cell table:style-name="ce48" table:number-columns-repeated="2"/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23" table:formula="of:=[.$A$2]/(EXP([.$A$3]*(1/([.$A$4]+[.$A$5])-1/([.E13]+[.$A$5]))))" office:value-type="float" office:value="222793.441257768" calcext:value-type="float">
            <text:p>222.793,4</text:p>
          </table:table-cell>
          <table:table-cell table:style-name="ce25"/>
          <table:table-cell table:style-name="ce28" table:formula="of:=([.G13]/([.G13]+[.$A$9]))*[.$A$10]" office:value-type="float" office:value="3.45102181118753" calcext:value-type="float">
            <text:p>3,45102</text:p>
          </table:table-cell>
          <table:table-cell table:style-name="ce29" table:formula="of:=([.$A$9]/([.$A$9]+[.G13]))*[.$A$10]" office:value-type="float" office:value="1.54897818881247" calcext:value-type="float">
            <text:p>1,54898</text:p>
          </table:table-cell>
          <table:table-cell table:style-name="ce48"/>
          <table:table-cell table:style-name="ce90" table:formula="of:=([.$A$13]*[.I13])/[.$A$14]" office:value-type="float" office:value="706.769266931207" calcext:value-type="float">
            <text:p>707</text:p>
          </table:table-cell>
          <table:table-cell table:style-name="ce94" table:formula="of:= ([.$A$13]*[.J13])/[.$A$14]" office:value-type="float" office:value="317.230733068793" calcext:value-type="float">
            <text:p>317</text:p>
          </table:table-cell>
          <table:table-cell table:style-name="ce48"/>
          <table:table-cell table:style-name="ce97" table:formula="of:=(4700/(4700+[.G13]))*[.$A$10]" office:value-type="float" office:value="0.103299681388936" calcext:value-type="float">
            <text:p>0,10330</text:p>
          </table:table-cell>
          <table:table-cell table:style-name="ce101" table:formula="of:=1024-((1024*[.O13])/5)" office:value-type="float" office:value="1002.84422525155" calcext:value-type="float">
            <text:p>1003</text:p>
          </table:table-cell>
          <table:table-cell table:style-name="ce48" table:number-columns-repeated="1008"/>
        </table:table-row>
        <table:table-row table:style-name="ro4">
          <table:table-cell table:style-name="ce47" office:value-type="float" office:value="5" calcext:value-type="float">
            <text:p>5</text:p>
          </table:table-cell>
          <table:table-cell table:style-name="ce59" office:value-type="string" calcext:value-type="string">
            <text:p>Vcc</text:p>
          </table:table-cell>
          <table:table-cell table:style-name="ce48" table:number-columns-repeated="2"/>
          <table:table-cell table:style-name="ce19" office:value-type="float" office:value="9" calcext:value-type="float">
            <text:p>9</text:p>
          </table:table-cell>
          <table:table-cell table:style-name="ce67"/>
          <table:table-cell table:style-name="ce23" table:formula="of:=[.$A$2]/(EXP([.$A$3]*(1/([.$A$4]+[.$A$5])-1/([.E14]+[.$A$5]))))" office:value-type="float" office:value="211971.291403242" calcext:value-type="float">
            <text:p>211.971,3</text:p>
          </table:table-cell>
          <table:table-cell table:style-name="ce25"/>
          <table:table-cell table:style-name="ce28" table:formula="of:=([.G14]/([.G14]+[.$A$9]))*[.$A$10]" office:value-type="float" office:value="3.39728842435787" calcext:value-type="float">
            <text:p>3,39729</text:p>
          </table:table-cell>
          <table:table-cell table:style-name="ce29" table:formula="of:=([.$A$9]/([.$A$9]+[.G14]))*[.$A$10]" office:value-type="float" office:value="1.60271157564213" calcext:value-type="float">
            <text:p>1,60271</text:p>
          </table:table-cell>
          <table:table-cell table:style-name="ce48"/>
          <table:table-cell table:style-name="ce90" table:formula="of:=([.$A$13]*[.I14])/[.$A$14]" office:value-type="float" office:value="695.764669308492" calcext:value-type="float">
            <text:p>696</text:p>
          </table:table-cell>
          <table:table-cell table:style-name="ce94" table:formula="of:= ([.$A$13]*[.J14])/[.$A$14]" office:value-type="float" office:value="328.235330691508" calcext:value-type="float">
            <text:p>328</text:p>
          </table:table-cell>
          <table:table-cell table:style-name="ce48"/>
          <table:table-cell table:style-name="ce97" table:formula="of:=(4700/(4700+[.G14]))*[.$A$10]" office:value-type="float" office:value="0.108459223406135" calcext:value-type="float">
            <text:p>0,10846</text:p>
          </table:table-cell>
          <table:table-cell table:style-name="ce101" table:formula="of:=1024-((1024*[.O14])/5)" office:value-type="float" office:value="1001.78755104642" calcext:value-type="float">
            <text:p>1002</text:p>
          </table:table-cell>
          <table:table-cell table:style-name="ce48" table:number-columns-repeated="1008"/>
        </table:table-row>
        <table:table-row table:style-name="ro4">
          <table:table-cell table:style-name="ce50" office:value-type="string" calcext:value-type="string">
            <text:p>Resolución de voltaje</text:p>
          </table:table-cell>
          <table:table-cell table:style-name="ce48"/>
          <table:table-cell table:style-name="ce48" office:value-type="string" calcext:value-type="string">
            <text:p><text:a xlink:href="http://www.learningaboutelectronics.com/Articles/ADC-voltage-resolution-calculator.php" xlink:type="simple">Calculadora</text:a></text:p>
          </table:table-cell>
          <table:table-cell table:style-name="ce48"/>
          <table:table-cell table:style-name="ce19" office:value-type="float" office:value="10" calcext:value-type="float">
            <text:p>10</text:p>
          </table:table-cell>
          <table:table-cell table:style-name="ce67"/>
          <table:table-cell table:style-name="ce23" table:formula="of:=[.$A$2]/(EXP([.$A$3]*(1/([.$A$4]+[.$A$5])-1/([.E15]+[.$A$5]))))" office:value-type="float" office:value="201745.770239848" calcext:value-type="float">
            <text:p>201.745,8</text:p>
          </table:table-cell>
          <table:table-cell table:style-name="ce25"/>
          <table:table-cell table:style-name="ce28" table:formula="of:=([.G15]/([.G15]+[.$A$9]))*[.$A$10]" office:value-type="float" office:value="3.34297594427731" calcext:value-type="float">
            <text:p>3,34298</text:p>
          </table:table-cell>
          <table:table-cell table:style-name="ce29" table:formula="of:=([.$A$9]/([.$A$9]+[.G15]))*[.$A$10]" office:value-type="float" office:value="1.65702405572269" calcext:value-type="float">
            <text:p>1,65702</text:p>
          </table:table-cell>
          <table:table-cell table:style-name="ce48"/>
          <table:table-cell table:style-name="ce90" table:formula="of:=([.$A$13]*[.I15])/[.$A$14]" office:value-type="float" office:value="684.641473387994" calcext:value-type="float">
            <text:p>685</text:p>
          </table:table-cell>
          <table:table-cell table:style-name="ce94" table:formula="of:= ([.$A$13]*[.J15])/[.$A$14]" office:value-type="float" office:value="339.358526612006" calcext:value-type="float">
            <text:p>339</text:p>
          </table:table-cell>
          <table:table-cell table:style-name="ce48"/>
          <table:table-cell table:style-name="ce97" table:formula="of:=(4700/(4700+[.G15]))*[.$A$10]" office:value-type="float" office:value="0.113831346472721" calcext:value-type="float">
            <text:p>0,11383</text:p>
          </table:table-cell>
          <table:table-cell table:style-name="ce101" table:formula="of:=1024-((1024*[.O15])/5)" office:value-type="float" office:value="1000.68734024239" calcext:value-type="float">
            <text:p>100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51" office:value-type="string" calcext:value-type="string">
            <text:p>(Vh – Vl) / 2n</text:p>
          </table:table-cell>
          <table:table-cell table:style-name="ce60" table:formula="of:= ([.A14]-0)/[.A13]" office:value-type="float" office:value="0.0048828125" calcext:value-type="float">
            <text:p>0,0048828125</text:p>
          </table:table-cell>
          <table:table-cell table:style-name="ce48" table:number-columns-repeated="2"/>
          <table:table-cell table:style-name="ce19" office:value-type="float" office:value="11" calcext:value-type="float">
            <text:p>11</text:p>
          </table:table-cell>
          <table:table-cell table:style-name="ce67"/>
          <table:table-cell table:style-name="ce23" table:formula="of:=[.$A$2]/(EXP([.$A$3]*(1/([.$A$4]+[.$A$5])-1/([.E16]+[.$A$5]))))" office:value-type="float" office:value="192080.362360138" calcext:value-type="float">
            <text:p>192.080,4</text:p>
          </table:table-cell>
          <table:table-cell table:style-name="ce25"/>
          <table:table-cell table:style-name="ce28" table:formula="of:=([.G16]/([.G16]+[.$A$9]))*[.$A$10]" office:value-type="float" office:value="3.28814235931584" calcext:value-type="float">
            <text:p>3,28814</text:p>
          </table:table-cell>
          <table:table-cell table:style-name="ce29" table:formula="of:=([.$A$9]/([.$A$9]+[.G16]))*[.$A$10]" office:value-type="float" office:value="1.71185764068416" calcext:value-type="float">
            <text:p>1,71186</text:p>
          </table:table-cell>
          <table:table-cell table:style-name="ce48"/>
          <table:table-cell table:style-name="ce90" table:formula="of:=([.$A$13]*[.I16])/[.$A$14]" office:value-type="float" office:value="673.411555187884" calcext:value-type="float">
            <text:p>673</text:p>
          </table:table-cell>
          <table:table-cell table:style-name="ce94" table:formula="of:= ([.$A$13]*[.J16])/[.$A$14]" office:value-type="float" office:value="350.588444812116" calcext:value-type="float">
            <text:p>351</text:p>
          </table:table-cell>
          <table:table-cell table:style-name="ce48"/>
          <table:table-cell table:style-name="ce97" table:formula="of:=(4700/(4700+[.G16]))*[.$A$10]" office:value-type="float" office:value="0.11942248564921" calcext:value-type="float">
            <text:p>0,11942</text:p>
          </table:table-cell>
          <table:table-cell table:style-name="ce101" table:formula="of:=1024-((1024*[.O16])/5)" office:value-type="float" office:value="999.542274939042" calcext:value-type="float">
            <text:p>100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" calcext:value-type="float">
            <text:p>12</text:p>
          </table:table-cell>
          <table:table-cell table:style-name="ce67"/>
          <table:table-cell table:style-name="ce23" table:formula="of:=[.$A$2]/(EXP([.$A$3]*(1/([.$A$4]+[.$A$5])-1/([.E17]+[.$A$5]))))" office:value-type="float" office:value="182940.996408711" calcext:value-type="float">
            <text:p>182.941,0</text:p>
          </table:table-cell>
          <table:table-cell table:style-name="ce25"/>
          <table:table-cell table:style-name="ce28" table:formula="of:=([.G17]/([.G17]+[.$A$9]))*[.$A$10]" office:value-type="float" office:value="3.23284710824392" calcext:value-type="float">
            <text:p>3,23285</text:p>
          </table:table-cell>
          <table:table-cell table:style-name="ce29" table:formula="of:=([.$A$9]/([.$A$9]+[.G17]))*[.$A$10]" office:value-type="float" office:value="1.76715289175608" calcext:value-type="float">
            <text:p>1,76715</text:p>
          </table:table-cell>
          <table:table-cell table:style-name="ce48"/>
          <table:table-cell table:style-name="ce90" table:formula="of:=([.$A$13]*[.I17])/[.$A$14]" office:value-type="float" office:value="662.087087768355" calcext:value-type="float">
            <text:p>662</text:p>
          </table:table-cell>
          <table:table-cell table:style-name="ce94" table:formula="of:= ([.$A$13]*[.J17])/[.$A$14]" office:value-type="float" office:value="361.912912231645" calcext:value-type="float">
            <text:p>362</text:p>
          </table:table-cell>
          <table:table-cell table:style-name="ce48"/>
          <table:table-cell table:style-name="ce97" table:formula="of:=(4700/(4700+[.G17]))*[.$A$10]" office:value-type="float" office:value="0.12523915588688" calcext:value-type="float">
            <text:p>0,12524</text:p>
          </table:table-cell>
          <table:table-cell table:style-name="ce101" table:formula="of:=1024-((1024*[.O17])/5)" office:value-type="float" office:value="998.351020874367" calcext:value-type="float">
            <text:p>99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" calcext:value-type="float">
            <text:p>13</text:p>
          </table:table-cell>
          <table:table-cell table:style-name="ce67"/>
          <table:table-cell table:style-name="ce23" table:formula="of:=[.$A$2]/(EXP([.$A$3]*(1/([.$A$4]+[.$A$5])-1/([.E18]+[.$A$5]))))" office:value-type="float" office:value="174295.868142478" calcext:value-type="float">
            <text:p>174.295,9</text:p>
          </table:table-cell>
          <table:table-cell table:style-name="ce25"/>
          <table:table-cell table:style-name="ce28" table:formula="of:=([.G18]/([.G18]+[.$A$9]))*[.$A$10]" office:value-type="float" office:value="3.17715081387852" calcext:value-type="float">
            <text:p>3,17715</text:p>
          </table:table-cell>
          <table:table-cell table:style-name="ce29" table:formula="of:=([.$A$9]/([.$A$9]+[.G18]))*[.$A$10]" office:value-type="float" office:value="1.82284918612148" calcext:value-type="float">
            <text:p>1,82285</text:p>
          </table:table-cell>
          <table:table-cell table:style-name="ce48"/>
          <table:table-cell table:style-name="ce90" table:formula="of:=([.$A$13]*[.I18])/[.$A$14]" office:value-type="float" office:value="650.680486682321" calcext:value-type="float">
            <text:p>651</text:p>
          </table:table-cell>
          <table:table-cell table:style-name="ce94" table:formula="of:= ([.$A$13]*[.J18])/[.$A$14]" office:value-type="float" office:value="373.319513317679" calcext:value-type="float">
            <text:p>373</text:p>
          </table:table-cell>
          <table:table-cell table:style-name="ce48"/>
          <table:table-cell table:style-name="ce97" table:formula="of:=(4700/(4700+[.G18]))*[.$A$10]" office:value-type="float" office:value="0.131287946721175" calcext:value-type="float">
            <text:p>0,13129</text:p>
          </table:table-cell>
          <table:table-cell table:style-name="ce101" table:formula="of:=1024-((1024*[.O18])/5)" office:value-type="float" office:value="997.112228511504" calcext:value-type="float">
            <text:p>99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" calcext:value-type="float">
            <text:p>14</text:p>
          </table:table-cell>
          <table:table-cell table:style-name="ce67"/>
          <table:table-cell table:style-name="ce23" table:formula="of:=[.$A$2]/(EXP([.$A$3]*(1/([.$A$4]+[.$A$5])-1/([.E19]+[.$A$5]))))" office:value-type="float" office:value="166115.27722936" calcext:value-type="float">
            <text:p>166.115,3</text:p>
          </table:table-cell>
          <table:table-cell table:style-name="ce25"/>
          <table:table-cell table:style-name="ce28" table:formula="of:=([.G19]/([.G19]+[.$A$9]))*[.$A$10]" office:value-type="float" office:value="3.12111500998471" calcext:value-type="float">
            <text:p>3,12112</text:p>
          </table:table-cell>
          <table:table-cell table:style-name="ce29" table:formula="of:=([.$A$9]/([.$A$9]+[.G19]))*[.$A$10]" office:value-type="float" office:value="1.87888499001529" calcext:value-type="float">
            <text:p>1,87888</text:p>
          </table:table-cell>
          <table:table-cell table:style-name="ce48"/>
          <table:table-cell table:style-name="ce90" table:formula="of:=([.$A$13]*[.I19])/[.$A$14]" office:value-type="float" office:value="639.20435404487" calcext:value-type="float">
            <text:p>639</text:p>
          </table:table-cell>
          <table:table-cell table:style-name="ce94" table:formula="of:= ([.$A$13]*[.J19])/[.$A$14]" office:value-type="float" office:value="384.79564595513" calcext:value-type="float">
            <text:p>385</text:p>
          </table:table-cell>
          <table:table-cell table:style-name="ce48"/>
          <table:table-cell table:style-name="ce97" table:formula="of:=(4700/(4700+[.G19]))*[.$A$10]" office:value-type="float" office:value="0.137575516553158" calcext:value-type="float">
            <text:p>0,13758</text:p>
          </table:table-cell>
          <table:table-cell table:style-name="ce101" table:formula="of:=1024-((1024*[.O19])/5)" office:value-type="float" office:value="995.824534209913" calcext:value-type="float">
            <text:p>99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" calcext:value-type="float">
            <text:p>15</text:p>
          </table:table-cell>
          <table:table-cell table:style-name="ce67"/>
          <table:table-cell table:style-name="ce23" table:formula="of:=[.$A$2]/(EXP([.$A$3]*(1/([.$A$4]+[.$A$5])-1/([.E20]+[.$A$5]))))" office:value-type="float" office:value="158371.476649081" calcext:value-type="float">
            <text:p>158.371,5</text:p>
          </table:table-cell>
          <table:table-cell table:style-name="ce25"/>
          <table:table-cell table:style-name="ce28" table:formula="of:=([.G20]/([.G20]+[.$A$9]))*[.$A$10]" office:value-type="float" office:value="3.06480186402659" calcext:value-type="float">
            <text:p>3,06480</text:p>
          </table:table-cell>
          <table:table-cell table:style-name="ce29" table:formula="of:=([.$A$9]/([.$A$9]+[.G20]))*[.$A$10]" office:value-type="float" office:value="1.93519813597341" calcext:value-type="float">
            <text:p>1,93520</text:p>
          </table:table-cell>
          <table:table-cell table:style-name="ce48"/>
          <table:table-cell table:style-name="ce90" table:formula="of:=([.$A$13]*[.I20])/[.$A$14]" office:value-type="float" office:value="627.671421752645" calcext:value-type="float">
            <text:p>628</text:p>
          </table:table-cell>
          <table:table-cell table:style-name="ce94" table:formula="of:= ([.$A$13]*[.J20])/[.$A$14]" office:value-type="float" office:value="396.328578247355" calcext:value-type="float">
            <text:p>396</text:p>
          </table:table-cell>
          <table:table-cell table:style-name="ce48"/>
          <table:table-cell table:style-name="ce97" table:formula="of:=(4700/(4700+[.G20]))*[.$A$10]" office:value-type="float" office:value="0.144108586510015" calcext:value-type="float">
            <text:p>0,14411</text:p>
          </table:table-cell>
          <table:table-cell table:style-name="ce101" table:formula="of:=1024-((1024*[.O20])/5)" office:value-type="float" office:value="994.486561482749" calcext:value-type="float">
            <text:p>99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6" calcext:value-type="float">
            <text:p>16</text:p>
          </table:table-cell>
          <table:table-cell table:style-name="ce67"/>
          <table:table-cell table:style-name="ce23" table:formula="of:=[.$A$2]/(EXP([.$A$3]*(1/([.$A$4]+[.$A$5])-1/([.E21]+[.$A$5]))))" office:value-type="float" office:value="151038.533659294" calcext:value-type="float">
            <text:p>151.038,5</text:p>
          </table:table-cell>
          <table:table-cell table:style-name="ce25"/>
          <table:table-cell table:style-name="ce28" table:formula="of:=([.G21]/([.G21]+[.$A$9]))*[.$A$10]" office:value-type="float" office:value="3.00827389838648" calcext:value-type="float">
            <text:p>3,00827</text:p>
          </table:table-cell>
          <table:table-cell table:style-name="ce29" table:formula="of:=([.$A$9]/([.$A$9]+[.G21]))*[.$A$10]" office:value-type="float" office:value="1.99172610161352" calcext:value-type="float">
            <text:p>1,99173</text:p>
          </table:table-cell>
          <table:table-cell table:style-name="ce48"/>
          <table:table-cell table:style-name="ce90" table:formula="of:=([.$A$13]*[.I21])/[.$A$14]" office:value-type="float" office:value="616.094494389551" calcext:value-type="float">
            <text:p>616</text:p>
          </table:table-cell>
          <table:table-cell table:style-name="ce94" table:formula="of:= ([.$A$13]*[.J21])/[.$A$14]" office:value-type="float" office:value="407.905505610449" calcext:value-type="float">
            <text:p>408</text:p>
          </table:table-cell>
          <table:table-cell table:style-name="ce48"/>
          <table:table-cell table:style-name="ce97" table:formula="of:=(4700/(4700+[.G21]))*[.$A$10]" office:value-type="float" office:value="0.150893933876445" calcext:value-type="float">
            <text:p>0,15089</text:p>
          </table:table-cell>
          <table:table-cell table:style-name="ce101" table:formula="of:=1024-((1024*[.O21])/5)" office:value-type="float" office:value="993.096922342104" calcext:value-type="float">
            <text:p>99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" calcext:value-type="float">
            <text:p>17</text:p>
          </table:table-cell>
          <table:table-cell table:style-name="ce67"/>
          <table:table-cell table:style-name="ce23" table:formula="of:=[.$A$2]/(EXP([.$A$3]*(1/([.$A$4]+[.$A$5])-1/([.E22]+[.$A$5]))))" office:value-type="float" office:value="144092.201380628" calcext:value-type="float">
            <text:p>144.092,2</text:p>
          </table:table-cell>
          <table:table-cell table:style-name="ce25"/>
          <table:table-cell table:style-name="ce28" table:formula="of:=([.G22]/([.G22]+[.$A$9]))*[.$A$10]" office:value-type="float" office:value="2.95159371265484" calcext:value-type="float">
            <text:p>2,95159</text:p>
          </table:table-cell>
          <table:table-cell table:style-name="ce29" table:formula="of:=([.$A$9]/([.$A$9]+[.G22]))*[.$A$10]" office:value-type="float" office:value="2.04840628734516" calcext:value-type="float">
            <text:p>2,04841</text:p>
          </table:table-cell>
          <table:table-cell table:style-name="ce48"/>
          <table:table-cell table:style-name="ce90" table:formula="of:=([.$A$13]*[.I22])/[.$A$14]" office:value-type="float" office:value="604.486392351711" calcext:value-type="float">
            <text:p>604</text:p>
          </table:table-cell>
          <table:table-cell table:style-name="ce94" table:formula="of:= ([.$A$13]*[.J22])/[.$A$14]" office:value-type="float" office:value="419.51360764829" calcext:value-type="float">
            <text:p>420</text:p>
          </table:table-cell>
          <table:table-cell table:style-name="ce48"/>
          <table:table-cell table:style-name="ce97" table:formula="of:=(4700/(4700+[.G22]))*[.$A$10]" office:value-type="float" office:value="0.157938385089715" calcext:value-type="float">
            <text:p>0,15794</text:p>
          </table:table-cell>
          <table:table-cell table:style-name="ce101" table:formula="of:=1024-((1024*[.O22])/5)" office:value-type="float" office:value="991.654218733626" calcext:value-type="float">
            <text:p>99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" calcext:value-type="float">
            <text:p>18</text:p>
          </table:table-cell>
          <table:table-cell table:style-name="ce67"/>
          <table:table-cell table:style-name="ce23" table:formula="of:=[.$A$2]/(EXP([.$A$3]*(1/([.$A$4]+[.$A$5])-1/([.E23]+[.$A$5]))))" office:value-type="float" office:value="137509.800136337" calcext:value-type="float">
            <text:p>137.509,8</text:p>
          </table:table-cell>
          <table:table-cell table:style-name="ce25"/>
          <table:table-cell table:style-name="ce28" table:formula="of:=([.G23]/([.G23]+[.$A$9]))*[.$A$10]" office:value-type="float" office:value="2.89482370953541" calcext:value-type="float">
            <text:p>2,89482</text:p>
          </table:table-cell>
          <table:table-cell table:style-name="ce29" table:formula="of:=([.$A$9]/([.$A$9]+[.G23]))*[.$A$10]" office:value-type="float" office:value="2.10517629046459" calcext:value-type="float">
            <text:p>2,10518</text:p>
          </table:table-cell>
          <table:table-cell table:style-name="ce48"/>
          <table:table-cell table:style-name="ce90" table:formula="of:=([.$A$13]*[.I23])/[.$A$14]" office:value-type="float" office:value="592.859895712852" calcext:value-type="float">
            <text:p>593</text:p>
          </table:table-cell>
          <table:table-cell table:style-name="ce94" table:formula="of:= ([.$A$13]*[.J23])/[.$A$14]" office:value-type="float" office:value="431.140104287148" calcext:value-type="float">
            <text:p>431</text:p>
          </table:table-cell>
          <table:table-cell table:style-name="ce48"/>
          <table:table-cell table:style-name="ce97" table:formula="of:=(4700/(4700+[.G23]))*[.$A$10]" office:value-type="float" office:value="0.165248808292189" calcext:value-type="float">
            <text:p>0,16525</text:p>
          </table:table-cell>
          <table:table-cell table:style-name="ce101" table:formula="of:=1024-((1024*[.O23])/5)" office:value-type="float" office:value="990.15704406176" calcext:value-type="float">
            <text:p>99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" calcext:value-type="float">
            <text:p>19</text:p>
          </table:table-cell>
          <table:table-cell table:style-name="ce67"/>
          <table:table-cell table:style-name="ce23" table:formula="of:=[.$A$2]/(EXP([.$A$3]*(1/([.$A$4]+[.$A$5])-1/([.E24]+[.$A$5]))))" office:value-type="float" office:value="131270.107756765" calcext:value-type="float">
            <text:p>131.270,1</text:p>
          </table:table-cell>
          <table:table-cell table:style-name="ce25"/>
          <table:table-cell table:style-name="ce28" table:formula="of:=([.G24]/([.G24]+[.$A$9]))*[.$A$10]" office:value-type="float" office:value="2.8380258268143" calcext:value-type="float">
            <text:p>2,83803</text:p>
          </table:table-cell>
          <table:table-cell table:style-name="ce29" table:formula="of:=([.$A$9]/([.$A$9]+[.G24]))*[.$A$10]" office:value-type="float" office:value="2.1619741731857" calcext:value-type="float">
            <text:p>2,16197</text:p>
          </table:table-cell>
          <table:table-cell table:style-name="ce48"/>
          <table:table-cell table:style-name="ce90" table:formula="of:=([.$A$13]*[.I24])/[.$A$14]" office:value-type="float" office:value="581.227689331569" calcext:value-type="float">
            <text:p>581</text:p>
          </table:table-cell>
          <table:table-cell table:style-name="ce94" table:formula="of:= ([.$A$13]*[.J24])/[.$A$14]" office:value-type="float" office:value="442.772310668431" calcext:value-type="float">
            <text:p>443</text:p>
          </table:table-cell>
          <table:table-cell table:style-name="ce48"/>
          <table:table-cell table:style-name="ce97" table:formula="of:=(4700/(4700+[.G24]))*[.$A$10]" office:value-type="float" office:value="0.172832105436283" calcext:value-type="float">
            <text:p>0,17283</text:p>
          </table:table-cell>
          <table:table-cell table:style-name="ce101" table:formula="of:=1024-((1024*[.O24])/5)" office:value-type="float" office:value="988.603984806649" calcext:value-type="float">
            <text:p>98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" calcext:value-type="float">
            <text:p>20</text:p>
          </table:table-cell>
          <table:table-cell table:style-name="ce67"/>
          <table:table-cell table:style-name="ce23" table:formula="of:=[.$A$2]/(EXP([.$A$3]*(1/([.$A$4]+[.$A$5])-1/([.E25]+[.$A$5]))))" office:value-type="float" office:value="125353.258126628" calcext:value-type="float">
            <text:p>125.353,3</text:p>
          </table:table-cell>
          <table:table-cell table:style-name="ce25"/>
          <table:table-cell table:style-name="ce28" table:formula="of:=([.G25]/([.G25]+[.$A$9]))*[.$A$10]" office:value-type="float" office:value="2.78126127770895" calcext:value-type="float">
            <text:p>2,78126</text:p>
          </table:table-cell>
          <table:table-cell table:style-name="ce29" table:formula="of:=([.$A$9]/([.$A$9]+[.G25]))*[.$A$10]" office:value-type="float" office:value="2.21873872229105" calcext:value-type="float">
            <text:p>2,21874</text:p>
          </table:table-cell>
          <table:table-cell table:style-name="ce48"/>
          <table:table-cell table:style-name="ce90" table:formula="of:=([.$A$13]*[.I25])/[.$A$14]" office:value-type="float" office:value="569.602309674793" calcext:value-type="float">
            <text:p>570</text:p>
          </table:table-cell>
          <table:table-cell table:style-name="ce94" table:formula="of:= ([.$A$13]*[.J25])/[.$A$14]" office:value-type="float" office:value="454.397690325207" calcext:value-type="float">
            <text:p>454</text:p>
          </table:table-cell>
          <table:table-cell table:style-name="ce48"/>
          <table:table-cell table:style-name="ce97" table:formula="of:=(4700/(4700+[.G25]))*[.$A$10]" office:value-type="float" office:value="0.180695203938058" calcext:value-type="float">
            <text:p>0,18070</text:p>
          </table:table-cell>
          <table:table-cell table:style-name="ce101" table:formula="of:=1024-((1024*[.O25])/5)" office:value-type="float" office:value="986.993622233486" calcext:value-type="float">
            <text:p>98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1" calcext:value-type="float">
            <text:p>21</text:p>
          </table:table-cell>
          <table:table-cell table:style-name="ce67"/>
          <table:table-cell table:style-name="ce23" table:formula="of:=[.$A$2]/(EXP([.$A$3]*(1/([.$A$4]+[.$A$5])-1/([.E26]+[.$A$5]))))" office:value-type="float" office:value="119740.647314743" calcext:value-type="float">
            <text:p>119.740,6</text:p>
          </table:table-cell>
          <table:table-cell table:style-name="ce25"/>
          <table:table-cell table:style-name="ce28" table:formula="of:=([.G26]/([.G26]+[.$A$9]))*[.$A$10]" office:value-type="float" office:value="2.72459030174863" calcext:value-type="float">
            <text:p>2,72459</text:p>
          </table:table-cell>
          <table:table-cell table:style-name="ce29" table:formula="of:=([.$A$9]/([.$A$9]+[.G26]))*[.$A$10]" office:value-type="float" office:value="2.27540969825137" calcext:value-type="float">
            <text:p>2,27541</text:p>
          </table:table-cell>
          <table:table-cell table:style-name="ce48"/>
          <table:table-cell table:style-name="ce90" table:formula="of:=([.$A$13]*[.I26])/[.$A$14]" office:value-type="float" office:value="557.99609379812" calcext:value-type="float">
            <text:p>558</text:p>
          </table:table-cell>
          <table:table-cell table:style-name="ce94" table:formula="of:= ([.$A$13]*[.J26])/[.$A$14]" office:value-type="float" office:value="466.00390620188" calcext:value-type="float">
            <text:p>466</text:p>
          </table:table-cell>
          <table:table-cell table:style-name="ce48"/>
          <table:table-cell table:style-name="ce97" table:formula="of:=(4700/(4700+[.G26]))*[.$A$10]" office:value-type="float" office:value="0.18884504787702" calcext:value-type="float">
            <text:p>0,18885</text:p>
          </table:table-cell>
          <table:table-cell table:style-name="ce101" table:formula="of:=1024-((1024*[.O26])/5)" office:value-type="float" office:value="985.324534194786" calcext:value-type="float">
            <text:p>98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" calcext:value-type="float">
            <text:p>22</text:p>
          </table:table-cell>
          <table:table-cell table:style-name="ce67"/>
          <table:table-cell table:style-name="ce23" table:formula="of:=[.$A$2]/(EXP([.$A$3]*(1/([.$A$4]+[.$A$5])-1/([.E27]+[.$A$5]))))" office:value-type="float" office:value="114414.846681939" calcext:value-type="float">
            <text:p>114.414,8</text:p>
          </table:table-cell>
          <table:table-cell table:style-name="ce25"/>
          <table:table-cell table:style-name="ce28" table:formula="of:=([.G27]/([.G27]+[.$A$9]))*[.$A$10]" office:value-type="float" office:value="2.66807192814546" calcext:value-type="float">
            <text:p>2,66807</text:p>
          </table:table-cell>
          <table:table-cell table:style-name="ce29" table:formula="of:=([.$A$9]/([.$A$9]+[.G27]))*[.$A$10]" office:value-type="float" office:value="2.33192807185454" calcext:value-type="float">
            <text:p>2,33193</text:p>
          </table:table-cell>
          <table:table-cell table:style-name="ce48"/>
          <table:table-cell table:style-name="ce90" table:formula="of:=([.$A$13]*[.I27])/[.$A$14]" office:value-type="float" office:value="546.421130884191" calcext:value-type="float">
            <text:p>546</text:p>
          </table:table-cell>
          <table:table-cell table:style-name="ce94" table:formula="of:= ([.$A$13]*[.J27])/[.$A$14]" office:value-type="float" office:value="477.57886911581" calcext:value-type="float">
            <text:p>478</text:p>
          </table:table-cell>
          <table:table-cell table:style-name="ce48"/>
          <table:table-cell table:style-name="ce97" table:formula="of:=(4700/(4700+[.G27]))*[.$A$10]" office:value-type="float" office:value="0.197288588741165" calcext:value-type="float">
            <text:p>0,19729</text:p>
          </table:table-cell>
          <table:table-cell table:style-name="ce101" table:formula="of:=1024-((1024*[.O27])/5)" office:value-type="float" office:value="983.595297025809" calcext:value-type="float">
            <text:p>98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" calcext:value-type="float">
            <text:p>23</text:p>
          </table:table-cell>
          <table:table-cell table:style-name="ce67"/>
          <table:table-cell table:style-name="ce23" table:formula="of:=[.$A$2]/(EXP([.$A$3]*(1/([.$A$4]+[.$A$5])-1/([.E28]+[.$A$5]))))" office:value-type="float" office:value="109359.522413918" calcext:value-type="float">
            <text:p>109.359,5</text:p>
          </table:table-cell>
          <table:table-cell table:style-name="ce25"/>
          <table:table-cell table:style-name="ce28" table:formula="of:=([.G28]/([.G28]+[.$A$9]))*[.$A$10]" office:value-type="float" office:value="2.61176375339897" calcext:value-type="float">
            <text:p>2,61176</text:p>
          </table:table-cell>
          <table:table-cell table:style-name="ce29" table:formula="of:=([.$A$9]/([.$A$9]+[.G28]))*[.$A$10]" office:value-type="float" office:value="2.38823624660103" calcext:value-type="float">
            <text:p>2,38824</text:p>
          </table:table-cell>
          <table:table-cell table:style-name="ce48"/>
          <table:table-cell table:style-name="ce90" table:formula="of:=([.$A$13]*[.I28])/[.$A$14]" office:value-type="float" office:value="534.889216696109" calcext:value-type="float">
            <text:p>535</text:p>
          </table:table-cell>
          <table:table-cell table:style-name="ce94" table:formula="of:= ([.$A$13]*[.J28])/[.$A$14]" office:value-type="float" office:value="489.110783303891" calcext:value-type="float">
            <text:p>489</text:p>
          </table:table-cell>
          <table:table-cell table:style-name="ce48"/>
          <table:table-cell table:style-name="ce97" table:formula="of:=(4700/(4700+[.G28]))*[.$A$10]" office:value-type="float" office:value="0.206032775717921" calcext:value-type="float">
            <text:p>0,20603</text:p>
          </table:table-cell>
          <table:table-cell table:style-name="ce101" table:formula="of:=1024-((1024*[.O28])/5)" office:value-type="float" office:value="981.80448753297" calcext:value-type="float">
            <text:p>98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" calcext:value-type="float">
            <text:p>24</text:p>
          </table:table-cell>
          <table:table-cell table:style-name="ce67"/>
          <table:table-cell table:style-name="ce23" table:formula="of:=[.$A$2]/(EXP([.$A$3]*(1/([.$A$4]+[.$A$5])-1/([.E29]+[.$A$5]))))" office:value-type="float" office:value="104559.360972371" calcext:value-type="float">
            <text:p>104.559,4</text:p>
          </table:table-cell>
          <table:table-cell table:style-name="ce25"/>
          <table:table-cell table:style-name="ce28" table:formula="of:=([.G29]/([.G29]+[.$A$9]))*[.$A$10]" office:value-type="float" office:value="2.5557217346434" calcext:value-type="float">
            <text:p>2,55572</text:p>
          </table:table-cell>
          <table:table-cell table:style-name="ce29" table:formula="of:=([.$A$9]/([.$A$9]+[.G29]))*[.$A$10]" office:value-type="float" office:value="2.4442782653566" calcext:value-type="float">
            <text:p>2,44428</text:p>
          </table:table-cell>
          <table:table-cell table:style-name="ce48"/>
          <table:table-cell table:style-name="ce90" table:formula="of:=([.$A$13]*[.I29])/[.$A$14]" office:value-type="float" office:value="523.411811254969" calcext:value-type="float">
            <text:p>523</text:p>
          </table:table-cell>
          <table:table-cell table:style-name="ce94" table:formula="of:= ([.$A$13]*[.J29])/[.$A$14]" office:value-type="float" office:value="500.588188745031" calcext:value-type="float">
            <text:p>501</text:p>
          </table:table-cell>
          <table:table-cell table:style-name="ce48"/>
          <table:table-cell table:style-name="ce97" table:formula="of:=(4700/(4700+[.G29]))*[.$A$10]" office:value-type="float" office:value="0.21508454553329" calcext:value-type="float">
            <text:p>0,21508</text:p>
          </table:table-cell>
          <table:table-cell table:style-name="ce101" table:formula="of:=1024-((1024*[.O29])/5)" office:value-type="float" office:value="979.950685074782" calcext:value-type="float">
            <text:p>98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3"/>
          <table:table-cell table:style-name="ce61"/>
          <table:table-cell table:style-name="ce66" office:value-type="float" office:value="25" calcext:value-type="float">
            <text:p>25</text:p>
          </table:table-cell>
          <table:table-cell table:style-name="ce68"/>
          <table:table-cell table:style-name="ce76" table:formula="of:=[.$A$2]/(EXP([.$A$3]*(1/([.$A$4]+[.$A$5])-1/([.E30]+[.$A$5]))))" office:value-type="float" office:value="100000" calcext:value-type="float">
            <text:p>100.000,0</text:p>
          </table:table-cell>
          <table:table-cell table:style-name="ce80"/>
          <table:table-cell table:style-name="ce85" table:formula="of:=([.G30]/([.G30]+[.$A$9]))*[.$A$10]" office:value-type="float" office:value="2.5" calcext:value-type="float">
            <text:p>2,50000</text:p>
          </table:table-cell>
          <table:table-cell table:style-name="ce88" table:formula="of:=([.$A$9]/([.$A$9]+[.G30]))*[.$A$10]" office:value-type="float" office:value="2.5" calcext:value-type="float">
            <text:p>2,50000</text:p>
          </table:table-cell>
          <table:table-cell table:style-name="ce61"/>
          <table:table-cell table:style-name="ce91" table:formula="of:=([.$A$13]*[.I30])/[.$A$14]" office:value-type="float" office:value="512" calcext:value-type="float">
            <text:p>512</text:p>
          </table:table-cell>
          <table:table-cell table:style-name="ce95" table:formula="of:= ([.$A$13]*[.J30])/[.$A$14]" office:value-type="float" office:value="512" calcext:value-type="float">
            <text:p>512</text:p>
          </table:table-cell>
          <table:table-cell table:style-name="ce61"/>
          <table:table-cell table:style-name="ce98" table:formula="of:=(4700/(4700+[.G30]))*[.$A$10]" office:value-type="float" office:value="0.224450811843362" calcext:value-type="float">
            <text:p>0,22445</text:p>
          </table:table-cell>
          <table:table-cell table:style-name="ce102" table:formula="of:=1024-((1024*[.O30])/5)" office:value-type="float" office:value="978.03247373448" calcext:value-type="float">
            <text:p>978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6" calcext:value-type="float">
            <text:p>26</text:p>
          </table:table-cell>
          <table:table-cell table:style-name="ce20"/>
          <table:table-cell table:style-name="ce23" table:formula="of:=[.$A$2]/(EXP([.$A$3]*(1/([.$A$4]+[.$A$5])-1/([.E31]+[.$A$5]))))" office:value-type="float" office:value="95667.9642537852" calcext:value-type="float">
            <text:p>95.668,0</text:p>
          </table:table-cell>
          <table:table-cell table:style-name="ce25"/>
          <table:table-cell table:style-name="ce28" table:formula="of:=([.G31]/([.G31]+[.$A$9]))*[.$A$10]" office:value-type="float" office:value="2.44465067694224" calcext:value-type="float">
            <text:p>2,44465</text:p>
          </table:table-cell>
          <table:table-cell table:style-name="ce29" table:formula="of:=([.$A$9]/([.$A$9]+[.G31]))*[.$A$10]" office:value-type="float" office:value="2.55534932305776" calcext:value-type="float">
            <text:p>2,55535</text:p>
          </table:table-cell>
          <table:table-cell table:style-name="ce48"/>
          <table:table-cell table:style-name="ce90" table:formula="of:=([.$A$13]*[.I31])/[.$A$14]" office:value-type="float" office:value="500.664458637771" calcext:value-type="float">
            <text:p>501</text:p>
          </table:table-cell>
          <table:table-cell table:style-name="ce94" table:formula="of:= ([.$A$13]*[.J31])/[.$A$14]" office:value-type="float" office:value="523.335541362229" calcext:value-type="float">
            <text:p>523</text:p>
          </table:table-cell>
          <table:table-cell table:style-name="ce48"/>
          <table:table-cell table:style-name="ce97" table:formula="of:=(4700/(4700+[.G31]))*[.$A$10]" office:value-type="float" office:value="0.234138454184237" calcext:value-type="float">
            <text:p>0,23414</text:p>
          </table:table-cell>
          <table:table-cell table:style-name="ce101" table:formula="of:=1024-((1024*[.O31])/5)" office:value-type="float" office:value="976.048444583068" calcext:value-type="float">
            <text:p>97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" calcext:value-type="float">
            <text:p>27</text:p>
          </table:table-cell>
          <table:table-cell table:style-name="ce20"/>
          <table:table-cell table:style-name="ce23" table:formula="of:=[.$A$2]/(EXP([.$A$3]*(1/([.$A$4]+[.$A$5])-1/([.E32]+[.$A$5]))))" office:value-type="float" office:value="91550.6061760224" calcext:value-type="float">
            <text:p>91.550,6</text:p>
          </table:table-cell>
          <table:table-cell table:style-name="ce25"/>
          <table:table-cell table:style-name="ce28" table:formula="of:=([.G32]/([.G32]+[.$A$9]))*[.$A$10]" office:value-type="float" office:value="2.38972373942512" calcext:value-type="float">
            <text:p>2,38972</text:p>
          </table:table-cell>
          <table:table-cell table:style-name="ce29" table:formula="of:=([.$A$9]/([.$A$9]+[.G32]))*[.$A$10]" office:value-type="float" office:value="2.61027626057488" calcext:value-type="float">
            <text:p>2,61028</text:p>
          </table:table-cell>
          <table:table-cell table:style-name="ce48"/>
          <table:table-cell table:style-name="ce90" table:formula="of:=([.$A$13]*[.I32])/[.$A$14]" office:value-type="float" office:value="489.415421834264" calcext:value-type="float">
            <text:p>489</text:p>
          </table:table-cell>
          <table:table-cell table:style-name="ce94" table:formula="of:= ([.$A$13]*[.J32])/[.$A$14]" office:value-type="float" office:value="534.584578165736" calcext:value-type="float">
            <text:p>535</text:p>
          </table:table-cell>
          <table:table-cell table:style-name="ce48"/>
          <table:table-cell table:style-name="ce97" table:formula="of:=(4700/(4700+[.G32]))*[.$A$10]" office:value-type="float" office:value="0.244154306488454" calcext:value-type="float">
            <text:p>0,24415</text:p>
          </table:table-cell>
          <table:table-cell table:style-name="ce101" table:formula="of:=1024-((1024*[.O32])/5)" office:value-type="float" office:value="973.997198031165" calcext:value-type="float">
            <text:p>97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" calcext:value-type="float">
            <text:p>28</text:p>
          </table:table-cell>
          <table:table-cell table:style-name="ce20"/>
          <table:table-cell table:style-name="ce23" table:formula="of:=[.$A$2]/(EXP([.$A$3]*(1/([.$A$4]+[.$A$5])-1/([.E33]+[.$A$5]))))" office:value-type="float" office:value="87636.0507448723" calcext:value-type="float">
            <text:p>87.636,1</text:p>
          </table:table-cell>
          <table:table-cell table:style-name="ce25"/>
          <table:table-cell table:style-name="ce28" table:formula="of:=([.G33]/([.G33]+[.$A$9]))*[.$A$10]" office:value-type="float" office:value="2.33526687427542" calcext:value-type="float">
            <text:p>2,33527</text:p>
          </table:table-cell>
          <table:table-cell table:style-name="ce29" table:formula="of:=([.$A$9]/([.$A$9]+[.G33]))*[.$A$10]" office:value-type="float" office:value="2.66473312572458" calcext:value-type="float">
            <text:p>2,66473</text:p>
          </table:table-cell>
          <table:table-cell table:style-name="ce48"/>
          <table:table-cell table:style-name="ce90" table:formula="of:=([.$A$13]*[.I33])/[.$A$14]" office:value-type="float" office:value="478.262655851605" calcext:value-type="float">
            <text:p>478</text:p>
          </table:table-cell>
          <table:table-cell table:style-name="ce94" table:formula="of:= ([.$A$13]*[.J33])/[.$A$14]" office:value-type="float" office:value="545.737344148395" calcext:value-type="float">
            <text:p>546</text:p>
          </table:table-cell>
          <table:table-cell table:style-name="ce48"/>
          <table:table-cell table:style-name="ce97" table:formula="of:=(4700/(4700+[.G33]))*[.$A$10]" office:value-type="float" office:value="0.254505145178142" calcext:value-type="float">
            <text:p>0,25451</text:p>
          </table:table-cell>
          <table:table-cell table:style-name="ce101" table:formula="of:=1024-((1024*[.O33])/5)" office:value-type="float" office:value="971.877346267516" calcext:value-type="float">
            <text:p>97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9" calcext:value-type="float">
            <text:p>29</text:p>
          </table:table-cell>
          <table:table-cell table:style-name="ce20"/>
          <table:table-cell table:style-name="ce23" table:formula="of:=[.$A$2]/(EXP([.$A$3]*(1/([.$A$4]+[.$A$5])-1/([.E34]+[.$A$5]))))" office:value-type="float" office:value="83913.1442755023" calcext:value-type="float">
            <text:p>83.913,1</text:p>
          </table:table-cell>
          <table:table-cell table:style-name="ce25"/>
          <table:table-cell table:style-name="ce28" table:formula="of:=([.G34]/([.G34]+[.$A$9]))*[.$A$10]" office:value-type="float" office:value="2.28132536709285" calcext:value-type="float">
            <text:p>2,28133</text:p>
          </table:table-cell>
          <table:table-cell table:style-name="ce29" table:formula="of:=([.$A$9]/([.$A$9]+[.G34]))*[.$A$10]" office:value-type="float" office:value="2.71867463290715" calcext:value-type="float">
            <text:p>2,71867</text:p>
          </table:table-cell>
          <table:table-cell table:style-name="ce48"/>
          <table:table-cell table:style-name="ce90" table:formula="of:=([.$A$13]*[.I34])/[.$A$14]" office:value-type="float" office:value="467.215435180617" calcext:value-type="float">
            <text:p>467</text:p>
          </table:table-cell>
          <table:table-cell table:style-name="ce94" table:formula="of:= ([.$A$13]*[.J34])/[.$A$14]" office:value-type="float" office:value="556.784564819383" calcext:value-type="float">
            <text:p>557</text:p>
          </table:table-cell>
          <table:table-cell table:style-name="ce48"/>
          <table:table-cell table:style-name="ce97" table:formula="of:=(4700/(4700+[.G34]))*[.$A$10]" office:value-type="float" office:value="0.265197676847325" calcext:value-type="float">
            <text:p>0,26520</text:p>
          </table:table-cell>
          <table:table-cell table:style-name="ce101" table:formula="of:=1024-((1024*[.O34])/5)" office:value-type="float" office:value="969.687515781668" calcext:value-type="float">
            <text:p>97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0" calcext:value-type="float">
            <text:p>30</text:p>
          </table:table-cell>
          <table:table-cell table:style-name="ce20"/>
          <table:table-cell table:style-name="ce23" table:formula="of:=[.$A$2]/(EXP([.$A$3]*(1/([.$A$4]+[.$A$5])-1/([.E35]+[.$A$5]))))" office:value-type="float" office:value="80371.4068697314" calcext:value-type="float">
            <text:p>80.371,4</text:p>
          </table:table-cell>
          <table:table-cell table:style-name="ce25"/>
          <table:table-cell table:style-name="ce28" table:formula="of:=([.G35]/([.G35]+[.$A$9]))*[.$A$10]" office:value-type="float" office:value="2.22794200767579" calcext:value-type="float">
            <text:p>2,22794</text:p>
          </table:table-cell>
          <table:table-cell table:style-name="ce29" table:formula="of:=([.$A$9]/([.$A$9]+[.G35]))*[.$A$10]" office:value-type="float" office:value="2.77205799232421" calcext:value-type="float">
            <text:p>2,77206</text:p>
          </table:table-cell>
          <table:table-cell table:style-name="ce48"/>
          <table:table-cell table:style-name="ce90" table:formula="of:=([.$A$13]*[.I35])/[.$A$14]" office:value-type="float" office:value="456.282523172003" calcext:value-type="float">
            <text:p>456</text:p>
          </table:table-cell>
          <table:table-cell table:style-name="ce94" table:formula="of:= ([.$A$13]*[.J35])/[.$A$14]" office:value-type="float" office:value="567.717476827997" calcext:value-type="float">
            <text:p>568</text:p>
          </table:table-cell>
          <table:table-cell table:style-name="ce48"/>
          <table:table-cell table:style-name="ce97" table:formula="of:=(4700/(4700+[.G35]))*[.$A$10]" office:value-type="float" office:value="0.276238525548134" calcext:value-type="float">
            <text:p>0,27624</text:p>
          </table:table-cell>
          <table:table-cell table:style-name="ce101" table:formula="of:=1024-((1024*[.O35])/5)" office:value-type="float" office:value="967.426349967742" calcext:value-type="float">
            <text:p>96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31" calcext:value-type="float">
            <text:p>31</text:p>
          </table:table-cell>
          <table:table-cell table:style-name="ce20"/>
          <table:table-cell table:style-name="ce23" table:formula="of:=[.$A$2]/(EXP([.$A$3]*(1/([.$A$4]+[.$A$5])-1/([.E36]+[.$A$5]))))" office:value-type="float" office:value="77000.9882366077" calcext:value-type="float">
            <text:p>77.001,0</text:p>
          </table:table-cell>
          <table:table-cell table:style-name="ce25"/>
          <table:table-cell table:style-name="ce28" table:formula="of:=([.G36]/([.G36]+[.$A$9]))*[.$A$10]" office:value-type="float" office:value="2.17515701476412" calcext:value-type="float">
            <text:p>2,17516</text:p>
          </table:table-cell>
          <table:table-cell table:style-name="ce29" table:formula="of:=([.$A$9]/([.$A$9]+[.G36]))*[.$A$10]" office:value-type="float" office:value="2.82484298523588" calcext:value-type="float">
            <text:p>2,82484</text:p>
          </table:table-cell>
          <table:table-cell table:style-name="ce48"/>
          <table:table-cell table:style-name="ce90" table:formula="of:=([.$A$13]*[.I36])/[.$A$14]" office:value-type="float" office:value="445.472156623692" calcext:value-type="float">
            <text:p>445</text:p>
          </table:table-cell>
          <table:table-cell table:style-name="ce94" table:formula="of:= ([.$A$13]*[.J36])/[.$A$14]" office:value-type="float" office:value="578.527843376309" calcext:value-type="float">
            <text:p>579</text:p>
          </table:table-cell>
          <table:table-cell table:style-name="ce48"/>
          <table:table-cell table:style-name="ce97" table:formula="of:=(4700/(4700+[.G36]))*[.$A$10]" office:value-type="float" office:value="0.287634219698096" calcext:value-type="float">
            <text:p>0,28763</text:p>
          </table:table-cell>
          <table:table-cell table:style-name="ce101" table:formula="of:=1024-((1024*[.O36])/5)" office:value-type="float" office:value="965.09251180583" calcext:value-type="float">
            <text:p>96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2" calcext:value-type="float">
            <text:p>32</text:p>
          </table:table-cell>
          <table:table-cell table:style-name="ce20"/>
          <table:table-cell table:style-name="ce23" table:formula="of:=[.$A$2]/(EXP([.$A$3]*(1/([.$A$4]+[.$A$5])-1/([.E37]+[.$A$5]))))" office:value-type="float" office:value="73792.6266287611" calcext:value-type="float">
            <text:p>73.792,6</text:p>
          </table:table-cell>
          <table:table-cell table:style-name="ce25"/>
          <table:table-cell table:style-name="ce28" table:formula="of:=([.G37]/([.G37]+[.$A$9]))*[.$A$10]" office:value-type="float" office:value="2.12300797968805" calcext:value-type="float">
            <text:p>2,12301</text:p>
          </table:table-cell>
          <table:table-cell table:style-name="ce29" table:formula="of:=([.$A$9]/([.$A$9]+[.G37]))*[.$A$10]" office:value-type="float" office:value="2.87699202031195" calcext:value-type="float">
            <text:p>2,87699</text:p>
          </table:table-cell>
          <table:table-cell table:style-name="ce48"/>
          <table:table-cell table:style-name="ce90" table:formula="of:=([.$A$13]*[.I37])/[.$A$14]" office:value-type="float" office:value="434.792034240113" calcext:value-type="float">
            <text:p>435</text:p>
          </table:table-cell>
          <table:table-cell table:style-name="ce94" table:formula="of:= ([.$A$13]*[.J37])/[.$A$14]" office:value-type="float" office:value="589.207965759887" calcext:value-type="float">
            <text:p>589</text:p>
          </table:table-cell>
          <table:table-cell table:style-name="ce48"/>
          <table:table-cell table:style-name="ce97" table:formula="of:=(4700/(4700+[.G37]))*[.$A$10]" office:value-type="float" office:value="0.299391178628098" calcext:value-type="float">
            <text:p>0,29939</text:p>
          </table:table-cell>
          <table:table-cell table:style-name="ce101" table:formula="of:=1024-((1024*[.O37])/5)" office:value-type="float" office:value="962.684686616966" calcext:value-type="float">
            <text:p>96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3" calcext:value-type="float">
            <text:p>33</text:p>
          </table:table-cell>
          <table:table-cell table:style-name="ce20"/>
          <table:table-cell table:style-name="ce23" table:formula="of:=[.$A$2]/(EXP([.$A$3]*(1/([.$A$4]+[.$A$5])-1/([.E38]+[.$A$5]))))" office:value-type="float" office:value="70737.610659871" calcext:value-type="float">
            <text:p>70.737,6</text:p>
          </table:table-cell>
          <table:table-cell table:style-name="ce25"/>
          <table:table-cell table:style-name="ce28" table:formula="of:=([.G38]/([.G38]+[.$A$9]))*[.$A$10]" office:value-type="float" office:value="2.07152982832788" calcext:value-type="float">
            <text:p>2,07153</text:p>
          </table:table-cell>
          <table:table-cell table:style-name="ce29" table:formula="of:=([.$A$9]/([.$A$9]+[.G38]))*[.$A$10]" office:value-type="float" office:value="2.92847017167212" calcext:value-type="float">
            <text:p>2,92847</text:p>
          </table:table-cell>
          <table:table-cell table:style-name="ce48"/>
          <table:table-cell table:style-name="ce90" table:formula="of:=([.$A$13]*[.I38])/[.$A$14]" office:value-type="float" office:value="424.24930884155" calcext:value-type="float">
            <text:p>424</text:p>
          </table:table-cell>
          <table:table-cell table:style-name="ce94" table:formula="of:= ([.$A$13]*[.J38])/[.$A$14]" office:value-type="float" office:value="599.75069115845" calcext:value-type="float">
            <text:p>600</text:p>
          </table:table-cell>
          <table:table-cell table:style-name="ce48"/>
          <table:table-cell table:style-name="ce97" table:formula="of:=(4700/(4700+[.G38]))*[.$A$10]" office:value-type="float" office:value="0.311515698793212" calcext:value-type="float">
            <text:p>0,31152</text:p>
          </table:table-cell>
          <table:table-cell table:style-name="ce101" table:formula="of:=1024-((1024*[.O38])/5)" office:value-type="float" office:value="960.20158488715" calcext:value-type="float">
            <text:p>96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4" calcext:value-type="float">
            <text:p>34</text:p>
          </table:table-cell>
          <table:table-cell table:style-name="ce20"/>
          <table:table-cell table:style-name="ce23" table:formula="of:=[.$A$2]/(EXP([.$A$3]*(1/([.$A$4]+[.$A$5])-1/([.E39]+[.$A$5]))))" office:value-type="float" office:value="67827.7437873553" calcext:value-type="float">
            <text:p>67.827,7</text:p>
          </table:table-cell>
          <table:table-cell table:style-name="ce25"/>
          <table:table-cell table:style-name="ce28" table:formula="of:=([.G39]/([.G39]+[.$A$9]))*[.$A$10]" office:value-type="float" office:value="2.02075480062748" calcext:value-type="float">
            <text:p>2,02075</text:p>
          </table:table-cell>
          <table:table-cell table:style-name="ce29" table:formula="of:=([.$A$9]/([.$A$9]+[.G39]))*[.$A$10]" office:value-type="float" office:value="2.97924519937252" calcext:value-type="float">
            <text:p>2,97925</text:p>
          </table:table-cell>
          <table:table-cell table:style-name="ce67"/>
          <table:table-cell table:style-name="ce90" table:formula="of:=([.$A$13]*[.I39])/[.$A$14]" office:value-type="float" office:value="413.850583168507" calcext:value-type="float">
            <text:p>414</text:p>
          </table:table-cell>
          <table:table-cell table:style-name="ce94" table:formula="of:= ([.$A$13]*[.J39])/[.$A$14]" office:value-type="float" office:value="610.149416831493" calcext:value-type="float">
            <text:p>610</text:p>
          </table:table-cell>
          <table:table-cell table:style-name="ce48"/>
          <table:table-cell table:style-name="ce97" table:formula="of:=(4700/(4700+[.G39]))*[.$A$10]" office:value-type="float" office:value="0.324013939671139" calcext:value-type="float">
            <text:p>0,32401</text:p>
          </table:table-cell>
          <table:table-cell table:style-name="ce101" table:formula="of:=1024-((1024*[.O39])/5)" office:value-type="float" office:value="957.641945155351" calcext:value-type="float">
            <text:p>95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5" calcext:value-type="float">
            <text:p>35</text:p>
          </table:table-cell>
          <table:table-cell table:style-name="ce20"/>
          <table:table-cell table:style-name="ce23" table:formula="of:=[.$A$2]/(EXP([.$A$3]*(1/([.$A$4]+[.$A$5])-1/([.E40]+[.$A$5]))))" office:value-type="float" office:value="65055.3112615657" calcext:value-type="float">
            <text:p>65.055,3</text:p>
          </table:table-cell>
          <table:table-cell table:style-name="ce25"/>
          <table:table-cell table:style-name="ce28" table:formula="of:=([.G40]/([.G40]+[.$A$9]))*[.$A$10]" office:value-type="float" office:value="1.97071244676494" calcext:value-type="float">
            <text:p>1,97071</text:p>
          </table:table-cell>
          <table:table-cell table:style-name="ce29" table:formula="of:=([.$A$9]/([.$A$9]+[.G40]))*[.$A$10]" office:value-type="float" office:value="3.02928755323506" calcext:value-type="float">
            <text:p>3,02929</text:p>
          </table:table-cell>
          <table:table-cell table:style-name="ce67"/>
          <table:table-cell table:style-name="ce90" table:formula="of:=([.$A$13]*[.I40])/[.$A$14]" office:value-type="float" office:value="403.601909097459" calcext:value-type="float">
            <text:p>404</text:p>
          </table:table-cell>
          <table:table-cell table:style-name="ce94" table:formula="of:= ([.$A$13]*[.J40])/[.$A$14]" office:value-type="float" office:value="620.398090902541" calcext:value-type="float">
            <text:p>620</text:p>
          </table:table-cell>
          <table:table-cell table:style-name="ce48"/>
          <table:table-cell table:style-name="ce97" table:formula="of:=(4700/(4700+[.G40]))*[.$A$10]" office:value-type="float" office:value="0.336891909375626" calcext:value-type="float">
            <text:p>0,33689</text:p>
          </table:table-cell>
          <table:table-cell table:style-name="ce101" table:formula="of:=1024-((1024*[.O40])/5)" office:value-type="float" office:value="955.004536959872" calcext:value-type="float">
            <text:p>955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36" calcext:value-type="float">
            <text:p>36</text:p>
          </table:table-cell>
          <table:table-cell table:style-name="ce20"/>
          <table:table-cell table:style-name="ce23" table:formula="of:=[.$A$2]/(EXP([.$A$3]*(1/([.$A$4]+[.$A$5])-1/([.E41]+[.$A$5]))))" office:value-type="float" office:value="62413.0493584977" calcext:value-type="float">
            <text:p>62.413,0</text:p>
          </table:table-cell>
          <table:table-cell table:style-name="ce25"/>
          <table:table-cell table:style-name="ce28" table:formula="of:=([.G41]/([.G41]+[.$A$9]))*[.$A$10]" office:value-type="float" office:value="1.92142963896737" calcext:value-type="float">
            <text:p>1,92143</text:p>
          </table:table-cell>
          <table:table-cell table:style-name="ce29" table:formula="of:=([.$A$9]/([.$A$9]+[.G41]))*[.$A$10]" office:value-type="float" office:value="3.07857036103263" calcext:value-type="float">
            <text:p>3,07857</text:p>
          </table:table-cell>
          <table:table-cell table:style-name="ce67"/>
          <table:table-cell table:style-name="ce90" table:formula="of:=([.$A$13]*[.I41])/[.$A$14]" office:value-type="float" office:value="393.508790060518" calcext:value-type="float">
            <text:p>394</text:p>
          </table:table-cell>
          <table:table-cell table:style-name="ce94" table:formula="of:= ([.$A$13]*[.J41])/[.$A$14]" office:value-type="float" office:value="630.491209939482" calcext:value-type="float">
            <text:p>630</text:p>
          </table:table-cell>
          <table:table-cell table:style-name="ce48"/>
          <table:table-cell table:style-name="ce97" table:formula="of:=(4700/(4700+[.G41]))*[.$A$10]" office:value-type="float" office:value="0.350155450014945" calcext:value-type="float">
            <text:p>0,35016</text:p>
          </table:table-cell>
          <table:table-cell table:style-name="ce101" table:formula="of:=1024-((1024*[.O41])/5)" office:value-type="float" office:value="952.288163836939" calcext:value-type="float">
            <text:p>95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7" calcext:value-type="float">
            <text:p>37</text:p>
          </table:table-cell>
          <table:table-cell table:style-name="ce20"/>
          <table:table-cell table:style-name="ce23" table:formula="of:=[.$A$2]/(EXP([.$A$3]*(1/([.$A$4]+[.$A$5])-1/([.E42]+[.$A$5]))))" office:value-type="float" office:value="59894.1167274551" calcext:value-type="float">
            <text:p>59.894,1</text:p>
          </table:table-cell>
          <table:table-cell table:style-name="ce25"/>
          <table:table-cell table:style-name="ce28" table:formula="of:=([.G42]/([.G42]+[.$A$9]))*[.$A$10]" office:value-type="float" office:value="1.87293059786392" calcext:value-type="float">
            <text:p>1,87293</text:p>
          </table:table-cell>
          <table:table-cell table:style-name="ce29" table:formula="of:=([.$A$9]/([.$A$9]+[.G42]))*[.$A$10]" office:value-type="float" office:value="3.12706940213608" calcext:value-type="float">
            <text:p>3,12707</text:p>
          </table:table-cell>
          <table:table-cell table:style-name="ce67"/>
          <table:table-cell table:style-name="ce90" table:formula="of:=([.$A$13]*[.I42])/[.$A$14]" office:value-type="float" office:value="383.57618644253" calcext:value-type="float">
            <text:p>384</text:p>
          </table:table-cell>
          <table:table-cell table:style-name="ce94" table:formula="of:= ([.$A$13]*[.J42])/[.$A$14]" office:value-type="float" office:value="640.42381355747" calcext:value-type="float">
            <text:p>640</text:p>
          </table:table-cell>
          <table:table-cell table:style-name="ce48"/>
          <table:table-cell table:style-name="ce97" table:formula="of:=(4700/(4700+[.G42]))*[.$A$10]" office:value-type="float" office:value="0.363810222828104" calcext:value-type="float">
            <text:p>0,36381</text:p>
          </table:table-cell>
          <table:table-cell table:style-name="ce101" table:formula="of:=1024-((1024*[.O42])/5)" office:value-type="float" office:value="949.491666364804" calcext:value-type="float">
            <text:p>94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8" calcext:value-type="float">
            <text:p>38</text:p>
          </table:table-cell>
          <table:table-cell table:style-name="ce20"/>
          <table:table-cell table:style-name="ce23" table:formula="of:=[.$A$2]/(EXP([.$A$3]*(1/([.$A$4]+[.$A$5])-1/([.E43]+[.$A$5]))))" office:value-type="float" office:value="57492.0676983105" calcext:value-type="float">
            <text:p>57.492,1</text:p>
          </table:table-cell>
          <table:table-cell table:style-name="ce25"/>
          <table:table-cell table:style-name="ce28" table:formula="of:=([.G43]/([.G43]+[.$A$9]))*[.$A$10]" office:value-type="float" office:value="1.82523693220034" calcext:value-type="float">
            <text:p>1,82524</text:p>
          </table:table-cell>
          <table:table-cell table:style-name="ce29" table:formula="of:=([.$A$9]/([.$A$9]+[.G43]))*[.$A$10]" office:value-type="float" office:value="3.17476306779966" calcext:value-type="float">
            <text:p>3,17476</text:p>
          </table:table-cell>
          <table:table-cell table:style-name="ce67"/>
          <table:table-cell table:style-name="ce90" table:formula="of:=([.$A$13]*[.I43])/[.$A$14]" office:value-type="float" office:value="373.808523714629" calcext:value-type="float">
            <text:p>374</text:p>
          </table:table-cell>
          <table:table-cell table:style-name="ce94" table:formula="of:= ([.$A$13]*[.J43])/[.$A$14]" office:value-type="float" office:value="650.191476285371" calcext:value-type="float">
            <text:p>650</text:p>
          </table:table-cell>
          <table:table-cell table:style-name="ce48"/>
          <table:table-cell table:style-name="ce97" table:formula="of:=(4700/(4700+[.G43]))*[.$A$10]" office:value-type="float" office:value="0.377861693134194" calcext:value-type="float">
            <text:p>0,37786</text:p>
          </table:table-cell>
          <table:table-cell table:style-name="ce101" table:formula="of:=1024-((1024*[.O43])/5)" office:value-type="float" office:value="946.613925246117" calcext:value-type="float">
            <text:p>94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39" calcext:value-type="float">
            <text:p>39</text:p>
          </table:table-cell>
          <table:table-cell table:style-name="ce20"/>
          <table:table-cell table:style-name="ce23" table:formula="of:=[.$A$2]/(EXP([.$A$3]*(1/([.$A$4]+[.$A$5])-1/([.E44]+[.$A$5]))))" office:value-type="float" office:value="55200.8274051365" calcext:value-type="float">
            <text:p>55.200,8</text:p>
          </table:table-cell>
          <table:table-cell table:style-name="ce25"/>
          <table:table-cell table:style-name="ce28" table:formula="of:=([.G44]/([.G44]+[.$A$9]))*[.$A$10]" office:value-type="float" office:value="1.77836769069021" calcext:value-type="float">
            <text:p>1,77837</text:p>
          </table:table-cell>
          <table:table-cell table:style-name="ce29" table:formula="of:=([.$A$9]/([.$A$9]+[.G44]))*[.$A$10]" office:value-type="float" office:value="3.22163230930979" calcext:value-type="float">
            <text:p>3,22163</text:p>
          </table:table-cell>
          <table:table-cell table:style-name="ce67"/>
          <table:table-cell table:style-name="ce90" table:formula="of:=([.$A$13]*[.I44])/[.$A$14]" office:value-type="float" office:value="364.209703053355" calcext:value-type="float">
            <text:p>364</text:p>
          </table:table-cell>
          <table:table-cell table:style-name="ce94" table:formula="of:= ([.$A$13]*[.J44])/[.$A$14]" office:value-type="float" office:value="659.790296946645" calcext:value-type="float">
            <text:p>660</text:p>
          </table:table-cell>
          <table:table-cell table:style-name="ce48"/>
          <table:table-cell table:style-name="ce97" table:formula="of:=(4700/(4700+[.G44]))*[.$A$10]" office:value-type="float" office:value="0.392315115132865" calcext:value-type="float">
            <text:p>0,39232</text:p>
          </table:table-cell>
          <table:table-cell table:style-name="ce101" table:formula="of:=1024-((1024*[.O44])/5)" office:value-type="float" office:value="943.653864420789" calcext:value-type="float">
            <text:p>94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0" calcext:value-type="float">
            <text:p>40</text:p>
          </table:table-cell>
          <table:table-cell table:style-name="ce20"/>
          <table:table-cell table:style-name="ce23" table:formula="of:=[.$A$2]/(EXP([.$A$3]*(1/([.$A$4]+[.$A$5])-1/([.E45]+[.$A$5]))))" office:value-type="float" office:value="53014.6685940967" calcext:value-type="float">
            <text:p>53.014,7</text:p>
          </table:table-cell>
          <table:table-cell table:style-name="ce25"/>
          <table:table-cell table:style-name="ce28" table:formula="of:=([.G45]/([.G45]+[.$A$9]))*[.$A$10]" office:value-type="float" office:value="1.73233942474918" calcext:value-type="float">
            <text:p>1,73234</text:p>
          </table:table-cell>
          <table:table-cell table:style-name="ce29" table:formula="of:=([.$A$9]/([.$A$9]+[.G45]))*[.$A$10]" office:value-type="float" office:value="3.26766057525082" calcext:value-type="float">
            <text:p>3,26766</text:p>
          </table:table-cell>
          <table:table-cell table:style-name="ce67"/>
          <table:table-cell table:style-name="ce90" table:formula="of:=([.$A$13]*[.I45])/[.$A$14]" office:value-type="float" office:value="354.783114188631" calcext:value-type="float">
            <text:p>355</text:p>
          </table:table-cell>
          <table:table-cell table:style-name="ce94" table:formula="of:= ([.$A$13]*[.J45])/[.$A$14]" office:value-type="float" office:value="669.216885811369" calcext:value-type="float">
            <text:p>669</text:p>
          </table:table-cell>
          <table:table-cell table:style-name="ce48"/>
          <table:table-cell table:style-name="ce97" table:formula="of:=(4700/(4700+[.G45]))*[.$A$10]" office:value-type="float" office:value="0.40717551659655" calcext:value-type="float">
            <text:p>0,40718</text:p>
          </table:table-cell>
          <table:table-cell table:style-name="ce101" table:formula="of:=1024-((1024*[.O45])/5)" office:value-type="float" office:value="940.610454201027" calcext:value-type="float">
            <text:p>94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41" calcext:value-type="float">
            <text:p>41</text:p>
          </table:table-cell>
          <table:table-cell table:style-name="ce20"/>
          <table:table-cell table:style-name="ce23" table:formula="of:=[.$A$2]/(EXP([.$A$3]*(1/([.$A$4]+[.$A$5])-1/([.E46]+[.$A$5]))))" office:value-type="float" office:value="50928.1899936968" calcext:value-type="float">
            <text:p>50.928,2</text:p>
          </table:table-cell>
          <table:table-cell table:style-name="ce25"/>
          <table:table-cell table:style-name="ce28" table:formula="of:=([.G46]/([.G46]+[.$A$9]))*[.$A$10]" office:value-type="float" office:value="1.68716626084974" calcext:value-type="float">
            <text:p>1,68717</text:p>
          </table:table-cell>
          <table:table-cell table:style-name="ce29" table:formula="of:=([.$A$9]/([.$A$9]+[.G46]))*[.$A$10]" office:value-type="float" office:value="3.31283373915026" calcext:value-type="float">
            <text:p>3,31283</text:p>
          </table:table-cell>
          <table:table-cell table:style-name="ce67"/>
          <table:table-cell table:style-name="ce90" table:formula="of:=([.$A$13]*[.I46])/[.$A$14]" office:value-type="float" office:value="345.531650222026" calcext:value-type="float">
            <text:p>346</text:p>
          </table:table-cell>
          <table:table-cell table:style-name="ce94" table:formula="of:= ([.$A$13]*[.J46])/[.$A$14]" office:value-type="float" office:value="678.468349777974" calcext:value-type="float">
            <text:p>678</text:p>
          </table:table-cell>
          <table:table-cell table:style-name="ce48"/>
          <table:table-cell table:style-name="ce97" table:formula="of:=(4700/(4700+[.G46]))*[.$A$10]" office:value-type="float" office:value="0.422447683497571" calcext:value-type="float">
            <text:p>0,42245</text:p>
          </table:table-cell>
          <table:table-cell table:style-name="ce101" table:formula="of:=1024-((1024*[.O46])/5)" office:value-type="float" office:value="937.482714419697" calcext:value-type="float">
            <text:p>93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2" calcext:value-type="float">
            <text:p>42</text:p>
          </table:table-cell>
          <table:table-cell table:style-name="ce20"/>
          <table:table-cell table:style-name="ce23" table:formula="of:=[.$A$2]/(EXP([.$A$3]*(1/([.$A$4]+[.$A$5])-1/([.E47]+[.$A$5]))))" office:value-type="float" office:value="48936.2961348718" calcext:value-type="float">
            <text:p>48.936,3</text:p>
          </table:table-cell>
          <table:table-cell table:style-name="ce25"/>
          <table:table-cell table:style-name="ce28" table:formula="of:=([.G47]/([.G47]+[.$A$9]))*[.$A$10]" office:value-type="float" office:value="1.6428599812418" calcext:value-type="float">
            <text:p>1,64286</text:p>
          </table:table-cell>
          <table:table-cell table:style-name="ce29" table:formula="of:=([.$A$9]/([.$A$9]+[.G47]))*[.$A$10]" office:value-type="float" office:value="3.3571400187582" calcext:value-type="float">
            <text:p>3,35714</text:p>
          </table:table-cell>
          <table:table-cell table:style-name="ce67"/>
          <table:table-cell table:style-name="ce90" table:formula="of:=([.$A$13]*[.I47])/[.$A$14]" office:value-type="float" office:value="336.457724158321" calcext:value-type="float">
            <text:p>336</text:p>
          </table:table-cell>
          <table:table-cell table:style-name="ce94" table:formula="of:= ([.$A$13]*[.J47])/[.$A$14]" office:value-type="float" office:value="687.542275841679" calcext:value-type="float">
            <text:p>688</text:p>
          </table:table-cell>
          <table:table-cell table:style-name="ce48"/>
          <table:table-cell table:style-name="ce97" table:formula="of:=(4700/(4700+[.G47]))*[.$A$10]" office:value-type="float" office:value="0.438136144615724" calcext:value-type="float">
            <text:p>0,43814</text:p>
          </table:table-cell>
          <table:table-cell table:style-name="ce101" table:formula="of:=1024-((1024*[.O47])/5)" office:value-type="float" office:value="934.2697175827" calcext:value-type="float">
            <text:p>93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3" calcext:value-type="float">
            <text:p>43</text:p>
          </table:table-cell>
          <table:table-cell table:style-name="ce20"/>
          <table:table-cell table:style-name="ce23" table:formula="of:=[.$A$2]/(EXP([.$A$3]*(1/([.$A$4]+[.$A$5])-1/([.E48]+[.$A$5]))))" office:value-type="float" office:value="47034.1785169951" calcext:value-type="float">
            <text:p>47.034,2</text:p>
          </table:table-cell>
          <table:table-cell table:style-name="ce25"/>
          <table:table-cell table:style-name="ce28" table:formula="of:=([.G48]/([.G48]+[.$A$9]))*[.$A$10]" office:value-type="float" office:value="1.59943011180759" calcext:value-type="float">
            <text:p>1,59943</text:p>
          </table:table-cell>
          <table:table-cell table:style-name="ce29" table:formula="of:=([.$A$9]/([.$A$9]+[.G48]))*[.$A$10]" office:value-type="float" office:value="3.4005698881924" calcext:value-type="float">
            <text:p>3,40057</text:p>
          </table:table-cell>
          <table:table-cell table:style-name="ce67"/>
          <table:table-cell table:style-name="ce90" table:formula="of:=([.$A$13]*[.I48])/[.$A$14]" office:value-type="float" office:value="327.563286898195" calcext:value-type="float">
            <text:p>328</text:p>
          </table:table-cell>
          <table:table-cell table:style-name="ce94" table:formula="of:= ([.$A$13]*[.J48])/[.$A$14]" office:value-type="float" office:value="696.436713101805" calcext:value-type="float">
            <text:p>696</text:p>
          </table:table-cell>
          <table:table-cell table:style-name="ce48"/>
          <table:table-cell table:style-name="ce97" table:formula="of:=(4700/(4700+[.G48]))*[.$A$10]" office:value-type="float" office:value="0.45424515617427" calcext:value-type="float">
            <text:p>0,45425</text:p>
          </table:table-cell>
          <table:table-cell table:style-name="ce101" table:formula="of:=1024-((1024*[.O48])/5)" office:value-type="float" office:value="930.970592015509" calcext:value-type="float">
            <text:p>93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4" calcext:value-type="float">
            <text:p>44</text:p>
          </table:table-cell>
          <table:table-cell table:style-name="ce20"/>
          <table:table-cell table:style-name="ce23" table:formula="of:=[.$A$2]/(EXP([.$A$3]*(1/([.$A$4]+[.$A$5])-1/([.E49]+[.$A$5]))))" office:value-type="float" office:value="45217.2980238146" calcext:value-type="float">
            <text:p>45.217,3</text:p>
          </table:table-cell>
          <table:table-cell table:style-name="ce25"/>
          <table:table-cell table:style-name="ce28" table:formula="of:=([.G49]/([.G49]+[.$A$9]))*[.$A$10]" office:value-type="float" office:value="1.55688401585599" calcext:value-type="float">
            <text:p>1,55688</text:p>
          </table:table-cell>
          <table:table-cell table:style-name="ce29" table:formula="of:=([.$A$9]/([.$A$9]+[.G49]))*[.$A$10]" office:value-type="float" office:value="3.44311598414401" calcext:value-type="float">
            <text:p>3,44312</text:p>
          </table:table-cell>
          <table:table-cell table:style-name="ce67"/>
          <table:table-cell table:style-name="ce90" table:formula="of:=([.$A$13]*[.I49])/[.$A$14]" office:value-type="float" office:value="318.849846447307" calcext:value-type="float">
            <text:p>319</text:p>
          </table:table-cell>
          <table:table-cell table:style-name="ce94" table:formula="of:= ([.$A$13]*[.J49])/[.$A$14]" office:value-type="float" office:value="705.150153552693" calcext:value-type="float">
            <text:p>705</text:p>
          </table:table-cell>
          <table:table-cell table:style-name="ce48"/>
          <table:table-cell table:style-name="ce97" table:formula="of:=(4700/(4700+[.G49]))*[.$A$10]" office:value-type="float" office:value="0.470778686554481" calcext:value-type="float">
            <text:p>0,47078</text:p>
          </table:table-cell>
          <table:table-cell table:style-name="ce101" table:formula="of:=1024-((1024*[.O49])/5)" office:value-type="float" office:value="927.584524993642" calcext:value-type="float">
            <text:p>92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5" calcext:value-type="float">
            <text:p>45</text:p>
          </table:table-cell>
          <table:table-cell table:style-name="ce20"/>
          <table:table-cell table:style-name="ce23" table:formula="of:=[.$A$2]/(EXP([.$A$3]*(1/([.$A$4]+[.$A$5])-1/([.E50]+[.$A$5]))))" office:value-type="float" office:value="43481.3685005947" calcext:value-type="float">
            <text:p>43.481,4</text:p>
          </table:table-cell>
          <table:table-cell table:style-name="ce25"/>
          <table:table-cell table:style-name="ce28" table:formula="of:=([.G50]/([.G50]+[.$A$9]))*[.$A$10]" office:value-type="float" office:value="1.51522699270932" calcext:value-type="float">
            <text:p>1,51523</text:p>
          </table:table-cell>
          <table:table-cell table:style-name="ce29" table:formula="of:=([.$A$9]/([.$A$9]+[.G50]))*[.$A$10]" office:value-type="float" office:value="3.48477300729068" calcext:value-type="float">
            <text:p>3,48477</text:p>
          </table:table-cell>
          <table:table-cell table:style-name="ce67"/>
          <table:table-cell table:style-name="ce90" table:formula="of:=([.$A$13]*[.I50])/[.$A$14]" office:value-type="float" office:value="310.318488106868" calcext:value-type="float">
            <text:p>310</text:p>
          </table:table-cell>
          <table:table-cell table:style-name="ce94" table:formula="of:= ([.$A$13]*[.J50])/[.$A$14]" office:value-type="float" office:value="713.681511893132" calcext:value-type="float">
            <text:p>714</text:p>
          </table:table-cell>
          <table:table-cell table:style-name="ce48"/>
          <table:table-cell table:style-name="ce97" table:formula="of:=(4700/(4700+[.G50]))*[.$A$10]" office:value-type="float" office:value="0.48774040114095" calcext:value-type="float">
            <text:p>0,48774</text:p>
          </table:table-cell>
          <table:table-cell table:style-name="ce101" table:formula="of:=1024-((1024*[.O50])/5)" office:value-type="float" office:value="924.110765846334" calcext:value-type="float">
            <text:p>92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46" calcext:value-type="float">
            <text:p>46</text:p>
          </table:table-cell>
          <table:table-cell table:style-name="ce20"/>
          <table:table-cell table:style-name="ce23" table:formula="of:=[.$A$2]/(EXP([.$A$3]*(1/([.$A$4]+[.$A$5])-1/([.E51]+[.$A$5]))))" office:value-type="float" office:value="41822.34141044" calcext:value-type="float">
            <text:p>41.822,3</text:p>
          </table:table-cell>
          <table:table-cell table:style-name="ce25"/>
          <table:table-cell table:style-name="ce28" table:formula="of:=([.G51]/([.G51]+[.$A$9]))*[.$A$10]" office:value-type="float" office:value="1.47446237999288" calcext:value-type="float">
            <text:p>1,47446</text:p>
          </table:table-cell>
          <table:table-cell table:style-name="ce29" table:formula="of:=([.$A$9]/([.$A$9]+[.G51]))*[.$A$10]" office:value-type="float" office:value="3.52553762000712" calcext:value-type="float">
            <text:p>3,52554</text:p>
          </table:table-cell>
          <table:table-cell table:style-name="ce67"/>
          <table:table-cell table:style-name="ce90" table:formula="of:=([.$A$13]*[.I51])/[.$A$14]" office:value-type="float" office:value="301.969895422541" calcext:value-type="float">
            <text:p>302</text:p>
          </table:table-cell>
          <table:table-cell table:style-name="ce94" table:formula="of:= ([.$A$13]*[.J51])/[.$A$14]" office:value-type="float" office:value="722.030104577459" calcext:value-type="float">
            <text:p>722</text:p>
          </table:table-cell>
          <table:table-cell table:style-name="ce48"/>
          <table:table-cell table:style-name="ce97" table:formula="of:=(4700/(4700+[.G51]))*[.$A$10]" office:value-type="float" office:value="0.505133647351774" calcext:value-type="float">
            <text:p>0,50513</text:p>
          </table:table-cell>
          <table:table-cell table:style-name="ce101" table:formula="of:=1024-((1024*[.O51])/5)" office:value-type="float" office:value="920.548629022357" calcext:value-type="float">
            <text:p>92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7" calcext:value-type="float">
            <text:p>47</text:p>
          </table:table-cell>
          <table:table-cell table:style-name="ce20"/>
          <table:table-cell table:style-name="ce23" table:formula="of:=[.$A$2]/(EXP([.$A$3]*(1/([.$A$4]+[.$A$5])-1/([.E52]+[.$A$5]))))" office:value-type="float" office:value="40236.3914939353" calcext:value-type="float">
            <text:p>40.236,4</text:p>
          </table:table-cell>
          <table:table-cell table:style-name="ce25"/>
          <table:table-cell table:style-name="ce28" table:formula="of:=([.G52]/([.G52]+[.$A$9]))*[.$A$10]" office:value-type="float" office:value="1.43459165860223" calcext:value-type="float">
            <text:p>1,43459</text:p>
          </table:table-cell>
          <table:table-cell table:style-name="ce29" table:formula="of:=([.$A$9]/([.$A$9]+[.G52]))*[.$A$10]" office:value-type="float" office:value="3.56540834139777" calcext:value-type="float">
            <text:p>3,56541</text:p>
          </table:table-cell>
          <table:table-cell table:style-name="ce67"/>
          <table:table-cell table:style-name="ce90" table:formula="of:=([.$A$13]*[.I52])/[.$A$14]" office:value-type="float" office:value="293.804371681737" calcext:value-type="float">
            <text:p>294</text:p>
          </table:table-cell>
          <table:table-cell table:style-name="ce94" table:formula="of:= ([.$A$13]*[.J52])/[.$A$14]" office:value-type="float" office:value="730.195628318263" calcext:value-type="float">
            <text:p>730</text:p>
          </table:table-cell>
          <table:table-cell table:style-name="ce48"/>
          <table:table-cell table:style-name="ce97" table:formula="of:=(4700/(4700+[.G52]))*[.$A$10]" office:value-type="float" office:value="0.522961439909379" calcext:value-type="float">
            <text:p>0,52296</text:p>
          </table:table-cell>
          <table:table-cell table:style-name="ce101" table:formula="of:=1024-((1024*[.O52])/5)" office:value-type="float" office:value="916.897497106559" calcext:value-type="float">
            <text:p>91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8" calcext:value-type="float">
            <text:p>48</text:p>
          </table:table-cell>
          <table:table-cell table:style-name="ce20"/>
          <table:table-cell table:style-name="ce23" table:formula="of:=[.$A$2]/(EXP([.$A$3]*(1/([.$A$4]+[.$A$5])-1/([.E53]+[.$A$5]))))" office:value-type="float" office:value="38719.9033619089" calcext:value-type="float">
            <text:p>38.719,9</text:p>
          </table:table-cell>
          <table:table-cell table:style-name="ce25"/>
          <table:table-cell table:style-name="ce28" table:formula="of:=([.G53]/([.G53]+[.$A$9]))*[.$A$10]" office:value-type="float" office:value="1.39561455939354" calcext:value-type="float">
            <text:p>1,39561</text:p>
          </table:table-cell>
          <table:table-cell table:style-name="ce29" table:formula="of:=([.$A$9]/([.$A$9]+[.G53]))*[.$A$10]" office:value-type="float" office:value="3.60438544060646" calcext:value-type="float">
            <text:p>3,60439</text:p>
          </table:table-cell>
          <table:table-cell table:style-name="ce67"/>
          <table:table-cell table:style-name="ce90" table:formula="of:=([.$A$13]*[.I53])/[.$A$14]" office:value-type="float" office:value="285.821861763797" calcext:value-type="float">
            <text:p>286</text:p>
          </table:table-cell>
          <table:table-cell table:style-name="ce94" table:formula="of:= ([.$A$13]*[.J53])/[.$A$14]" office:value-type="float" office:value="738.178138236203" calcext:value-type="float">
            <text:p>738</text:p>
          </table:table-cell>
          <table:table-cell table:style-name="ce48"/>
          <table:table-cell table:style-name="ce97" table:formula="of:=(4700/(4700+[.G53]))*[.$A$10]" office:value-type="float" office:value="0.541226446409272" calcext:value-type="float">
            <text:p>0,54123</text:p>
          </table:table-cell>
          <table:table-cell table:style-name="ce101" table:formula="of:=1024-((1024*[.O53])/5)" office:value-type="float" office:value="913.156823775381" calcext:value-type="float">
            <text:p>91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49" calcext:value-type="float">
            <text:p>49</text:p>
          </table:table-cell>
          <table:table-cell table:style-name="ce20"/>
          <table:table-cell table:style-name="ce23" table:formula="of:=[.$A$2]/(EXP([.$A$3]*(1/([.$A$4]+[.$A$5])-1/([.E54]+[.$A$5]))))" office:value-type="float" office:value="37269.458956346" calcext:value-type="float">
            <text:p>37.269,5</text:p>
          </table:table-cell>
          <table:table-cell table:style-name="ce25"/>
          <table:table-cell table:style-name="ce28" table:formula="of:=([.G54]/([.G54]+[.$A$9]))*[.$A$10]" office:value-type="float" office:value="1.35752917071664" calcext:value-type="float">
            <text:p>1,35753</text:p>
          </table:table-cell>
          <table:table-cell table:style-name="ce29" table:formula="of:=([.$A$9]/([.$A$9]+[.G54]))*[.$A$10]" office:value-type="float" office:value="3.64247082928336" calcext:value-type="float">
            <text:p>3,64247</text:p>
          </table:table-cell>
          <table:table-cell table:style-name="ce67"/>
          <table:table-cell table:style-name="ce90" table:formula="of:=([.$A$13]*[.I54])/[.$A$14]" office:value-type="float" office:value="278.021974162767" calcext:value-type="float">
            <text:p>278</text:p>
          </table:table-cell>
          <table:table-cell table:style-name="ce94" table:formula="of:= ([.$A$13]*[.J54])/[.$A$14]" office:value-type="float" office:value="745.978025837233" calcext:value-type="float">
            <text:p>746</text:p>
          </table:table-cell>
          <table:table-cell table:style-name="ce48"/>
          <table:table-cell table:style-name="ce97" table:formula="of:=(4700/(4700+[.G54]))*[.$A$10]" office:value-type="float" office:value="0.55993097324517" calcext:value-type="float">
            <text:p>0,55993</text:p>
          </table:table-cell>
          <table:table-cell table:style-name="ce101" table:formula="of:=1024-((1024*[.O54])/5)" office:value-type="float" office:value="909.326136679389" calcext:value-type="float">
            <text:p>90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0" calcext:value-type="float">
            <text:p>50</text:p>
          </table:table-cell>
          <table:table-cell table:style-name="ce20"/>
          <table:table-cell table:style-name="ce23" table:formula="of:=[.$A$2]/(EXP([.$A$3]*(1/([.$A$4]+[.$A$5])-1/([.E55]+[.$A$5]))))" office:value-type="float" office:value="35881.8258192908" calcext:value-type="float">
            <text:p>35.881,8</text:p>
          </table:table-cell>
          <table:table-cell table:style-name="ce25"/>
          <table:table-cell table:style-name="ce28" table:formula="of:=([.G55]/([.G55]+[.$A$9]))*[.$A$10]" office:value-type="float" office:value="1.32033204598715" calcext:value-type="float">
            <text:p>1,32033</text:p>
          </table:table-cell>
          <table:table-cell table:style-name="ce29" table:formula="of:=([.$A$9]/([.$A$9]+[.G55]))*[.$A$10]" office:value-type="float" office:value="3.67966795401285" calcext:value-type="float">
            <text:p>3,67967</text:p>
          </table:table-cell>
          <table:table-cell table:style-name="ce67"/>
          <table:table-cell table:style-name="ce90" table:formula="of:=([.$A$13]*[.I55])/[.$A$14]" office:value-type="float" office:value="270.404003018169" calcext:value-type="float">
            <text:p>270</text:p>
          </table:table-cell>
          <table:table-cell table:style-name="ce94" table:formula="of:= ([.$A$13]*[.J55])/[.$A$14]" office:value-type="float" office:value="753.595996981831" calcext:value-type="float">
            <text:p>754</text:p>
          </table:table-cell>
          <table:table-cell table:style-name="ce48"/>
          <table:table-cell table:style-name="ce97" table:formula="of:=(4700/(4700+[.G55]))*[.$A$10]" office:value-type="float" office:value="0.579076951949982" calcext:value-type="float">
            <text:p>0,57908</text:p>
          </table:table-cell>
          <table:table-cell table:style-name="ce101" table:formula="of:=1024-((1024*[.O55])/5)" office:value-type="float" office:value="905.405040240644" calcext:value-type="float">
            <text:p>905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51" calcext:value-type="float">
            <text:p>51</text:p>
          </table:table-cell>
          <table:table-cell table:style-name="ce20"/>
          <table:table-cell table:style-name="ce23" table:formula="of:=[.$A$2]/(EXP([.$A$3]*(1/([.$A$4]+[.$A$5])-1/([.E56]+[.$A$5]))))" office:value-type="float" office:value="34553.9461140141" calcext:value-type="float">
            <text:p>34.553,9</text:p>
          </table:table-cell>
          <table:table-cell table:style-name="ce25"/>
          <table:table-cell table:style-name="ce28" table:formula="of:=([.G56]/([.G56]+[.$A$9]))*[.$A$10]" office:value-type="float" office:value="1.28401831057169" calcext:value-type="float">
            <text:p>1,28402</text:p>
          </table:table-cell>
          <table:table-cell table:style-name="ce29" table:formula="of:=([.$A$9]/([.$A$9]+[.G56]))*[.$A$10]" office:value-type="float" office:value="3.71598168942831" calcext:value-type="float">
            <text:p>3,71598</text:p>
          </table:table-cell>
          <table:table-cell table:style-name="ce67"/>
          <table:table-cell table:style-name="ce90" table:formula="of:=([.$A$13]*[.I56])/[.$A$14]" office:value-type="float" office:value="262.966950005082" calcext:value-type="float">
            <text:p>263</text:p>
          </table:table-cell>
          <table:table-cell table:style-name="ce94" table:formula="of:= ([.$A$13]*[.J56])/[.$A$14]" office:value-type="float" office:value="761.033049994918" calcext:value-type="float">
            <text:p>761</text:p>
          </table:table-cell>
          <table:table-cell table:style-name="ce48"/>
          <table:table-cell table:style-name="ce97" table:formula="of:=(4700/(4700+[.G56]))*[.$A$10]" office:value-type="float" office:value="0.598665926012728" calcext:value-type="float">
            <text:p>0,59867</text:p>
          </table:table-cell>
          <table:table-cell table:style-name="ce101" table:formula="of:=1024-((1024*[.O56])/5)" office:value-type="float" office:value="901.393218352593" calcext:value-type="float">
            <text:p>90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2" calcext:value-type="float">
            <text:p>52</text:p>
          </table:table-cell>
          <table:table-cell table:style-name="ce20"/>
          <table:table-cell table:style-name="ce23" table:formula="of:=[.$A$2]/(EXP([.$A$3]*(1/([.$A$4]+[.$A$5])-1/([.E57]+[.$A$5]))))" office:value-type="float" office:value="33282.9263468033" calcext:value-type="float">
            <text:p>33.282,9</text:p>
          </table:table-cell>
          <table:table-cell table:style-name="ce25"/>
          <table:table-cell table:style-name="ce28" table:formula="of:=([.G57]/([.G57]+[.$A$9]))*[.$A$10]" office:value-type="float" office:value="1.24858176733758" calcext:value-type="float">
            <text:p>1,24858</text:p>
          </table:table-cell>
          <table:table-cell table:style-name="ce29" table:formula="of:=([.$A$9]/([.$A$9]+[.G57]))*[.$A$10]" office:value-type="float" office:value="3.75141823266242" calcext:value-type="float">
            <text:p>3,75142</text:p>
          </table:table-cell>
          <table:table-cell table:style-name="ce67"/>
          <table:table-cell table:style-name="ce90" table:formula="of:=([.$A$13]*[.I57])/[.$A$14]" office:value-type="float" office:value="255.709545950737" calcext:value-type="float">
            <text:p>256</text:p>
          </table:table-cell>
          <table:table-cell table:style-name="ce94" table:formula="of:= ([.$A$13]*[.J57])/[.$A$14]" office:value-type="float" office:value="768.290454049263" calcext:value-type="float">
            <text:p>768</text:p>
          </table:table-cell>
          <table:table-cell table:style-name="ce48"/>
          <table:table-cell table:style-name="ce97" table:formula="of:=(4700/(4700+[.G57]))*[.$A$10]" office:value-type="float" office:value="0.618699038231892" calcext:value-type="float">
            <text:p>0,61870</text:p>
          </table:table-cell>
          <table:table-cell table:style-name="ce101" table:formula="of:=1024-((1024*[.O57])/5)" office:value-type="float" office:value="897.290436970109" calcext:value-type="float">
            <text:p>89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3" calcext:value-type="float">
            <text:p>53</text:p>
          </table:table-cell>
          <table:table-cell table:style-name="ce20"/>
          <table:table-cell table:style-name="ce23" table:formula="of:=[.$A$2]/(EXP([.$A$3]*(1/([.$A$4]+[.$A$5])-1/([.E58]+[.$A$5]))))" office:value-type="float" office:value="32066.0277415123" calcext:value-type="float">
            <text:p>32.066,0</text:p>
          </table:table-cell>
          <table:table-cell table:style-name="ce25"/>
          <table:table-cell table:style-name="ce28" table:formula="of:=([.G58]/([.G58]+[.$A$9]))*[.$A$10]" office:value-type="float" office:value="1.21401500029492" calcext:value-type="float">
            <text:p>1,21402</text:p>
          </table:table-cell>
          <table:table-cell table:style-name="ce29" table:formula="of:=([.$A$9]/([.$A$9]+[.G58]))*[.$A$10]" office:value-type="float" office:value="3.78598499970508" calcext:value-type="float">
            <text:p>3,78598</text:p>
          </table:table-cell>
          <table:table-cell table:style-name="ce67"/>
          <table:table-cell table:style-name="ce90" table:formula="of:=([.$A$13]*[.I58])/[.$A$14]" office:value-type="float" office:value="248.6302720604" calcext:value-type="float">
            <text:p>249</text:p>
          </table:table-cell>
          <table:table-cell table:style-name="ce94" table:formula="of:= ([.$A$13]*[.J58])/[.$A$14]" office:value-type="float" office:value="775.3697279396" calcext:value-type="float">
            <text:p>775</text:p>
          </table:table-cell>
          <table:table-cell table:style-name="ce48"/>
          <table:table-cell table:style-name="ce97" table:formula="of:=(4700/(4700+[.G58]))*[.$A$10]" office:value-type="float" office:value="0.639177018665694" calcext:value-type="float">
            <text:p>0,63918</text:p>
          </table:table-cell>
          <table:table-cell table:style-name="ce101" table:formula="of:=1024-((1024*[.O58])/5)" office:value-type="float" office:value="893.096546577266" calcext:value-type="float">
            <text:p>89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4" calcext:value-type="float">
            <text:p>54</text:p>
          </table:table-cell>
          <table:table-cell table:style-name="ce20"/>
          <table:table-cell table:style-name="ce23" table:formula="of:=[.$A$2]/(EXP([.$A$3]*(1/([.$A$4]+[.$A$5])-1/([.E59]+[.$A$5]))))" office:value-type="float" office:value="30900.6572224804" calcext:value-type="float">
            <text:p>30.900,7</text:p>
          </table:table-cell>
          <table:table-cell table:style-name="ce25"/>
          <table:table-cell table:style-name="ce28" table:formula="of:=([.G59]/([.G59]+[.$A$9]))*[.$A$10]" office:value-type="float" office:value="1.18030947583255" calcext:value-type="float">
            <text:p>1,18031</text:p>
          </table:table-cell>
          <table:table-cell table:style-name="ce29" table:formula="of:=([.$A$9]/([.$A$9]+[.G59]))*[.$A$10]" office:value-type="float" office:value="3.81969052416745" calcext:value-type="float">
            <text:p>3,81969</text:p>
          </table:table-cell>
          <table:table-cell table:style-name="ce67"/>
          <table:table-cell table:style-name="ce90" table:formula="of:=([.$A$13]*[.I59])/[.$A$14]" office:value-type="float" office:value="241.727380650506" calcext:value-type="float">
            <text:p>242</text:p>
          </table:table-cell>
          <table:table-cell table:style-name="ce94" table:formula="of:= ([.$A$13]*[.J59])/[.$A$14]" office:value-type="float" office:value="782.272619349494" calcext:value-type="float">
            <text:p>782</text:p>
          </table:table-cell>
          <table:table-cell table:style-name="ce48"/>
          <table:table-cell table:style-name="ce97" table:formula="of:=(4700/(4700+[.G59]))*[.$A$10]" office:value-type="float" office:value="0.660100173239517" calcext:value-type="float">
            <text:p>0,66010</text:p>
          </table:table-cell>
          <table:table-cell table:style-name="ce101" table:formula="of:=1024-((1024*[.O59])/5)" office:value-type="float" office:value="888.811484520547" calcext:value-type="float">
            <text:p>88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5" calcext:value-type="float">
            <text:p>55</text:p>
          </table:table-cell>
          <table:table-cell table:style-name="ce20"/>
          <table:table-cell table:style-name="ce23" table:formula="of:=[.$A$2]/(EXP([.$A$3]*(1/([.$A$4]+[.$A$5])-1/([.E60]+[.$A$5]))))" office:value-type="float" office:value="29784.3589646463" calcext:value-type="float">
            <text:p>29.784,4</text:p>
          </table:table-cell>
          <table:table-cell table:style-name="ce25"/>
          <table:table-cell table:style-name="ce28" table:formula="of:=([.G60]/([.G60]+[.$A$9]))*[.$A$10]" office:value-type="float" office:value="1.14745564112081" calcext:value-type="float">
            <text:p>1,14746</text:p>
          </table:table-cell>
          <table:table-cell table:style-name="ce29" table:formula="of:=([.$A$9]/([.$A$9]+[.G60]))*[.$A$10]" office:value-type="float" office:value="3.85254435887919" calcext:value-type="float">
            <text:p>3,85254</text:p>
          </table:table-cell>
          <table:table-cell table:style-name="ce67"/>
          <table:table-cell table:style-name="ce90" table:formula="of:=([.$A$13]*[.I60])/[.$A$14]" office:value-type="float" office:value="234.998915301542" calcext:value-type="float">
            <text:p>235</text:p>
          </table:table-cell>
          <table:table-cell table:style-name="ce94" table:formula="of:= ([.$A$13]*[.J60])/[.$A$14]" office:value-type="float" office:value="789.001084698458" calcext:value-type="float">
            <text:p>789</text:p>
          </table:table-cell>
          <table:table-cell table:style-name="ce48"/>
          <table:table-cell table:style-name="ce97" table:formula="of:=(4700/(4700+[.G60]))*[.$A$10]" office:value-type="float" office:value="0.681468373070019" calcext:value-type="float">
            <text:p>0,68147</text:p>
          </table:table-cell>
          <table:table-cell table:style-name="ce101" table:formula="of:=1024-((1024*[.O60])/5)" office:value-type="float" office:value="884.43527719526" calcext:value-type="float">
            <text:p>88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56" calcext:value-type="float">
            <text:p>56</text:p>
          </table:table-cell>
          <table:table-cell table:style-name="ce20"/>
          <table:table-cell table:style-name="ce23" table:formula="of:=[.$A$2]/(EXP([.$A$3]*(1/([.$A$4]+[.$A$5])-1/([.E61]+[.$A$5]))))" office:value-type="float" office:value="28714.8064726449" calcext:value-type="float">
            <text:p>28.714,8</text:p>
          </table:table-cell>
          <table:table-cell table:style-name="ce25"/>
          <table:table-cell table:style-name="ce28" table:formula="of:=([.G61]/([.G61]+[.$A$9]))*[.$A$10]" office:value-type="float" office:value="1.11544301932146" calcext:value-type="float">
            <text:p>1,11544</text:p>
          </table:table-cell>
          <table:table-cell table:style-name="ce29" table:formula="of:=([.$A$9]/([.$A$9]+[.G61]))*[.$A$10]" office:value-type="float" office:value="3.88455698067854" calcext:value-type="float">
            <text:p>3,88456</text:p>
          </table:table-cell>
          <table:table-cell table:style-name="ce67"/>
          <table:table-cell table:style-name="ce90" table:formula="of:=([.$A$13]*[.I61])/[.$A$14]" office:value-type="float" office:value="228.442730357035" calcext:value-type="float">
            <text:p>228</text:p>
          </table:table-cell>
          <table:table-cell table:style-name="ce94" table:formula="of:= ([.$A$13]*[.J61])/[.$A$14]" office:value-type="float" office:value="795.557269642965" calcext:value-type="float">
            <text:p>796</text:p>
          </table:table-cell>
          <table:table-cell table:style-name="ce48"/>
          <table:table-cell table:style-name="ce97" table:formula="of:=(4700/(4700+[.G61]))*[.$A$10]" office:value-type="float" office:value="0.703281044564431" calcext:value-type="float">
            <text:p>0,70328</text:p>
          </table:table-cell>
          <table:table-cell table:style-name="ce101" table:formula="of:=1024-((1024*[.O61])/5)" office:value-type="float" office:value="879.968042073205" calcext:value-type="float">
            <text:p>88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7" calcext:value-type="float">
            <text:p>57</text:p>
          </table:table-cell>
          <table:table-cell table:style-name="ce20"/>
          <table:table-cell table:style-name="ce23" table:formula="of:=[.$A$2]/(EXP([.$A$3]*(1/([.$A$4]+[.$A$5])-1/([.E62]+[.$A$5]))))" office:value-type="float" office:value="27689.7951534191" calcext:value-type="float">
            <text:p>27.689,8</text:p>
          </table:table-cell>
          <table:table-cell table:style-name="ce25"/>
          <table:table-cell table:style-name="ce28" table:formula="of:=([.G62]/([.G62]+[.$A$9]))*[.$A$10]" office:value-type="float" office:value="1.08426030130873" calcext:value-type="float">
            <text:p>1,08426</text:p>
          </table:table-cell>
          <table:table-cell table:style-name="ce29" table:formula="of:=([.$A$9]/([.$A$9]+[.G62]))*[.$A$10]" office:value-type="float" office:value="3.91573969869127" calcext:value-type="float">
            <text:p>3,91574</text:p>
          </table:table-cell>
          <table:table-cell table:style-name="ce67"/>
          <table:table-cell table:style-name="ce90" table:formula="of:=([.$A$13]*[.I62])/[.$A$14]" office:value-type="float" office:value="222.056509708027" calcext:value-type="float">
            <text:p>222</text:p>
          </table:table-cell>
          <table:table-cell table:style-name="ce94" table:formula="of:= ([.$A$13]*[.J62])/[.$A$14]" office:value-type="float" office:value="801.943490291973" calcext:value-type="float">
            <text:p>802</text:p>
          </table:table-cell>
          <table:table-cell table:style-name="ce48"/>
          <table:table-cell table:style-name="ce97" table:formula="of:=(4700/(4700+[.G62]))*[.$A$10]" office:value-type="float" office:value="0.725537160352164" calcext:value-type="float">
            <text:p>0,72554</text:p>
          </table:table-cell>
          <table:table-cell table:style-name="ce101" table:formula="of:=1024-((1024*[.O62])/5)" office:value-type="float" office:value="875.409989559877" calcext:value-type="float">
            <text:p>87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8" calcext:value-type="float">
            <text:p>58</text:p>
          </table:table-cell>
          <table:table-cell table:style-name="ce20"/>
          <table:table-cell table:style-name="ce23" table:formula="of:=[.$A$2]/(EXP([.$A$3]*(1/([.$A$4]+[.$A$5])-1/([.E63]+[.$A$5]))))" office:value-type="float" office:value="26707.2353494051" calcext:value-type="float">
            <text:p>26.707,2</text:p>
          </table:table-cell>
          <table:table-cell table:style-name="ce25"/>
          <table:table-cell table:style-name="ce28" table:formula="of:=([.G63]/([.G63]+[.$A$9]))*[.$A$10]" office:value-type="float" office:value="1.05389543366477" calcext:value-type="float">
            <text:p>1,05390</text:p>
          </table:table-cell>
          <table:table-cell table:style-name="ce29" table:formula="of:=([.$A$9]/([.$A$9]+[.G63]))*[.$A$10]" office:value-type="float" office:value="3.94610456633523" calcext:value-type="float">
            <text:p>3,94610</text:p>
          </table:table-cell>
          <table:table-cell table:style-name="ce67"/>
          <table:table-cell table:style-name="ce90" table:formula="of:=([.$A$13]*[.I63])/[.$A$14]" office:value-type="float" office:value="215.837784814545" calcext:value-type="float">
            <text:p>216</text:p>
          </table:table-cell>
          <table:table-cell table:style-name="ce94" table:formula="of:= ([.$A$13]*[.J63])/[.$A$14]" office:value-type="float" office:value="808.162215185455" calcext:value-type="float">
            <text:p>808</text:p>
          </table:table-cell>
          <table:table-cell table:style-name="ce48"/>
          <table:table-cell table:style-name="ce97" table:formula="of:=(4700/(4700+[.G63]))*[.$A$10]" office:value-type="float" office:value="0.748235231104006" calcext:value-type="float">
            <text:p>0,74824</text:p>
          </table:table-cell>
          <table:table-cell table:style-name="ce101" table:formula="of:=1024-((1024*[.O63])/5)" office:value-type="float" office:value="870.7614246699" calcext:value-type="float">
            <text:p>87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59" calcext:value-type="float">
            <text:p>59</text:p>
          </table:table-cell>
          <table:table-cell table:style-name="ce20"/>
          <table:table-cell table:style-name="ce23" table:formula="of:=[.$A$2]/(EXP([.$A$3]*(1/([.$A$4]+[.$A$5])-1/([.E64]+[.$A$5]))))" office:value-type="float" office:value="25765.1458016937" calcext:value-type="float">
            <text:p>25.765,1</text:p>
          </table:table-cell>
          <table:table-cell table:style-name="ce25"/>
          <table:table-cell table:style-name="ce28" table:formula="of:=([.G64]/([.G64]+[.$A$9]))*[.$A$10]" office:value-type="float" office:value="1.02433570276777" calcext:value-type="float">
            <text:p>1,02434</text:p>
          </table:table-cell>
          <table:table-cell table:style-name="ce29" table:formula="of:=([.$A$9]/([.$A$9]+[.G64]))*[.$A$10]" office:value-type="float" office:value="3.97566429723223" calcext:value-type="float">
            <text:p>3,97566</text:p>
          </table:table-cell>
          <table:table-cell table:style-name="ce67"/>
          <table:table-cell table:style-name="ce90" table:formula="of:=([.$A$13]*[.I64])/[.$A$14]" office:value-type="float" office:value="209.783951926838" calcext:value-type="float">
            <text:p>210</text:p>
          </table:table-cell>
          <table:table-cell table:style-name="ce94" table:formula="of:= ([.$A$13]*[.J64])/[.$A$14]" office:value-type="float" office:value="814.216048073162" calcext:value-type="float">
            <text:p>814</text:p>
          </table:table-cell>
          <table:table-cell table:style-name="ce48"/>
          <table:table-cell table:style-name="ce97" table:formula="of:=(4700/(4700+[.G64]))*[.$A$10]" office:value-type="float" office:value="0.771373298292028" calcext:value-type="float">
            <text:p>0,77137</text:p>
          </table:table-cell>
          <table:table-cell table:style-name="ce101" table:formula="of:=1024-((1024*[.O64])/5)" office:value-type="float" office:value="866.022748509793" calcext:value-type="float">
            <text:p>86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0" calcext:value-type="float">
            <text:p>60</text:p>
          </table:table-cell>
          <table:table-cell table:style-name="ce20"/>
          <table:table-cell table:style-name="ce23" table:formula="of:=[.$A$2]/(EXP([.$A$3]*(1/([.$A$4]+[.$A$5])-1/([.E65]+[.$A$5]))))" office:value-type="float" office:value="24861.6475147338" calcext:value-type="float">
            <text:p>24.861,6</text:p>
          </table:table-cell>
          <table:table-cell table:style-name="ce25"/>
          <table:table-cell table:style-name="ce28" table:formula="of:=([.G65]/([.G65]+[.$A$9]))*[.$A$10]" office:value-type="float" office:value="0.995567814840827" calcext:value-type="float">
            <text:p>0,99557</text:p>
          </table:table-cell>
          <table:table-cell table:style-name="ce29" table:formula="of:=([.$A$9]/([.$A$9]+[.G65]))*[.$A$10]" office:value-type="float" office:value="4.00443218515917" calcext:value-type="float">
            <text:p>4,00443</text:p>
          </table:table-cell>
          <table:table-cell table:style-name="ce67"/>
          <table:table-cell table:style-name="ce90" table:formula="of:=([.$A$13]*[.I65])/[.$A$14]" office:value-type="float" office:value="203.892288479401" calcext:value-type="float">
            <text:p>204</text:p>
          </table:table-cell>
          <table:table-cell table:style-name="ce94" table:formula="of:= ([.$A$13]*[.J65])/[.$A$14]" office:value-type="float" office:value="820.107711520599" calcext:value-type="float">
            <text:p>820</text:p>
          </table:table-cell>
          <table:table-cell table:style-name="ce48"/>
          <table:table-cell table:style-name="ce97" table:formula="of:=(4700/(4700+[.G65]))*[.$A$10]" office:value-type="float" office:value="0.794948927940751" calcext:value-type="float">
            <text:p>0,79495</text:p>
          </table:table-cell>
          <table:table-cell table:style-name="ce101" table:formula="of:=1024-((1024*[.O65])/5)" office:value-type="float" office:value="861.194459557734" calcext:value-type="float">
            <text:p>86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61" calcext:value-type="float">
            <text:p>61</text:p>
          </table:table-cell>
          <table:table-cell table:style-name="ce20"/>
          <table:table-cell table:style-name="ce23" table:formula="of:=[.$A$2]/(EXP([.$A$3]*(1/([.$A$4]+[.$A$5])-1/([.E66]+[.$A$5]))))" office:value-type="float" office:value="23994.9579961443" calcext:value-type="float">
            <text:p>23.995,0</text:p>
          </table:table-cell>
          <table:table-cell table:style-name="ce25"/>
          <table:table-cell table:style-name="ce28" table:formula="of:=([.G66]/([.G66]+[.$A$9]))*[.$A$10]" office:value-type="float" office:value="0.967577971875696" calcext:value-type="float">
            <text:p>0,96758</text:p>
          </table:table-cell>
          <table:table-cell table:style-name="ce29" table:formula="of:=([.$A$9]/([.$A$9]+[.G66]))*[.$A$10]" office:value-type="float" office:value="4.0324220281243" calcext:value-type="float">
            <text:p>4,03242</text:p>
          </table:table-cell>
          <table:table-cell table:style-name="ce48"/>
          <table:table-cell table:style-name="ce90" table:formula="of:=([.$A$13]*[.I66])/[.$A$14]" office:value-type="float" office:value="198.159968640142" calcext:value-type="float">
            <text:p>198</text:p>
          </table:table-cell>
          <table:table-cell table:style-name="ce94" table:formula="of:= ([.$A$13]*[.J66])/[.$A$14]" office:value-type="float" office:value="825.840031359857" calcext:value-type="float">
            <text:p>826</text:p>
          </table:table-cell>
          <table:table-cell table:style-name="ce48"/>
          <table:table-cell table:style-name="ce97" table:formula="of:=(4700/(4700+[.G66]))*[.$A$10]" office:value-type="float" office:value="0.818959205417122" calcext:value-type="float">
            <text:p>0,81896</text:p>
          </table:table-cell>
          <table:table-cell table:style-name="ce101" table:formula="of:=1024-((1024*[.O66])/5)" office:value-type="float" office:value="856.277154730573" calcext:value-type="float">
            <text:p>85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2" calcext:value-type="float">
            <text:p>62</text:p>
          </table:table-cell>
          <table:table-cell table:style-name="ce20"/>
          <table:table-cell table:style-name="ce23" table:formula="of:=[.$A$2]/(EXP([.$A$3]*(1/([.$A$4]+[.$A$5])-1/([.E67]+[.$A$5]))))" office:value-type="float" office:value="23163.3858470559" calcext:value-type="float">
            <text:p>23.163,4</text:p>
          </table:table-cell>
          <table:table-cell table:style-name="ce25"/>
          <table:table-cell table:style-name="ce28" table:formula="of:=([.G67]/([.G67]+[.$A$9]))*[.$A$10]" office:value-type="float" office:value="0.940351943386005" calcext:value-type="float">
            <text:p>0,94035</text:p>
          </table:table-cell>
          <table:table-cell table:style-name="ce29" table:formula="of:=([.$A$9]/([.$A$9]+[.G67]))*[.$A$10]" office:value-type="float" office:value="4.059648056614" calcext:value-type="float">
            <text:p>4,05965</text:p>
          </table:table-cell>
          <table:table-cell table:style-name="ce48"/>
          <table:table-cell table:style-name="ce90" table:formula="of:=([.$A$13]*[.I67])/[.$A$14]" office:value-type="float" office:value="192.584078005454" calcext:value-type="float">
            <text:p>193</text:p>
          </table:table-cell>
          <table:table-cell table:style-name="ce94" table:formula="of:= ([.$A$13]*[.J67])/[.$A$14]" office:value-type="float" office:value="831.415921994546" calcext:value-type="float">
            <text:p>831</text:p>
          </table:table-cell>
          <table:table-cell table:style-name="ce48"/>
          <table:table-cell table:style-name="ce97" table:formula="of:=(4700/(4700+[.G67]))*[.$A$10]" office:value-type="float" office:value="0.843400731303553" calcext:value-type="float">
            <text:p>0,84340</text:p>
          </table:table-cell>
          <table:table-cell table:style-name="ce101" table:formula="of:=1024-((1024*[.O67])/5)" office:value-type="float" office:value="851.271530229032" calcext:value-type="float">
            <text:p>85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3" calcext:value-type="float">
            <text:p>63</text:p>
          </table:table-cell>
          <table:table-cell table:style-name="ce20"/>
          <table:table-cell table:style-name="ce23" table:formula="of:=[.$A$2]/(EXP([.$A$3]*(1/([.$A$4]+[.$A$5])-1/([.E68]+[.$A$5]))))" office:value-type="float" office:value="22365.3256801187" calcext:value-type="float">
            <text:p>22.365,3</text:p>
          </table:table-cell>
          <table:table-cell table:style-name="ce25"/>
          <table:table-cell table:style-name="ce28" table:formula="of:=([.G68]/([.G68]+[.$A$9]))*[.$A$10]" office:value-type="float" office:value="0.913875133981379" calcext:value-type="float">
            <text:p>0,91388</text:p>
          </table:table-cell>
          <table:table-cell table:style-name="ce29" table:formula="of:=([.$A$9]/([.$A$9]+[.G68]))*[.$A$10]" office:value-type="float" office:value="4.08612486601862" calcext:value-type="float">
            <text:p>4,08612</text:p>
          </table:table-cell>
          <table:table-cell table:style-name="ce48"/>
          <table:table-cell table:style-name="ce90" table:formula="of:=([.$A$13]*[.I68])/[.$A$14]" office:value-type="float" office:value="187.161627439386" calcext:value-type="float">
            <text:p>187</text:p>
          </table:table-cell>
          <table:table-cell table:style-name="ce94" table:formula="of:= ([.$A$13]*[.J68])/[.$A$14]" office:value-type="float" office:value="836.838372560614" calcext:value-type="float">
            <text:p>837</text:p>
          </table:table-cell>
          <table:table-cell table:style-name="ce48"/>
          <table:table-cell table:style-name="ce97" table:formula="of:=(4700/(4700+[.G68]))*[.$A$10]" office:value-type="float" office:value="0.868269618394517" calcext:value-type="float">
            <text:p>0,86827</text:p>
          </table:table-cell>
          <table:table-cell table:style-name="ce101" table:formula="of:=1024-((1024*[.O68])/5)" office:value-type="float" office:value="846.178382152803" calcext:value-type="float">
            <text:p>84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4" calcext:value-type="float">
            <text:p>64</text:p>
          </table:table-cell>
          <table:table-cell table:style-name="ce20"/>
          <table:table-cell table:style-name="ce23" table:formula="of:=[.$A$2]/(EXP([.$A$3]*(1/([.$A$4]+[.$A$5])-1/([.E69]+[.$A$5]))))" office:value-type="float" office:value="21599.2533438987" calcext:value-type="float">
            <text:p>21.599,3</text:p>
          </table:table-cell>
          <table:table-cell table:style-name="ce25"/>
          <table:table-cell table:style-name="ce28" table:formula="of:=([.G69]/([.G69]+[.$A$9]))*[.$A$10]" office:value-type="float" office:value="0.888132646785797" calcext:value-type="float">
            <text:p>0,88813</text:p>
          </table:table-cell>
          <table:table-cell table:style-name="ce29" table:formula="of:=([.$A$9]/([.$A$9]+[.G69]))*[.$A$10]" office:value-type="float" office:value="4.1118673532142" calcext:value-type="float">
            <text:p>4,11187</text:p>
          </table:table-cell>
          <table:table-cell table:style-name="ce48"/>
          <table:table-cell table:style-name="ce90" table:formula="of:=([.$A$13]*[.I69])/[.$A$14]" office:value-type="float" office:value="181.889566061731" calcext:value-type="float">
            <text:p>182</text:p>
          </table:table-cell>
          <table:table-cell table:style-name="ce94" table:formula="of:= ([.$A$13]*[.J69])/[.$A$14]" office:value-type="float" office:value="842.110433938269" calcext:value-type="float">
            <text:p>842</text:p>
          </table:table-cell>
          <table:table-cell table:style-name="ce48"/>
          <table:table-cell table:style-name="ce97" table:formula="of:=(4700/(4700+[.G69]))*[.$A$10]" office:value-type="float" office:value="0.893561489853167" calcext:value-type="float">
            <text:p>0,89356</text:p>
          </table:table-cell>
          <table:table-cell table:style-name="ce101" table:formula="of:=1024-((1024*[.O69])/5)" office:value-type="float" office:value="840.998606878071" calcext:value-type="float">
            <text:p>84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5" calcext:value-type="float">
            <text:p>65</text:p>
          </table:table-cell>
          <table:table-cell table:style-name="ce20"/>
          <table:table-cell table:style-name="ce23" table:formula="of:=[.$A$2]/(EXP([.$A$3]*(1/([.$A$4]+[.$A$5])-1/([.E70]+[.$A$5]))))" office:value-type="float" office:value="20863.7214338597" calcext:value-type="float">
            <text:p>20.863,7</text:p>
          </table:table-cell>
          <table:table-cell table:style-name="ce25"/>
          <table:table-cell table:style-name="ce28" table:formula="of:=([.G70]/([.G70]+[.$A$9]))*[.$A$10]" office:value-type="float" office:value="0.86310934275166" calcext:value-type="float">
            <text:p>0,86311</text:p>
          </table:table-cell>
          <table:table-cell table:style-name="ce29" table:formula="of:=([.$A$9]/([.$A$9]+[.G70]))*[.$A$10]" office:value-type="float" office:value="4.13689065724834" calcext:value-type="float">
            <text:p>4,13689</text:p>
          </table:table-cell>
          <table:table-cell table:style-name="ce48"/>
          <table:table-cell table:style-name="ce90" table:formula="of:=([.$A$13]*[.I70])/[.$A$14]" office:value-type="float" office:value="176.76479339554" calcext:value-type="float">
            <text:p>177</text:p>
          </table:table-cell>
          <table:table-cell table:style-name="ce94" table:formula="of:= ([.$A$13]*[.J70])/[.$A$14]" office:value-type="float" office:value="847.23520660446" calcext:value-type="float">
            <text:p>847</text:p>
          </table:table-cell>
          <table:table-cell table:style-name="ce48"/>
          <table:table-cell table:style-name="ce97" table:formula="of:=(4700/(4700+[.G70]))*[.$A$10]" office:value-type="float" office:value="0.919271478559994" calcext:value-type="float">
            <text:p>0,91927</text:p>
          </table:table-cell>
          <table:table-cell table:style-name="ce101" table:formula="of:=1024-((1024*[.O70])/5)" office:value-type="float" office:value="835.733201190913" calcext:value-type="float">
            <text:p>83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66" calcext:value-type="float">
            <text:p>66</text:p>
          </table:table-cell>
          <table:table-cell table:style-name="ce20"/>
          <table:table-cell table:style-name="ce23" table:formula="of:=[.$A$2]/(EXP([.$A$3]*(1/([.$A$4]+[.$A$5])-1/([.E71]+[.$A$5]))))" office:value-type="float" office:value="20157.3550714895" calcext:value-type="float">
            <text:p>20.157,4</text:p>
          </table:table-cell>
          <table:table-cell table:style-name="ce25"/>
          <table:table-cell table:style-name="ce28" table:formula="of:=([.G71]/([.G71]+[.$A$9]))*[.$A$10]" office:value-type="float" office:value="0.838789895945055" calcext:value-type="float">
            <text:p>0,83879</text:p>
          </table:table-cell>
          <table:table-cell table:style-name="ce29" table:formula="of:=([.$A$9]/([.$A$9]+[.G71]))*[.$A$10]" office:value-type="float" office:value="4.16121010405495" calcext:value-type="float">
            <text:p>4,16121</text:p>
          </table:table-cell>
          <table:table-cell table:style-name="ce48"/>
          <table:table-cell table:style-name="ce90" table:formula="of:=([.$A$13]*[.I71])/[.$A$14]" office:value-type="float" office:value="171.784170689547" calcext:value-type="float">
            <text:p>172</text:p>
          </table:table-cell>
          <table:table-cell table:style-name="ce94" table:formula="of:= ([.$A$13]*[.J71])/[.$A$14]" office:value-type="float" office:value="852.215829310453" calcext:value-type="float">
            <text:p>852</text:p>
          </table:table-cell>
          <table:table-cell table:style-name="ce48"/>
          <table:table-cell table:style-name="ce97" table:formula="of:=(4700/(4700+[.G71]))*[.$A$10]" office:value-type="float" office:value="0.94539422768087" calcext:value-type="float">
            <text:p>0,94539</text:p>
          </table:table-cell>
          <table:table-cell table:style-name="ce101" table:formula="of:=1024-((1024*[.O71])/5)" office:value-type="float" office:value="830.383262170958" calcext:value-type="float">
            <text:p>83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7" calcext:value-type="float">
            <text:p>67</text:p>
          </table:table-cell>
          <table:table-cell table:style-name="ce20"/>
          <table:table-cell table:style-name="ce23" table:formula="of:=[.$A$2]/(EXP([.$A$3]*(1/([.$A$4]+[.$A$5])-1/([.E72]+[.$A$5]))))" office:value-type="float" office:value="19478.8479343944" calcext:value-type="float">
            <text:p>19.478,8</text:p>
          </table:table-cell>
          <table:table-cell table:style-name="ce25"/>
          <table:table-cell table:style-name="ce28" table:formula="of:=([.G72]/([.G72]+[.$A$9]))*[.$A$10]" office:value-type="float" office:value="0.81515884489823" calcext:value-type="float">
            <text:p>0,81516</text:p>
          </table:table-cell>
          <table:table-cell table:style-name="ce29" table:formula="of:=([.$A$9]/([.$A$9]+[.G72]))*[.$A$10]" office:value-type="float" office:value="4.18484115510177" calcext:value-type="float">
            <text:p>4,18484</text:p>
          </table:table-cell>
          <table:table-cell table:style-name="ce48"/>
          <table:table-cell table:style-name="ce90" table:formula="of:=([.$A$13]*[.I72])/[.$A$14]" office:value-type="float" office:value="166.944531435157" calcext:value-type="float">
            <text:p>167</text:p>
          </table:table-cell>
          <table:table-cell table:style-name="ce94" table:formula="of:= ([.$A$13]*[.J72])/[.$A$14]" office:value-type="float" office:value="857.055468564843" calcext:value-type="float">
            <text:p>857</text:p>
          </table:table-cell>
          <table:table-cell table:style-name="ce48"/>
          <table:table-cell table:style-name="ce97" table:formula="of:=(4700/(4700+[.G72]))*[.$A$10]" office:value-type="float" office:value="0.971923892476747" calcext:value-type="float">
            <text:p>0,97192</text:p>
          </table:table-cell>
          <table:table-cell table:style-name="ce101" table:formula="of:=1024-((1024*[.O72])/5)" office:value-type="float" office:value="824.949986820762" calcext:value-type="float">
            <text:p>82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8" calcext:value-type="float">
            <text:p>68</text:p>
          </table:table-cell>
          <table:table-cell table:style-name="ce20"/>
          <table:table-cell table:style-name="ce23" table:formula="of:=[.$A$2]/(EXP([.$A$3]*(1/([.$A$4]+[.$A$5])-1/([.E73]+[.$A$5]))))" office:value-type="float" office:value="18826.9585213568" calcext:value-type="float">
            <text:p>18.827,0</text:p>
          </table:table-cell>
          <table:table-cell table:style-name="ce25"/>
          <table:table-cell table:style-name="ce28" table:formula="of:=([.G73]/([.G73]+[.$A$9]))*[.$A$10]" office:value-type="float" office:value="0.79220064014232" calcext:value-type="float">
            <text:p>0,79220</text:p>
          </table:table-cell>
          <table:table-cell table:style-name="ce29" table:formula="of:=([.$A$9]/([.$A$9]+[.G73]))*[.$A$10]" office:value-type="float" office:value="4.20779935985768" calcext:value-type="float">
            <text:p>4,20780</text:p>
          </table:table-cell>
          <table:table-cell table:style-name="ce48"/>
          <table:table-cell table:style-name="ce90" table:formula="of:=([.$A$13]*[.I73])/[.$A$14]" office:value-type="float" office:value="162.242691101147" calcext:value-type="float">
            <text:p>162</text:p>
          </table:table-cell>
          <table:table-cell table:style-name="ce94" table:formula="of:= ([.$A$13]*[.J73])/[.$A$14]" office:value-type="float" office:value="861.757308898853" calcext:value-type="float">
            <text:p>862</text:p>
          </table:table-cell>
          <table:table-cell table:style-name="ce48"/>
          <table:table-cell table:style-name="ce97" table:formula="of:=(4700/(4700+[.G73]))*[.$A$10]" office:value-type="float" office:value="0.998854143372069" calcext:value-type="float">
            <text:p>0,99885</text:p>
          </table:table-cell>
          <table:table-cell table:style-name="ce101" table:formula="of:=1024-((1024*[.O73])/5)" office:value-type="float" office:value="819.4346714374" calcext:value-type="float">
            <text:p>81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69" calcext:value-type="float">
            <text:p>69</text:p>
          </table:table-cell>
          <table:table-cell table:style-name="ce20"/>
          <table:table-cell table:style-name="ce23" table:formula="of:=[.$A$2]/(EXP([.$A$3]*(1/([.$A$4]+[.$A$5])-1/([.E74]+[.$A$5]))))" office:value-type="float" office:value="18200.5066374401" calcext:value-type="float">
            <text:p>18.200,5</text:p>
          </table:table-cell>
          <table:table-cell table:style-name="ce25"/>
          <table:table-cell table:style-name="ce28" table:formula="of:=([.G74]/([.G74]+[.$A$9]))*[.$A$10]" office:value-type="float" office:value="0.769899688047321" calcext:value-type="float">
            <text:p>0,76990</text:p>
          </table:table-cell>
          <table:table-cell table:style-name="ce29" table:formula="of:=([.$A$9]/([.$A$9]+[.G74]))*[.$A$10]" office:value-type="float" office:value="4.23010031195268" calcext:value-type="float">
            <text:p>4,23010</text:p>
          </table:table-cell>
          <table:table-cell table:style-name="ce48"/>
          <table:table-cell table:style-name="ce90" table:formula="of:=([.$A$13]*[.I74])/[.$A$14]" office:value-type="float" office:value="157.675456112091" calcext:value-type="float">
            <text:p>158</text:p>
          </table:table-cell>
          <table:table-cell table:style-name="ce94" table:formula="of:= ([.$A$13]*[.J74])/[.$A$14]" office:value-type="float" office:value="866.324543887909" calcext:value-type="float">
            <text:p>866</text:p>
          </table:table-cell>
          <table:table-cell table:style-name="ce48"/>
          <table:table-cell table:style-name="ce97" table:formula="of:=(4700/(4700+[.G74]))*[.$A$10]" office:value-type="float" office:value="1.02617817029339" calcext:value-type="float">
            <text:p>1,02618</text:p>
          </table:table-cell>
          <table:table-cell table:style-name="ce101" table:formula="of:=1024-((1024*[.O74])/5)" office:value-type="float" office:value="813.838710723913" calcext:value-type="float">
            <text:p>81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0" calcext:value-type="float">
            <text:p>70</text:p>
          </table:table-cell>
          <table:table-cell table:style-name="ce20"/>
          <table:table-cell table:style-name="ce23" table:formula="of:=[.$A$2]/(EXP([.$A$3]*(1/([.$A$4]+[.$A$5])-1/([.E75]+[.$A$5]))))" office:value-type="float" office:value="17598.3700852338" calcext:value-type="float">
            <text:p>17.598,4</text:p>
          </table:table-cell>
          <table:table-cell table:style-name="ce25"/>
          <table:table-cell table:style-name="ce28" table:formula="of:=([.G75]/([.G75]+[.$A$9]))*[.$A$10]" office:value-type="float" office:value="0.748240391107408" calcext:value-type="float">
            <text:p>0,74824</text:p>
          </table:table-cell>
          <table:table-cell table:style-name="ce29" table:formula="of:=([.$A$9]/([.$A$9]+[.G75]))*[.$A$10]" office:value-type="float" office:value="4.25175960889259" calcext:value-type="float">
            <text:p>4,25176</text:p>
          </table:table-cell>
          <table:table-cell table:style-name="ce48"/>
          <table:table-cell table:style-name="ce90" table:formula="of:=([.$A$13]*[.I75])/[.$A$14]" office:value-type="float" office:value="153.239632098797" calcext:value-type="float">
            <text:p>153</text:p>
          </table:table-cell>
          <table:table-cell table:style-name="ce94" table:formula="of:= ([.$A$13]*[.J75])/[.$A$14]" office:value-type="float" office:value="870.760367901203" calcext:value-type="float">
            <text:p>871</text:p>
          </table:table-cell>
          <table:table-cell table:style-name="ce48"/>
          <table:table-cell table:style-name="ce97" table:formula="of:=(4700/(4700+[.G75]))*[.$A$10]" office:value-type="float" office:value="1.05388868828408" calcext:value-type="float">
            <text:p>1,05389</text:p>
          </table:table-cell>
          <table:table-cell table:style-name="ce101" table:formula="of:=1024-((1024*[.O75])/5)" office:value-type="float" office:value="808.163596639421" calcext:value-type="float">
            <text:p>808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71" calcext:value-type="float">
            <text:p>71</text:p>
          </table:table-cell>
          <table:table-cell table:style-name="ce20"/>
          <table:table-cell table:style-name="ce23" table:formula="of:=[.$A$2]/(EXP([.$A$3]*(1/([.$A$4]+[.$A$5])-1/([.E76]+[.$A$5]))))" office:value-type="float" office:value="17019.4815492666" calcext:value-type="float">
            <text:p>17.019,5</text:p>
          </table:table-cell>
          <table:table-cell table:style-name="ce25"/>
          <table:table-cell table:style-name="ce28" table:formula="of:=([.G76]/([.G76]+[.$A$9]))*[.$A$10]" office:value-type="float" office:value="0.727207184818249" calcext:value-type="float">
            <text:p>0,72721</text:p>
          </table:table-cell>
          <table:table-cell table:style-name="ce29" table:formula="of:=([.$A$9]/([.$A$9]+[.G76]))*[.$A$10]" office:value-type="float" office:value="4.27279281518175" calcext:value-type="float">
            <text:p>4,27279</text:p>
          </table:table-cell>
          <table:table-cell table:style-name="ce48"/>
          <table:table-cell table:style-name="ce90" table:formula="of:=([.$A$13]*[.I76])/[.$A$14]" office:value-type="float" office:value="148.932031450777" calcext:value-type="float">
            <text:p>149</text:p>
          </table:table-cell>
          <table:table-cell table:style-name="ce94" table:formula="of:= ([.$A$13]*[.J76])/[.$A$14]" office:value-type="float" office:value="875.067968549223" calcext:value-type="float">
            <text:p>875</text:p>
          </table:table-cell>
          <table:table-cell table:style-name="ce48"/>
          <table:table-cell table:style-name="ce97" table:formula="of:=(4700/(4700+[.G76]))*[.$A$10]" office:value-type="float" office:value="1.08197794439497" calcext:value-type="float">
            <text:p>1,08198</text:p>
          </table:table-cell>
          <table:table-cell table:style-name="ce101" table:formula="of:=1024-((1024*[.O76])/5)" office:value-type="float" office:value="802.41091698791" calcext:value-type="float">
            <text:p>80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2" calcext:value-type="float">
            <text:p>72</text:p>
          </table:table-cell>
          <table:table-cell table:style-name="ce20"/>
          <table:table-cell table:style-name="ce23" table:formula="of:=[.$A$2]/(EXP([.$A$3]*(1/([.$A$4]+[.$A$5])-1/([.E77]+[.$A$5]))))" office:value-type="float" office:value="16462.8256614888" calcext:value-type="float">
            <text:p>16.462,8</text:p>
          </table:table-cell>
          <table:table-cell table:style-name="ce25"/>
          <table:table-cell table:style-name="ce28" table:formula="of:=([.G77]/([.G77]+[.$A$9]))*[.$A$10]" office:value-type="float" office:value="0.706784571299157" calcext:value-type="float">
            <text:p>0,70678</text:p>
          </table:table-cell>
          <table:table-cell table:style-name="ce29" table:formula="of:=([.$A$9]/([.$A$9]+[.G77]))*[.$A$10]" office:value-type="float" office:value="4.29321542870084" calcext:value-type="float">
            <text:p>4,29322</text:p>
          </table:table-cell>
          <table:table-cell table:style-name="ce48"/>
          <table:table-cell table:style-name="ce90" table:formula="of:=([.$A$13]*[.I77])/[.$A$14]" office:value-type="float" office:value="144.749480202067" calcext:value-type="float">
            <text:p>145</text:p>
          </table:table-cell>
          <table:table-cell table:style-name="ce94" table:formula="of:= ([.$A$13]*[.J77])/[.$A$14]" office:value-type="float" office:value="879.250519797933" calcext:value-type="float">
            <text:p>879</text:p>
          </table:table-cell>
          <table:table-cell table:style-name="ce48"/>
          <table:table-cell table:style-name="ce97" table:formula="of:=(4700/(4700+[.G77]))*[.$A$10]" office:value-type="float" office:value="1.1104377258451" calcext:value-type="float">
            <text:p>1,11044</text:p>
          </table:table-cell>
          <table:table-cell table:style-name="ce101" table:formula="of:=1024-((1024*[.O77])/5)" office:value-type="float" office:value="796.582353746923" calcext:value-type="float">
            <text:p>79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3" calcext:value-type="float">
            <text:p>73</text:p>
          </table:table-cell>
          <table:table-cell table:style-name="ce20"/>
          <table:table-cell table:style-name="ce23" table:formula="of:=[.$A$2]/(EXP([.$A$3]*(1/([.$A$4]+[.$A$5])-1/([.E78]+[.$A$5]))))" office:value-type="float" office:value="15927.4362365293" calcext:value-type="float">
            <text:p>15.927,4</text:p>
          </table:table-cell>
          <table:table-cell table:style-name="ce25"/>
          <table:table-cell table:style-name="ce28" table:formula="of:=([.G78]/([.G78]+[.$A$9]))*[.$A$10]" office:value-type="float" office:value="0.686957149817071" calcext:value-type="float">
            <text:p>0,68696</text:p>
          </table:table-cell>
          <table:table-cell table:style-name="ce29" table:formula="of:=([.$A$9]/([.$A$9]+[.G78]))*[.$A$10]" office:value-type="float" office:value="4.31304285018293" calcext:value-type="float">
            <text:p>4,31304</text:p>
          </table:table-cell>
          <table:table-cell table:style-name="ce48"/>
          <table:table-cell table:style-name="ce90" table:formula="of:=([.$A$13]*[.I78])/[.$A$14]" office:value-type="float" office:value="140.688824282536" calcext:value-type="float">
            <text:p>141</text:p>
          </table:table-cell>
          <table:table-cell table:style-name="ce94" table:formula="of:= ([.$A$13]*[.J78])/[.$A$14]" office:value-type="float" office:value="883.311175717464" calcext:value-type="float">
            <text:p>883</text:p>
          </table:table-cell>
          <table:table-cell table:style-name="ce48"/>
          <table:table-cell table:style-name="ce97" table:formula="of:=(4700/(4700+[.G78]))*[.$A$10]" office:value-type="float" office:value="1.13925936944038" calcext:value-type="float">
            <text:p>1,13926</text:p>
          </table:table-cell>
          <table:table-cell table:style-name="ce101" table:formula="of:=1024-((1024*[.O78])/5)" office:value-type="float" office:value="790.67968113861" calcext:value-type="float">
            <text:p>79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4" calcext:value-type="float">
            <text:p>74</text:p>
          </table:table-cell>
          <table:table-cell table:style-name="ce20"/>
          <table:table-cell table:style-name="ce23" table:formula="of:=[.$A$2]/(EXP([.$A$3]*(1/([.$A$4]+[.$A$5])-1/([.E79]+[.$A$5]))))" office:value-type="float" office:value="15412.3936661878" calcext:value-type="float">
            <text:p>15.412,4</text:p>
          </table:table-cell>
          <table:table-cell table:style-name="ce25"/>
          <table:table-cell table:style-name="ce28" table:formula="of:=([.G79]/([.G79]+[.$A$9]))*[.$A$10]" office:value-type="float" office:value="0.667709644371717" calcext:value-type="float">
            <text:p>0,66771</text:p>
          </table:table-cell>
          <table:table-cell table:style-name="ce29" table:formula="of:=([.$A$9]/([.$A$9]+[.G79]))*[.$A$10]" office:value-type="float" office:value="4.33229035562828" calcext:value-type="float">
            <text:p>4,33229</text:p>
          </table:table-cell>
          <table:table-cell table:style-name="ce48"/>
          <table:table-cell table:style-name="ce90" table:formula="of:=([.$A$13]*[.I79])/[.$A$14]" office:value-type="float" office:value="136.746935167328" calcext:value-type="float">
            <text:p>137</text:p>
          </table:table-cell>
          <table:table-cell table:style-name="ce94" table:formula="of:= ([.$A$13]*[.J79])/[.$A$14]" office:value-type="float" office:value="887.253064832673" calcext:value-type="float">
            <text:p>887</text:p>
          </table:table-cell>
          <table:table-cell table:style-name="ce48"/>
          <table:table-cell table:style-name="ce97" table:formula="of:=(4700/(4700+[.G79]))*[.$A$10]" office:value-type="float" office:value="1.16843377223206" calcext:value-type="float">
            <text:p>1,16843</text:p>
          </table:table-cell>
          <table:table-cell table:style-name="ce101" table:formula="of:=1024-((1024*[.O79])/5)" office:value-type="float" office:value="784.704763446874" calcext:value-type="float">
            <text:p>78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5" calcext:value-type="float">
            <text:p>75</text:p>
          </table:table-cell>
          <table:table-cell table:style-name="ce20"/>
          <table:table-cell table:style-name="ce23" table:formula="of:=[.$A$2]/(EXP([.$A$3]*(1/([.$A$4]+[.$A$5])-1/([.E80]+[.$A$5]))))" office:value-type="float" office:value="14916.822463316" calcext:value-type="float">
            <text:p>14.916,8</text:p>
          </table:table-cell>
          <table:table-cell table:style-name="ce25"/>
          <table:table-cell table:style-name="ce28" table:formula="of:=([.G80]/([.G80]+[.$A$9]))*[.$A$10]" office:value-type="float" office:value="0.649026928502036" calcext:value-type="float">
            <text:p>0,64903</text:p>
          </table:table-cell>
          <table:table-cell table:style-name="ce29" table:formula="of:=([.$A$9]/([.$A$9]+[.G80]))*[.$A$10]" office:value-type="float" office:value="4.35097307149796" calcext:value-type="float">
            <text:p>4,35097</text:p>
          </table:table-cell>
          <table:table-cell table:style-name="ce48"/>
          <table:table-cell table:style-name="ce90" table:formula="of:=([.$A$13]*[.I80])/[.$A$14]" office:value-type="float" office:value="132.920714957217" calcext:value-type="float">
            <text:p>133</text:p>
          </table:table-cell>
          <table:table-cell table:style-name="ce94" table:formula="of:= ([.$A$13]*[.J80])/[.$A$14]" office:value-type="float" office:value="891.079285042783" calcext:value-type="float">
            <text:p>891</text:p>
          </table:table-cell>
          <table:table-cell table:style-name="ce48"/>
          <table:table-cell table:style-name="ce97" table:formula="of:=(4700/(4700+[.G80]))*[.$A$10]" office:value-type="float" office:value="1.19795140339093" calcext:value-type="float">
            <text:p>1,19795</text:p>
          </table:table-cell>
          <table:table-cell table:style-name="ce101" table:formula="of:=1024-((1024*[.O80])/5)" office:value-type="float" office:value="778.659552585538" calcext:value-type="float">
            <text:p>779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76" calcext:value-type="float">
            <text:p>76</text:p>
          </table:table-cell>
          <table:table-cell table:style-name="ce20"/>
          <table:table-cell table:style-name="ce23" table:formula="of:=[.$A$2]/(EXP([.$A$3]*(1/([.$A$4]+[.$A$5])-1/([.E81]+[.$A$5]))))" office:value-type="float" office:value="14439.8889458944" calcext:value-type="float">
            <text:p>14.439,9</text:p>
          </table:table-cell>
          <table:table-cell table:style-name="ce25"/>
          <table:table-cell table:style-name="ce28" table:formula="of:=([.G81]/([.G81]+[.$A$9]))*[.$A$10]" office:value-type="float" office:value="0.630894047473316" calcext:value-type="float">
            <text:p>0,63089</text:p>
          </table:table-cell>
          <table:table-cell table:style-name="ce29" table:formula="of:=([.$A$9]/([.$A$9]+[.G81]))*[.$A$10]" office:value-type="float" office:value="4.36910595252668" calcext:value-type="float">
            <text:p>4,36911</text:p>
          </table:table-cell>
          <table:table-cell table:style-name="ce48"/>
          <table:table-cell table:style-name="ce90" table:formula="of:=([.$A$13]*[.I81])/[.$A$14]" office:value-type="float" office:value="129.207100922535" calcext:value-type="float">
            <text:p>129</text:p>
          </table:table-cell>
          <table:table-cell table:style-name="ce94" table:formula="of:= ([.$A$13]*[.J81])/[.$A$14]" office:value-type="float" office:value="894.792899077465" calcext:value-type="float">
            <text:p>895</text:p>
          </table:table-cell>
          <table:table-cell table:style-name="ce48"/>
          <table:table-cell table:style-name="ce97" table:formula="of:=(4700/(4700+[.G81]))*[.$A$10]" office:value-type="float" office:value="1.22780231726688" calcext:value-type="float">
            <text:p>1,22780</text:p>
          </table:table-cell>
          <table:table-cell table:style-name="ce101" table:formula="of:=1024-((1024*[.O81])/5)" office:value-type="float" office:value="772.546085423742" calcext:value-type="float">
            <text:p>77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7" calcext:value-type="float">
            <text:p>77</text:p>
          </table:table-cell>
          <table:table-cell table:style-name="ce20"/>
          <table:table-cell table:style-name="ce23" table:formula="of:=[.$A$2]/(EXP([.$A$3]*(1/([.$A$4]+[.$A$5])-1/([.E82]+[.$A$5]))))" office:value-type="float" office:value="13980.7990527131" calcext:value-type="float">
            <text:p>13.980,8</text:p>
          </table:table-cell>
          <table:table-cell table:style-name="ce25"/>
          <table:table-cell table:style-name="ce28" table:formula="of:=([.G82]/([.G82]+[.$A$9]))*[.$A$10]" office:value-type="float" office:value="0.613296238002654" calcext:value-type="float">
            <text:p>0,61330</text:p>
          </table:table-cell>
          <table:table-cell table:style-name="ce29" table:formula="of:=([.$A$9]/([.$A$9]+[.G82]))*[.$A$10]" office:value-type="float" office:value="4.38670376199735" calcext:value-type="float">
            <text:p>4,38670</text:p>
          </table:table-cell>
          <table:table-cell table:style-name="ce48"/>
          <table:table-cell table:style-name="ce90" table:formula="of:=([.$A$13]*[.I82])/[.$A$14]" office:value-type="float" office:value="125.603069542944" calcext:value-type="float">
            <text:p>126</text:p>
          </table:table-cell>
          <table:table-cell table:style-name="ce94" table:formula="of:= ([.$A$13]*[.J82])/[.$A$14]" office:value-type="float" office:value="898.396930457056" calcext:value-type="float">
            <text:p>898</text:p>
          </table:table-cell>
          <table:table-cell table:style-name="ce48"/>
          <table:table-cell table:style-name="ce97" table:formula="of:=(4700/(4700+[.G82]))*[.$A$10]" office:value-type="float" office:value="1.25797616759798" calcext:value-type="float">
            <text:p>1,25798</text:p>
          </table:table-cell>
          <table:table-cell table:style-name="ce101" table:formula="of:=1024-((1024*[.O82])/5)" office:value-type="float" office:value="766.366480875934" calcext:value-type="float">
            <text:p>76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8" calcext:value-type="float">
            <text:p>78</text:p>
          </table:table-cell>
          <table:table-cell table:style-name="ce20"/>
          <table:table-cell table:style-name="ce23" table:formula="of:=[.$A$2]/(EXP([.$A$3]*(1/([.$A$4]+[.$A$5])-1/([.E83]+[.$A$5]))))" office:value-type="float" office:value="13538.7962826255" calcext:value-type="float">
            <text:p>13.538,8</text:p>
          </table:table-cell>
          <table:table-cell table:style-name="ce25"/>
          <table:table-cell table:style-name="ce28" table:formula="of:=([.G83]/([.G83]+[.$A$9]))*[.$A$10]" office:value-type="float" office:value="0.596218945677573" calcext:value-type="float">
            <text:p>0,59622</text:p>
          </table:table-cell>
          <table:table-cell table:style-name="ce29" table:formula="of:=([.$A$9]/([.$A$9]+[.G83]))*[.$A$10]" office:value-type="float" office:value="4.40378105432243" calcext:value-type="float">
            <text:p>4,40378</text:p>
          </table:table-cell>
          <table:table-cell table:style-name="ce48"/>
          <table:table-cell table:style-name="ce90" table:formula="of:=([.$A$13]*[.I83])/[.$A$14]" office:value-type="float" office:value="122.105640074767" calcext:value-type="float">
            <text:p>122</text:p>
          </table:table-cell>
          <table:table-cell table:style-name="ce94" table:formula="of:= ([.$A$13]*[.J83])/[.$A$14]" office:value-type="float" office:value="901.894359925233" calcext:value-type="float">
            <text:p>902</text:p>
          </table:table-cell>
          <table:table-cell table:style-name="ce48"/>
          <table:table-cell table:style-name="ce97" table:formula="of:=(4700/(4700+[.G83]))*[.$A$10]" office:value-type="float" office:value="1.28846222282697" calcext:value-type="float">
            <text:p>1,28846</text:p>
          </table:table-cell>
          <table:table-cell table:style-name="ce101" table:formula="of:=1024-((1024*[.O83])/5)" office:value-type="float" office:value="760.122936765036" calcext:value-type="float">
            <text:p>76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79" calcext:value-type="float">
            <text:p>79</text:p>
          </table:table-cell>
          <table:table-cell table:style-name="ce20"/>
          <table:table-cell table:style-name="ce23" table:formula="of:=[.$A$2]/(EXP([.$A$3]*(1/([.$A$4]+[.$A$5])-1/([.E84]+[.$A$5]))))" office:value-type="float" office:value="13113.15974987" calcext:value-type="float">
            <text:p>13.113,2</text:p>
          </table:table-cell>
          <table:table-cell table:style-name="ce25"/>
          <table:table-cell table:style-name="ce28" table:formula="of:=([.G84]/([.G84]+[.$A$9]))*[.$A$10]" office:value-type="float" office:value="0.579647840218922" calcext:value-type="float">
            <text:p>0,57965</text:p>
          </table:table-cell>
          <table:table-cell table:style-name="ce29" table:formula="of:=([.$A$9]/([.$A$9]+[.G84]))*[.$A$10]" office:value-type="float" office:value="4.42035215978108" calcext:value-type="float">
            <text:p>4,42035</text:p>
          </table:table-cell>
          <table:table-cell table:style-name="ce48"/>
          <table:table-cell table:style-name="ce90" table:formula="of:=([.$A$13]*[.I84])/[.$A$14]" office:value-type="float" office:value="118.711877676835" calcext:value-type="float">
            <text:p>119</text:p>
          </table:table-cell>
          <table:table-cell table:style-name="ce94" table:formula="of:= ([.$A$13]*[.J84])/[.$A$14]" office:value-type="float" office:value="905.288122323165" calcext:value-type="float">
            <text:p>905</text:p>
          </table:table-cell>
          <table:table-cell table:style-name="ce48"/>
          <table:table-cell table:style-name="ce97" table:formula="of:=(4700/(4700+[.G84]))*[.$A$10]" office:value-type="float" office:value="1.31924938247811" calcext:value-type="float">
            <text:p>1,31925</text:p>
          </table:table-cell>
          <table:table-cell table:style-name="ce101" table:formula="of:=1024-((1024*[.O84])/5)" office:value-type="float" office:value="753.817726468483" calcext:value-type="float">
            <text:p>75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0" calcext:value-type="float">
            <text:p>80</text:p>
          </table:table-cell>
          <table:table-cell table:style-name="ce20"/>
          <table:table-cell table:style-name="ce23" table:formula="of:=[.$A$2]/(EXP([.$A$3]*(1/([.$A$4]+[.$A$5])-1/([.E85]+[.$A$5]))))" office:value-type="float" office:value="12703.2023484362" calcext:value-type="float">
            <text:p>12.703,2</text:p>
          </table:table-cell>
          <table:table-cell table:style-name="ce25"/>
          <table:table-cell table:style-name="ce28" table:formula="of:=([.G85]/([.G85]+[.$A$9]))*[.$A$10]" office:value-type="float" office:value="0.563568828734904" calcext:value-type="float">
            <text:p>0,56357</text:p>
          </table:table-cell>
          <table:table-cell table:style-name="ce29" table:formula="of:=([.$A$9]/([.$A$9]+[.G85]))*[.$A$10]" office:value-type="float" office:value="4.4364311712651" calcext:value-type="float">
            <text:p>4,43643</text:p>
          </table:table-cell>
          <table:table-cell table:style-name="ce48"/>
          <table:table-cell table:style-name="ce90" table:formula="of:=([.$A$13]*[.I85])/[.$A$14]" office:value-type="float" office:value="115.418896124908" calcext:value-type="float">
            <text:p>115</text:p>
          </table:table-cell>
          <table:table-cell table:style-name="ce94" table:formula="of:= ([.$A$13]*[.J85])/[.$A$14]" office:value-type="float" office:value="908.581103875092" calcext:value-type="float">
            <text:p>909</text:p>
          </table:table-cell>
          <table:table-cell table:style-name="ce48"/>
          <table:table-cell table:style-name="ce97" table:formula="of:=(4700/(4700+[.G85]))*[.$A$10]" office:value-type="float" office:value="1.35032619454153" calcext:value-type="float">
            <text:p>1,35033</text:p>
          </table:table-cell>
          <table:table-cell table:style-name="ce101" table:formula="of:=1024-((1024*[.O85])/5)" office:value-type="float" office:value="747.453195357896" calcext:value-type="float">
            <text:p>74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81" calcext:value-type="float">
            <text:p>81</text:p>
          </table:table-cell>
          <table:table-cell table:style-name="ce20"/>
          <table:table-cell table:style-name="ce23" table:formula="of:=[.$A$2]/(EXP([.$A$3]*(1/([.$A$4]+[.$A$5])-1/([.E86]+[.$A$5]))))" office:value-type="float" office:value="12308.2690189103" calcext:value-type="float">
            <text:p>12.308,3</text:p>
          </table:table-cell>
          <table:table-cell table:style-name="ce25"/>
          <table:table-cell table:style-name="ce28" table:formula="of:=([.G86]/([.G86]+[.$A$9]))*[.$A$10]" office:value-type="float" office:value="0.547968067108124" calcext:value-type="float">
            <text:p>0,54797</text:p>
          </table:table-cell>
          <table:table-cell table:style-name="ce29" table:formula="of:=([.$A$9]/([.$A$9]+[.G86]))*[.$A$10]" office:value-type="float" office:value="4.45203193289188" calcext:value-type="float">
            <text:p>4,45203</text:p>
          </table:table-cell>
          <table:table-cell table:style-name="ce48"/>
          <table:table-cell table:style-name="ce90" table:formula="of:=([.$A$13]*[.I86])/[.$A$14]" office:value-type="float" office:value="112.223860143744" calcext:value-type="float">
            <text:p>112</text:p>
          </table:table-cell>
          <table:table-cell table:style-name="ce94" table:formula="of:= ([.$A$13]*[.J86])/[.$A$14]" office:value-type="float" office:value="911.776139856256" calcext:value-type="float">
            <text:p>912</text:p>
          </table:table-cell>
          <table:table-cell table:style-name="ce48"/>
          <table:table-cell table:style-name="ce97" table:formula="of:=(4700/(4700+[.G86]))*[.$A$10]" office:value-type="float" office:value="1.38168087380744" calcext:value-type="float">
            <text:p>1,38168</text:p>
          </table:table-cell>
          <table:table-cell table:style-name="ce101" table:formula="of:=1024-((1024*[.O86])/5)" office:value-type="float" office:value="741.031757044236" calcext:value-type="float">
            <text:p>74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2" calcext:value-type="float">
            <text:p>82</text:p>
          </table:table-cell>
          <table:table-cell table:style-name="ce20"/>
          <table:table-cell table:style-name="ce23" table:formula="of:=[.$A$2]/(EXP([.$A$3]*(1/([.$A$4]+[.$A$5])-1/([.E87]+[.$A$5]))))" office:value-type="float" office:value="11927.7351116525" calcext:value-type="float">
            <text:p>11.927,7</text:p>
          </table:table-cell>
          <table:table-cell table:style-name="ce25"/>
          <table:table-cell table:style-name="ce28" table:formula="of:=([.G87]/([.G87]+[.$A$9]))*[.$A$10]" office:value-type="float" office:value="0.532831969652299" calcext:value-type="float">
            <text:p>0,53283</text:p>
          </table:table-cell>
          <table:table-cell table:style-name="ce29" table:formula="of:=([.$A$9]/([.$A$9]+[.G87]))*[.$A$10]" office:value-type="float" office:value="4.4671680303477" calcext:value-type="float">
            <text:p>4,46717</text:p>
          </table:table-cell>
          <table:table-cell table:style-name="ce48"/>
          <table:table-cell table:style-name="ce90" table:formula="of:=([.$A$13]*[.I87])/[.$A$14]" office:value-type="float" office:value="109.123987384791" calcext:value-type="float">
            <text:p>109</text:p>
          </table:table-cell>
          <table:table-cell table:style-name="ce94" table:formula="of:= ([.$A$13]*[.J87])/[.$A$14]" office:value-type="float" office:value="914.876012615209" calcext:value-type="float">
            <text:p>915</text:p>
          </table:table-cell>
          <table:table-cell table:style-name="ce48"/>
          <table:table-cell table:style-name="ce97" table:formula="of:=(4700/(4700+[.G87]))*[.$A$10]" office:value-type="float" office:value="1.41330132108801" calcext:value-type="float">
            <text:p>1,41330</text:p>
          </table:table-cell>
          <table:table-cell table:style-name="ce101" table:formula="of:=1024-((1024*[.O87])/5)" office:value-type="float" office:value="734.555889441176" calcext:value-type="float">
            <text:p>73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3" calcext:value-type="float">
            <text:p>83</text:p>
          </table:table-cell>
          <table:table-cell table:style-name="ce20"/>
          <table:table-cell table:style-name="ce23" table:formula="of:=[.$A$2]/(EXP([.$A$3]*(1/([.$A$4]+[.$A$5])-1/([.E88]+[.$A$5]))))" office:value-type="float" office:value="11561.0048405549" calcext:value-type="float">
            <text:p>11.561,0</text:p>
          </table:table-cell>
          <table:table-cell table:style-name="ce25"/>
          <table:table-cell table:style-name="ce28" table:formula="of:=([.G88]/([.G88]+[.$A$9]))*[.$A$10]" office:value-type="float" office:value="0.518147217169571" calcext:value-type="float">
            <text:p>0,51815</text:p>
          </table:table-cell>
          <table:table-cell table:style-name="ce29" table:formula="of:=([.$A$9]/([.$A$9]+[.G88]))*[.$A$10]" office:value-type="float" office:value="4.48185278283043" calcext:value-type="float">
            <text:p>4,48185</text:p>
          </table:table-cell>
          <table:table-cell table:style-name="ce48"/>
          <table:table-cell table:style-name="ce90" table:formula="of:=([.$A$13]*[.I88])/[.$A$14]" office:value-type="float" office:value="106.116550076328" calcext:value-type="float">
            <text:p>106</text:p>
          </table:table-cell>
          <table:table-cell table:style-name="ce94" table:formula="of:= ([.$A$13]*[.J88])/[.$A$14]" office:value-type="float" office:value="917.883449923672" calcext:value-type="float">
            <text:p>918</text:p>
          </table:table-cell>
          <table:table-cell table:style-name="ce48"/>
          <table:table-cell table:style-name="ce97" table:formula="of:=(4700/(4700+[.G88]))*[.$A$10]" office:value-type="float" office:value="1.44517514325997" calcext:value-type="float">
            <text:p>1,44518</text:p>
          </table:table-cell>
          <table:table-cell table:style-name="ce101" table:formula="of:=1024-((1024*[.O88])/5)" office:value-type="float" office:value="728.028130660358" calcext:value-type="float">
            <text:p>72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4" calcext:value-type="float">
            <text:p>84</text:p>
          </table:table-cell>
          <table:table-cell table:style-name="ce20"/>
          <table:table-cell table:style-name="ce23" table:formula="of:=[.$A$2]/(EXP([.$A$3]*(1/([.$A$4]+[.$A$5])-1/([.E89]+[.$A$5]))))" office:value-type="float" office:value="11207.5098219934" calcext:value-type="float">
            <text:p>11.207,5</text:p>
          </table:table-cell>
          <table:table-cell table:style-name="ce25"/>
          <table:table-cell table:style-name="ce28" table:formula="of:=([.G89]/([.G89]+[.$A$9]))*[.$A$10]" office:value-type="float" office:value="0.503900763533547" calcext:value-type="float">
            <text:p>0,50390</text:p>
          </table:table-cell>
          <table:table-cell table:style-name="ce29" table:formula="of:=([.$A$9]/([.$A$9]+[.G89]))*[.$A$10]" office:value-type="float" office:value="4.49609923646645" calcext:value-type="float">
            <text:p>4,49610</text:p>
          </table:table-cell>
          <table:table-cell table:style-name="ce48"/>
          <table:table-cell table:style-name="ce90" table:formula="of:=([.$A$13]*[.I89])/[.$A$14]" office:value-type="float" office:value="103.19887637167" calcext:value-type="float">
            <text:p>103</text:p>
          </table:table-cell>
          <table:table-cell table:style-name="ce94" table:formula="of:= ([.$A$13]*[.J89])/[.$A$14]" office:value-type="float" office:value="920.801123628329" calcext:value-type="float">
            <text:p>921</text:p>
          </table:table-cell>
          <table:table-cell table:style-name="ce48"/>
          <table:table-cell table:style-name="ce97" table:formula="of:=(4700/(4700+[.G89]))*[.$A$10]" office:value-type="float" office:value="1.47728967405756" calcext:value-type="float">
            <text:p>1,47729</text:p>
          </table:table-cell>
          <table:table-cell table:style-name="ce101" table:formula="of:=1024-((1024*[.O89])/5)" office:value-type="float" office:value="721.451074753012" calcext:value-type="float">
            <text:p>72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5" calcext:value-type="float">
            <text:p>85</text:p>
          </table:table-cell>
          <table:table-cell table:style-name="ce20"/>
          <table:table-cell table:style-name="ce23" table:formula="of:=[.$A$2]/(EXP([.$A$3]*(1/([.$A$4]+[.$A$5])-1/([.E90]+[.$A$5]))))" office:value-type="float" office:value="10866.7076939303" calcext:value-type="float">
            <text:p>10.866,7</text:p>
          </table:table-cell>
          <table:table-cell table:style-name="ce25"/>
          <table:table-cell table:style-name="ce28" table:formula="of:=([.G90]/([.G90]+[.$A$9]))*[.$A$10]" office:value-type="float" office:value="0.490079840917166" calcext:value-type="float">
            <text:p>0,49008</text:p>
          </table:table-cell>
          <table:table-cell table:style-name="ce29" table:formula="of:=([.$A$9]/([.$A$9]+[.G90]))*[.$A$10]" office:value-type="float" office:value="4.50992015908283" calcext:value-type="float">
            <text:p>4,50992</text:p>
          </table:table-cell>
          <table:table-cell table:style-name="ce48"/>
          <table:table-cell table:style-name="ce90" table:formula="of:=([.$A$13]*[.I90])/[.$A$14]" office:value-type="float" office:value="100.368351419836" calcext:value-type="float">
            <text:p>100</text:p>
          </table:table-cell>
          <table:table-cell table:style-name="ce94" table:formula="of:= ([.$A$13]*[.J90])/[.$A$14]" office:value-type="float" office:value="923.631648580164" calcext:value-type="float">
            <text:p>924</text:p>
          </table:table-cell>
          <table:table-cell table:style-name="ce48"/>
          <table:table-cell table:style-name="ce97" table:formula="of:=(4700/(4700+[.G90]))*[.$A$10]" office:value-type="float" office:value="1.50963199554155" calcext:value-type="float">
            <text:p>1,50963</text:p>
          </table:table-cell>
          <table:table-cell table:style-name="ce101" table:formula="of:=1024-((1024*[.O90])/5)" office:value-type="float" office:value="714.82736731309" calcext:value-type="float">
            <text:p>715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86" calcext:value-type="float">
            <text:p>86</text:p>
          </table:table-cell>
          <table:table-cell table:style-name="ce20"/>
          <table:table-cell table:style-name="ce23" table:formula="of:=[.$A$2]/(EXP([.$A$3]*(1/([.$A$4]+[.$A$5])-1/([.E91]+[.$A$5]))))" office:value-type="float" office:value="10538.0808104417" calcext:value-type="float">
            <text:p>10.538,1</text:p>
          </table:table-cell>
          <table:table-cell table:style-name="ce25"/>
          <table:table-cell table:style-name="ce28" table:formula="of:=([.G91]/([.G91]+[.$A$9]))*[.$A$10]" office:value-type="float" office:value="0.476671963778399" calcext:value-type="float">
            <text:p>0,47667</text:p>
          </table:table-cell>
          <table:table-cell table:style-name="ce29" table:formula="of:=([.$A$9]/([.$A$9]+[.G91]))*[.$A$10]" office:value-type="float" office:value="4.5233280362216" calcext:value-type="float">
            <text:p>4,52333</text:p>
          </table:table-cell>
          <table:table-cell table:style-name="ce48"/>
          <table:table-cell table:style-name="ce90" table:formula="of:=([.$A$13]*[.I91])/[.$A$14]" office:value-type="float" office:value="97.6224181818161" calcext:value-type="float">
            <text:p>98</text:p>
          </table:table-cell>
          <table:table-cell table:style-name="ce94" table:formula="of:= ([.$A$13]*[.J91])/[.$A$14]" office:value-type="float" office:value="926.377581818184" calcext:value-type="float">
            <text:p>926</text:p>
          </table:table-cell>
          <table:table-cell table:style-name="ce48"/>
          <table:table-cell table:style-name="ce97" table:formula="of:=(4700/(4700+[.G91]))*[.$A$10]" office:value-type="float" office:value="1.54218896016727" calcext:value-type="float">
            <text:p>1,54219</text:p>
          </table:table-cell>
          <table:table-cell table:style-name="ce101" table:formula="of:=1024-((1024*[.O91])/5)" office:value-type="float" office:value="708.159700957742" calcext:value-type="float">
            <text:p>70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7" calcext:value-type="float">
            <text:p>87</text:p>
          </table:table-cell>
          <table:table-cell table:style-name="ce20"/>
          <table:table-cell table:style-name="ce23" table:formula="of:=[.$A$2]/(EXP([.$A$3]*(1/([.$A$4]+[.$A$5])-1/([.E92]+[.$A$5]))))" office:value-type="float" office:value="10221.1350072426" calcext:value-type="float">
            <text:p>10.221,1</text:p>
          </table:table-cell>
          <table:table-cell table:style-name="ce25"/>
          <table:table-cell table:style-name="ce28" table:formula="of:=([.G92]/([.G92]+[.$A$9]))*[.$A$10]" office:value-type="float" office:value="0.463664931710737" calcext:value-type="float">
            <text:p>0,46366</text:p>
          </table:table-cell>
          <table:table-cell table:style-name="ce29" table:formula="of:=([.$A$9]/([.$A$9]+[.G92]))*[.$A$10]" office:value-type="float" office:value="4.53633506828926" calcext:value-type="float">
            <text:p>4,53634</text:p>
          </table:table-cell>
          <table:table-cell table:style-name="ce48"/>
          <table:table-cell table:style-name="ce90" table:formula="of:=([.$A$13]*[.I92])/[.$A$14]" office:value-type="float" office:value="94.9585780143589" calcext:value-type="float">
            <text:p>95</text:p>
          </table:table-cell>
          <table:table-cell table:style-name="ce94" table:formula="of:= ([.$A$13]*[.J92])/[.$A$14]" office:value-type="float" office:value="929.041421985641" calcext:value-type="float">
            <text:p>929</text:p>
          </table:table-cell>
          <table:table-cell table:style-name="ce48"/>
          <table:table-cell table:style-name="ce97" table:formula="of:=(4700/(4700+[.G92]))*[.$A$10]" office:value-type="float" office:value="1.57494721337172" calcext:value-type="float">
            <text:p>1,57495</text:p>
          </table:table-cell>
          <table:table-cell table:style-name="ce101" table:formula="of:=1024-((1024*[.O92])/5)" office:value-type="float" office:value="701.450810701471" calcext:value-type="float">
            <text:p>70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8" calcext:value-type="float">
            <text:p>88</text:p>
          </table:table-cell>
          <table:table-cell table:style-name="ce20"/>
          <table:table-cell table:style-name="ce23" table:formula="of:=[.$A$2]/(EXP([.$A$3]*(1/([.$A$4]+[.$A$5])-1/([.E93]+[.$A$5]))))" office:value-type="float" office:value="9915.39843405781" calcext:value-type="float">
            <text:p>9.915,4</text:p>
          </table:table-cell>
          <table:table-cell table:style-name="ce25"/>
          <table:table-cell table:style-name="ce28" table:formula="of:=([.G93]/([.G93]+[.$A$9]))*[.$A$10]" office:value-type="float" office:value="0.451046831259335" calcext:value-type="float">
            <text:p>0,45105</text:p>
          </table:table-cell>
          <table:table-cell table:style-name="ce29" table:formula="of:=([.$A$9]/([.$A$9]+[.G93]))*[.$A$10]" office:value-type="float" office:value="4.54895316874067" calcext:value-type="float">
            <text:p>4,54895</text:p>
          </table:table-cell>
          <table:table-cell table:style-name="ce48"/>
          <table:table-cell table:style-name="ce90" table:formula="of:=([.$A$13]*[.I93])/[.$A$14]" office:value-type="float" office:value="92.3743910419118" calcext:value-type="float">
            <text:p>92</text:p>
          </table:table-cell>
          <table:table-cell table:style-name="ce94" table:formula="of:= ([.$A$13]*[.J93])/[.$A$14]" office:value-type="float" office:value="931.625608958088" calcext:value-type="float">
            <text:p>932</text:p>
          </table:table-cell>
          <table:table-cell table:style-name="ce48"/>
          <table:table-cell table:style-name="ce97" table:formula="of:=(4700/(4700+[.G93]))*[.$A$10]" office:value-type="float" office:value="1.6078932165981" calcext:value-type="float">
            <text:p>1,60789</text:p>
          </table:table-cell>
          <table:table-cell table:style-name="ce101" table:formula="of:=1024-((1024*[.O93])/5)" office:value-type="float" office:value="694.70346924071" calcext:value-type="float">
            <text:p>69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23" table:formula="of:=[.$A$2]/(EXP([.$A$3]*(1/([.$A$4]+[.$A$5])-1/([.E94]+[.$A$5]))))" office:value-type="float" office:value="9620.420449949" calcext:value-type="float">
            <text:p>9.620,4</text:p>
          </table:table-cell>
          <table:table-cell table:style-name="ce25"/>
          <table:table-cell table:style-name="ce28" table:formula="of:=([.G94]/([.G94]+[.$A$9]))*[.$A$10]" office:value-type="float" office:value="0.438806036797749" calcext:value-type="float">
            <text:p>0,43881</text:p>
          </table:table-cell>
          <table:table-cell table:style-name="ce29" table:formula="of:=([.$A$9]/([.$A$9]+[.G94]))*[.$A$10]" office:value-type="float" office:value="4.56119396320225" calcext:value-type="float">
            <text:p>4,56119</text:p>
          </table:table-cell>
          <table:table-cell table:style-name="ce48"/>
          <table:table-cell table:style-name="ce90" table:formula="of:=([.$A$13]*[.I94])/[.$A$14]" office:value-type="float" office:value="89.8674763361789" calcext:value-type="float">
            <text:p>90</text:p>
          </table:table-cell>
          <table:table-cell table:style-name="ce94" table:formula="of:= ([.$A$13]*[.J94])/[.$A$14]" office:value-type="float" office:value="934.132523663821" calcext:value-type="float">
            <text:p>934</text:p>
          </table:table-cell>
          <table:table-cell table:style-name="ce48"/>
          <table:table-cell table:style-name="ce97" table:formula="of:=(4700/(4700+[.G94]))*[.$A$10]" office:value-type="float" office:value="1.64101327067416" calcext:value-type="float">
            <text:p>1,64101</text:p>
          </table:table-cell>
          <table:table-cell table:style-name="ce101" table:formula="of:=1024-((1024*[.O94])/5)" office:value-type="float" office:value="687.920482165931" calcext:value-type="float">
            <text:p>68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0" calcext:value-type="float">
            <text:p>90</text:p>
          </table:table-cell>
          <table:table-cell table:style-name="ce20"/>
          <table:table-cell table:style-name="ce23" table:formula="of:=[.$A$2]/(EXP([.$A$3]*(1/([.$A$4]+[.$A$5])-1/([.E95]+[.$A$5]))))" office:value-type="float" office:value="9335.77057794756" calcext:value-type="float">
            <text:p>9.335,8</text:p>
          </table:table-cell>
          <table:table-cell table:style-name="ce25"/>
          <table:table-cell table:style-name="ce28" table:formula="of:=([.G95]/([.G95]+[.$A$9]))*[.$A$10]" office:value-type="float" office:value="0.426931210554368" calcext:value-type="float">
            <text:p>0,42693</text:p>
          </table:table-cell>
          <table:table-cell table:style-name="ce29" table:formula="of:=([.$A$9]/([.$A$9]+[.G95]))*[.$A$10]" office:value-type="float" office:value="4.57306878944563" calcext:value-type="float">
            <text:p>4,57307</text:p>
          </table:table-cell>
          <table:table-cell table:style-name="ce48"/>
          <table:table-cell table:style-name="ce90" table:formula="of:=([.$A$13]*[.I95])/[.$A$14]" office:value-type="float" office:value="87.4355119215346" calcext:value-type="float">
            <text:p>87</text:p>
          </table:table-cell>
          <table:table-cell table:style-name="ce94" table:formula="of:= ([.$A$13]*[.J95])/[.$A$14]" office:value-type="float" office:value="936.564488078466" calcext:value-type="float">
            <text:p>937</text:p>
          </table:table-cell>
          <table:table-cell table:style-name="ce48"/>
          <table:table-cell table:style-name="ce97" table:formula="of:=(4700/(4700+[.G95]))*[.$A$10]" office:value-type="float" office:value="1.67429353945998" calcext:value-type="float">
            <text:p>1,67429</text:p>
          </table:table-cell>
          <table:table-cell table:style-name="ce101" table:formula="of:=1024-((1024*[.O95])/5)" office:value-type="float" office:value="681.104683118597" calcext:value-type="float">
            <text:p>68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91" calcext:value-type="float">
            <text:p>91</text:p>
          </table:table-cell>
          <table:table-cell table:style-name="ce20"/>
          <table:table-cell table:style-name="ce23" table:formula="of:=[.$A$2]/(EXP([.$A$3]*(1/([.$A$4]+[.$A$5])-1/([.E96]+[.$A$5]))))" office:value-type="float" office:value="9061.03751556951" calcext:value-type="float">
            <text:p>9.061,0</text:p>
          </table:table-cell>
          <table:table-cell table:style-name="ce25"/>
          <table:table-cell table:style-name="ce28" table:formula="of:=([.G96]/([.G96]+[.$A$9]))*[.$A$10]" office:value-type="float" office:value="0.415411301871943" calcext:value-type="float">
            <text:p>0,41541</text:p>
          </table:table-cell>
          <table:table-cell table:style-name="ce29" table:formula="of:=([.$A$9]/([.$A$9]+[.G96]))*[.$A$10]" office:value-type="float" office:value="4.58458869812806" calcext:value-type="float">
            <text:p>4,58459</text:p>
          </table:table-cell>
          <table:table-cell table:style-name="ce48"/>
          <table:table-cell table:style-name="ce90" table:formula="of:=([.$A$13]*[.I96])/[.$A$14]" office:value-type="float" office:value="85.0762346233739" calcext:value-type="float">
            <text:p>85</text:p>
          </table:table-cell>
          <table:table-cell table:style-name="ce94" table:formula="of:= ([.$A$13]*[.J96])/[.$A$14]" office:value-type="float" office:value="938.923765376626" calcext:value-type="float">
            <text:p>939</text:p>
          </table:table-cell>
          <table:table-cell table:style-name="ce48"/>
          <table:table-cell table:style-name="ce97" table:formula="of:=(4700/(4700+[.G96]))*[.$A$10]" office:value-type="float" office:value="1.70772007367988" calcext:value-type="float">
            <text:p>1,70772</text:p>
          </table:table-cell>
          <table:table-cell table:style-name="ce101" table:formula="of:=1024-((1024*[.O96])/5)" office:value-type="float" office:value="674.25892891036" calcext:value-type="float">
            <text:p>67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2" calcext:value-type="float">
            <text:p>92</text:p>
          </table:table-cell>
          <table:table-cell table:style-name="ce20"/>
          <table:table-cell table:style-name="ce23" table:formula="of:=[.$A$2]/(EXP([.$A$3]*(1/([.$A$4]+[.$A$5])-1/([.E97]+[.$A$5]))))" office:value-type="float" office:value="8795.82819800053" calcext:value-type="float">
            <text:p>8.795,8</text:p>
          </table:table-cell>
          <table:table-cell table:style-name="ce25"/>
          <table:table-cell table:style-name="ce28" table:formula="of:=([.G97]/([.G97]+[.$A$9]))*[.$A$10]" office:value-type="float" office:value="0.404235545778132" calcext:value-type="float">
            <text:p>0,40424</text:p>
          </table:table-cell>
          <table:table-cell table:style-name="ce29" table:formula="of:=([.$A$9]/([.$A$9]+[.G97]))*[.$A$10]" office:value-type="float" office:value="4.59576445422187" calcext:value-type="float">
            <text:p>4,59576</text:p>
          </table:table-cell>
          <table:table-cell table:style-name="ce48"/>
          <table:table-cell table:style-name="ce90" table:formula="of:=([.$A$13]*[.I97])/[.$A$14]" office:value-type="float" office:value="82.7874397753615" calcext:value-type="float">
            <text:p>83</text:p>
          </table:table-cell>
          <table:table-cell table:style-name="ce94" table:formula="of:= ([.$A$13]*[.J97])/[.$A$14]" office:value-type="float" office:value="941.212560224639" calcext:value-type="float">
            <text:p>941</text:p>
          </table:table-cell>
          <table:table-cell table:style-name="ce48"/>
          <table:table-cell table:style-name="ce97" table:formula="of:=(4700/(4700+[.G97]))*[.$A$10]" office:value-type="float" office:value="1.74127883485369" calcext:value-type="float">
            <text:p>1,74128</text:p>
          </table:table-cell>
          <table:table-cell table:style-name="ce101" table:formula="of:=1024-((1024*[.O97])/5)" office:value-type="float" office:value="667.386094621963" calcext:value-type="float">
            <text:p>66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3" calcext:value-type="float">
            <text:p>93</text:p>
          </table:table-cell>
          <table:table-cell table:style-name="ce20"/>
          <table:table-cell table:style-name="ce23" table:formula="of:=[.$A$2]/(EXP([.$A$3]*(1/([.$A$4]+[.$A$5])-1/([.E98]+[.$A$5]))))" office:value-type="float" office:value="8539.76691093536" calcext:value-type="float">
            <text:p>8.539,8</text:p>
          </table:table-cell>
          <table:table-cell table:style-name="ce25"/>
          <table:table-cell table:style-name="ce28" table:formula="of:=([.G98]/([.G98]+[.$A$9]))*[.$A$10]" office:value-type="float" office:value="0.393393460939659" calcext:value-type="float">
            <text:p>0,39339</text:p>
          </table:table-cell>
          <table:table-cell table:style-name="ce29" table:formula="of:=([.$A$9]/([.$A$9]+[.G98]))*[.$A$10]" office:value-type="float" office:value="4.60660653906034" calcext:value-type="float">
            <text:p>4,60661</text:p>
          </table:table-cell>
          <table:table-cell table:style-name="ce48"/>
          <table:table-cell table:style-name="ce90" table:formula="of:=([.$A$13]*[.I98])/[.$A$14]" office:value-type="float" office:value="80.5669808004423" calcext:value-type="float">
            <text:p>81</text:p>
          </table:table-cell>
          <table:table-cell table:style-name="ce94" table:formula="of:= ([.$A$13]*[.J98])/[.$A$14]" office:value-type="float" office:value="943.433019199558" calcext:value-type="float">
            <text:p>943</text:p>
          </table:table-cell>
          <table:table-cell table:style-name="ce48"/>
          <table:table-cell table:style-name="ce97" table:formula="of:=(4700/(4700+[.G98]))*[.$A$10]" office:value-type="float" office:value="1.77495571924232" calcext:value-type="float">
            <text:p>1,77496</text:p>
          </table:table-cell>
          <table:table-cell table:style-name="ce101" table:formula="of:=1024-((1024*[.O98])/5)" office:value-type="float" office:value="660.489068699172" calcext:value-type="float">
            <text:p>66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4" calcext:value-type="float">
            <text:p>94</text:p>
          </table:table-cell>
          <table:table-cell table:style-name="ce20"/>
          <table:table-cell table:style-name="ce23" table:formula="of:=[.$A$2]/(EXP([.$A$3]*(1/([.$A$4]+[.$A$5])-1/([.E99]+[.$A$5]))))" office:value-type="float" office:value="8292.49445024107" calcext:value-type="float">
            <text:p>8.292,5</text:p>
          </table:table-cell>
          <table:table-cell table:style-name="ce25"/>
          <table:table-cell table:style-name="ce28" table:formula="of:=([.G99]/([.G99]+[.$A$9]))*[.$A$10]" office:value-type="float" office:value="0.382874847067604" calcext:value-type="float">
            <text:p>0,38287</text:p>
          </table:table-cell>
          <table:table-cell table:style-name="ce29" table:formula="of:=([.$A$9]/([.$A$9]+[.G99]))*[.$A$10]" office:value-type="float" office:value="4.6171251529324" calcext:value-type="float">
            <text:p>4,61713</text:p>
          </table:table-cell>
          <table:table-cell table:style-name="ce48"/>
          <table:table-cell table:style-name="ce90" table:formula="of:=([.$A$13]*[.I99])/[.$A$14]" office:value-type="float" office:value="78.4127686794452" calcext:value-type="float">
            <text:p>78</text:p>
          </table:table-cell>
          <table:table-cell table:style-name="ce94" table:formula="of:= ([.$A$13]*[.J99])/[.$A$14]" office:value-type="float" office:value="945.587231320555" calcext:value-type="float">
            <text:p>946</text:p>
          </table:table-cell>
          <table:table-cell table:style-name="ce48"/>
          <table:table-cell table:style-name="ce97" table:formula="of:=(4700/(4700+[.G99]))*[.$A$10]" office:value-type="float" office:value="1.80873658172423" calcext:value-type="float">
            <text:p>1,80874</text:p>
          </table:table-cell>
          <table:table-cell table:style-name="ce101" table:formula="of:=1024-((1024*[.O99])/5)" office:value-type="float" office:value="653.570748062879" calcext:value-type="float">
            <text:p>65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5" calcext:value-type="float">
            <text:p>95</text:p>
          </table:table-cell>
          <table:table-cell table:style-name="ce20"/>
          <table:table-cell table:style-name="ce23" table:formula="of:=[.$A$2]/(EXP([.$A$3]*(1/([.$A$4]+[.$A$5])-1/([.E100]+[.$A$5]))))" office:value-type="float" office:value="8053.66732578538" calcext:value-type="float">
            <text:p>8.053,7</text:p>
          </table:table-cell>
          <table:table-cell table:style-name="ce25"/>
          <table:table-cell table:style-name="ce28" table:formula="of:=([.G100]/([.G100]+[.$A$9]))*[.$A$10]" office:value-type="float" office:value="0.372669781836433" calcext:value-type="float">
            <text:p>0,37267</text:p>
          </table:table-cell>
          <table:table-cell table:style-name="ce29" table:formula="of:=([.$A$9]/([.$A$9]+[.G100]))*[.$A$10]" office:value-type="float" office:value="4.62733021816357" calcext:value-type="float">
            <text:p>4,62733</text:p>
          </table:table-cell>
          <table:table-cell table:style-name="ce48"/>
          <table:table-cell table:style-name="ce90" table:formula="of:=([.$A$13]*[.I100])/[.$A$14]" office:value-type="float" office:value="76.3227713201014" calcext:value-type="float">
            <text:p>76</text:p>
          </table:table-cell>
          <table:table-cell table:style-name="ce94" table:formula="of:= ([.$A$13]*[.J100])/[.$A$14]" office:value-type="float" office:value="947.677228679899" calcext:value-type="float">
            <text:p>948</text:p>
          </table:table-cell>
          <table:table-cell table:style-name="ce48"/>
          <table:table-cell table:style-name="ce97" table:formula="of:=(4700/(4700+[.G100]))*[.$A$10]" office:value-type="float" office:value="1.84260725952038" calcext:value-type="float">
            <text:p>1,84261</text:p>
          </table:table-cell>
          <table:table-cell table:style-name="ce101" table:formula="of:=1024-((1024*[.O100])/5)" office:value-type="float" office:value="646.634033250226" calcext:value-type="float">
            <text:p>64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96" calcext:value-type="float">
            <text:p>96</text:p>
          </table:table-cell>
          <table:table-cell table:style-name="ce20"/>
          <table:table-cell table:style-name="ce23" table:formula="of:=[.$A$2]/(EXP([.$A$3]*(1/([.$A$4]+[.$A$5])-1/([.E101]+[.$A$5]))))" office:value-type="float" office:value="7822.95700693306" calcext:value-type="float">
            <text:p>7.823,0</text:p>
          </table:table-cell>
          <table:table-cell table:style-name="ce25"/>
          <table:table-cell table:style-name="ce28" table:formula="of:=([.G101]/([.G101]+[.$A$9]))*[.$A$10]" office:value-type="float" office:value="0.362768617374778" calcext:value-type="float">
            <text:p>0,36277</text:p>
          </table:table-cell>
          <table:table-cell table:style-name="ce29" table:formula="of:=([.$A$9]/([.$A$9]+[.G101]))*[.$A$10]" office:value-type="float" office:value="4.63723138262522" calcext:value-type="float">
            <text:p>4,63723</text:p>
          </table:table-cell>
          <table:table-cell table:style-name="ce48"/>
          <table:table-cell table:style-name="ce90" table:formula="of:=([.$A$13]*[.I101])/[.$A$14]" office:value-type="float" office:value="74.2950128383546" calcext:value-type="float">
            <text:p>74</text:p>
          </table:table-cell>
          <table:table-cell table:style-name="ce94" table:formula="of:= ([.$A$13]*[.J101])/[.$A$14]" office:value-type="float" office:value="949.704987161645" calcext:value-type="float">
            <text:p>950</text:p>
          </table:table-cell>
          <table:table-cell table:style-name="ce48"/>
          <table:table-cell table:style-name="ce97" table:formula="of:=(4700/(4700+[.G101]))*[.$A$10]" office:value-type="float" office:value="1.87655359568748" calcext:value-type="float">
            <text:p>1,87655</text:p>
          </table:table-cell>
          <table:table-cell table:style-name="ce101" table:formula="of:=1024-((1024*[.O101])/5)" office:value-type="float" office:value="639.681823603203" calcext:value-type="float">
            <text:p>64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7" calcext:value-type="float">
            <text:p>97</text:p>
          </table:table-cell>
          <table:table-cell table:style-name="ce20"/>
          <table:table-cell table:style-name="ce23" table:formula="of:=[.$A$2]/(EXP([.$A$3]*(1/([.$A$4]+[.$A$5])-1/([.E102]+[.$A$5]))))" office:value-type="float" office:value="7600.04920736403" calcext:value-type="float">
            <text:p>7.600,0</text:p>
          </table:table-cell>
          <table:table-cell table:style-name="ce25"/>
          <table:table-cell table:style-name="ce28" table:formula="of:=([.G102]/([.G102]+[.$A$9]))*[.$A$10]" office:value-type="float" office:value="0.353161976381508" calcext:value-type="float">
            <text:p>0,35316</text:p>
          </table:table-cell>
          <table:table-cell table:style-name="ce29" table:formula="of:=([.$A$9]/([.$A$9]+[.G102]))*[.$A$10]" office:value-type="float" office:value="4.64683802361849" calcext:value-type="float">
            <text:p>4,64684</text:p>
          </table:table-cell>
          <table:table-cell table:style-name="ce48"/>
          <table:table-cell table:style-name="ce90" table:formula="of:=([.$A$13]*[.I102])/[.$A$14]" office:value-type="float" office:value="72.3275727629328" calcext:value-type="float">
            <text:p>72</text:p>
          </table:table-cell>
          <table:table-cell table:style-name="ce94" table:formula="of:= ([.$A$13]*[.J102])/[.$A$14]" office:value-type="float" office:value="951.672427237067" calcext:value-type="float">
            <text:p>952</text:p>
          </table:table-cell>
          <table:table-cell table:style-name="ce48"/>
          <table:table-cell table:style-name="ce97" table:formula="of:=(4700/(4700+[.G102]))*[.$A$10]" office:value-type="float" office:value="1.91056146230135" calcext:value-type="float">
            <text:p>1,91056</text:p>
          </table:table-cell>
          <table:table-cell table:style-name="ce101" table:formula="of:=1024-((1024*[.O102])/5)" office:value-type="float" office:value="632.717012520683" calcext:value-type="float">
            <text:p>63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8" calcext:value-type="float">
            <text:p>98</text:p>
          </table:table-cell>
          <table:table-cell table:style-name="ce20"/>
          <table:table-cell table:style-name="ce23" table:formula="of:=[.$A$2]/(EXP([.$A$3]*(1/([.$A$4]+[.$A$5])-1/([.E103]+[.$A$5]))))" office:value-type="float" office:value="7384.64320700781" calcext:value-type="float">
            <text:p>7.384,6</text:p>
          </table:table-cell>
          <table:table-cell table:style-name="ce25"/>
          <table:table-cell table:style-name="ce28" table:formula="of:=([.G103]/([.G103]+[.$A$9]))*[.$A$10]" office:value-type="float" office:value="0.343840747916453" calcext:value-type="float">
            <text:p>0,34384</text:p>
          </table:table-cell>
          <table:table-cell table:style-name="ce29" table:formula="of:=([.$A$9]/([.$A$9]+[.G103]))*[.$A$10]" office:value-type="float" office:value="4.65615925208355" calcext:value-type="float">
            <text:p>4,65616</text:p>
          </table:table-cell>
          <table:table-cell table:style-name="ce48"/>
          <table:table-cell table:style-name="ce90" table:formula="of:=([.$A$13]*[.I103])/[.$A$14]" office:value-type="float" office:value="70.4185851732897" calcext:value-type="float">
            <text:p>70</text:p>
          </table:table-cell>
          <table:table-cell table:style-name="ce94" table:formula="of:= ([.$A$13]*[.J103])/[.$A$14]" office:value-type="float" office:value="953.58141482671" calcext:value-type="float">
            <text:p>954</text:p>
          </table:table-cell>
          <table:table-cell table:style-name="ce48"/>
          <table:table-cell table:style-name="ce97" table:formula="of:=(4700/(4700+[.G103]))*[.$A$10]" office:value-type="float" office:value="1.94461678325534" calcext:value-type="float">
            <text:p>1,94462</text:p>
          </table:table-cell>
          <table:table-cell table:style-name="ce101" table:formula="of:=1024-((1024*[.O103])/5)" office:value-type="float" office:value="625.742482789307" calcext:value-type="float">
            <text:p>62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99" calcext:value-type="float">
            <text:p>99</text:p>
          </table:table-cell>
          <table:table-cell table:style-name="ce20"/>
          <table:table-cell table:style-name="ce23" table:formula="of:=[.$A$2]/(EXP([.$A$3]*(1/([.$A$4]+[.$A$5])-1/([.E104]+[.$A$5]))))" office:value-type="float" office:value="7176.45120902149" calcext:value-type="float">
            <text:p>7.176,5</text:p>
          </table:table-cell>
          <table:table-cell table:style-name="ce25"/>
          <table:table-cell table:style-name="ce28" table:formula="of:=([.G104]/([.G104]+[.$A$9]))*[.$A$10]" office:value-type="float" office:value="0.334796082911235" calcext:value-type="float">
            <text:p>0,33480</text:p>
          </table:table-cell>
          <table:table-cell table:style-name="ce29" table:formula="of:=([.$A$9]/([.$A$9]+[.G104]))*[.$A$10]" office:value-type="float" office:value="4.66520391708877" calcext:value-type="float">
            <text:p>4,66520</text:p>
          </table:table-cell>
          <table:table-cell table:style-name="ce48"/>
          <table:table-cell table:style-name="ce90" table:formula="of:=([.$A$13]*[.I104])/[.$A$14]" office:value-type="float" office:value="68.5662377802209" calcext:value-type="float">
            <text:p>69</text:p>
          </table:table-cell>
          <table:table-cell table:style-name="ce94" table:formula="of:= ([.$A$13]*[.J104])/[.$A$14]" office:value-type="float" office:value="955.433762219779" calcext:value-type="float">
            <text:p>955</text:p>
          </table:table-cell>
          <table:table-cell table:style-name="ce48"/>
          <table:table-cell table:style-name="ce97" table:formula="of:=(4700/(4700+[.G104]))*[.$A$10]" office:value-type="float" office:value="1.97870555660172" calcext:value-type="float">
            <text:p>1,97871</text:p>
          </table:table-cell>
          <table:table-cell table:style-name="ce101" table:formula="of:=1024-((1024*[.O104])/5)" office:value-type="float" office:value="618.761102007969" calcext:value-type="float">
            <text:p>61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23" table:formula="of:=[.$A$2]/(EXP([.$A$3]*(1/([.$A$4]+[.$A$5])-1/([.E105]+[.$A$5]))))" office:value-type="float" office:value="6975.19772986188" calcext:value-type="float">
            <text:p>6.975,2</text:p>
          </table:table-cell>
          <table:table-cell table:style-name="ce25"/>
          <table:table-cell table:style-name="ce28" table:formula="of:=([.G105]/([.G105]+[.$A$9]))*[.$A$10]" office:value-type="float" office:value="0.326019389441837" calcext:value-type="float">
            <text:p>0,32602</text:p>
          </table:table-cell>
          <table:table-cell table:style-name="ce29" table:formula="of:=([.$A$9]/([.$A$9]+[.G105]))*[.$A$10]" office:value-type="float" office:value="4.67398061055816" calcext:value-type="float">
            <text:p>4,67398</text:p>
          </table:table-cell>
          <table:table-cell table:style-name="ce48"/>
          <table:table-cell table:style-name="ce90" table:formula="of:=([.$A$13]*[.I105])/[.$A$14]" office:value-type="float" office:value="66.7687709576883" calcext:value-type="float">
            <text:p>67</text:p>
          </table:table-cell>
          <table:table-cell table:style-name="ce94" table:formula="of:= ([.$A$13]*[.J105])/[.$A$14]" office:value-type="float" office:value="957.231229042312" calcext:value-type="float">
            <text:p>957</text:p>
          </table:table-cell>
          <table:table-cell table:style-name="ce48"/>
          <table:table-cell table:style-name="ce97" table:formula="of:=(4700/(4700+[.G105]))*[.$A$10]" office:value-type="float" office:value="2.01281387636747" calcext:value-type="float">
            <text:p>2,01281</text:p>
          </table:table-cell>
          <table:table-cell table:style-name="ce101" table:formula="of:=1024-((1024*[.O105])/5)" office:value-type="float" office:value="611.775718119942" calcext:value-type="float">
            <text:p>61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01" calcext:value-type="float">
            <text:p>101</text:p>
          </table:table-cell>
          <table:table-cell table:style-name="ce20"/>
          <table:table-cell table:style-name="ce23" table:formula="of:=[.$A$2]/(EXP([.$A$3]*(1/([.$A$4]+[.$A$5])-1/([.E106]+[.$A$5]))))" office:value-type="float" office:value="6780.6190206184" calcext:value-type="float">
            <text:p>6.780,6</text:p>
          </table:table-cell>
          <table:table-cell table:style-name="ce25"/>
          <table:table-cell table:style-name="ce28" table:formula="of:=([.G106]/([.G106]+[.$A$9]))*[.$A$10]" office:value-type="float" office:value="0.31750232780113" calcext:value-type="float">
            <text:p>0,31750</text:p>
          </table:table-cell>
          <table:table-cell table:style-name="ce29" table:formula="of:=([.$A$9]/([.$A$9]+[.G106]))*[.$A$10]" office:value-type="float" office:value="4.68249767219887" calcext:value-type="float">
            <text:p>4,68250</text:p>
          </table:table-cell>
          <table:table-cell table:style-name="ce48"/>
          <table:table-cell table:style-name="ce90" table:formula="of:=([.$A$13]*[.I106])/[.$A$14]" office:value-type="float" office:value="65.0244767336715" calcext:value-type="float">
            <text:p>65</text:p>
          </table:table-cell>
          <table:table-cell table:style-name="ce94" table:formula="of:= ([.$A$13]*[.J106])/[.$A$14]" office:value-type="float" office:value="958.975523266329" calcext:value-type="float">
            <text:p>959</text:p>
          </table:table-cell>
          <table:table-cell table:style-name="ce48"/>
          <table:table-cell table:style-name="ce97" table:formula="of:=(4700/(4700+[.G106]))*[.$A$10]" office:value-type="float" office:value="2.04692795377981" calcext:value-type="float">
            <text:p>2,04693</text:p>
          </table:table-cell>
          <table:table-cell table:style-name="ce101" table:formula="of:=1024-((1024*[.O106])/5)" office:value-type="float" office:value="604.789155065895" calcext:value-type="float">
            <text:p>60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2" calcext:value-type="float">
            <text:p>102</text:p>
          </table:table-cell>
          <table:table-cell table:style-name="ce20"/>
          <table:table-cell table:style-name="ce23" table:formula="of:=[.$A$2]/(EXP([.$A$3]*(1/([.$A$4]+[.$A$5])-1/([.E107]+[.$A$5]))))" office:value-type="float" office:value="6592.46251788191" calcext:value-type="float">
            <text:p>6.592,5</text:p>
          </table:table-cell>
          <table:table-cell table:style-name="ce25"/>
          <table:table-cell table:style-name="ce28" table:formula="of:=([.G107]/([.G107]+[.$A$9]))*[.$A$10]" office:value-type="float" office:value="0.309236805406197" calcext:value-type="float">
            <text:p>0,30924</text:p>
          </table:table-cell>
          <table:table-cell table:style-name="ce29" table:formula="of:=([.$A$9]/([.$A$9]+[.G107]))*[.$A$10]" office:value-type="float" office:value="4.6907631945938" calcext:value-type="float">
            <text:p>4,69076</text:p>
          </table:table-cell>
          <table:table-cell table:style-name="ce48"/>
          <table:table-cell table:style-name="ce90" table:formula="of:=([.$A$13]*[.I107])/[.$A$14]" office:value-type="float" office:value="63.3316977471891" calcext:value-type="float">
            <text:p>63</text:p>
          </table:table-cell>
          <table:table-cell table:style-name="ce94" table:formula="of:= ([.$A$13]*[.J107])/[.$A$14]" office:value-type="float" office:value="960.668302252811" calcext:value-type="float">
            <text:p>961</text:p>
          </table:table-cell>
          <table:table-cell table:style-name="ce48"/>
          <table:table-cell table:style-name="ce97" table:formula="of:=(4700/(4700+[.G107]))*[.$A$10]" office:value-type="float" office:value="2.08103413784081" calcext:value-type="float">
            <text:p>2,08103</text:p>
          </table:table-cell>
          <table:table-cell table:style-name="ce101" table:formula="of:=1024-((1024*[.O107])/5)" office:value-type="float" office:value="597.804208570203" calcext:value-type="float">
            <text:p>59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3" calcext:value-type="float">
            <text:p>103</text:p>
          </table:table-cell>
          <table:table-cell table:style-name="ce20"/>
          <table:table-cell table:style-name="ce23" table:formula="of:=[.$A$2]/(EXP([.$A$3]*(1/([.$A$4]+[.$A$5])-1/([.E108]+[.$A$5]))))" office:value-type="float" office:value="6410.48632252654" calcext:value-type="float">
            <text:p>6.410,5</text:p>
          </table:table-cell>
          <table:table-cell table:style-name="ce25"/>
          <table:table-cell table:style-name="ce28" table:formula="of:=([.G108]/([.G108]+[.$A$9]))*[.$A$10]" office:value-type="float" office:value="0.301214971572284" calcext:value-type="float">
            <text:p>0,30121</text:p>
          </table:table-cell>
          <table:table-cell table:style-name="ce29" table:formula="of:=([.$A$9]/([.$A$9]+[.G108]))*[.$A$10]" office:value-type="float" office:value="4.69878502842772" calcext:value-type="float">
            <text:p>4,69879</text:p>
          </table:table-cell>
          <table:table-cell table:style-name="ce48"/>
          <table:table-cell table:style-name="ce90" table:formula="of:=([.$A$13]*[.I108])/[.$A$14]" office:value-type="float" office:value="61.6888261780037" calcext:value-type="float">
            <text:p>62</text:p>
          </table:table-cell>
          <table:table-cell table:style-name="ce94" table:formula="of:= ([.$A$13]*[.J108])/[.$A$14]" office:value-type="float" office:value="962.311173821996" calcext:value-type="float">
            <text:p>962</text:p>
          </table:table-cell>
          <table:table-cell table:style-name="ce48"/>
          <table:table-cell table:style-name="ce97" table:formula="of:=(4700/(4700+[.G108]))*[.$A$10]" office:value-type="float" office:value="2.11511893519491" calcext:value-type="float">
            <text:p>2,11512</text:p>
          </table:table-cell>
          <table:table-cell table:style-name="ce101" table:formula="of:=1024-((1024*[.O108])/5)" office:value-type="float" office:value="590.823642072082" calcext:value-type="float">
            <text:p>59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4" calcext:value-type="float">
            <text:p>104</text:p>
          </table:table-cell>
          <table:table-cell table:style-name="ce20"/>
          <table:table-cell table:style-name="ce23" table:formula="of:=[.$A$2]/(EXP([.$A$3]*(1/([.$A$4]+[.$A$5])-1/([.E109]+[.$A$5]))))" office:value-type="float" office:value="6234.45870487646" calcext:value-type="float">
            <text:p>6.234,5</text:p>
          </table:table-cell>
          <table:table-cell table:style-name="ce25"/>
          <table:table-cell table:style-name="ce28" table:formula="of:=([.G109]/([.G109]+[.$A$9]))*[.$A$10]" office:value-type="float" office:value="0.293429212182274" calcext:value-type="float">
            <text:p>0,29343</text:p>
          </table:table-cell>
          <table:table-cell table:style-name="ce29" table:formula="of:=([.$A$9]/([.$A$9]+[.G109]))*[.$A$10]" office:value-type="float" office:value="4.70657078781773" calcext:value-type="float">
            <text:p>4,70657</text:p>
          </table:table-cell>
          <table:table-cell table:style-name="ce48"/>
          <table:table-cell table:style-name="ce90" table:formula="of:=([.$A$13]*[.I109])/[.$A$14]" office:value-type="float" office:value="60.0943026549298" calcext:value-type="float">
            <text:p>60</text:p>
          </table:table-cell>
          <table:table-cell table:style-name="ce94" table:formula="of:= ([.$A$13]*[.J109])/[.$A$14]" office:value-type="float" office:value="963.90569734507" calcext:value-type="float">
            <text:p>964</text:p>
          </table:table-cell>
          <table:table-cell table:style-name="ce48"/>
          <table:table-cell table:style-name="ce97" table:formula="of:=(4700/(4700+[.G109]))*[.$A$10]" office:value-type="float" office:value="2.14916902923779" calcext:value-type="float">
            <text:p>2,14917</text:p>
          </table:table-cell>
          <table:table-cell table:style-name="ce101" table:formula="of:=1024-((1024*[.O109])/5)" office:value-type="float" office:value="583.850182812101" calcext:value-type="float">
            <text:p>58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5" calcext:value-type="float">
            <text:p>105</text:p>
          </table:table-cell>
          <table:table-cell table:style-name="ce20"/>
          <table:table-cell table:style-name="ce23" table:formula="of:=[.$A$2]/(EXP([.$A$3]*(1/([.$A$4]+[.$A$5])-1/([.E110]+[.$A$5]))))" office:value-type="float" office:value="6064.15763481962" calcext:value-type="float">
            <text:p>6.064,2</text:p>
          </table:table-cell>
          <table:table-cell table:style-name="ce25"/>
          <table:table-cell table:style-name="ce28" table:formula="of:=([.G110]/([.G110]+[.$A$9]))*[.$A$10]" office:value-type="float" office:value="0.285872144277928" calcext:value-type="float">
            <text:p>0,28587</text:p>
          </table:table-cell>
          <table:table-cell table:style-name="ce29" table:formula="of:=([.$A$9]/([.$A$9]+[.G110]))*[.$A$10]" office:value-type="float" office:value="4.71412785572207" calcext:value-type="float">
            <text:p>4,71413</text:p>
          </table:table-cell>
          <table:table-cell table:style-name="ce48"/>
          <table:table-cell table:style-name="ce90" table:formula="of:=([.$A$13]*[.I110])/[.$A$14]" office:value-type="float" office:value="58.5466151481198" calcext:value-type="float">
            <text:p>59</text:p>
          </table:table-cell>
          <table:table-cell table:style-name="ce94" table:formula="of:= ([.$A$13]*[.J110])/[.$A$14]" office:value-type="float" office:value="965.45338485188" calcext:value-type="float">
            <text:p>965</text:p>
          </table:table-cell>
          <table:table-cell table:style-name="ce48"/>
          <table:table-cell table:style-name="ce97" table:formula="of:=(4700/(4700+[.G110]))*[.$A$10]" office:value-type="float" office:value="2.18317129841938" calcext:value-type="float">
            <text:p>2,18317</text:p>
          </table:table-cell>
          <table:table-cell table:style-name="ce101" table:formula="of:=1024-((1024*[.O110])/5)" office:value-type="float" office:value="576.886518083712" calcext:value-type="float">
            <text:p>57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06" calcext:value-type="float">
            <text:p>106</text:p>
          </table:table-cell>
          <table:table-cell table:style-name="ce20"/>
          <table:table-cell table:style-name="ce23" table:formula="of:=[.$A$2]/(EXP([.$A$3]*(1/([.$A$4]+[.$A$5])-1/([.E111]+[.$A$5]))))" office:value-type="float" office:value="5899.37033551383" calcext:value-type="float">
            <text:p>5.899,4</text:p>
          </table:table-cell>
          <table:table-cell table:style-name="ce25"/>
          <table:table-cell table:style-name="ce28" table:formula="of:=([.G111]/([.G111]+[.$A$9]))*[.$A$10]" office:value-type="float" office:value="0.27853661059661" calcext:value-type="float">
            <text:p>0,27854</text:p>
          </table:table-cell>
          <table:table-cell table:style-name="ce29" table:formula="of:=([.$A$9]/([.$A$9]+[.G111]))*[.$A$10]" office:value-type="float" office:value="4.72146338940339" calcext:value-type="float">
            <text:p>4,72146</text:p>
          </table:table-cell>
          <table:table-cell table:style-name="ce48"/>
          <table:table-cell table:style-name="ce90" table:formula="of:=([.$A$13]*[.I111])/[.$A$14]" office:value-type="float" office:value="57.0442978501856" calcext:value-type="float">
            <text:p>57</text:p>
          </table:table-cell>
          <table:table-cell table:style-name="ce94" table:formula="of:= ([.$A$13]*[.J111])/[.$A$14]" office:value-type="float" office:value="966.955702149815" calcext:value-type="float">
            <text:p>967</text:p>
          </table:table-cell>
          <table:table-cell table:style-name="ce48"/>
          <table:table-cell table:style-name="ce97" table:formula="of:=(4700/(4700+[.G111]))*[.$A$10]" office:value-type="float" office:value="2.21711283369936" calcext:value-type="float">
            <text:p>2,21711</text:p>
          </table:table-cell>
          <table:table-cell table:style-name="ce101" table:formula="of:=1024-((1024*[.O111])/5)" office:value-type="float" office:value="569.935291658371" calcext:value-type="float">
            <text:p>57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7" calcext:value-type="float">
            <text:p>107</text:p>
          </table:table-cell>
          <table:table-cell table:style-name="ce20"/>
          <table:table-cell table:style-name="ce23" table:formula="of:=[.$A$2]/(EXP([.$A$3]*(1/([.$A$4]+[.$A$5])-1/([.E112]+[.$A$5]))))" office:value-type="float" office:value="5739.89285940923" calcext:value-type="float">
            <text:p>5.739,9</text:p>
          </table:table-cell>
          <table:table-cell table:style-name="ce25"/>
          <table:table-cell table:style-name="ce28" table:formula="of:=([.G112]/([.G112]+[.$A$9]))*[.$A$10]" office:value-type="float" office:value="0.271415674074918" calcext:value-type="float">
            <text:p>0,27142</text:p>
          </table:table-cell>
          <table:table-cell table:style-name="ce29" table:formula="of:=([.$A$9]/([.$A$9]+[.G112]))*[.$A$10]" office:value-type="float" office:value="4.72858432592508" calcext:value-type="float">
            <text:p>4,72858</text:p>
          </table:table-cell>
          <table:table-cell table:style-name="ce48"/>
          <table:table-cell table:style-name="ce90" table:formula="of:=([.$A$13]*[.I112])/[.$A$14]" office:value-type="float" office:value="55.5859300505432" calcext:value-type="float">
            <text:p>56</text:p>
          </table:table-cell>
          <table:table-cell table:style-name="ce94" table:formula="of:= ([.$A$13]*[.J112])/[.$A$14]" office:value-type="float" office:value="968.414069949457" calcext:value-type="float">
            <text:p>968</text:p>
          </table:table-cell>
          <table:table-cell table:style-name="ce48"/>
          <table:table-cell table:style-name="ce97" table:formula="of:=(4700/(4700+[.G112]))*[.$A$10]" office:value-type="float" office:value="2.25098095511775" calcext:value-type="float">
            <text:p>2,25098</text:p>
          </table:table-cell>
          <table:table-cell table:style-name="ce101" table:formula="of:=1024-((1024*[.O112])/5)" office:value-type="float" office:value="562.999100391884" calcext:value-type="float">
            <text:p>56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8" calcext:value-type="float">
            <text:p>108</text:p>
          </table:table-cell>
          <table:table-cell table:style-name="ce20"/>
          <table:table-cell table:style-name="ce23" table:formula="of:=[.$A$2]/(EXP([.$A$3]*(1/([.$A$4]+[.$A$5])-1/([.E113]+[.$A$5]))))" office:value-type="float" office:value="5585.52968538526" calcext:value-type="float">
            <text:p>5.585,5</text:p>
          </table:table-cell>
          <table:table-cell table:style-name="ce25"/>
          <table:table-cell table:style-name="ce28" table:formula="of:=([.G113]/([.G113]+[.$A$9]))*[.$A$10]" office:value-type="float" office:value="0.264502612338478" calcext:value-type="float">
            <text:p>0,26450</text:p>
          </table:table-cell>
          <table:table-cell table:style-name="ce29" table:formula="of:=([.$A$9]/([.$A$9]+[.G113]))*[.$A$10]" office:value-type="float" office:value="4.73549738766152" calcext:value-type="float">
            <text:p>4,73550</text:p>
          </table:table-cell>
          <table:table-cell table:style-name="ce48"/>
          <table:table-cell table:style-name="ce90" table:formula="of:=([.$A$13]*[.I113])/[.$A$14]" office:value-type="float" office:value="54.1701350069203" calcext:value-type="float">
            <text:p>54</text:p>
          </table:table-cell>
          <table:table-cell table:style-name="ce94" table:formula="of:= ([.$A$13]*[.J113])/[.$A$14]" office:value-type="float" office:value="969.82986499308" calcext:value-type="float">
            <text:p>970</text:p>
          </table:table-cell>
          <table:table-cell table:style-name="ce48"/>
          <table:table-cell table:style-name="ce97" table:formula="of:=(4700/(4700+[.G113]))*[.$A$10]" office:value-type="float" office:value="2.28476322744868" calcext:value-type="float">
            <text:p>2,28476</text:p>
          </table:table-cell>
          <table:table-cell table:style-name="ce101" table:formula="of:=1024-((1024*[.O113])/5)" office:value-type="float" office:value="556.080491018511" calcext:value-type="float">
            <text:p>55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09" calcext:value-type="float">
            <text:p>109</text:p>
          </table:table-cell>
          <table:table-cell table:style-name="ce20"/>
          <table:table-cell table:style-name="ce23" table:formula="of:=[.$A$2]/(EXP([.$A$3]*(1/([.$A$4]+[.$A$5])-1/([.E114]+[.$A$5]))))" office:value-type="float" office:value="5436.09333586931" calcext:value-type="float">
            <text:p>5.436,1</text:p>
          </table:table-cell>
          <table:table-cell table:style-name="ce25"/>
          <table:table-cell table:style-name="ce28" table:formula="of:=([.G114]/([.G114]+[.$A$9]))*[.$A$10]" office:value-type="float" office:value="0.257790912195148" calcext:value-type="float">
            <text:p>0,25779</text:p>
          </table:table-cell>
          <table:table-cell table:style-name="ce29" table:formula="of:=([.$A$9]/([.$A$9]+[.G114]))*[.$A$10]" office:value-type="float" office:value="4.74220908780485" calcext:value-type="float">
            <text:p>4,74221</text:p>
          </table:table-cell>
          <table:table-cell table:style-name="ce48"/>
          <table:table-cell table:style-name="ce90" table:formula="of:=([.$A$13]*[.I114])/[.$A$14]" office:value-type="float" office:value="52.7955788175664" calcext:value-type="float">
            <text:p>53</text:p>
          </table:table-cell>
          <table:table-cell table:style-name="ce94" table:formula="of:= ([.$A$13]*[.J114])/[.$A$14]" office:value-type="float" office:value="971.204421182434" calcext:value-type="float">
            <text:p>971</text:p>
          </table:table-cell>
          <table:table-cell table:style-name="ce48"/>
          <table:table-cell table:style-name="ce97" table:formula="of:=(4700/(4700+[.G114]))*[.$A$10]" office:value-type="float" office:value="2.31844747491017" calcext:value-type="float">
            <text:p>2,31845</text:p>
          </table:table-cell>
          <table:table-cell table:style-name="ce101" table:formula="of:=1024-((1024*[.O114])/5)" office:value-type="float" office:value="549.181957138397" calcext:value-type="float">
            <text:p>54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0" calcext:value-type="float">
            <text:p>110</text:p>
          </table:table-cell>
          <table:table-cell table:style-name="ce20"/>
          <table:table-cell table:style-name="ce23" table:formula="of:=[.$A$2]/(EXP([.$A$3]*(1/([.$A$4]+[.$A$5])-1/([.E115]+[.$A$5]))))" office:value-type="float" office:value="5291.40401286916" calcext:value-type="float">
            <text:p>5.291,4</text:p>
          </table:table-cell>
          <table:table-cell table:style-name="ce25"/>
          <table:table-cell table:style-name="ce28" table:formula="of:=([.G115]/([.G115]+[.$A$9]))*[.$A$10]" office:value-type="float" office:value="0.251274264147072" calcext:value-type="float">
            <text:p>0,25127</text:p>
          </table:table-cell>
          <table:table-cell table:style-name="ce29" table:formula="of:=([.$A$9]/([.$A$9]+[.G115]))*[.$A$10]" office:value-type="float" office:value="4.74872573585293" calcext:value-type="float">
            <text:p>4,74873</text:p>
          </table:table-cell>
          <table:table-cell table:style-name="ce48"/>
          <table:table-cell table:style-name="ce90" table:formula="of:=([.$A$13]*[.I115])/[.$A$14]" office:value-type="float" office:value="51.4609692973204" calcext:value-type="float">
            <text:p>51</text:p>
          </table:table-cell>
          <table:table-cell table:style-name="ce94" table:formula="of:= ([.$A$13]*[.J115])/[.$A$14]" office:value-type="float" office:value="972.539030702679" calcext:value-type="float">
            <text:p>973</text:p>
          </table:table-cell>
          <table:table-cell table:style-name="ce48"/>
          <table:table-cell table:style-name="ce97" table:formula="of:=(4700/(4700+[.G115]))*[.$A$10]" office:value-type="float" office:value="2.35202179490805" calcext:value-type="float">
            <text:p>2,35202</text:p>
          </table:table-cell>
          <table:table-cell table:style-name="ce101" table:formula="of:=1024-((1024*[.O115])/5)" office:value-type="float" office:value="542.305936402832" calcext:value-type="float">
            <text:p>54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11" calcext:value-type="float">
            <text:p>111</text:p>
          </table:table-cell>
          <table:table-cell table:style-name="ce20"/>
          <table:table-cell table:style-name="ce23" table:formula="of:=[.$A$2]/(EXP([.$A$3]*(1/([.$A$4]+[.$A$5])-1/([.E116]+[.$A$5]))))" office:value-type="float" office:value="5151.28925191257" calcext:value-type="float">
            <text:p>5.151,3</text:p>
          </table:table-cell>
          <table:table-cell table:style-name="ce25"/>
          <table:table-cell table:style-name="ce28" table:formula="of:=([.G116]/([.G116]+[.$A$9]))*[.$A$10]" office:value-type="float" office:value="0.244946556935291" calcext:value-type="float">
            <text:p>0,24495</text:p>
          </table:table-cell>
          <table:table-cell table:style-name="ce29" table:formula="of:=([.$A$9]/([.$A$9]+[.G116]))*[.$A$10]" office:value-type="float" office:value="4.75505344306471" calcext:value-type="float">
            <text:p>4,75505</text:p>
          </table:table-cell>
          <table:table-cell table:style-name="ce48"/>
          <table:table-cell table:style-name="ce90" table:formula="of:=([.$A$13]*[.I116])/[.$A$14]" office:value-type="float" office:value="50.1650548603476" calcext:value-type="float">
            <text:p>50</text:p>
          </table:table-cell>
          <table:table-cell table:style-name="ce94" table:formula="of:= ([.$A$13]*[.J116])/[.$A$14]" office:value-type="float" office:value="973.834945139652" calcext:value-type="float">
            <text:p>974</text:p>
          </table:table-cell>
          <table:table-cell table:style-name="ce48"/>
          <table:table-cell table:style-name="ce97" table:formula="of:=(4700/(4700+[.G116]))*[.$A$10]" office:value-type="float" office:value="2.38547457079667" calcext:value-type="float">
            <text:p>2,38547</text:p>
          </table:table-cell>
          <table:table-cell table:style-name="ce101" table:formula="of:=1024-((1024*[.O116])/5)" office:value-type="float" office:value="535.454807900842" calcext:value-type="float">
            <text:p>53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2" calcext:value-type="float">
            <text:p>112</text:p>
          </table:table-cell>
          <table:table-cell table:style-name="ce20"/>
          <table:table-cell table:style-name="ce23" table:formula="of:=[.$A$2]/(EXP([.$A$3]*(1/([.$A$4]+[.$A$5])-1/([.E117]+[.$A$5]))))" office:value-type="float" office:value="5015.5835929446" calcext:value-type="float">
            <text:p>5.015,6</text:p>
          </table:table-cell>
          <table:table-cell table:style-name="ce25"/>
          <table:table-cell table:style-name="ce28" table:formula="of:=([.G117]/([.G117]+[.$A$9]))*[.$A$10]" office:value-type="float" office:value="0.238801872129079" calcext:value-type="float">
            <text:p>0,23880</text:p>
          </table:table-cell>
          <table:table-cell table:style-name="ce29" table:formula="of:=([.$A$9]/([.$A$9]+[.G117]))*[.$A$10]" office:value-type="float" office:value="4.76119812787092" calcext:value-type="float">
            <text:p>4,76120</text:p>
          </table:table-cell>
          <table:table-cell table:style-name="ce48"/>
          <table:table-cell table:style-name="ce90" table:formula="of:=([.$A$13]*[.I117])/[.$A$14]" office:value-type="float" office:value="48.9066234120354" calcext:value-type="float">
            <text:p>49</text:p>
          </table:table-cell>
          <table:table-cell table:style-name="ce94" table:formula="of:= ([.$A$13]*[.J117])/[.$A$14]" office:value-type="float" office:value="975.093376587964" calcext:value-type="float">
            <text:p>975</text:p>
          </table:table-cell>
          <table:table-cell table:style-name="ce48"/>
          <table:table-cell table:style-name="ce97" table:formula="of:=(4700/(4700+[.G117]))*[.$A$10]" office:value-type="float" office:value="2.41879448364436" calcext:value-type="float">
            <text:p>2,41879</text:p>
          </table:table-cell>
          <table:table-cell table:style-name="ce101" table:formula="of:=1024-((1024*[.O117])/5)" office:value-type="float" office:value="528.630889749636" calcext:value-type="float">
            <text:p>52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3" calcext:value-type="float">
            <text:p>113</text:p>
          </table:table-cell>
          <table:table-cell table:style-name="ce20"/>
          <table:table-cell table:style-name="ce23" table:formula="of:=[.$A$2]/(EXP([.$A$3]*(1/([.$A$4]+[.$A$5])-1/([.E118]+[.$A$5]))))" office:value-type="float" office:value="4884.12826728696" calcext:value-type="float">
            <text:p>4.884,1</text:p>
          </table:table-cell>
          <table:table-cell table:style-name="ce25"/>
          <table:table-cell table:style-name="ce28" table:formula="of:=([.G118]/([.G118]+[.$A$9]))*[.$A$10]" office:value-type="float" office:value="0.232834478770717" calcext:value-type="float">
            <text:p>0,23283</text:p>
          </table:table-cell>
          <table:table-cell table:style-name="ce29" table:formula="of:=([.$A$9]/([.$A$9]+[.G118]))*[.$A$10]" office:value-type="float" office:value="4.76716552122928" calcext:value-type="float">
            <text:p>4,76717</text:p>
          </table:table-cell>
          <table:table-cell table:style-name="ce48"/>
          <table:table-cell table:style-name="ce90" table:formula="of:=([.$A$13]*[.I118])/[.$A$14]" office:value-type="float" office:value="47.6845012522429" calcext:value-type="float">
            <text:p>48</text:p>
          </table:table-cell>
          <table:table-cell table:style-name="ce94" table:formula="of:= ([.$A$13]*[.J118])/[.$A$14]" office:value-type="float" office:value="976.315498747757" calcext:value-type="float">
            <text:p>976</text:p>
          </table:table-cell>
          <table:table-cell table:style-name="ce48"/>
          <table:table-cell table:style-name="ce97" table:formula="of:=(4700/(4700+[.G118]))*[.$A$10]" office:value-type="float" office:value="2.45197052299596" calcext:value-type="float">
            <text:p>2,45197</text:p>
          </table:table-cell>
          <table:table-cell table:style-name="ce101" table:formula="of:=1024-((1024*[.O118])/5)" office:value-type="float" office:value="521.836436890427" calcext:value-type="float">
            <text:p>52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4" calcext:value-type="float">
            <text:p>114</text:p>
          </table:table-cell>
          <table:table-cell table:style-name="ce20"/>
          <table:table-cell table:style-name="ce23" table:formula="of:=[.$A$2]/(EXP([.$A$3]*(1/([.$A$4]+[.$A$5])-1/([.E119]+[.$A$5]))))" office:value-type="float" office:value="4756.77089981467" calcext:value-type="float">
            <text:p>4.756,8</text:p>
          </table:table-cell>
          <table:table-cell table:style-name="ce25"/>
          <table:table-cell table:style-name="ce28" table:formula="of:=([.G119]/([.G119]+[.$A$9]))*[.$A$10]" office:value-type="float" office:value="0.227038828085101" calcext:value-type="float">
            <text:p>0,22704</text:p>
          </table:table-cell>
          <table:table-cell table:style-name="ce29" table:formula="of:=([.$A$9]/([.$A$9]+[.G119]))*[.$A$10]" office:value-type="float" office:value="4.7729611719149" calcext:value-type="float">
            <text:p>4,77296</text:p>
          </table:table-cell>
          <table:table-cell table:style-name="ce48"/>
          <table:table-cell table:style-name="ce90" table:formula="of:=([.$A$13]*[.I119])/[.$A$14]" office:value-type="float" office:value="46.4975519918287" calcext:value-type="float">
            <text:p>46</text:p>
          </table:table-cell>
          <table:table-cell table:style-name="ce94" table:formula="of:= ([.$A$13]*[.J119])/[.$A$14]" office:value-type="float" office:value="977.502448008171" calcext:value-type="float">
            <text:p>978</text:p>
          </table:table-cell>
          <table:table-cell table:style-name="ce48"/>
          <table:table-cell table:style-name="ce97" table:formula="of:=(4700/(4700+[.G119]))*[.$A$10]" office:value-type="float" office:value="2.48499199662969" calcext:value-type="float">
            <text:p>2,48499</text:p>
          </table:table-cell>
          <table:table-cell table:style-name="ce101" table:formula="of:=1024-((1024*[.O119])/5)" office:value-type="float" office:value="515.07363909024" calcext:value-type="float">
            <text:p>51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5" calcext:value-type="float">
            <text:p>115</text:p>
          </table:table-cell>
          <table:table-cell table:style-name="ce20"/>
          <table:table-cell table:style-name="ce23" table:formula="of:=[.$A$2]/(EXP([.$A$3]*(1/([.$A$4]+[.$A$5])-1/([.E120]+[.$A$5]))))" office:value-type="float" office:value="4633.36522555244" calcext:value-type="float">
            <text:p>4.633,4</text:p>
          </table:table-cell>
          <table:table-cell table:style-name="ce25"/>
          <table:table-cell table:style-name="ce28" table:formula="of:=([.G120]/([.G120]+[.$A$9]))*[.$A$10]" office:value-type="float" office:value="0.22140954826238" calcext:value-type="float">
            <text:p>0,22141</text:p>
          </table:table-cell>
          <table:table-cell table:style-name="ce29" table:formula="of:=([.$A$9]/([.$A$9]+[.G120]))*[.$A$10]" office:value-type="float" office:value="4.77859045173762" calcext:value-type="float">
            <text:p>4,77859</text:p>
          </table:table-cell>
          <table:table-cell table:style-name="ce48"/>
          <table:table-cell table:style-name="ce90" table:formula="of:=([.$A$13]*[.I120])/[.$A$14]" office:value-type="float" office:value="45.3446754841355" calcext:value-type="float">
            <text:p>45</text:p>
          </table:table-cell>
          <table:table-cell table:style-name="ce94" table:formula="of:= ([.$A$13]*[.J120])/[.$A$14]" office:value-type="float" office:value="978.655324515865" calcext:value-type="float">
            <text:p>979</text:p>
          </table:table-cell>
          <table:table-cell table:style-name="ce48"/>
          <table:table-cell table:style-name="ce97" table:formula="of:=(4700/(4700+[.G120]))*[.$A$10]" office:value-type="float" office:value="2.51784853930957" calcext:value-type="float">
            <text:p>2,51785</text:p>
          </table:table-cell>
          <table:table-cell table:style-name="ce101" table:formula="of:=1024-((1024*[.O120])/5)" office:value-type="float" office:value="508.344619149399" calcext:value-type="float">
            <text:p>508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16" calcext:value-type="float">
            <text:p>116</text:p>
          </table:table-cell>
          <table:table-cell table:style-name="ce20"/>
          <table:table-cell table:style-name="ce23" table:formula="of:=[.$A$2]/(EXP([.$A$3]*(1/([.$A$4]+[.$A$5])-1/([.E121]+[.$A$5]))))" office:value-type="float" office:value="4513.77081993824" calcext:value-type="float">
            <text:p>4.513,8</text:p>
          </table:table-cell>
          <table:table-cell table:style-name="ce25"/>
          <table:table-cell table:style-name="ce28" table:formula="of:=([.G121]/([.G121]+[.$A$9]))*[.$A$10]" office:value-type="float" office:value="0.2159414393207" calcext:value-type="float">
            <text:p>0,21594</text:p>
          </table:table-cell>
          <table:table-cell table:style-name="ce29" table:formula="of:=([.$A$9]/([.$A$9]+[.G121]))*[.$A$10]" office:value-type="float" office:value="4.7840585606793" calcext:value-type="float">
            <text:p>4,78406</text:p>
          </table:table-cell>
          <table:table-cell table:style-name="ce48"/>
          <table:table-cell table:style-name="ce90" table:formula="of:=([.$A$13]*[.I121])/[.$A$14]" office:value-type="float" office:value="44.2248067728793" calcext:value-type="float">
            <text:p>44</text:p>
          </table:table-cell>
          <table:table-cell table:style-name="ce94" table:formula="of:= ([.$A$13]*[.J121])/[.$A$14]" office:value-type="float" office:value="979.775193227121" calcext:value-type="float">
            <text:p>980</text:p>
          </table:table-cell>
          <table:table-cell table:style-name="ce48"/>
          <table:table-cell table:style-name="ce97" table:formula="of:=(4700/(4700+[.G121]))*[.$A$10]" office:value-type="float" office:value="2.55053012053945" calcext:value-type="float">
            <text:p>2,55053</text:p>
          </table:table-cell>
          <table:table-cell table:style-name="ce101" table:formula="of:=1024-((1024*[.O121])/5)" office:value-type="float" office:value="501.65143131352" calcext:value-type="float">
            <text:p>50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7" calcext:value-type="float">
            <text:p>117</text:p>
          </table:table-cell>
          <table:table-cell table:style-name="ce20"/>
          <table:table-cell table:style-name="ce23" table:formula="of:=[.$A$2]/(EXP([.$A$3]*(1/([.$A$4]+[.$A$5])-1/([.E122]+[.$A$5]))))" office:value-type="float" office:value="4397.85284204339" calcext:value-type="float">
            <text:p>4.397,9</text:p>
          </table:table-cell>
          <table:table-cell table:style-name="ce25"/>
          <table:table-cell table:style-name="ce28" table:formula="of:=([.G122]/([.G122]+[.$A$9]))*[.$A$10]" office:value-type="float" office:value="0.210629468055126" calcext:value-type="float">
            <text:p>0,21063</text:p>
          </table:table-cell>
          <table:table-cell table:style-name="ce29" table:formula="of:=([.$A$9]/([.$A$9]+[.G122]))*[.$A$10]" office:value-type="float" office:value="4.78937053194487" calcext:value-type="float">
            <text:p>4,78937</text:p>
          </table:table-cell>
          <table:table-cell table:style-name="ce48"/>
          <table:table-cell table:style-name="ce90" table:formula="of:=([.$A$13]*[.I122])/[.$A$14]" office:value-type="float" office:value="43.1369150576898" calcext:value-type="float">
            <text:p>43</text:p>
          </table:table-cell>
          <table:table-cell table:style-name="ce94" table:formula="of:= ([.$A$13]*[.J122])/[.$A$14]" office:value-type="float" office:value="980.86308494231" calcext:value-type="float">
            <text:p>981</text:p>
          </table:table-cell>
          <table:table-cell table:style-name="ce48"/>
          <table:table-cell table:style-name="ce97" table:formula="of:=(4700/(4700+[.G122]))*[.$A$10]" office:value-type="float" office:value="2.58302705132807" calcext:value-type="float">
            <text:p>2,58303</text:p>
          </table:table-cell>
          <table:table-cell table:style-name="ce101" table:formula="of:=1024-((1024*[.O122])/5)" office:value-type="float" office:value="494.996059888012" calcext:value-type="float">
            <text:p>49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8" calcext:value-type="float">
            <text:p>118</text:p>
          </table:table-cell>
          <table:table-cell table:style-name="ce20"/>
          <table:table-cell table:style-name="ce23" table:formula="of:=[.$A$2]/(EXP([.$A$3]*(1/([.$A$4]+[.$A$5])-1/([.E123]+[.$A$5]))))" office:value-type="float" office:value="4285.48179007802" calcext:value-type="float">
            <text:p>4.285,5</text:p>
          </table:table-cell>
          <table:table-cell table:style-name="ce25"/>
          <table:table-cell table:style-name="ce28" table:formula="of:=([.G123]/([.G123]+[.$A$9]))*[.$A$10]" office:value-type="float" office:value="0.205468763077899" calcext:value-type="float">
            <text:p>0,20547</text:p>
          </table:table-cell>
          <table:table-cell table:style-name="ce29" table:formula="of:=([.$A$9]/([.$A$9]+[.G123]))*[.$A$10]" office:value-type="float" office:value="4.7945312369221" calcext:value-type="float">
            <text:p>4,79453</text:p>
          </table:table-cell>
          <table:table-cell table:style-name="ce48"/>
          <table:table-cell table:style-name="ce90" table:formula="of:=([.$A$13]*[.I123])/[.$A$14]" office:value-type="float" office:value="42.0800026783538" calcext:value-type="float">
            <text:p>42</text:p>
          </table:table-cell>
          <table:table-cell table:style-name="ce94" table:formula="of:= ([.$A$13]*[.J123])/[.$A$14]" office:value-type="float" office:value="981.919997321646" calcext:value-type="float">
            <text:p>982</text:p>
          </table:table-cell>
          <table:table-cell table:style-name="ce48"/>
          <table:table-cell table:style-name="ce97" table:formula="of:=(4700/(4700+[.G123]))*[.$A$10]" office:value-type="float" office:value="2.61532998997886" calcext:value-type="float">
            <text:p>2,61533</text:p>
          </table:table-cell>
          <table:table-cell table:style-name="ce101" table:formula="of:=1024-((1024*[.O123])/5)" office:value-type="float" office:value="488.380418052329" calcext:value-type="float">
            <text:p>48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19" calcext:value-type="float">
            <text:p>119</text:p>
          </table:table-cell>
          <table:table-cell table:style-name="ce20"/>
          <table:table-cell table:style-name="ce23" table:formula="of:=[.$A$2]/(EXP([.$A$3]*(1/([.$A$4]+[.$A$5])-1/([.E124]+[.$A$5]))))" office:value-type="float" office:value="4176.53326854832" calcext:value-type="float">
            <text:p>4.176,5</text:p>
          </table:table-cell>
          <table:table-cell table:style-name="ce25"/>
          <table:table-cell table:style-name="ce28" table:formula="of:=([.G124]/([.G124]+[.$A$9]))*[.$A$10]" office:value-type="float" office:value="0.200454609954334" calcext:value-type="float">
            <text:p>0,20045</text:p>
          </table:table-cell>
          <table:table-cell table:style-name="ce29" table:formula="of:=([.$A$9]/([.$A$9]+[.G124]))*[.$A$10]" office:value-type="float" office:value="4.79954539004567" calcext:value-type="float">
            <text:p>4,79955</text:p>
          </table:table-cell>
          <table:table-cell table:style-name="ce48"/>
          <table:table-cell table:style-name="ce90" table:formula="of:=([.$A$13]*[.I124])/[.$A$14]" office:value-type="float" office:value="41.0531041186477" calcext:value-type="float">
            <text:p>41</text:p>
          </table:table-cell>
          <table:table-cell table:style-name="ce94" table:formula="of:= ([.$A$13]*[.J124])/[.$A$14]" office:value-type="float" office:value="982.946895881353" calcext:value-type="float">
            <text:p>983</text:p>
          </table:table-cell>
          <table:table-cell table:style-name="ce48"/>
          <table:table-cell table:style-name="ce97" table:formula="of:=(4700/(4700+[.G124]))*[.$A$10]" office:value-type="float" office:value="2.64742994692152" calcext:value-type="float">
            <text:p>2,64743</text:p>
          </table:table-cell>
          <table:table-cell table:style-name="ce101" table:formula="of:=1024-((1024*[.O124])/5)" office:value-type="float" office:value="481.806346870472" calcext:value-type="float">
            <text:p>48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0" calcext:value-type="float">
            <text:p>120</text:p>
          </table:table-cell>
          <table:table-cell table:style-name="ce20"/>
          <table:table-cell table:style-name="ce23" table:formula="of:=[.$A$2]/(EXP([.$A$3]*(1/([.$A$4]+[.$A$5])-1/([.E125]+[.$A$5]))))" office:value-type="float" office:value="4070.88776646628" calcext:value-type="float">
            <text:p>4.070,9</text:p>
          </table:table-cell>
          <table:table-cell table:style-name="ce25"/>
          <table:table-cell table:style-name="ce28" table:formula="of:=([.G125]/([.G125]+[.$A$9]))*[.$A$10]" office:value-type="float" office:value="0.195582446437917" calcext:value-type="float">
            <text:p>0,19558</text:p>
          </table:table-cell>
          <table:table-cell table:style-name="ce29" table:formula="of:=([.$A$9]/([.$A$9]+[.G125]))*[.$A$10]" office:value-type="float" office:value="4.80441755356208" calcext:value-type="float">
            <text:p>4,80442</text:p>
          </table:table-cell>
          <table:table-cell table:style-name="ce48"/>
          <table:table-cell table:style-name="ce90" table:formula="of:=([.$A$13]*[.I125])/[.$A$14]" office:value-type="float" office:value="40.0552850304855" calcext:value-type="float">
            <text:p>40</text:p>
          </table:table-cell>
          <table:table-cell table:style-name="ce94" table:formula="of:= ([.$A$13]*[.J125])/[.$A$14]" office:value-type="float" office:value="983.944714969515" calcext:value-type="float">
            <text:p>984</text:p>
          </table:table-cell>
          <table:table-cell table:style-name="ce48"/>
          <table:table-cell table:style-name="ce97" table:formula="of:=(4700/(4700+[.G125]))*[.$A$10]" office:value-type="float" office:value="2.67931828860557" calcext:value-type="float">
            <text:p>2,67932</text:p>
          </table:table-cell>
          <table:table-cell table:style-name="ce101" table:formula="of:=1024-((1024*[.O125])/5)" office:value-type="float" office:value="475.275614493578" calcext:value-type="float">
            <text:p>475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21" calcext:value-type="float">
            <text:p>121</text:p>
          </table:table-cell>
          <table:table-cell table:style-name="ce20"/>
          <table:table-cell table:style-name="ce23" table:formula="of:=[.$A$2]/(EXP([.$A$3]*(1/([.$A$4]+[.$A$5])-1/([.E126]+[.$A$5]))))" office:value-type="float" office:value="3968.43044604654" calcext:value-type="float">
            <text:p>3.968,4</text:p>
          </table:table-cell>
          <table:table-cell table:style-name="ce25"/>
          <table:table-cell table:style-name="ce28" table:formula="of:=([.G126]/([.G126]+[.$A$9]))*[.$A$10]" office:value-type="float" office:value="0.190847857807468" calcext:value-type="float">
            <text:p>0,19085</text:p>
          </table:table-cell>
          <table:table-cell table:style-name="ce29" table:formula="of:=([.$A$9]/([.$A$9]+[.G126]))*[.$A$10]" office:value-type="float" office:value="4.80915214219253" calcext:value-type="float">
            <text:p>4,80915</text:p>
          </table:table-cell>
          <table:table-cell table:style-name="ce48"/>
          <table:table-cell table:style-name="ce90" table:formula="of:=([.$A$13]*[.I126])/[.$A$14]" office:value-type="float" office:value="39.0856412789694" calcext:value-type="float">
            <text:p>39</text:p>
          </table:table-cell>
          <table:table-cell table:style-name="ce94" table:formula="of:= ([.$A$13]*[.J126])/[.$A$14]" office:value-type="float" office:value="984.914358721031" calcext:value-type="float">
            <text:p>985</text:p>
          </table:table-cell>
          <table:table-cell table:style-name="ce48"/>
          <table:table-cell table:style-name="ce97" table:formula="of:=(4700/(4700+[.G126]))*[.$A$10]" office:value-type="float" office:value="2.71098674047939" calcext:value-type="float">
            <text:p>2,71099</text:p>
          </table:table-cell>
          <table:table-cell table:style-name="ce101" table:formula="of:=1024-((1024*[.O126])/5)" office:value-type="float" office:value="468.789915549821" calcext:value-type="float">
            <text:p>46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2" calcext:value-type="float">
            <text:p>122</text:p>
          </table:table-cell>
          <table:table-cell table:style-name="ce20"/>
          <table:table-cell table:style-name="ce23" table:formula="of:=[.$A$2]/(EXP([.$A$3]*(1/([.$A$4]+[.$A$5])-1/([.E127]+[.$A$5]))))" office:value-type="float" office:value="3869.05094135503" calcext:value-type="float">
            <text:p>3.869,1</text:p>
          </table:table-cell>
          <table:table-cell table:style-name="ce25"/>
          <table:table-cell table:style-name="ce28" table:formula="of:=([.G127]/([.G127]+[.$A$9]))*[.$A$10]" office:value-type="float" office:value="0.186246572308604" calcext:value-type="float">
            <text:p>0,18625</text:p>
          </table:table-cell>
          <table:table-cell table:style-name="ce29" table:formula="of:=([.$A$9]/([.$A$9]+[.G127]))*[.$A$10]" office:value-type="float" office:value="4.8137534276914" calcext:value-type="float">
            <text:p>4,81375</text:p>
          </table:table-cell>
          <table:table-cell table:style-name="ce48"/>
          <table:table-cell table:style-name="ce90" table:formula="of:=([.$A$13]*[.I127])/[.$A$14]" office:value-type="float" office:value="38.1432980088021" calcext:value-type="float">
            <text:p>38</text:p>
          </table:table-cell>
          <table:table-cell table:style-name="ce94" table:formula="of:= ([.$A$13]*[.J127])/[.$A$14]" office:value-type="float" office:value="985.856701991198" calcext:value-type="float">
            <text:p>986</text:p>
          </table:table-cell>
          <table:table-cell table:style-name="ce48"/>
          <table:table-cell table:style-name="ce97" table:formula="of:=(4700/(4700+[.G127]))*[.$A$10]" office:value-type="float" office:value="2.74242738908072" calcext:value-type="float">
            <text:p>2,74243</text:p>
          </table:table-cell>
          <table:table-cell table:style-name="ce101" table:formula="of:=1024-((1024*[.O127])/5)" office:value-type="float" office:value="462.350870716268" calcext:value-type="float">
            <text:p>46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3" calcext:value-type="float">
            <text:p>123</text:p>
          </table:table-cell>
          <table:table-cell table:style-name="ce20"/>
          <table:table-cell table:style-name="ce23" table:formula="of:=[.$A$2]/(EXP([.$A$3]*(1/([.$A$4]+[.$A$5])-1/([.E128]+[.$A$5]))))" office:value-type="float" office:value="3772.64316640408" calcext:value-type="float">
            <text:p>3.772,6</text:p>
          </table:table-cell>
          <table:table-cell table:style-name="ce25"/>
          <table:table-cell table:style-name="ce28" table:formula="of:=([.G128]/([.G128]+[.$A$9]))*[.$A$10]" office:value-type="float" office:value="0.181774456701198" calcext:value-type="float">
            <text:p>0,18177</text:p>
          </table:table-cell>
          <table:table-cell table:style-name="ce29" table:formula="of:=([.$A$9]/([.$A$9]+[.G128]))*[.$A$10]" office:value-type="float" office:value="4.8182255432988" calcext:value-type="float">
            <text:p>4,81823</text:p>
          </table:table-cell>
          <table:table-cell table:style-name="ce48"/>
          <table:table-cell table:style-name="ce90" table:formula="of:=([.$A$13]*[.I128])/[.$A$14]" office:value-type="float" office:value="37.2274087324054" calcext:value-type="float">
            <text:p>37</text:p>
          </table:table-cell>
          <table:table-cell table:style-name="ce94" table:formula="of:= ([.$A$13]*[.J128])/[.$A$14]" office:value-type="float" office:value="986.772591267595" calcext:value-type="float">
            <text:p>987</text:p>
          </table:table-cell>
          <table:table-cell table:style-name="ce48"/>
          <table:table-cell table:style-name="ce97" table:formula="of:=(4700/(4700+[.G128]))*[.$A$10]" office:value-type="float" office:value="2.77363268326734" calcext:value-type="float">
            <text:p>2,77363</text:p>
          </table:table-cell>
          <table:table-cell table:style-name="ce101" table:formula="of:=1024-((1024*[.O128])/5)" office:value-type="float" office:value="455.96002646685" calcext:value-type="float">
            <text:p>45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4" calcext:value-type="float">
            <text:p>124</text:p>
          </table:table-cell>
          <table:table-cell table:style-name="ce20"/>
          <table:table-cell table:style-name="ce23" table:formula="of:=[.$A$2]/(EXP([.$A$3]*(1/([.$A$4]+[.$A$5])-1/([.E129]+[.$A$5]))))" office:value-type="float" office:value="3679.1051322156" calcext:value-type="float">
            <text:p>3.679,1</text:p>
          </table:table-cell>
          <table:table-cell table:style-name="ce25"/>
          <table:table-cell table:style-name="ce28" table:formula="of:=([.G129]/([.G129]+[.$A$9]))*[.$A$10]" office:value-type="float" office:value="0.17742751191399" calcext:value-type="float">
            <text:p>0,17743</text:p>
          </table:table-cell>
          <table:table-cell table:style-name="ce29" table:formula="of:=([.$A$9]/([.$A$9]+[.G129]))*[.$A$10]" office:value-type="float" office:value="4.82257248808601" calcext:value-type="float">
            <text:p>4,82257</text:p>
          </table:table-cell>
          <table:table-cell table:style-name="ce48"/>
          <table:table-cell table:style-name="ce90" table:formula="of:=([.$A$13]*[.I129])/[.$A$14]" office:value-type="float" office:value="36.3371544399851" calcext:value-type="float">
            <text:p>36</text:p>
          </table:table-cell>
          <table:table-cell table:style-name="ce94" table:formula="of:= ([.$A$13]*[.J129])/[.$A$14]" office:value-type="float" office:value="987.662845560015" calcext:value-type="float">
            <text:p>988</text:p>
          </table:table-cell>
          <table:table-cell table:style-name="ce48"/>
          <table:table-cell table:style-name="ce97" table:formula="of:=(4700/(4700+[.G129]))*[.$A$10]" office:value-type="float" office:value="2.80459543461846" calcext:value-type="float">
            <text:p>2,80460</text:p>
          </table:table-cell>
          <table:table-cell table:style-name="ce101" table:formula="of:=1024-((1024*[.O129])/5)" office:value-type="float" office:value="449.618854990139" calcext:value-type="float">
            <text:p>45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5" calcext:value-type="float">
            <text:p>125</text:p>
          </table:table-cell>
          <table:table-cell table:style-name="ce20"/>
          <table:table-cell table:style-name="ce23" table:formula="of:=[.$A$2]/(EXP([.$A$3]*(1/([.$A$4]+[.$A$5])-1/([.E130]+[.$A$5]))))" office:value-type="float" office:value="3588.33877240034" calcext:value-type="float">
            <text:p>3.588,3</text:p>
          </table:table-cell>
          <table:table-cell table:style-name="ce25"/>
          <table:table-cell table:style-name="ce28" table:formula="of:=([.G130]/([.G130]+[.$A$9]))*[.$A$10]" office:value-type="float" office:value="0.17320186880709" calcext:value-type="float">
            <text:p>0,17320</text:p>
          </table:table-cell>
          <table:table-cell table:style-name="ce29" table:formula="of:=([.$A$9]/([.$A$9]+[.G130]))*[.$A$10]" office:value-type="float" office:value="4.82679813119291" calcext:value-type="float">
            <text:p>4,82680</text:p>
          </table:table-cell>
          <table:table-cell table:style-name="ce48"/>
          <table:table-cell table:style-name="ce90" table:formula="of:=([.$A$13]*[.I130])/[.$A$14]" office:value-type="float" office:value="35.4717427316921" calcext:value-type="float">
            <text:p>35</text:p>
          </table:table-cell>
          <table:table-cell table:style-name="ce94" table:formula="of:= ([.$A$13]*[.J130])/[.$A$14]" office:value-type="float" office:value="988.528257268308" calcext:value-type="float">
            <text:p>989</text:p>
          </table:table-cell>
          <table:table-cell table:style-name="ce48"/>
          <table:table-cell table:style-name="ce97" table:formula="of:=(4700/(4700+[.G130]))*[.$A$10]" office:value-type="float" office:value="2.83530881703986" calcext:value-type="float">
            <text:p>2,83531</text:p>
          </table:table-cell>
          <table:table-cell table:style-name="ce101" table:formula="of:=1024-((1024*[.O130])/5)" office:value-type="float" office:value="443.328754270237" calcext:value-type="float">
            <text:p>44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26" calcext:value-type="float">
            <text:p>126</text:p>
          </table:table-cell>
          <table:table-cell table:style-name="ce20"/>
          <table:table-cell table:style-name="ce23" table:formula="of:=[.$A$2]/(EXP([.$A$3]*(1/([.$A$4]+[.$A$5])-1/([.E131]+[.$A$5]))))" office:value-type="float" office:value="3500.24977682523" calcext:value-type="float">
            <text:p>3.500,2</text:p>
          </table:table-cell>
          <table:table-cell table:style-name="ce25"/>
          <table:table-cell table:style-name="ce28" table:formula="of:=([.G131]/([.G131]+[.$A$9]))*[.$A$10]" office:value-type="float" office:value="0.169093784042682" calcext:value-type="float">
            <text:p>0,16909</text:p>
          </table:table-cell>
          <table:table-cell table:style-name="ce29" table:formula="of:=([.$A$9]/([.$A$9]+[.G131]))*[.$A$10]" office:value-type="float" office:value="4.83090621595732" calcext:value-type="float">
            <text:p>4,83091</text:p>
          </table:table-cell>
          <table:table-cell table:style-name="ce48"/>
          <table:table-cell table:style-name="ce90" table:formula="of:=([.$A$13]*[.I131])/[.$A$14]" office:value-type="float" office:value="34.6304069719413" calcext:value-type="float">
            <text:p>35</text:p>
          </table:table-cell>
          <table:table-cell table:style-name="ce94" table:formula="of:= ([.$A$13]*[.J131])/[.$A$14]" office:value-type="float" office:value="989.369593028059" calcext:value-type="float">
            <text:p>989</text:p>
          </table:table-cell>
          <table:table-cell table:style-name="ce48"/>
          <table:table-cell table:style-name="ce97" table:formula="of:=(4700/(4700+[.G131]))*[.$A$10]" office:value-type="float" office:value="2.86576636560675" calcext:value-type="float">
            <text:p>2,86577</text:p>
          </table:table-cell>
          <table:table-cell table:style-name="ce101" table:formula="of:=1024-((1024*[.O131])/5)" office:value-type="float" office:value="437.091048323737" calcext:value-type="float">
            <text:p>43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7" calcext:value-type="float">
            <text:p>127</text:p>
          </table:table-cell>
          <table:table-cell table:style-name="ce20"/>
          <table:table-cell table:style-name="ce23" table:formula="of:=[.$A$2]/(EXP([.$A$3]*(1/([.$A$4]+[.$A$5])-1/([.E132]+[.$A$5]))))" office:value-type="float" office:value="3414.74743296419" calcext:value-type="float">
            <text:p>3.414,7</text:p>
          </table:table-cell>
          <table:table-cell table:style-name="ce25"/>
          <table:table-cell table:style-name="ce28" table:formula="of:=([.G132]/([.G132]+[.$A$9]))*[.$A$10]" office:value-type="float" office:value="0.165099636063885" calcext:value-type="float">
            <text:p>0,16510</text:p>
          </table:table-cell>
          <table:table-cell table:style-name="ce29" table:formula="of:=([.$A$9]/([.$A$9]+[.G132]))*[.$A$10]" office:value-type="float" office:value="4.83490036393612" calcext:value-type="float">
            <text:p>4,83490</text:p>
          </table:table-cell>
          <table:table-cell table:style-name="ce48"/>
          <table:table-cell table:style-name="ce90" table:formula="of:=([.$A$13]*[.I132])/[.$A$14]" office:value-type="float" office:value="33.8124054658836" calcext:value-type="float">
            <text:p>34</text:p>
          </table:table-cell>
          <table:table-cell table:style-name="ce94" table:formula="of:= ([.$A$13]*[.J132])/[.$A$14]" office:value-type="float" office:value="990.187594534116" calcext:value-type="float">
            <text:p>990</text:p>
          </table:table-cell>
          <table:table-cell table:style-name="ce48"/>
          <table:table-cell table:style-name="ce97" table:formula="of:=(4700/(4700+[.G132]))*[.$A$10]" office:value-type="float" office:value="2.89596197468044" calcext:value-type="float">
            <text:p>2,89596</text:p>
          </table:table-cell>
          <table:table-cell table:style-name="ce101" table:formula="of:=1024-((1024*[.O132])/5)" office:value-type="float" office:value="430.906987585446" calcext:value-type="float">
            <text:p>43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8" calcext:value-type="float">
            <text:p>128</text:p>
          </table:table-cell>
          <table:table-cell table:style-name="ce20"/>
          <table:table-cell table:style-name="ce23" table:formula="of:=[.$A$2]/(EXP([.$A$3]*(1/([.$A$4]+[.$A$5])-1/([.E133]+[.$A$5]))))" office:value-type="float" office:value="3331.74447454924" calcext:value-type="float">
            <text:p>3.331,7</text:p>
          </table:table-cell>
          <table:table-cell table:style-name="ce25"/>
          <table:table-cell table:style-name="ce28" table:formula="of:=([.G133]/([.G133]+[.$A$9]))*[.$A$10]" office:value-type="float" office:value="0.161215921181407" calcext:value-type="float">
            <text:p>0,16122</text:p>
          </table:table-cell>
          <table:table-cell table:style-name="ce29" table:formula="of:=([.$A$9]/([.$A$9]+[.G133]))*[.$A$10]" office:value-type="float" office:value="4.83878407881859" calcext:value-type="float">
            <text:p>4,83878</text:p>
          </table:table-cell>
          <table:table-cell table:style-name="ce48"/>
          <table:table-cell table:style-name="ce90" table:formula="of:=([.$A$13]*[.I133])/[.$A$14]" office:value-type="float" office:value="33.0170206579521" calcext:value-type="float">
            <text:p>33</text:p>
          </table:table-cell>
          <table:table-cell table:style-name="ce94" table:formula="of:= ([.$A$13]*[.J133])/[.$A$14]" office:value-type="float" office:value="990.982979342048" calcext:value-type="float">
            <text:p>991</text:p>
          </table:table-cell>
          <table:table-cell table:style-name="ce48"/>
          <table:table-cell table:style-name="ce97" table:formula="of:=(4700/(4700+[.G133]))*[.$A$10]" office:value-type="float" office:value="2.92588989533546" calcext:value-type="float">
            <text:p>2,92589</text:p>
          </table:table-cell>
          <table:table-cell table:style-name="ce101" table:formula="of:=1024-((1024*[.O133])/5)" office:value-type="float" office:value="424.777749435298" calcext:value-type="float">
            <text:p>42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29" calcext:value-type="float">
            <text:p>129</text:p>
          </table:table-cell>
          <table:table-cell table:style-name="ce20"/>
          <table:table-cell table:style-name="ce23" table:formula="of:=[.$A$2]/(EXP([.$A$3]*(1/([.$A$4]+[.$A$5])-1/([.E134]+[.$A$5]))))" office:value-type="float" office:value="3251.15693715926" calcext:value-type="float">
            <text:p>3.251,2</text:p>
          </table:table-cell>
          <table:table-cell table:style-name="ce25"/>
          <table:table-cell table:style-name="ce28" table:formula="of:=([.G134]/([.G134]+[.$A$9]))*[.$A$10]" office:value-type="float" office:value="0.157439249767341" calcext:value-type="float">
            <text:p>0,15744</text:p>
          </table:table-cell>
          <table:table-cell table:style-name="ce29" table:formula="of:=([.$A$9]/([.$A$9]+[.G134]))*[.$A$10]" office:value-type="float" office:value="4.84256075023266" calcext:value-type="float">
            <text:p>4,84256</text:p>
          </table:table-cell>
          <table:table-cell table:style-name="ce48"/>
          <table:table-cell table:style-name="ce90" table:formula="of:=([.$A$13]*[.I134])/[.$A$14]" office:value-type="float" office:value="32.2435583523513" calcext:value-type="float">
            <text:p>32</text:p>
          </table:table-cell>
          <table:table-cell table:style-name="ce94" table:formula="of:= ([.$A$13]*[.J134])/[.$A$14]" office:value-type="float" office:value="991.756441647649" calcext:value-type="float">
            <text:p>992</text:p>
          </table:table-cell>
          <table:table-cell table:style-name="ce48"/>
          <table:table-cell table:style-name="ce97" table:formula="of:=(4700/(4700+[.G134]))*[.$A$10]" office:value-type="float" office:value="2.95554473213504" calcext:value-type="float">
            <text:p>2,95554</text:p>
          </table:table-cell>
          <table:table-cell table:style-name="ce101" table:formula="of:=1024-((1024*[.O134])/5)" office:value-type="float" office:value="418.704438858744" calcext:value-type="float">
            <text:p>41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0" calcext:value-type="float">
            <text:p>130</text:p>
          </table:table-cell>
          <table:table-cell table:style-name="ce20"/>
          <table:table-cell table:style-name="ce23" table:formula="of:=[.$A$2]/(EXP([.$A$3]*(1/([.$A$4]+[.$A$5])-1/([.E135]+[.$A$5]))))" office:value-type="float" office:value="3172.9040204033" calcext:value-type="float">
            <text:p>3.172,9</text:p>
          </table:table-cell>
          <table:table-cell table:style-name="ce25"/>
          <table:table-cell table:style-name="ce28" table:formula="of:=([.G135]/([.G135]+[.$A$9]))*[.$A$10]" office:value-type="float" office:value="0.153766342555204" calcext:value-type="float">
            <text:p>0,15377</text:p>
          </table:table-cell>
          <table:table-cell table:style-name="ce29" table:formula="of:=([.$A$9]/([.$A$9]+[.G135]))*[.$A$10]" office:value-type="float" office:value="4.8462336574448" calcext:value-type="float">
            <text:p>4,84623</text:p>
          </table:table-cell>
          <table:table-cell table:style-name="ce48"/>
          <table:table-cell table:style-name="ce90" table:formula="of:=([.$A$13]*[.I135])/[.$A$14]" office:value-type="float" office:value="31.4913469553058" calcext:value-type="float">
            <text:p>31</text:p>
          </table:table-cell>
          <table:table-cell table:style-name="ce94" table:formula="of:= ([.$A$13]*[.J135])/[.$A$14]" office:value-type="float" office:value="992.508653044694" calcext:value-type="float">
            <text:p>993</text:p>
          </table:table-cell>
          <table:table-cell table:style-name="ce48"/>
          <table:table-cell table:style-name="ce97" table:formula="of:=(4700/(4700+[.G135]))*[.$A$10]" office:value-type="float" office:value="2.98492143929327" calcext:value-type="float">
            <text:p>2,98492</text:p>
          </table:table-cell>
          <table:table-cell table:style-name="ce101" table:formula="of:=1024-((1024*[.O135])/5)" office:value-type="float" office:value="412.688089232738" calcext:value-type="float">
            <text:p>41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31" calcext:value-type="float">
            <text:p>131</text:p>
          </table:table-cell>
          <table:table-cell table:style-name="ce20"/>
          <table:table-cell table:style-name="ce23" table:formula="of:=[.$A$2]/(EXP([.$A$3]*(1/([.$A$4]+[.$A$5])-1/([.E136]+[.$A$5]))))" office:value-type="float" office:value="3096.90795637305" calcext:value-type="float">
            <text:p>3.096,9</text:p>
          </table:table-cell>
          <table:table-cell table:style-name="ce25"/>
          <table:table-cell table:style-name="ce28" table:formula="of:=([.G136]/([.G136]+[.$A$9]))*[.$A$10]" office:value-type="float" office:value="0.150194027045096" calcext:value-type="float">
            <text:p>0,15019</text:p>
          </table:table-cell>
          <table:table-cell table:style-name="ce29" table:formula="of:=([.$A$9]/([.$A$9]+[.G136]))*[.$A$10]" office:value-type="float" office:value="4.8498059729549" calcext:value-type="float">
            <text:p>4,84981</text:p>
          </table:table-cell>
          <table:table-cell table:style-name="ce48"/>
          <table:table-cell table:style-name="ce90" table:formula="of:=([.$A$13]*[.I136])/[.$A$14]" office:value-type="float" office:value="30.7597367388356" calcext:value-type="float">
            <text:p>31</text:p>
          </table:table-cell>
          <table:table-cell table:style-name="ce94" table:formula="of:= ([.$A$13]*[.J136])/[.$A$14]" office:value-type="float" office:value="993.240263261164" calcext:value-type="float">
            <text:p>993</text:p>
          </table:table-cell>
          <table:table-cell table:style-name="ce48"/>
          <table:table-cell table:style-name="ce97" table:formula="of:=(4700/(4700+[.G136]))*[.$A$10]" office:value-type="float" office:value="3.01401531626285" calcext:value-type="float">
            <text:p>3,01402</text:p>
          </table:table-cell>
          <table:table-cell table:style-name="ce101" table:formula="of:=1024-((1024*[.O136])/5)" office:value-type="float" office:value="406.729663229369" calcext:value-type="float">
            <text:p>40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2" calcext:value-type="float">
            <text:p>132</text:p>
          </table:table-cell>
          <table:table-cell table:style-name="ce20"/>
          <table:table-cell table:style-name="ce23" table:formula="of:=[.$A$2]/(EXP([.$A$3]*(1/([.$A$4]+[.$A$5])-1/([.E137]+[.$A$5]))))" office:value-type="float" office:value="3023.0938840567" calcext:value-type="float">
            <text:p>3.023,1</text:p>
          </table:table-cell>
          <table:table-cell table:style-name="ce25"/>
          <table:table-cell table:style-name="ce28" table:formula="of:=([.G137]/([.G137]+[.$A$9]))*[.$A$10]" office:value-type="float" office:value="0.146719234012664" calcext:value-type="float">
            <text:p>0,14672</text:p>
          </table:table-cell>
          <table:table-cell table:style-name="ce29" table:formula="of:=([.$A$9]/([.$A$9]+[.G137]))*[.$A$10]" office:value-type="float" office:value="4.85328076598734" calcext:value-type="float">
            <text:p>4,85328</text:p>
          </table:table-cell>
          <table:table-cell table:style-name="ce48"/>
          <table:table-cell table:style-name="ce90" table:formula="of:=([.$A$13]*[.I137])/[.$A$14]" office:value-type="float" office:value="30.0480991257935" calcext:value-type="float">
            <text:p>30</text:p>
          </table:table-cell>
          <table:table-cell table:style-name="ce94" table:formula="of:= ([.$A$13]*[.J137])/[.$A$14]" office:value-type="float" office:value="993.951900874207" calcext:value-type="float">
            <text:p>994</text:p>
          </table:table-cell>
          <table:table-cell table:style-name="ce48"/>
          <table:table-cell table:style-name="ce97" table:formula="of:=(4700/(4700+[.G137]))*[.$A$10]" office:value-type="float" office:value="3.04282200278733" calcext:value-type="float">
            <text:p>3,04282</text:p>
          </table:table-cell>
          <table:table-cell table:style-name="ce101" table:formula="of:=1024-((1024*[.O137])/5)" office:value-type="float" office:value="400.830053829155" calcext:value-type="float">
            <text:p>40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3" calcext:value-type="float">
            <text:p>133</text:p>
          </table:table-cell>
          <table:table-cell table:style-name="ce20"/>
          <table:table-cell table:style-name="ce23" table:formula="of:=[.$A$2]/(EXP([.$A$3]*(1/([.$A$4]+[.$A$5])-1/([.E138]+[.$A$5]))))" office:value-type="float" office:value="2951.38972942254" calcext:value-type="float">
            <text:p>2.951,4</text:p>
          </table:table-cell>
          <table:table-cell table:style-name="ce25"/>
          <table:table-cell table:style-name="ce28" table:formula="of:=([.G138]/([.G138]+[.$A$9]))*[.$A$10]" office:value-type="float" office:value="0.1433389941204" calcext:value-type="float">
            <text:p>0,14334</text:p>
          </table:table-cell>
          <table:table-cell table:style-name="ce29" table:formula="of:=([.$A$9]/([.$A$9]+[.G138]))*[.$A$10]" office:value-type="float" office:value="4.8566610058796" calcext:value-type="float">
            <text:p>4,85666</text:p>
          </table:table-cell>
          <table:table-cell table:style-name="ce48"/>
          <table:table-cell table:style-name="ce90" table:formula="of:=([.$A$13]*[.I138])/[.$A$14]" office:value-type="float" office:value="29.3558259958579" calcext:value-type="float">
            <text:p>29</text:p>
          </table:table-cell>
          <table:table-cell table:style-name="ce94" table:formula="of:= ([.$A$13]*[.J138])/[.$A$14]" office:value-type="float" office:value="994.644174004142" calcext:value-type="float">
            <text:p>995</text:p>
          </table:table-cell>
          <table:table-cell table:style-name="ce48"/>
          <table:table-cell table:style-name="ce97" table:formula="of:=(4700/(4700+[.G138]))*[.$A$10]" office:value-type="float" office:value="3.07133747345707" calcext:value-type="float">
            <text:p>3,07134</text:p>
          </table:table-cell>
          <table:table-cell table:style-name="ce101" table:formula="of:=1024-((1024*[.O138])/5)" office:value-type="float" office:value="394.990085435992" calcext:value-type="float">
            <text:p>39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4" calcext:value-type="float">
            <text:p>134</text:p>
          </table:table-cell>
          <table:table-cell table:style-name="ce20"/>
          <table:table-cell table:style-name="ce23" table:formula="of:=[.$A$2]/(EXP([.$A$3]*(1/([.$A$4]+[.$A$5])-1/([.E139]+[.$A$5]))))" office:value-type="float" office:value="2881.72609089563" calcext:value-type="float">
            <text:p>2.881,7</text:p>
          </table:table-cell>
          <table:table-cell table:style-name="ce25"/>
          <table:table-cell table:style-name="ce28" table:formula="of:=([.G139]/([.G139]+[.$A$9]))*[.$A$10]" office:value-type="float" office:value="0.140050434629646" calcext:value-type="float">
            <text:p>0,14005</text:p>
          </table:table-cell>
          <table:table-cell table:style-name="ce29" table:formula="of:=([.$A$9]/([.$A$9]+[.G139]))*[.$A$10]" office:value-type="float" office:value="4.85994956537035" calcext:value-type="float">
            <text:p>4,85995</text:p>
          </table:table-cell>
          <table:table-cell table:style-name="ce48"/>
          <table:table-cell table:style-name="ce90" table:formula="of:=([.$A$13]*[.I139])/[.$A$14]" office:value-type="float" office:value="28.6823290121516" calcext:value-type="float">
            <text:p>29</text:p>
          </table:table-cell>
          <table:table-cell table:style-name="ce94" table:formula="of:= ([.$A$13]*[.J139])/[.$A$14]" office:value-type="float" office:value="995.317670987848" calcext:value-type="float">
            <text:p>995</text:p>
          </table:table-cell>
          <table:table-cell table:style-name="ce48"/>
          <table:table-cell table:style-name="ce97" table:formula="of:=(4700/(4700+[.G139]))*[.$A$10]" office:value-type="float" office:value="3.09955803180749" calcext:value-type="float">
            <text:p>3,09956</text:p>
          </table:table-cell>
          <table:table-cell table:style-name="ce101" table:formula="of:=1024-((1024*[.O139])/5)" office:value-type="float" office:value="389.210515085825" calcext:value-type="float">
            <text:p>38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5" calcext:value-type="float">
            <text:p>135</text:p>
          </table:table-cell>
          <table:table-cell table:style-name="ce20"/>
          <table:table-cell table:style-name="ce23" table:formula="of:=[.$A$2]/(EXP([.$A$3]*(1/([.$A$4]+[.$A$5])-1/([.E140]+[.$A$5]))))" office:value-type="float" office:value="2814.03612996583" calcext:value-type="float">
            <text:p>2.814,0</text:p>
          </table:table-cell>
          <table:table-cell table:style-name="ce25"/>
          <table:table-cell table:style-name="ce28" table:formula="of:=([.G140]/([.G140]+[.$A$9]))*[.$A$10]" office:value-type="float" office:value="0.13685077621156" calcext:value-type="float">
            <text:p>0,13685</text:p>
          </table:table-cell>
          <table:table-cell table:style-name="ce29" table:formula="of:=([.$A$9]/([.$A$9]+[.G140]))*[.$A$10]" office:value-type="float" office:value="4.86314922378844" calcext:value-type="float">
            <text:p>4,86315</text:p>
          </table:table-cell>
          <table:table-cell table:style-name="ce48"/>
          <table:table-cell table:style-name="ce90" table:formula="of:=([.$A$13]*[.I140])/[.$A$14]" office:value-type="float" office:value="28.0270389681274" calcext:value-type="float">
            <text:p>28</text:p>
          </table:table-cell>
          <table:table-cell table:style-name="ce94" table:formula="of:= ([.$A$13]*[.J140])/[.$A$14]" office:value-type="float" office:value="995.972961031873" calcext:value-type="float">
            <text:p>996</text:p>
          </table:table-cell>
          <table:table-cell table:style-name="ce48"/>
          <table:table-cell table:style-name="ce97" table:formula="of:=(4700/(4700+[.G140]))*[.$A$10]" office:value-type="float" office:value="3.12748030399833" calcext:value-type="float">
            <text:p>3,12748</text:p>
          </table:table-cell>
          <table:table-cell table:style-name="ce101" table:formula="of:=1024-((1024*[.O140])/5)" office:value-type="float" office:value="383.492033741142" calcext:value-type="float">
            <text:p>38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36" calcext:value-type="float">
            <text:p>136</text:p>
          </table:table-cell>
          <table:table-cell table:style-name="ce20"/>
          <table:table-cell table:style-name="ce23" table:formula="of:=[.$A$2]/(EXP([.$A$3]*(1/([.$A$4]+[.$A$5])-1/([.E141]+[.$A$5]))))" office:value-type="float" office:value="2748.25546667872" calcext:value-type="float">
            <text:p>2.748,3</text:p>
          </table:table-cell>
          <table:table-cell table:style-name="ce25"/>
          <table:table-cell table:style-name="ce28" table:formula="of:=([.G141]/([.G141]+[.$A$9]))*[.$A$10]" office:value-type="float" office:value="0.1337373298552" calcext:value-type="float">
            <text:p>0,13374</text:p>
          </table:table-cell>
          <table:table-cell table:style-name="ce29" table:formula="of:=([.$A$9]/([.$A$9]+[.G141]))*[.$A$10]" office:value-type="float" office:value="4.8662626701448" calcext:value-type="float">
            <text:p>4,86626</text:p>
          </table:table-cell>
          <table:table-cell table:style-name="ce48"/>
          <table:table-cell table:style-name="ce90" table:formula="of:=([.$A$13]*[.I141])/[.$A$14]" office:value-type="float" office:value="27.3894051543451" calcext:value-type="float">
            <text:p>27</text:p>
          </table:table-cell>
          <table:table-cell table:style-name="ce94" table:formula="of:= ([.$A$13]*[.J141])/[.$A$14]" office:value-type="float" office:value="996.610594845655" calcext:value-type="float">
            <text:p>997</text:p>
          </table:table-cell>
          <table:table-cell table:style-name="ce48"/>
          <table:table-cell table:style-name="ce97" table:formula="of:=(4700/(4700+[.G141]))*[.$A$10]" office:value-type="float" office:value="3.1551012321116" calcext:value-type="float">
            <text:p>3,15510</text:p>
          </table:table-cell>
          <table:table-cell table:style-name="ce101" table:formula="of:=1024-((1024*[.O141])/5)" office:value-type="float" office:value="377.835267663544" calcext:value-type="float">
            <text:p>37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7" calcext:value-type="float">
            <text:p>137</text:p>
          </table:table-cell>
          <table:table-cell table:style-name="ce20"/>
          <table:table-cell table:style-name="ce23" table:formula="of:=[.$A$2]/(EXP([.$A$3]*(1/([.$A$4]+[.$A$5])-1/([.E142]+[.$A$5]))))" office:value-type="float" office:value="2684.32207977393" calcext:value-type="float">
            <text:p>2.684,3</text:p>
          </table:table-cell>
          <table:table-cell table:style-name="ce25"/>
          <table:table-cell table:style-name="ce28" table:formula="of:=([.G142]/([.G142]+[.$A$9]))*[.$A$10]" office:value-type="float" office:value="0.130707493870803" calcext:value-type="float">
            <text:p>0,13071</text:p>
          </table:table-cell>
          <table:table-cell table:style-name="ce29" table:formula="of:=([.$A$9]/([.$A$9]+[.G142]))*[.$A$10]" office:value-type="float" office:value="4.8692925061292" calcext:value-type="float">
            <text:p>4,86929</text:p>
          </table:table-cell>
          <table:table-cell table:style-name="ce48"/>
          <table:table-cell table:style-name="ce90" table:formula="of:=([.$A$13]*[.I142])/[.$A$14]" office:value-type="float" office:value="26.7688947447405" calcext:value-type="float">
            <text:p>27</text:p>
          </table:table-cell>
          <table:table-cell table:style-name="ce94" table:formula="of:= ([.$A$13]*[.J142])/[.$A$14]" office:value-type="float" office:value="997.231105255259" calcext:value-type="float">
            <text:p>997</text:p>
          </table:table-cell>
          <table:table-cell table:style-name="ce48"/>
          <table:table-cell table:style-name="ce97" table:formula="of:=(4700/(4700+[.G142]))*[.$A$10]" office:value-type="float" office:value="3.18241806710569" calcext:value-type="float">
            <text:p>3,18242</text:p>
          </table:table-cell>
          <table:table-cell table:style-name="ce101" table:formula="of:=1024-((1024*[.O142])/5)" office:value-type="float" office:value="372.240779856755" calcext:value-type="float">
            <text:p>37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8" calcext:value-type="float">
            <text:p>138</text:p>
          </table:table-cell>
          <table:table-cell table:style-name="ce20"/>
          <table:table-cell table:style-name="ce23" table:formula="of:=[.$A$2]/(EXP([.$A$3]*(1/([.$A$4]+[.$A$5])-1/([.E143]+[.$A$5]))))" office:value-type="float" office:value="2622.17621124774" calcext:value-type="float">
            <text:p>2.622,2</text:p>
          </table:table-cell>
          <table:table-cell table:style-name="ce25"/>
          <table:table-cell table:style-name="ce28" table:formula="of:=([.G143]/([.G143]+[.$A$9]))*[.$A$10]" office:value-type="float" office:value="0.127758750986239" calcext:value-type="float">
            <text:p>0,12776</text:p>
          </table:table-cell>
          <table:table-cell table:style-name="ce29" table:formula="of:=([.$A$9]/([.$A$9]+[.G143]))*[.$A$10]" office:value-type="float" office:value="4.87224124901376" calcext:value-type="float">
            <text:p>4,87224</text:p>
          </table:table-cell>
          <table:table-cell table:style-name="ce48"/>
          <table:table-cell table:style-name="ce90" table:formula="of:=([.$A$13]*[.I143])/[.$A$14]" office:value-type="float" office:value="26.1649922019817" calcext:value-type="float">
            <text:p>26</text:p>
          </table:table-cell>
          <table:table-cell table:style-name="ce94" table:formula="of:= ([.$A$13]*[.J143])/[.$A$14]" office:value-type="float" office:value="997.835007798018" calcext:value-type="float">
            <text:p>998</text:p>
          </table:table-cell>
          <table:table-cell table:style-name="ce48"/>
          <table:table-cell table:style-name="ce97" table:formula="of:=(4700/(4700+[.G143]))*[.$A$10]" office:value-type="float" office:value="3.20942836146188" calcext:value-type="float">
            <text:p>3,20943</text:p>
          </table:table-cell>
          <table:table-cell table:style-name="ce101" table:formula="of:=1024-((1024*[.O143])/5)" office:value-type="float" office:value="366.709071572607" calcext:value-type="float">
            <text:p>36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39" calcext:value-type="float">
            <text:p>139</text:p>
          </table:table-cell>
          <table:table-cell table:style-name="ce20"/>
          <table:table-cell table:style-name="ce23" table:formula="of:=[.$A$2]/(EXP([.$A$3]*(1/([.$A$4]+[.$A$5])-1/([.E144]+[.$A$5]))))" office:value-type="float" office:value="2561.76027512804" calcext:value-type="float">
            <text:p>2.561,8</text:p>
          </table:table-cell>
          <table:table-cell table:style-name="ce25"/>
          <table:table-cell table:style-name="ce28" table:formula="of:=([.G144]/([.G144]+[.$A$9]))*[.$A$10]" office:value-type="float" office:value="0.124888665534599" calcext:value-type="float">
            <text:p>0,12489</text:p>
          </table:table-cell>
          <table:table-cell table:style-name="ce29" table:formula="of:=([.$A$9]/([.$A$9]+[.G144]))*[.$A$10]" office:value-type="float" office:value="4.8751113344654" calcext:value-type="float">
            <text:p>4,87511</text:p>
          </table:table-cell>
          <table:table-cell table:style-name="ce48"/>
          <table:table-cell table:style-name="ce90" table:formula="of:=([.$A$13]*[.I144])/[.$A$14]" office:value-type="float" office:value="25.5771987014859" calcext:value-type="float">
            <text:p>26</text:p>
          </table:table-cell>
          <table:table-cell table:style-name="ce94" table:formula="of:= ([.$A$13]*[.J144])/[.$A$14]" office:value-type="float" office:value="998.422801298514" calcext:value-type="float">
            <text:p>998</text:p>
          </table:table-cell>
          <table:table-cell table:style-name="ce48"/>
          <table:table-cell table:style-name="ce97" table:formula="of:=(4700/(4700+[.G144]))*[.$A$10]" office:value-type="float" office:value="3.23612996155889" calcext:value-type="float">
            <text:p>3,23613</text:p>
          </table:table-cell>
          <table:table-cell table:style-name="ce101" table:formula="of:=1024-((1024*[.O144])/5)" office:value-type="float" office:value="361.240583872739" calcext:value-type="float">
            <text:p>36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23" table:formula="of:=[.$A$2]/(EXP([.$A$3]*(1/([.$A$4]+[.$A$5])-1/([.E145]+[.$A$5]))))" office:value-type="float" office:value="2503.01877026083" calcext:value-type="float">
            <text:p>2.503,0</text:p>
          </table:table-cell>
          <table:table-cell table:style-name="ce25"/>
          <table:table-cell table:style-name="ce28" table:formula="of:=([.G145]/([.G145]+[.$A$9]))*[.$A$10]" office:value-type="float" office:value="0.122094880730822" calcext:value-type="float">
            <text:p>0,12209</text:p>
          </table:table-cell>
          <table:table-cell table:style-name="ce29" table:formula="of:=([.$A$9]/([.$A$9]+[.G145]))*[.$A$10]" office:value-type="float" office:value="4.87790511926918" calcext:value-type="float">
            <text:p>4,87791</text:p>
          </table:table-cell>
          <table:table-cell table:style-name="ce48"/>
          <table:table-cell table:style-name="ce90" table:formula="of:=([.$A$13]*[.I145])/[.$A$14]" office:value-type="float" office:value="25.0050315736723" calcext:value-type="float">
            <text:p>25</text:p>
          </table:table-cell>
          <table:table-cell table:style-name="ce94" table:formula="of:= ([.$A$13]*[.J145])/[.$A$14]" office:value-type="float" office:value="998.994968426328" calcext:value-type="float">
            <text:p>999</text:p>
          </table:table-cell>
          <table:table-cell table:style-name="ce48"/>
          <table:table-cell table:style-name="ce97" table:formula="of:=(4700/(4700+[.G145]))*[.$A$10]" office:value-type="float" office:value="3.26252099980978" calcext:value-type="float">
            <text:p>3,26252</text:p>
          </table:table-cell>
          <table:table-cell table:style-name="ce101" table:formula="of:=1024-((1024*[.O145])/5)" office:value-type="float" office:value="355.835699238956" calcext:value-type="float">
            <text:p>35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41" calcext:value-type="float">
            <text:p>141</text:p>
          </table:table-cell>
          <table:table-cell table:style-name="ce20"/>
          <table:table-cell table:style-name="ce23" table:formula="of:=[.$A$2]/(EXP([.$A$3]*(1/([.$A$4]+[.$A$5])-1/([.E146]+[.$A$5]))))" office:value-type="float" office:value="2445.89819691757" calcext:value-type="float">
            <text:p>2.445,9</text:p>
          </table:table-cell>
          <table:table-cell table:style-name="ce25"/>
          <table:table-cell table:style-name="ce28" table:formula="of:=([.G146]/([.G146]+[.$A$9]))*[.$A$10]" office:value-type="float" office:value="0.119375116035205" calcext:value-type="float">
            <text:p>0,11938</text:p>
          </table:table-cell>
          <table:table-cell table:style-name="ce29" table:formula="of:=([.$A$9]/([.$A$9]+[.G146]))*[.$A$10]" office:value-type="float" office:value="4.8806248839648" calcext:value-type="float">
            <text:p>4,88062</text:p>
          </table:table-cell>
          <table:table-cell table:style-name="ce48"/>
          <table:table-cell table:style-name="ce90" table:formula="of:=([.$A$13]*[.I146])/[.$A$14]" office:value-type="float" office:value="24.44802376401" calcext:value-type="float">
            <text:p>24</text:p>
          </table:table-cell>
          <table:table-cell table:style-name="ce94" table:formula="of:= ([.$A$13]*[.J146])/[.$A$14]" office:value-type="float" office:value="999.55197623599" calcext:value-type="float">
            <text:p>1.000</text:p>
          </table:table-cell>
          <table:table-cell table:style-name="ce48"/>
          <table:table-cell table:style-name="ce97" table:formula="of:=(4700/(4700+[.G146]))*[.$A$10]" office:value-type="float" office:value="3.28859988659464" calcext:value-type="float">
            <text:p>3,28860</text:p>
          </table:table-cell>
          <table:table-cell table:style-name="ce101" table:formula="of:=1024-((1024*[.O146])/5)" office:value-type="float" office:value="350.494743225417" calcext:value-type="float">
            <text:p>35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2" calcext:value-type="float">
            <text:p>142</text:p>
          </table:table-cell>
          <table:table-cell table:style-name="ce20"/>
          <table:table-cell table:style-name="ce23" table:formula="of:=[.$A$2]/(EXP([.$A$3]*(1/([.$A$4]+[.$A$5])-1/([.E147]+[.$A$5]))))" office:value-type="float" office:value="2390.34697704255" calcext:value-type="float">
            <text:p>2.390,3</text:p>
          </table:table-cell>
          <table:table-cell table:style-name="ce25"/>
          <table:table-cell table:style-name="ce28" table:formula="of:=([.G147]/([.G147]+[.$A$9]))*[.$A$10]" office:value-type="float" office:value="0.116727164601684" calcext:value-type="float">
            <text:p>0,11673</text:p>
          </table:table-cell>
          <table:table-cell table:style-name="ce29" table:formula="of:=([.$A$9]/([.$A$9]+[.G147]))*[.$A$10]" office:value-type="float" office:value="4.88327283539832" calcext:value-type="float">
            <text:p>4,88327</text:p>
          </table:table-cell>
          <table:table-cell table:style-name="ce48"/>
          <table:table-cell table:style-name="ce90" table:formula="of:=([.$A$13]*[.I147])/[.$A$14]" office:value-type="float" office:value="23.9057233104248" calcext:value-type="float">
            <text:p>24</text:p>
          </table:table-cell>
          <table:table-cell table:style-name="ce94" table:formula="of:= ([.$A$13]*[.J147])/[.$A$14]" office:value-type="float" office:value="1000.09427668958" calcext:value-type="float">
            <text:p>1.000</text:p>
          </table:table-cell>
          <table:table-cell table:style-name="ce48"/>
          <table:table-cell table:style-name="ce97" table:formula="of:=(4700/(4700+[.G147]))*[.$A$10]" office:value-type="float" office:value="3.3143653020211" calcext:value-type="float">
            <text:p>3,31437</text:p>
          </table:table-cell>
          <table:table-cell table:style-name="ce101" table:formula="of:=1024-((1024*[.O147])/5)" office:value-type="float" office:value="345.217986146079" calcext:value-type="float">
            <text:p>34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3" calcext:value-type="float">
            <text:p>143</text:p>
          </table:table-cell>
          <table:table-cell table:style-name="ce20"/>
          <table:table-cell table:style-name="ce23" table:formula="of:=[.$A$2]/(EXP([.$A$3]*(1/([.$A$4]+[.$A$5])-1/([.E148]+[.$A$5]))))" office:value-type="float" office:value="2336.31537796844" calcext:value-type="float">
            <text:p>2.336,3</text:p>
          </table:table-cell>
          <table:table-cell table:style-name="ce25"/>
          <table:table-cell table:style-name="ce28" table:formula="of:=([.G148]/([.G148]+[.$A$9]))*[.$A$10]" office:value-type="float" office:value="0.114148890808679" calcext:value-type="float">
            <text:p>0,11415</text:p>
          </table:table-cell>
          <table:table-cell table:style-name="ce29" table:formula="of:=([.$A$9]/([.$A$9]+[.G148]))*[.$A$10]" office:value-type="float" office:value="4.88585110919132" calcext:value-type="float">
            <text:p>4,88585</text:p>
          </table:table-cell>
          <table:table-cell table:style-name="ce48"/>
          <table:table-cell table:style-name="ce90" table:formula="of:=([.$A$13]*[.I148])/[.$A$14]" office:value-type="float" office:value="23.3776928376174" calcext:value-type="float">
            <text:p>23</text:p>
          </table:table-cell>
          <table:table-cell table:style-name="ce94" table:formula="of:= ([.$A$13]*[.J148])/[.$A$14]" office:value-type="float" office:value="1000.62230716238" calcext:value-type="float">
            <text:p>1.001</text:p>
          </table:table-cell>
          <table:table-cell table:style-name="ce48"/>
          <table:table-cell table:style-name="ce97" table:formula="of:=(4700/(4700+[.G148]))*[.$A$10]" office:value-type="float" office:value="3.33981618754346" calcext:value-type="float">
            <text:p>3,33982</text:p>
          </table:table-cell>
          <table:table-cell table:style-name="ce101" table:formula="of:=1024-((1024*[.O148])/5)" office:value-type="float" office:value="340.005644791099" calcext:value-type="float">
            <text:p>34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4" calcext:value-type="float">
            <text:p>144</text:p>
          </table:table-cell>
          <table:table-cell table:style-name="ce20"/>
          <table:table-cell table:style-name="ce23" table:formula="of:=[.$A$2]/(EXP([.$A$3]*(1/([.$A$4]+[.$A$5])-1/([.E149]+[.$A$5]))))" office:value-type="float" office:value="2283.75543943713" calcext:value-type="float">
            <text:p>2.283,8</text:p>
          </table:table-cell>
          <table:table-cell table:style-name="ce25"/>
          <table:table-cell table:style-name="ce28" table:formula="of:=([.G149]/([.G149]+[.$A$9]))*[.$A$10]" office:value-type="float" office:value="0.111638227870376" calcext:value-type="float">
            <text:p>0,11164</text:p>
          </table:table-cell>
          <table:table-cell table:style-name="ce29" table:formula="of:=([.$A$9]/([.$A$9]+[.G149]))*[.$A$10]" office:value-type="float" office:value="4.88836177212963" calcext:value-type="float">
            <text:p>4,88836</text:p>
          </table:table-cell>
          <table:table-cell table:style-name="ce48"/>
          <table:table-cell table:style-name="ce90" table:formula="of:=([.$A$13]*[.I149])/[.$A$14]" office:value-type="float" office:value="22.8635090678529" calcext:value-type="float">
            <text:p>23</text:p>
          </table:table-cell>
          <table:table-cell table:style-name="ce94" table:formula="of:= ([.$A$13]*[.J149])/[.$A$14]" office:value-type="float" office:value="1001.13649093215" calcext:value-type="float">
            <text:p>1.001</text:p>
          </table:table-cell>
          <table:table-cell table:style-name="ce48"/>
          <table:table-cell table:style-name="ce97" table:formula="of:=(4700/(4700+[.G149]))*[.$A$10]" office:value-type="float" office:value="3.36495173747007" calcext:value-type="float">
            <text:p>3,36495</text:p>
          </table:table-cell>
          <table:table-cell table:style-name="ce101" table:formula="of:=1024-((1024*[.O149])/5)" office:value-type="float" office:value="334.85788416613" calcext:value-type="float">
            <text:p>33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5" calcext:value-type="float">
            <text:p>145</text:p>
          </table:table-cell>
          <table:table-cell table:style-name="ce20"/>
          <table:table-cell table:style-name="ce23" table:formula="of:=[.$A$2]/(EXP([.$A$3]*(1/([.$A$4]+[.$A$5])-1/([.E150]+[.$A$5]))))" office:value-type="float" office:value="2232.62090377089" calcext:value-type="float">
            <text:p>2.232,6</text:p>
          </table:table-cell>
          <table:table-cell table:style-name="ce25"/>
          <table:table-cell table:style-name="ce28" table:formula="of:=([.G150]/([.G150]+[.$A$9]))*[.$A$10]" office:value-type="float" office:value="0.109193175526254" calcext:value-type="float">
            <text:p>0,10919</text:p>
          </table:table-cell>
          <table:table-cell table:style-name="ce29" table:formula="of:=([.$A$9]/([.$A$9]+[.G150]))*[.$A$10]" office:value-type="float" office:value="4.89080682447375" calcext:value-type="float">
            <text:p>4,89081</text:p>
          </table:table-cell>
          <table:table-cell table:style-name="ce48"/>
          <table:table-cell table:style-name="ce90" table:formula="of:=([.$A$13]*[.I150])/[.$A$14]" office:value-type="float" office:value="22.3627623477768" calcext:value-type="float">
            <text:p>22</text:p>
          </table:table-cell>
          <table:table-cell table:style-name="ce94" table:formula="of:= ([.$A$13]*[.J150])/[.$A$14]" office:value-type="float" office:value="1001.63723765222" calcext:value-type="float">
            <text:p>1.002</text:p>
          </table:table-cell>
          <table:table-cell table:style-name="ce48"/>
          <table:table-cell table:style-name="ce97" table:formula="of:=(4700/(4700+[.G150]))*[.$A$10]" office:value-type="float" office:value="3.3897713903868" calcext:value-type="float">
            <text:p>3,38977</text:p>
          </table:table-cell>
          <table:table-cell table:style-name="ce101" table:formula="of:=1024-((1024*[.O150])/5)" office:value-type="float" office:value="329.774819248784" calcext:value-type="float">
            <text:p>33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46" calcext:value-type="float">
            <text:p>146</text:p>
          </table:table-cell>
          <table:table-cell table:style-name="ce20"/>
          <table:table-cell table:style-name="ce23" table:formula="of:=[.$A$2]/(EXP([.$A$3]*(1/([.$A$4]+[.$A$5])-1/([.E151]+[.$A$5]))))" office:value-type="float" office:value="2182.86714904693" calcext:value-type="float">
            <text:p>2.182,9</text:p>
          </table:table-cell>
          <table:table-cell table:style-name="ce25"/>
          <table:table-cell table:style-name="ce28" table:formula="of:=([.G151]/([.G151]+[.$A$9]))*[.$A$10]" office:value-type="float" office:value="0.106811797806717" calcext:value-type="float">
            <text:p>0,10681</text:p>
          </table:table-cell>
          <table:table-cell table:style-name="ce29" table:formula="of:=([.$A$9]/([.$A$9]+[.G151]))*[.$A$10]" office:value-type="float" office:value="4.89318820219328" calcext:value-type="float">
            <text:p>4,89319</text:p>
          </table:table-cell>
          <table:table-cell table:style-name="ce48"/>
          <table:table-cell table:style-name="ce90" table:formula="of:=([.$A$13]*[.I151])/[.$A$14]" office:value-type="float" office:value="21.8750561908157" calcext:value-type="float">
            <text:p>22</text:p>
          </table:table-cell>
          <table:table-cell table:style-name="ce94" table:formula="of:= ([.$A$13]*[.J151])/[.$A$14]" office:value-type="float" office:value="1002.12494380918" calcext:value-type="float">
            <text:p>1.002</text:p>
          </table:table-cell>
          <table:table-cell table:style-name="ce48"/>
          <table:table-cell table:style-name="ce97" table:formula="of:=(4700/(4700+[.G151]))*[.$A$10]" office:value-type="float" office:value="3.4142748205236" calcext:value-type="float">
            <text:p>3,41427</text:p>
          </table:table-cell>
          <table:table-cell table:style-name="ce101" table:formula="of:=1024-((1024*[.O151])/5)" office:value-type="float" office:value="324.756516756767" calcext:value-type="float">
            <text:p>32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7" calcext:value-type="float">
            <text:p>147</text:p>
          </table:table-cell>
          <table:table-cell table:style-name="ce20"/>
          <table:table-cell table:style-name="ce23" table:formula="of:=[.$A$2]/(EXP([.$A$3]*(1/([.$A$4]+[.$A$5])-1/([.E152]+[.$A$5]))))" office:value-type="float" office:value="2134.4511251357" calcext:value-type="float">
            <text:p>2.134,5</text:p>
          </table:table-cell>
          <table:table-cell table:style-name="ce25"/>
          <table:table-cell table:style-name="ce28" table:formula="of:=([.G152]/([.G152]+[.$A$9]))*[.$A$10]" office:value-type="float" office:value="0.104492220872689" calcext:value-type="float">
            <text:p>0,10449</text:p>
          </table:table-cell>
          <table:table-cell table:style-name="ce29" table:formula="of:=([.$A$9]/([.$A$9]+[.G152]))*[.$A$10]" office:value-type="float" office:value="4.89550777912731" calcext:value-type="float">
            <text:p>4,89551</text:p>
          </table:table-cell>
          <table:table-cell table:style-name="ce48"/>
          <table:table-cell table:style-name="ce90" table:formula="of:=([.$A$13]*[.I152])/[.$A$14]" office:value-type="float" office:value="21.4000068347266" calcext:value-type="float">
            <text:p>21</text:p>
          </table:table-cell>
          <table:table-cell table:style-name="ce94" table:formula="of:= ([.$A$13]*[.J152])/[.$A$14]" office:value-type="float" office:value="1002.59999316527" calcext:value-type="float">
            <text:p>1.003</text:p>
          </table:table-cell>
          <table:table-cell table:style-name="ce48"/>
          <table:table-cell table:style-name="ce97" table:formula="of:=(4700/(4700+[.G152]))*[.$A$10]" office:value-type="float" office:value="3.43846192908921" calcext:value-type="float">
            <text:p>3,43846</text:p>
          </table:table-cell>
          <table:table-cell table:style-name="ce101" table:formula="of:=1024-((1024*[.O152])/5)" office:value-type="float" office:value="319.80299692253" calcext:value-type="float">
            <text:p>32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8" calcext:value-type="float">
            <text:p>148</text:p>
          </table:table-cell>
          <table:table-cell table:style-name="ce20"/>
          <table:table-cell table:style-name="ce23" table:formula="of:=[.$A$2]/(EXP([.$A$3]*(1/([.$A$4]+[.$A$5])-1/([.E153]+[.$A$5]))))" office:value-type="float" office:value="2087.33129247007" calcext:value-type="float">
            <text:p>2.087,3</text:p>
          </table:table-cell>
          <table:table-cell table:style-name="ce25"/>
          <table:table-cell table:style-name="ce28" table:formula="of:=([.G153]/([.G153]+[.$A$9]))*[.$A$10]" office:value-type="float" office:value="0.102232630927048" calcext:value-type="float">
            <text:p>0,10223</text:p>
          </table:table-cell>
          <table:table-cell table:style-name="ce29" table:formula="of:=([.$A$9]/([.$A$9]+[.G153]))*[.$A$10]" office:value-type="float" office:value="4.89776736907295" calcext:value-type="float">
            <text:p>4,89777</text:p>
          </table:table-cell>
          <table:table-cell table:style-name="ce48"/>
          <table:table-cell table:style-name="ce90" table:formula="of:=([.$A$13]*[.I153])/[.$A$14]" office:value-type="float" office:value="20.9372428138593" calcext:value-type="float">
            <text:p>21</text:p>
          </table:table-cell>
          <table:table-cell table:style-name="ce94" table:formula="of:= ([.$A$13]*[.J153])/[.$A$14]" office:value-type="float" office:value="1003.06275718614" calcext:value-type="float">
            <text:p>1.003</text:p>
          </table:table-cell>
          <table:table-cell table:style-name="ce48"/>
          <table:table-cell table:style-name="ce97" table:formula="of:=(4700/(4700+[.G153]))*[.$A$10]" office:value-type="float" office:value="3.46233283559786" calcext:value-type="float">
            <text:p>3,46233</text:p>
          </table:table-cell>
          <table:table-cell table:style-name="ce101" table:formula="of:=1024-((1024*[.O153])/5)" office:value-type="float" office:value="314.914235269557" calcext:value-type="float">
            <text:p>31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49" calcext:value-type="float">
            <text:p>149</text:p>
          </table:table-cell>
          <table:table-cell table:style-name="ce20"/>
          <table:table-cell table:style-name="ce23" table:formula="of:=[.$A$2]/(EXP([.$A$3]*(1/([.$A$4]+[.$A$5])-1/([.E154]+[.$A$5]))))" office:value-type="float" office:value="2041.4675634195" calcext:value-type="float">
            <text:p>2.041,5</text:p>
          </table:table-cell>
          <table:table-cell table:style-name="ce25"/>
          <table:table-cell table:style-name="ce28" table:formula="of:=([.G154]/([.G154]+[.$A$9]))*[.$A$10]" office:value-type="float" office:value="0.100031272195821" calcext:value-type="float">
            <text:p>0,10003</text:p>
          </table:table-cell>
          <table:table-cell table:style-name="ce29" table:formula="of:=([.$A$9]/([.$A$9]+[.G154]))*[.$A$10]" office:value-type="float" office:value="4.89996872780418" calcext:value-type="float">
            <text:p>4,89997</text:p>
          </table:table-cell>
          <table:table-cell table:style-name="ce48"/>
          <table:table-cell table:style-name="ce90" table:formula="of:=([.$A$13]*[.I154])/[.$A$14]" office:value-type="float" office:value="20.4864045457042" calcext:value-type="float">
            <text:p>20</text:p>
          </table:table-cell>
          <table:table-cell table:style-name="ce94" table:formula="of:= ([.$A$13]*[.J154])/[.$A$14]" office:value-type="float" office:value="1003.5135954543" calcext:value-type="float">
            <text:p>1.004</text:p>
          </table:table-cell>
          <table:table-cell table:style-name="ce48"/>
          <table:table-cell table:style-name="ce97" table:formula="of:=(4700/(4700+[.G154]))*[.$A$10]" office:value-type="float" office:value="3.48588786921048" calcext:value-type="float">
            <text:p>3,48589</text:p>
          </table:table-cell>
          <table:table-cell table:style-name="ce101" table:formula="of:=1024-((1024*[.O154])/5)" office:value-type="float" office:value="310.090164385693" calcext:value-type="float">
            <text:p>31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0" calcext:value-type="float">
            <text:p>150</text:p>
          </table:table-cell>
          <table:table-cell table:style-name="ce20"/>
          <table:table-cell table:style-name="ce23" table:formula="of:=[.$A$2]/(EXP([.$A$3]*(1/([.$A$4]+[.$A$5])-1/([.E155]+[.$A$5]))))" office:value-type="float" office:value="1996.82124614923" calcext:value-type="float">
            <text:p>1.996,8</text:p>
          </table:table-cell>
          <table:table-cell table:style-name="ce25"/>
          <table:table-cell table:style-name="ce28" table:formula="of:=([.G155]/([.G155]+[.$A$9]))*[.$A$10]" office:value-type="float" office:value="0.0978864449770593" calcext:value-type="float">
            <text:p>0,09789</text:p>
          </table:table-cell>
          <table:table-cell table:style-name="ce29" table:formula="of:=([.$A$9]/([.$A$9]+[.G155]))*[.$A$10]" office:value-type="float" office:value="4.90211355502294" calcext:value-type="float">
            <text:p>4,90211</text:p>
          </table:table-cell>
          <table:table-cell table:style-name="ce48"/>
          <table:table-cell table:style-name="ce90" table:formula="of:=([.$A$13]*[.I155])/[.$A$14]" office:value-type="float" office:value="20.0471439313017" calcext:value-type="float">
            <text:p>20</text:p>
          </table:table-cell>
          <table:table-cell table:style-name="ce94" table:formula="of:= ([.$A$13]*[.J155])/[.$A$14]" office:value-type="float" office:value="1003.9528560687" calcext:value-type="float">
            <text:p>1.004</text:p>
          </table:table-cell>
          <table:table-cell table:style-name="ce48"/>
          <table:table-cell table:style-name="ce97" table:formula="of:=(4700/(4700+[.G155]))*[.$A$10]" office:value-type="float" office:value="3.50912756011113" calcext:value-type="float">
            <text:p>3,50913</text:p>
          </table:table-cell>
          <table:table-cell table:style-name="ce101" table:formula="of:=1024-((1024*[.O155])/5)" office:value-type="float" office:value="305.330675689241" calcext:value-type="float">
            <text:p>305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51" calcext:value-type="float">
            <text:p>151</text:p>
          </table:table-cell>
          <table:table-cell table:style-name="ce20"/>
          <table:table-cell table:style-name="ce23" table:formula="of:=[.$A$2]/(EXP([.$A$3]*(1/([.$A$4]+[.$A$5])-1/([.E156]+[.$A$5]))))" office:value-type="float" office:value="1953.3549908505" calcext:value-type="float">
            <text:p>1.953,4</text:p>
          </table:table-cell>
          <table:table-cell table:style-name="ce25"/>
          <table:table-cell table:style-name="ce28" table:formula="of:=([.G156]/([.G156]+[.$A$9]))*[.$A$10]" office:value-type="float" office:value="0.0957965037553594" calcext:value-type="float">
            <text:p>0,09580</text:p>
          </table:table-cell>
          <table:table-cell table:style-name="ce29" table:formula="of:=([.$A$9]/([.$A$9]+[.G156]))*[.$A$10]" office:value-type="float" office:value="4.90420349624464" calcext:value-type="float">
            <text:p>4,90420</text:p>
          </table:table-cell>
          <table:table-cell table:style-name="ce48"/>
          <table:table-cell table:style-name="ce90" table:formula="of:=([.$A$13]*[.I156])/[.$A$14]" office:value-type="float" office:value="19.6191239690976" calcext:value-type="float">
            <text:p>20</text:p>
          </table:table-cell>
          <table:table-cell table:style-name="ce94" table:formula="of:= ([.$A$13]*[.J156])/[.$A$14]" office:value-type="float" office:value="1004.3808760309" calcext:value-type="float">
            <text:p>1.004</text:p>
          </table:table-cell>
          <table:table-cell table:style-name="ce48"/>
          <table:table-cell table:style-name="ce97" table:formula="of:=(4700/(4700+[.G156]))*[.$A$10]" office:value-type="float" office:value="3.5320526309383" calcext:value-type="float">
            <text:p>3,53205</text:p>
          </table:table-cell>
          <table:table-cell table:style-name="ce101" table:formula="of:=1024-((1024*[.O156])/5)" office:value-type="float" office:value="300.635621183835" calcext:value-type="float">
            <text:p>30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2" calcext:value-type="float">
            <text:p>152</text:p>
          </table:table-cell>
          <table:table-cell table:style-name="ce20"/>
          <table:table-cell table:style-name="ce23" table:formula="of:=[.$A$2]/(EXP([.$A$3]*(1/([.$A$4]+[.$A$5])-1/([.E157]+[.$A$5]))))" office:value-type="float" office:value="1911.03273823364" calcext:value-type="float">
            <text:p>1.911,0</text:p>
          </table:table-cell>
          <table:table-cell table:style-name="ce25"/>
          <table:table-cell table:style-name="ce28" table:formula="of:=([.G157]/([.G157]+[.$A$9]))*[.$A$10]" office:value-type="float" office:value="0.0937598553800486" calcext:value-type="float">
            <text:p>0,09376</text:p>
          </table:table-cell>
          <table:table-cell table:style-name="ce29" table:formula="of:=([.$A$9]/([.$A$9]+[.G157]))*[.$A$10]" office:value-type="float" office:value="4.90624014461995" calcext:value-type="float">
            <text:p>4,90624</text:p>
          </table:table-cell>
          <table:table-cell table:style-name="ce48"/>
          <table:table-cell table:style-name="ce90" table:formula="of:=([.$A$13]*[.I157])/[.$A$14]" office:value-type="float" office:value="19.202018381834" calcext:value-type="float">
            <text:p>19</text:p>
          </table:table-cell>
          <table:table-cell table:style-name="ce94" table:formula="of:= ([.$A$13]*[.J157])/[.$A$14]" office:value-type="float" office:value="1004.79798161817" calcext:value-type="float">
            <text:p>1.005</text:p>
          </table:table-cell>
          <table:table-cell table:style-name="ce48"/>
          <table:table-cell table:style-name="ce97" table:formula="of:=(4700/(4700+[.G157]))*[.$A$10]" office:value-type="float" office:value="3.55466398828919" calcext:value-type="float">
            <text:p>3,55466</text:p>
          </table:table-cell>
          <table:table-cell table:style-name="ce101" table:formula="of:=1024-((1024*[.O157])/5)" office:value-type="float" office:value="296.004815198374" calcext:value-type="float">
            <text:p>29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3" calcext:value-type="float">
            <text:p>153</text:p>
          </table:table-cell>
          <table:table-cell table:style-name="ce20"/>
          <table:table-cell table:style-name="ce23" table:formula="of:=[.$A$2]/(EXP([.$A$3]*(1/([.$A$4]+[.$A$5])-1/([.E158]+[.$A$5]))))" office:value-type="float" office:value="1869.81967018085" calcext:value-type="float">
            <text:p>1.869,8</text:p>
          </table:table-cell>
          <table:table-cell table:style-name="ce25"/>
          <table:table-cell table:style-name="ce28" table:formula="of:=([.G158]/([.G158]+[.$A$9]))*[.$A$10]" office:value-type="float" office:value="0.0917749573050523" calcext:value-type="float">
            <text:p>0,09177</text:p>
          </table:table-cell>
          <table:table-cell table:style-name="ce29" table:formula="of:=([.$A$9]/([.$A$9]+[.G158]))*[.$A$10]" office:value-type="float" office:value="4.90822504269495" calcext:value-type="float">
            <text:p>4,90823</text:p>
          </table:table-cell>
          <table:table-cell table:style-name="ce48"/>
          <table:table-cell table:style-name="ce90" table:formula="of:=([.$A$13]*[.I158])/[.$A$14]" office:value-type="float" office:value="18.7955112560747" calcext:value-type="float">
            <text:p>19</text:p>
          </table:table-cell>
          <table:table-cell table:style-name="ce94" table:formula="of:= ([.$A$13]*[.J158])/[.$A$14]" office:value-type="float" office:value="1005.20448874393" calcext:value-type="float">
            <text:p>1.005</text:p>
          </table:table-cell>
          <table:table-cell table:style-name="ce48"/>
          <table:table-cell table:style-name="ce97" table:formula="of:=(4700/(4700+[.G158]))*[.$A$10]" office:value-type="float" office:value="3.57696271431345" calcext:value-type="float">
            <text:p>3,57696</text:p>
          </table:table-cell>
          <table:table-cell table:style-name="ce101" table:formula="of:=1024-((1024*[.O158])/5)" office:value-type="float" office:value="291.438036108604" calcext:value-type="float">
            <text:p>29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4" calcext:value-type="float">
            <text:p>154</text:p>
          </table:table-cell>
          <table:table-cell table:style-name="ce20"/>
          <table:table-cell table:style-name="ce23" table:formula="of:=[.$A$2]/(EXP([.$A$3]*(1/([.$A$4]+[.$A$5])-1/([.E159]+[.$A$5]))))" office:value-type="float" office:value="1829.68216246078" calcext:value-type="float">
            <text:p>1.829,7</text:p>
          </table:table-cell>
          <table:table-cell table:style-name="ce25"/>
          <table:table-cell table:style-name="ce28" table:formula="of:=([.G159]/([.G159]+[.$A$9]))*[.$A$10]" office:value-type="float" office:value="0.089840315888528" calcext:value-type="float">
            <text:p>0,08984</text:p>
          </table:table-cell>
          <table:table-cell table:style-name="ce29" table:formula="of:=([.$A$9]/([.$A$9]+[.G159]))*[.$A$10]" office:value-type="float" office:value="4.91015968411147" calcext:value-type="float">
            <text:p>4,91016</text:p>
          </table:table-cell>
          <table:table-cell table:style-name="ce48"/>
          <table:table-cell table:style-name="ce90" table:formula="of:=([.$A$13]*[.I159])/[.$A$14]" office:value-type="float" office:value="18.3992966939705" calcext:value-type="float">
            <text:p>18</text:p>
          </table:table-cell>
          <table:table-cell table:style-name="ce94" table:formula="of:= ([.$A$13]*[.J159])/[.$A$14]" office:value-type="float" office:value="1005.60070330603" calcext:value-type="float">
            <text:p>1.006</text:p>
          </table:table-cell>
          <table:table-cell table:style-name="ce48"/>
          <table:table-cell table:style-name="ce97" table:formula="of:=(4700/(4700+[.G159]))*[.$A$10]" office:value-type="float" office:value="3.598950058412" calcext:value-type="float">
            <text:p>3,59895</text:p>
          </table:table-cell>
          <table:table-cell table:style-name="ce101" table:formula="of:=1024-((1024*[.O159])/5)" office:value-type="float" office:value="286.935028037223" calcext:value-type="float">
            <text:p>28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5" calcext:value-type="float">
            <text:p>155</text:p>
          </table:table-cell>
          <table:table-cell table:style-name="ce20"/>
          <table:table-cell table:style-name="ce23" table:formula="of:=[.$A$2]/(EXP([.$A$3]*(1/([.$A$4]+[.$A$5])-1/([.E160]+[.$A$5]))))" office:value-type="float" office:value="1790.58773941168" calcext:value-type="float">
            <text:p>1.790,6</text:p>
          </table:table-cell>
          <table:table-cell table:style-name="ce25"/>
          <table:table-cell table:style-name="ce28" table:formula="of:=([.G160]/([.G160]+[.$A$9]))*[.$A$10]" office:value-type="float" office:value="0.0879544847503811" calcext:value-type="float">
            <text:p>0,08795</text:p>
          </table:table-cell>
          <table:table-cell table:style-name="ce29" table:formula="of:=([.$A$9]/([.$A$9]+[.G160]))*[.$A$10]" office:value-type="float" office:value="4.91204551524962" calcext:value-type="float">
            <text:p>4,91205</text:p>
          </table:table-cell>
          <table:table-cell table:style-name="ce48"/>
          <table:table-cell table:style-name="ce90" table:formula="of:=([.$A$13]*[.I160])/[.$A$14]" office:value-type="float" office:value="18.013078476878" calcext:value-type="float">
            <text:p>18</text:p>
          </table:table-cell>
          <table:table-cell table:style-name="ce94" table:formula="of:= ([.$A$13]*[.J160])/[.$A$14]" office:value-type="float" office:value="1005.98692152312" calcext:value-type="float">
            <text:p>1.006</text:p>
          </table:table-cell>
          <table:table-cell table:style-name="ce48"/>
          <table:table-cell table:style-name="ce97" table:formula="of:=(4700/(4700+[.G160]))*[.$A$10]" office:value-type="float" office:value="3.62062742905469" calcext:value-type="float">
            <text:p>3,62063</text:p>
          </table:table-cell>
          <table:table-cell table:style-name="ce101" table:formula="of:=1024-((1024*[.O160])/5)" office:value-type="float" office:value="282.4955025296" calcext:value-type="float">
            <text:p>28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56" calcext:value-type="float">
            <text:p>156</text:p>
          </table:table-cell>
          <table:table-cell table:style-name="ce20"/>
          <table:table-cell table:style-name="ce23" table:formula="of:=[.$A$2]/(EXP([.$A$3]*(1/([.$A$4]+[.$A$5])-1/([.E161]+[.$A$5]))))" office:value-type="float" office:value="1752.50503050444" calcext:value-type="float">
            <text:p>1.752,5</text:p>
          </table:table-cell>
          <table:table-cell table:style-name="ce25"/>
          <table:table-cell table:style-name="ce28" table:formula="of:=([.G161]/([.G161]+[.$A$9]))*[.$A$10]" office:value-type="float" office:value="0.0861160631858184" calcext:value-type="float">
            <text:p>0,08612</text:p>
          </table:table-cell>
          <table:table-cell table:style-name="ce29" table:formula="of:=([.$A$9]/([.$A$9]+[.G161]))*[.$A$10]" office:value-type="float" office:value="4.91388393681418" calcext:value-type="float">
            <text:p>4,91388</text:p>
          </table:table-cell>
          <table:table-cell table:style-name="ce48"/>
          <table:table-cell table:style-name="ce90" table:formula="of:=([.$A$13]*[.I161])/[.$A$14]" office:value-type="float" office:value="17.6365697404556" calcext:value-type="float">
            <text:p>18</text:p>
          </table:table-cell>
          <table:table-cell table:style-name="ce94" table:formula="of:= ([.$A$13]*[.J161])/[.$A$14]" office:value-type="float" office:value="1006.36343025954" calcext:value-type="float">
            <text:p>1.006</text:p>
          </table:table-cell>
          <table:table-cell table:style-name="ce48"/>
          <table:table-cell table:style-name="ce97" table:formula="of:=(4700/(4700+[.G161]))*[.$A$10]" office:value-type="float" office:value="3.64199638572972" calcext:value-type="float">
            <text:p>3,64200</text:p>
          </table:table-cell>
          <table:table-cell table:style-name="ce101" table:formula="of:=1024-((1024*[.O161])/5)" office:value-type="float" office:value="278.119140202554" calcext:value-type="float">
            <text:p>27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7" calcext:value-type="float">
            <text:p>157</text:p>
          </table:table-cell>
          <table:table-cell table:style-name="ce20"/>
          <table:table-cell table:style-name="ce23" table:formula="of:=[.$A$2]/(EXP([.$A$3]*(1/([.$A$4]+[.$A$5])-1/([.E162]+[.$A$5]))))" office:value-type="float" office:value="1715.40372870107" calcext:value-type="float">
            <text:p>1.715,4</text:p>
          </table:table-cell>
          <table:table-cell table:style-name="ce25"/>
          <table:table-cell table:style-name="ce28" table:formula="of:=([.G162]/([.G162]+[.$A$9]))*[.$A$10]" office:value-type="float" office:value="0.0843236946331382" calcext:value-type="float">
            <text:p>0,08432</text:p>
          </table:table-cell>
          <table:table-cell table:style-name="ce29" table:formula="of:=([.$A$9]/([.$A$9]+[.G162]))*[.$A$10]" office:value-type="float" office:value="4.91567630536686" calcext:value-type="float">
            <text:p>4,91568</text:p>
          </table:table-cell>
          <table:table-cell table:style-name="ce48"/>
          <table:table-cell table:style-name="ce90" table:formula="of:=([.$A$13]*[.I162])/[.$A$14]" office:value-type="float" office:value="17.2694926608667" calcext:value-type="float">
            <text:p>17</text:p>
          </table:table-cell>
          <table:table-cell table:style-name="ce94" table:formula="of:= ([.$A$13]*[.J162])/[.$A$14]" office:value-type="float" office:value="1006.73050733913" calcext:value-type="float">
            <text:p>1.007</text:p>
          </table:table-cell>
          <table:table-cell table:style-name="ce48"/>
          <table:table-cell table:style-name="ce97" table:formula="of:=(4700/(4700+[.G162]))*[.$A$10]" office:value-type="float" office:value="3.66305863103616" calcext:value-type="float">
            <text:p>3,66306</text:p>
          </table:table-cell>
          <table:table-cell table:style-name="ce101" table:formula="of:=1024-((1024*[.O162])/5)" office:value-type="float" office:value="273.805592363795" calcext:value-type="float">
            <text:p>27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8" calcext:value-type="float">
            <text:p>158</text:p>
          </table:table-cell>
          <table:table-cell table:style-name="ce20"/>
          <table:table-cell table:style-name="ce23" table:formula="of:=[.$A$2]/(EXP([.$A$3]*(1/([.$A$4]+[.$A$5])-1/([.E163]+[.$A$5]))))" office:value-type="float" office:value="1679.25455052841" calcext:value-type="float">
            <text:p>1.679,3</text:p>
          </table:table-cell>
          <table:table-cell table:style-name="ce25"/>
          <table:table-cell table:style-name="ce28" table:formula="of:=([.G163]/([.G163]+[.$A$9]))*[.$A$10]" office:value-type="float" office:value="0.0825760651940027" calcext:value-type="float">
            <text:p>0,08258</text:p>
          </table:table-cell>
          <table:table-cell table:style-name="ce29" table:formula="of:=([.$A$9]/([.$A$9]+[.G163]))*[.$A$10]" office:value-type="float" office:value="4.917423934806" calcext:value-type="float">
            <text:p>4,91742</text:p>
          </table:table-cell>
          <table:table-cell table:style-name="ce48"/>
          <table:table-cell table:style-name="ce90" table:formula="of:=([.$A$13]*[.I163])/[.$A$14]" office:value-type="float" office:value="16.9115781517318" calcext:value-type="float">
            <text:p>17</text:p>
          </table:table-cell>
          <table:table-cell table:style-name="ce94" table:formula="of:= ([.$A$13]*[.J163])/[.$A$14]" office:value-type="float" office:value="1007.08842184827" calcext:value-type="float">
            <text:p>1.007</text:p>
          </table:table-cell>
          <table:table-cell table:style-name="ce48"/>
          <table:table-cell table:style-name="ce97" table:formula="of:=(4700/(4700+[.G163]))*[.$A$10]" office:value-type="float" office:value="3.68381600292991" calcext:value-type="float">
            <text:p>3,68382</text:p>
          </table:table-cell>
          <table:table-cell table:style-name="ce101" table:formula="of:=1024-((1024*[.O163])/5)" office:value-type="float" office:value="269.554482599954" calcext:value-type="float">
            <text:p>27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59" calcext:value-type="float">
            <text:p>159</text:p>
          </table:table-cell>
          <table:table-cell table:style-name="ce20"/>
          <table:table-cell table:style-name="ce23" table:formula="of:=[.$A$2]/(EXP([.$A$3]*(1/([.$A$4]+[.$A$5])-1/([.E164]+[.$A$5]))))" office:value-type="float" office:value="1644.02919779047" calcext:value-type="float">
            <text:p>1.644,0</text:p>
          </table:table-cell>
          <table:table-cell table:style-name="ce25"/>
          <table:table-cell table:style-name="ce28" table:formula="of:=([.G164]/([.G164]+[.$A$9]))*[.$A$10]" office:value-type="float" office:value="0.0808719022044733" calcext:value-type="float">
            <text:p>0,08087</text:p>
          </table:table-cell>
          <table:table-cell table:style-name="ce29" table:formula="of:=([.$A$9]/([.$A$9]+[.G164]))*[.$A$10]" office:value-type="float" office:value="4.91912809779553" calcext:value-type="float">
            <text:p>4,91913</text:p>
          </table:table-cell>
          <table:table-cell table:style-name="ce48"/>
          <table:table-cell table:style-name="ce90" table:formula="of:=([.$A$13]*[.I164])/[.$A$14]" office:value-type="float" office:value="16.5625655714761" calcext:value-type="float">
            <text:p>17</text:p>
          </table:table-cell>
          <table:table-cell table:style-name="ce94" table:formula="of:= ([.$A$13]*[.J164])/[.$A$14]" office:value-type="float" office:value="1007.43743442852" calcext:value-type="float">
            <text:p>1.007</text:p>
          </table:table-cell>
          <table:table-cell table:style-name="ce48"/>
          <table:table-cell table:style-name="ce97" table:formula="of:=(4700/(4700+[.G164]))*[.$A$10]" office:value-type="float" office:value="3.70427046713226" calcext:value-type="float">
            <text:p>3,70427</text:p>
          </table:table-cell>
          <table:table-cell table:style-name="ce101" table:formula="of:=1024-((1024*[.O164])/5)" office:value-type="float" office:value="265.365408331313" calcext:value-type="float">
            <text:p>26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0" calcext:value-type="float">
            <text:p>160</text:p>
          </table:table-cell>
          <table:table-cell table:style-name="ce20"/>
          <table:table-cell table:style-name="ce23" table:formula="of:=[.$A$2]/(EXP([.$A$3]*(1/([.$A$4]+[.$A$5])-1/([.E165]+[.$A$5]))))" office:value-type="float" office:value="1609.70032084672" calcext:value-type="float">
            <text:p>1.609,7</text:p>
          </table:table-cell>
          <table:table-cell table:style-name="ce25"/>
          <table:table-cell table:style-name="ce28" table:formula="of:=([.G165]/([.G165]+[.$A$9]))*[.$A$10]" office:value-type="float" office:value="0.0792099728551443" calcext:value-type="float">
            <text:p>0,07921</text:p>
          </table:table-cell>
          <table:table-cell table:style-name="ce29" table:formula="of:=([.$A$9]/([.$A$9]+[.G165]))*[.$A$10]" office:value-type="float" office:value="4.92079002714486" calcext:value-type="float">
            <text:p>4,92079</text:p>
          </table:table-cell>
          <table:table-cell table:style-name="ce48"/>
          <table:table-cell table:style-name="ce90" table:formula="of:=([.$A$13]*[.I165])/[.$A$14]" office:value-type="float" office:value="16.2222024407335" calcext:value-type="float">
            <text:p>16</text:p>
          </table:table-cell>
          <table:table-cell table:style-name="ce94" table:formula="of:= ([.$A$13]*[.J165])/[.$A$14]" office:value-type="float" office:value="1007.77779755927" calcext:value-type="float">
            <text:p>1.008</text:p>
          </table:table-cell>
          <table:table-cell table:style-name="ce48"/>
          <table:table-cell table:style-name="ce97" table:formula="of:=(4700/(4700+[.G165]))*[.$A$10]" office:value-type="float" office:value="3.72442410970898" calcext:value-type="float">
            <text:p>3,72442</text:p>
          </table:table-cell>
          <table:table-cell table:style-name="ce101" table:formula="of:=1024-((1024*[.O165])/5)" office:value-type="float" office:value="261.237942331602" calcext:value-type="float">
            <text:p>26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61" calcext:value-type="float">
            <text:p>161</text:p>
          </table:table-cell>
          <table:table-cell table:style-name="ce20"/>
          <table:table-cell table:style-name="ce23" table:formula="of:=[.$A$2]/(EXP([.$A$3]*(1/([.$A$4]+[.$A$5])-1/([.E166]+[.$A$5]))))" office:value-type="float" office:value="1576.2414833869" calcext:value-type="float">
            <text:p>1.576,2</text:p>
          </table:table-cell>
          <table:table-cell table:style-name="ce25"/>
          <table:table-cell table:style-name="ce28" table:formula="of:=([.G166]/([.G166]+[.$A$9]))*[.$A$10]" office:value-type="float" office:value="0.0775890828587462" calcext:value-type="float">
            <text:p>0,07759</text:p>
          </table:table-cell>
          <table:table-cell table:style-name="ce29" table:formula="of:=([.$A$9]/([.$A$9]+[.G166]))*[.$A$10]" office:value-type="float" office:value="4.92241091714125" calcext:value-type="float">
            <text:p>4,92241</text:p>
          </table:table-cell>
          <table:table-cell table:style-name="ce48"/>
          <table:table-cell table:style-name="ce90" table:formula="of:=([.$A$13]*[.I166])/[.$A$14]" office:value-type="float" office:value="15.8902441694712" calcext:value-type="float">
            <text:p>16</text:p>
          </table:table-cell>
          <table:table-cell table:style-name="ce94" table:formula="of:= ([.$A$13]*[.J166])/[.$A$14]" office:value-type="float" office:value="1008.10975583053" calcext:value-type="float">
            <text:p>1.008</text:p>
          </table:table-cell>
          <table:table-cell table:style-name="ce48"/>
          <table:table-cell table:style-name="ce97" table:formula="of:=(4700/(4700+[.G166]))*[.$A$10]" office:value-type="float" office:value="3.74427912982699" calcext:value-type="float">
            <text:p>3,74428</text:p>
          </table:table-cell>
          <table:table-cell table:style-name="ce101" table:formula="of:=1024-((1024*[.O166])/5)" office:value-type="float" office:value="257.171634211432" calcext:value-type="float">
            <text:p>25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2" calcext:value-type="float">
            <text:p>162</text:p>
          </table:table-cell>
          <table:table-cell table:style-name="ce20"/>
          <table:table-cell table:style-name="ce23" table:formula="of:=[.$A$2]/(EXP([.$A$3]*(1/([.$A$4]+[.$A$5])-1/([.E167]+[.$A$5]))))" office:value-type="float" office:value="1543.62712863635" calcext:value-type="float">
            <text:p>1.543,6</text:p>
          </table:table-cell>
          <table:table-cell table:style-name="ce25"/>
          <table:table-cell table:style-name="ce28" table:formula="of:=([.G167]/([.G167]+[.$A$9]))*[.$A$10]" office:value-type="float" office:value="0.0760080751636372" calcext:value-type="float">
            <text:p>0,07601</text:p>
          </table:table-cell>
          <table:table-cell table:style-name="ce29" table:formula="of:=([.$A$9]/([.$A$9]+[.G167]))*[.$A$10]" office:value-type="float" office:value="4.92399192483636" calcext:value-type="float">
            <text:p>4,92399</text:p>
          </table:table-cell>
          <table:table-cell table:style-name="ce48"/>
          <table:table-cell table:style-name="ce90" table:formula="of:=([.$A$13]*[.I167])/[.$A$14]" office:value-type="float" office:value="15.5664537935129" calcext:value-type="float">
            <text:p>16</text:p>
          </table:table-cell>
          <table:table-cell table:style-name="ce94" table:formula="of:= ([.$A$13]*[.J167])/[.$A$14]" office:value-type="float" office:value="1008.43354620649" calcext:value-type="float">
            <text:p>1.008</text:p>
          </table:table-cell>
          <table:table-cell table:style-name="ce48"/>
          <table:table-cell table:style-name="ce97" table:formula="of:=(4700/(4700+[.G167]))*[.$A$10]" office:value-type="float" office:value="3.76383783269463" calcext:value-type="float">
            <text:p>3,76384</text:p>
          </table:table-cell>
          <table:table-cell table:style-name="ce101" table:formula="of:=1024-((1024*[.O167])/5)" office:value-type="float" office:value="253.166011864141" calcext:value-type="float">
            <text:p>25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3" calcext:value-type="float">
            <text:p>163</text:p>
          </table:table-cell>
          <table:table-cell table:style-name="ce20"/>
          <table:table-cell table:style-name="ce23" table:formula="of:=[.$A$2]/(EXP([.$A$3]*(1/([.$A$4]+[.$A$5])-1/([.E168]+[.$A$5]))))" office:value-type="float" office:value="1511.83254692895" calcext:value-type="float">
            <text:p>1.511,8</text:p>
          </table:table-cell>
          <table:table-cell table:style-name="ce25"/>
          <table:table-cell table:style-name="ce28" table:formula="of:=([.G168]/([.G168]+[.$A$9]))*[.$A$10]" office:value-type="float" office:value="0.0744658287116446" calcext:value-type="float">
            <text:p>0,07447</text:p>
          </table:table-cell>
          <table:table-cell table:style-name="ce29" table:formula="of:=([.$A$9]/([.$A$9]+[.G168]))*[.$A$10]" office:value-type="float" office:value="4.92553417128836" calcext:value-type="float">
            <text:p>4,92553</text:p>
          </table:table-cell>
          <table:table-cell table:style-name="ce48"/>
          <table:table-cell table:style-name="ce90" table:formula="of:=([.$A$13]*[.I168])/[.$A$14]" office:value-type="float" office:value="15.2506017201448" calcext:value-type="float">
            <text:p>15</text:p>
          </table:table-cell>
          <table:table-cell table:style-name="ce94" table:formula="of:= ([.$A$13]*[.J168])/[.$A$14]" office:value-type="float" office:value="1008.74939827986" calcext:value-type="float">
            <text:p>1.009</text:p>
          </table:table-cell>
          <table:table-cell table:style-name="ce48"/>
          <table:table-cell table:style-name="ce97" table:formula="of:=(4700/(4700+[.G168]))*[.$A$10]" office:value-type="float" office:value="3.78310262269032" calcext:value-type="float">
            <text:p>3,78310</text:p>
          </table:table-cell>
          <table:table-cell table:style-name="ce101" table:formula="of:=1024-((1024*[.O168])/5)" office:value-type="float" office:value="249.220582873023" calcext:value-type="float">
            <text:p>24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4" calcext:value-type="float">
            <text:p>164</text:p>
          </table:table-cell>
          <table:table-cell table:style-name="ce20"/>
          <table:table-cell table:style-name="ce23" table:formula="of:=[.$A$2]/(EXP([.$A$3]*(1/([.$A$4]+[.$A$5])-1/([.E169]+[.$A$5]))))" office:value-type="float" office:value="1480.83384458782" calcext:value-type="float">
            <text:p>1.480,8</text:p>
          </table:table-cell>
          <table:table-cell table:style-name="ce25"/>
          <table:table-cell table:style-name="ce28" table:formula="of:=([.G169]/([.G169]+[.$A$9]))*[.$A$10]" office:value-type="float" office:value="0.0729612572387627" calcext:value-type="float">
            <text:p>0,07296</text:p>
          </table:table-cell>
          <table:table-cell table:style-name="ce29" table:formula="of:=([.$A$9]/([.$A$9]+[.G169]))*[.$A$10]" office:value-type="float" office:value="4.92703874276124" calcext:value-type="float">
            <text:p>4,92704</text:p>
          </table:table-cell>
          <table:table-cell table:style-name="ce48"/>
          <table:table-cell table:style-name="ce90" table:formula="of:=([.$A$13]*[.I169])/[.$A$14]" office:value-type="float" office:value="14.9424654824986" calcext:value-type="float">
            <text:p>15</text:p>
          </table:table-cell>
          <table:table-cell table:style-name="ce94" table:formula="of:= ([.$A$13]*[.J169])/[.$A$14]" office:value-type="float" office:value="1009.0575345175" calcext:value-type="float">
            <text:p>1.009</text:p>
          </table:table-cell>
          <table:table-cell table:style-name="ce48"/>
          <table:table-cell table:style-name="ce97" table:formula="of:=(4700/(4700+[.G169]))*[.$A$10]" office:value-type="float" office:value="3.80207599668409" calcext:value-type="float">
            <text:p>3,80208</text:p>
          </table:table-cell>
          <table:table-cell table:style-name="ce101" table:formula="of:=1024-((1024*[.O169])/5)" office:value-type="float" office:value="245.334835879098" calcext:value-type="float">
            <text:p>24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5" calcext:value-type="float">
            <text:p>165</text:p>
          </table:table-cell>
          <table:table-cell table:style-name="ce20"/>
          <table:table-cell table:style-name="ce23" table:formula="of:=[.$A$2]/(EXP([.$A$3]*(1/([.$A$4]+[.$A$5])-1/([.E170]+[.$A$5]))))" office:value-type="float" office:value="1450.6079140565" calcext:value-type="float">
            <text:p>1.450,6</text:p>
          </table:table-cell>
          <table:table-cell table:style-name="ce25"/>
          <table:table-cell table:style-name="ce28" table:formula="of:=([.G170]/([.G170]+[.$A$9]))*[.$A$10]" office:value-type="float" office:value="0.0714933081172551" calcext:value-type="float">
            <text:p>0,07149</text:p>
          </table:table-cell>
          <table:table-cell table:style-name="ce29" table:formula="of:=([.$A$9]/([.$A$9]+[.G170]))*[.$A$10]" office:value-type="float" office:value="4.92850669188274" calcext:value-type="float">
            <text:p>4,92851</text:p>
          </table:table-cell>
          <table:table-cell table:style-name="ce48"/>
          <table:table-cell table:style-name="ce90" table:formula="of:=([.$A$13]*[.I170])/[.$A$14]" office:value-type="float" office:value="14.6418295024139" calcext:value-type="float">
            <text:p>15</text:p>
          </table:table-cell>
          <table:table-cell table:style-name="ce94" table:formula="of:= ([.$A$13]*[.J170])/[.$A$14]" office:value-type="float" office:value="1009.35817049759" calcext:value-type="float">
            <text:p>1.009</text:p>
          </table:table-cell>
          <table:table-cell table:style-name="ce48"/>
          <table:table-cell table:style-name="ce97" table:formula="of:=(4700/(4700+[.G170]))*[.$A$10]" office:value-type="float" office:value="3.82076053755491" calcext:value-type="float">
            <text:p>3,82076</text:p>
          </table:table-cell>
          <table:table-cell table:style-name="ce101" table:formula="of:=1024-((1024*[.O170])/5)" office:value-type="float" office:value="241.508241908754" calcext:value-type="float">
            <text:p>24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66" calcext:value-type="float">
            <text:p>166</text:p>
          </table:table-cell>
          <table:table-cell table:style-name="ce20"/>
          <table:table-cell table:style-name="ce23" table:formula="of:=[.$A$2]/(EXP([.$A$3]*(1/([.$A$4]+[.$A$5])-1/([.E171]+[.$A$5]))))" office:value-type="float" office:value="1421.1324052263" calcext:value-type="float">
            <text:p>1.421,1</text:p>
          </table:table-cell>
          <table:table-cell table:style-name="ce25"/>
          <table:table-cell table:style-name="ce28" table:formula="of:=([.G171]/([.G171]+[.$A$9]))*[.$A$10]" office:value-type="float" office:value="0.0700609612377523" calcext:value-type="float">
            <text:p>0,07006</text:p>
          </table:table-cell>
          <table:table-cell table:style-name="ce29" table:formula="of:=([.$A$9]/([.$A$9]+[.G171]))*[.$A$10]" office:value-type="float" office:value="4.92993903876225" calcext:value-type="float">
            <text:p>4,92994</text:p>
          </table:table-cell>
          <table:table-cell table:style-name="ce48"/>
          <table:table-cell table:style-name="ce90" table:formula="of:=([.$A$13]*[.I171])/[.$A$14]" office:value-type="float" office:value="14.3484848614917" calcext:value-type="float">
            <text:p>14</text:p>
          </table:table-cell>
          <table:table-cell table:style-name="ce94" table:formula="of:= ([.$A$13]*[.J171])/[.$A$14]" office:value-type="float" office:value="1009.65151513851" calcext:value-type="float">
            <text:p>1.010</text:p>
          </table:table-cell>
          <table:table-cell table:style-name="ce48"/>
          <table:table-cell table:style-name="ce97" table:formula="of:=(4700/(4700+[.G171]))*[.$A$10]" office:value-type="float" office:value="3.83915890790655" calcext:value-type="float">
            <text:p>3,83916</text:p>
          </table:table-cell>
          <table:table-cell table:style-name="ce101" table:formula="of:=1024-((1024*[.O171])/5)" office:value-type="float" office:value="237.740255660738" calcext:value-type="float">
            <text:p>23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7" calcext:value-type="float">
            <text:p>167</text:p>
          </table:table-cell>
          <table:table-cell table:style-name="ce20"/>
          <table:table-cell table:style-name="ce23" table:formula="of:=[.$A$2]/(EXP([.$A$3]*(1/([.$A$4]+[.$A$5])-1/([.E172]+[.$A$5]))))" office:value-type="float" office:value="1392.38569790799" calcext:value-type="float">
            <text:p>1.392,4</text:p>
          </table:table-cell>
          <table:table-cell table:style-name="ce25"/>
          <table:table-cell table:style-name="ce28" table:formula="of:=([.G172]/([.G172]+[.$A$9]))*[.$A$10]" office:value-type="float" office:value="0.0686632279299806" calcext:value-type="float">
            <text:p>0,06866</text:p>
          </table:table-cell>
          <table:table-cell table:style-name="ce29" table:formula="of:=([.$A$9]/([.$A$9]+[.G172]))*[.$A$10]" office:value-type="float" office:value="4.93133677207002" calcext:value-type="float">
            <text:p>4,93134</text:p>
          </table:table-cell>
          <table:table-cell table:style-name="ce48"/>
          <table:table-cell table:style-name="ce90" table:formula="of:=([.$A$13]*[.I172])/[.$A$14]" office:value-type="float" office:value="14.06222908006" calcext:value-type="float">
            <text:p>14</text:p>
          </table:table-cell>
          <table:table-cell table:style-name="ce94" table:formula="of:= ([.$A$13]*[.J172])/[.$A$14]" office:value-type="float" office:value="1009.93777091994" calcext:value-type="float">
            <text:p>1.010</text:p>
          </table:table-cell>
          <table:table-cell table:style-name="ce48"/>
          <table:table-cell table:style-name="ce97" table:formula="of:=(4700/(4700+[.G172]))*[.$A$10]" office:value-type="float" office:value="3.85727384398356" calcext:value-type="float">
            <text:p>3,85727</text:p>
          </table:table-cell>
          <table:table-cell table:style-name="ce101" table:formula="of:=1024-((1024*[.O172])/5)" office:value-type="float" office:value="234.030316752168" calcext:value-type="float">
            <text:p>23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8" calcext:value-type="float">
            <text:p>168</text:p>
          </table:table-cell>
          <table:table-cell table:style-name="ce20"/>
          <table:table-cell table:style-name="ce23" table:formula="of:=[.$A$2]/(EXP([.$A$3]*(1/([.$A$4]+[.$A$5])-1/([.E173]+[.$A$5]))))" office:value-type="float" office:value="1364.34687539816" calcext:value-type="float">
            <text:p>1.364,3</text:p>
          </table:table-cell>
          <table:table-cell table:style-name="ce25"/>
          <table:table-cell table:style-name="ce28" table:formula="of:=([.G173]/([.G173]+[.$A$9]))*[.$A$10]" office:value-type="float" office:value="0.0672991499207943" calcext:value-type="float">
            <text:p>0,06730</text:p>
          </table:table-cell>
          <table:table-cell table:style-name="ce29" table:formula="of:=([.$A$9]/([.$A$9]+[.G173]))*[.$A$10]" office:value-type="float" office:value="4.93270085007921" calcext:value-type="float">
            <text:p>4,93270</text:p>
          </table:table-cell>
          <table:table-cell table:style-name="ce48"/>
          <table:table-cell table:style-name="ce90" table:formula="of:=([.$A$13]*[.I173])/[.$A$14]" office:value-type="float" office:value="13.7828659037787" calcext:value-type="float">
            <text:p>14</text:p>
          </table:table-cell>
          <table:table-cell table:style-name="ce94" table:formula="of:= ([.$A$13]*[.J173])/[.$A$14]" office:value-type="float" office:value="1010.21713409622" calcext:value-type="float">
            <text:p>1.010</text:p>
          </table:table-cell>
          <table:table-cell table:style-name="ce48"/>
          <table:table-cell table:style-name="ce97" table:formula="of:=(4700/(4700+[.G173]))*[.$A$10]" office:value-type="float" office:value="3.87510814978853" calcext:value-type="float">
            <text:p>3,87511</text:p>
          </table:table-cell>
          <table:table-cell table:style-name="ce101" table:formula="of:=1024-((1024*[.O173])/5)" office:value-type="float" office:value="230.37785092331" calcext:value-type="float">
            <text:p>23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69" calcext:value-type="float">
            <text:p>169</text:p>
          </table:table-cell>
          <table:table-cell table:style-name="ce20"/>
          <table:table-cell table:style-name="ce23" table:formula="of:=[.$A$2]/(EXP([.$A$3]*(1/([.$A$4]+[.$A$5])-1/([.E174]+[.$A$5]))))" office:value-type="float" office:value="1336.9956990933" calcext:value-type="float">
            <text:p>1.337,0</text:p>
          </table:table-cell>
          <table:table-cell table:style-name="ce25"/>
          <table:table-cell table:style-name="ce28" table:formula="of:=([.G174]/([.G174]+[.$A$9]))*[.$A$10]" office:value-type="float" office:value="0.0659677983282299" calcext:value-type="float">
            <text:p>0,06597</text:p>
          </table:table-cell>
          <table:table-cell table:style-name="ce29" table:formula="of:=([.$A$9]/([.$A$9]+[.G174]))*[.$A$10]" office:value-type="float" office:value="4.93403220167177" calcext:value-type="float">
            <text:p>4,93403</text:p>
          </table:table-cell>
          <table:table-cell table:style-name="ce48"/>
          <table:table-cell table:style-name="ce90" table:formula="of:=([.$A$13]*[.I174])/[.$A$14]" office:value-type="float" office:value="13.5102050976215" calcext:value-type="float">
            <text:p>14</text:p>
          </table:table-cell>
          <table:table-cell table:style-name="ce94" table:formula="of:= ([.$A$13]*[.J174])/[.$A$14]" office:value-type="float" office:value="1010.48979490238" calcext:value-type="float">
            <text:p>1.010</text:p>
          </table:table-cell>
          <table:table-cell table:style-name="ce48"/>
          <table:table-cell table:style-name="ce97" table:formula="of:=(4700/(4700+[.G174]))*[.$A$10]" office:value-type="float" office:value="3.89266469140097" calcext:value-type="float">
            <text:p>3,89266</text:p>
          </table:table-cell>
          <table:table-cell table:style-name="ce101" table:formula="of:=1024-((1024*[.O174])/5)" office:value-type="float" office:value="226.782271201081" calcext:value-type="float">
            <text:p>22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0" calcext:value-type="float">
            <text:p>170</text:p>
          </table:table-cell>
          <table:table-cell table:style-name="ce20"/>
          <table:table-cell table:style-name="ce23" table:formula="of:=[.$A$2]/(EXP([.$A$3]*(1/([.$A$4]+[.$A$5])-1/([.E175]+[.$A$5]))))" office:value-type="float" office:value="1310.31258410644" calcext:value-type="float">
            <text:p>1.310,3</text:p>
          </table:table-cell>
          <table:table-cell table:style-name="ce25"/>
          <table:table-cell table:style-name="ce28" table:formula="of:=([.G175]/([.G175]+[.$A$9]))*[.$A$10]" office:value-type="float" office:value="0.0646682726903365" calcext:value-type="float">
            <text:p>0,06467</text:p>
          </table:table-cell>
          <table:table-cell table:style-name="ce29" table:formula="of:=([.$A$9]/([.$A$9]+[.G175]))*[.$A$10]" office:value-type="float" office:value="4.93533172730966" calcext:value-type="float">
            <text:p>4,93533</text:p>
          </table:table-cell>
          <table:table-cell table:style-name="ce48"/>
          <table:table-cell table:style-name="ce90" table:formula="of:=([.$A$13]*[.I175])/[.$A$14]" office:value-type="float" office:value="13.2440622469809" calcext:value-type="float">
            <text:p>13</text:p>
          </table:table-cell>
          <table:table-cell table:style-name="ce94" table:formula="of:= ([.$A$13]*[.J175])/[.$A$14]" office:value-type="float" office:value="1010.75593775302" calcext:value-type="float">
            <text:p>1.011</text:p>
          </table:table-cell>
          <table:table-cell table:style-name="ce48"/>
          <table:table-cell table:style-name="ce97" table:formula="of:=(4700/(4700+[.G175]))*[.$A$10]" office:value-type="float" office:value="3.90994639149766" calcext:value-type="float">
            <text:p>3,90995</text:p>
          </table:table-cell>
          <table:table-cell table:style-name="ce101" table:formula="of:=1024-((1024*[.O175])/5)" office:value-type="float" office:value="223.242979021278" calcext:value-type="float">
            <text:p>22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71" calcext:value-type="float">
            <text:p>171</text:p>
          </table:table-cell>
          <table:table-cell table:style-name="ce20"/>
          <table:table-cell table:style-name="ce23" table:formula="of:=[.$A$2]/(EXP([.$A$3]*(1/([.$A$4]+[.$A$5])-1/([.E176]+[.$A$5]))))" office:value-type="float" office:value="1284.27857584365" calcext:value-type="float">
            <text:p>1.284,3</text:p>
          </table:table-cell>
          <table:table-cell table:style-name="ce25"/>
          <table:table-cell table:style-name="ce28" table:formula="of:=([.G176]/([.G176]+[.$A$9]))*[.$A$10]" office:value-type="float" office:value="0.063399700027579" calcext:value-type="float">
            <text:p>0,06340</text:p>
          </table:table-cell>
          <table:table-cell table:style-name="ce29" table:formula="of:=([.$A$9]/([.$A$9]+[.G176]))*[.$A$10]" office:value-type="float" office:value="4.93660029997242" calcext:value-type="float">
            <text:p>4,93660</text:p>
          </table:table-cell>
          <table:table-cell table:style-name="ce48"/>
          <table:table-cell table:style-name="ce90" table:formula="of:=([.$A$13]*[.I176])/[.$A$14]" office:value-type="float" office:value="12.9842585656482" calcext:value-type="float">
            <text:p>13</text:p>
          </table:table-cell>
          <table:table-cell table:style-name="ce94" table:formula="of:= ([.$A$13]*[.J176])/[.$A$14]" office:value-type="float" office:value="1011.01574143435" calcext:value-type="float">
            <text:p>1.011</text:p>
          </table:table-cell>
          <table:table-cell table:style-name="ce48"/>
          <table:table-cell table:style-name="ce97" table:formula="of:=(4700/(4700+[.G176]))*[.$A$10]" office:value-type="float" office:value="3.92695622407368" calcext:value-type="float">
            <text:p>3,92696</text:p>
          </table:table-cell>
          <table:table-cell table:style-name="ce101" table:formula="of:=1024-((1024*[.O176])/5)" office:value-type="float" office:value="219.75936530971" calcext:value-type="float">
            <text:p>22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2" calcext:value-type="float">
            <text:p>172</text:p>
          </table:table-cell>
          <table:table-cell table:style-name="ce20"/>
          <table:table-cell table:style-name="ce23" table:formula="of:=[.$A$2]/(EXP([.$A$3]*(1/([.$A$4]+[.$A$5])-1/([.E177]+[.$A$5]))))" office:value-type="float" office:value="1258.87532749915" calcext:value-type="float">
            <text:p>1.258,9</text:p>
          </table:table-cell>
          <table:table-cell table:style-name="ce25"/>
          <table:table-cell table:style-name="ce28" table:formula="of:=([.G177]/([.G177]+[.$A$9]))*[.$A$10]" office:value-type="float" office:value="0.0621612339376475" calcext:value-type="float">
            <text:p>0,06216</text:p>
          </table:table-cell>
          <table:table-cell table:style-name="ce29" table:formula="of:=([.$A$9]/([.$A$9]+[.G177]))*[.$A$10]" office:value-type="float" office:value="4.93783876606235" calcext:value-type="float">
            <text:p>4,93784</text:p>
          </table:table-cell>
          <table:table-cell table:style-name="ce48"/>
          <table:table-cell table:style-name="ce90" table:formula="of:=([.$A$13]*[.I177])/[.$A$14]" office:value-type="float" office:value="12.7306207104302" calcext:value-type="float">
            <text:p>13</text:p>
          </table:table-cell>
          <table:table-cell table:style-name="ce94" table:formula="of:= ([.$A$13]*[.J177])/[.$A$14]" office:value-type="float" office:value="1011.26937928957" calcext:value-type="float">
            <text:p>1.011</text:p>
          </table:table-cell>
          <table:table-cell table:style-name="ce48"/>
          <table:table-cell table:style-name="ce97" table:formula="of:=(4700/(4700+[.G177]))*[.$A$10]" office:value-type="float" office:value="3.94369720936293" calcext:value-type="float">
            <text:p>3,94370</text:p>
          </table:table-cell>
          <table:table-cell table:style-name="ce101" table:formula="of:=1024-((1024*[.O177])/5)" office:value-type="float" office:value="216.330811522472" calcext:value-type="float">
            <text:p>21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3" calcext:value-type="float">
            <text:p>173</text:p>
          </table:table-cell>
          <table:table-cell table:style-name="ce20"/>
          <table:table-cell table:style-name="ce23" table:formula="of:=[.$A$2]/(EXP([.$A$3]*(1/([.$A$4]+[.$A$5])-1/([.E178]+[.$A$5]))))" office:value-type="float" office:value="1234.08507843037" calcext:value-type="float">
            <text:p>1.234,1</text:p>
          </table:table-cell>
          <table:table-cell table:style-name="ce25"/>
          <table:table-cell table:style-name="ce28" table:formula="of:=([.G178]/([.G178]+[.$A$9]))*[.$A$10]" office:value-type="float" office:value="0.0609520537215439" calcext:value-type="float">
            <text:p>0,06095</text:p>
          </table:table-cell>
          <table:table-cell table:style-name="ce29" table:formula="of:=([.$A$9]/([.$A$9]+[.G178]))*[.$A$10]" office:value-type="float" office:value="4.93904794627846" calcext:value-type="float">
            <text:p>4,93905</text:p>
          </table:table-cell>
          <table:table-cell table:style-name="ce48"/>
          <table:table-cell table:style-name="ce90" table:formula="of:=([.$A$13]*[.I178])/[.$A$14]" office:value-type="float" office:value="12.4829806021722" calcext:value-type="float">
            <text:p>12</text:p>
          </table:table-cell>
          <table:table-cell table:style-name="ce94" table:formula="of:= ([.$A$13]*[.J178])/[.$A$14]" office:value-type="float" office:value="1011.51701939783" calcext:value-type="float">
            <text:p>1.012</text:p>
          </table:table-cell>
          <table:table-cell table:style-name="ce48"/>
          <table:table-cell table:style-name="ce97" table:formula="of:=(4700/(4700+[.G178]))*[.$A$10]" office:value-type="float" office:value="3.96017240895643" calcext:value-type="float">
            <text:p>3,96017</text:p>
          </table:table-cell>
          <table:table-cell table:style-name="ce101" table:formula="of:=1024-((1024*[.O178])/5)" office:value-type="float" office:value="212.956690645723" calcext:value-type="float">
            <text:p>21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4" calcext:value-type="float">
            <text:p>174</text:p>
          </table:table-cell>
          <table:table-cell table:style-name="ce20"/>
          <table:table-cell table:style-name="ce23" table:formula="of:=[.$A$2]/(EXP([.$A$3]*(1/([.$A$4]+[.$A$5])-1/([.E179]+[.$A$5]))))" office:value-type="float" office:value="1209.89063337529" calcext:value-type="float">
            <text:p>1.209,9</text:p>
          </table:table-cell>
          <table:table-cell table:style-name="ce25"/>
          <table:table-cell table:style-name="ce28" table:formula="of:=([.G179]/([.G179]+[.$A$9]))*[.$A$10]" office:value-type="float" office:value="0.0597713635398553" calcext:value-type="float">
            <text:p>0,05977</text:p>
          </table:table-cell>
          <table:table-cell table:style-name="ce29" table:formula="of:=([.$A$9]/([.$A$9]+[.G179]))*[.$A$10]" office:value-type="float" office:value="4.94022863646014" calcext:value-type="float">
            <text:p>4,94023</text:p>
          </table:table-cell>
          <table:table-cell table:style-name="ce48"/>
          <table:table-cell table:style-name="ce90" table:formula="of:=([.$A$13]*[.I179])/[.$A$14]" office:value-type="float" office:value="12.2411752529624" calcext:value-type="float">
            <text:p>12</text:p>
          </table:table-cell>
          <table:table-cell table:style-name="ce94" table:formula="of:= ([.$A$13]*[.J179])/[.$A$14]" office:value-type="float" office:value="1011.75882474704" calcext:value-type="float">
            <text:p>1.012</text:p>
          </table:table-cell>
          <table:table-cell table:style-name="ce48"/>
          <table:table-cell table:style-name="ce97" table:formula="of:=(4700/(4700+[.G179]))*[.$A$10]" office:value-type="float" office:value="3.9763849211163" calcext:value-type="float">
            <text:p>3,97638</text:p>
          </table:table-cell>
          <table:table-cell table:style-name="ce101" table:formula="of:=1024-((1024*[.O179])/5)" office:value-type="float" office:value="209.636368155381" calcext:value-type="float">
            <text:p>21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5" calcext:value-type="float">
            <text:p>175</text:p>
          </table:table-cell>
          <table:table-cell table:style-name="ce20"/>
          <table:table-cell table:style-name="ce23" table:formula="of:=[.$A$2]/(EXP([.$A$3]*(1/([.$A$4]+[.$A$5])-1/([.E180]+[.$A$5]))))" office:value-type="float" office:value="1186.27534247684" calcext:value-type="float">
            <text:p>1.186,3</text:p>
          </table:table-cell>
          <table:table-cell table:style-name="ce25"/>
          <table:table-cell table:style-name="ce28" table:formula="of:=([.G180]/([.G180]+[.$A$9]))*[.$A$10]" office:value-type="float" office:value="0.0586183915981567" calcext:value-type="float">
            <text:p>0,05862</text:p>
          </table:table-cell>
          <table:table-cell table:style-name="ce29" table:formula="of:=([.$A$9]/([.$A$9]+[.G180]))*[.$A$10]" office:value-type="float" office:value="4.94138160840184" calcext:value-type="float">
            <text:p>4,94138</text:p>
          </table:table-cell>
          <table:table-cell table:style-name="ce48"/>
          <table:table-cell table:style-name="ce90" table:formula="of:=([.$A$13]*[.I180])/[.$A$14]" office:value-type="float" office:value="12.0050465993025" calcext:value-type="float">
            <text:p>12</text:p>
          </table:table-cell>
          <table:table-cell table:style-name="ce94" table:formula="of:= ([.$A$13]*[.J180])/[.$A$14]" office:value-type="float" office:value="1011.9949534007" calcext:value-type="float">
            <text:p>1.012</text:p>
          </table:table-cell>
          <table:table-cell table:style-name="ce48"/>
          <table:table-cell table:style-name="ce97" table:formula="of:=(4700/(4700+[.G180]))*[.$A$10]" office:value-type="float" office:value="3.99233787628283" calcext:value-type="float">
            <text:p>3,99234</text:p>
          </table:table-cell>
          <table:table-cell table:style-name="ce101" table:formula="of:=1024-((1024*[.O180])/5)" office:value-type="float" office:value="206.369202937276" calcext:value-type="float">
            <text:p>20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76" calcext:value-type="float">
            <text:p>176</text:p>
          </table:table-cell>
          <table:table-cell table:style-name="ce20"/>
          <table:table-cell table:style-name="ce23" table:formula="of:=[.$A$2]/(EXP([.$A$3]*(1/([.$A$4]+[.$A$5])-1/([.E181]+[.$A$5]))))" office:value-type="float" office:value="1163.22308208008" calcext:value-type="float">
            <text:p>1.163,2</text:p>
          </table:table-cell>
          <table:table-cell table:style-name="ce25"/>
          <table:table-cell table:style-name="ce28" table:formula="of:=([.G181]/([.G181]+[.$A$9]))*[.$A$10]" office:value-type="float" office:value="0.0574923893605232" calcext:value-type="float">
            <text:p>0,05749</text:p>
          </table:table-cell>
          <table:table-cell table:style-name="ce29" table:formula="of:=([.$A$9]/([.$A$9]+[.G181]))*[.$A$10]" office:value-type="float" office:value="4.94250761063948" calcext:value-type="float">
            <text:p>4,94251</text:p>
          </table:table-cell>
          <table:table-cell table:style-name="ce48"/>
          <table:table-cell table:style-name="ce90" table:formula="of:=([.$A$13]*[.I181])/[.$A$14]" office:value-type="float" office:value="11.7744413410352" calcext:value-type="float">
            <text:p>12</text:p>
          </table:table-cell>
          <table:table-cell table:style-name="ce94" table:formula="of:= ([.$A$13]*[.J181])/[.$A$14]" office:value-type="float" office:value="1012.22555865896" calcext:value-type="float">
            <text:p>1.012</text:p>
          </table:table-cell>
          <table:table-cell table:style-name="ce48"/>
          <table:table-cell table:style-name="ce97" table:formula="of:=(4700/(4700+[.G181]))*[.$A$10]" office:value-type="float" office:value="4.00803443277191" calcext:value-type="float">
            <text:p>4,00803</text:p>
          </table:table-cell>
          <table:table-cell table:style-name="ce101" table:formula="of:=1024-((1024*[.O181])/5)" office:value-type="float" office:value="203.154548168314" calcext:value-type="float">
            <text:p>20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7" calcext:value-type="float">
            <text:p>177</text:p>
          </table:table-cell>
          <table:table-cell table:style-name="ce20"/>
          <table:table-cell table:style-name="ce23" table:formula="of:=[.$A$2]/(EXP([.$A$3]*(1/([.$A$4]+[.$A$5])-1/([.E182]+[.$A$5]))))" office:value-type="float" office:value="1140.71823627003" calcext:value-type="float">
            <text:p>1.140,7</text:p>
          </table:table-cell>
          <table:table-cell table:style-name="ce25"/>
          <table:table-cell table:style-name="ce28" table:formula="of:=([.G182]/([.G182]+[.$A$9]))*[.$A$10]" office:value-type="float" office:value="0.0563926307901656" calcext:value-type="float">
            <text:p>0,05639</text:p>
          </table:table-cell>
          <table:table-cell table:style-name="ce29" table:formula="of:=([.$A$9]/([.$A$9]+[.G182]))*[.$A$10]" office:value-type="float" office:value="4.94360736920983" calcext:value-type="float">
            <text:p>4,94361</text:p>
          </table:table-cell>
          <table:table-cell table:style-name="ce48"/>
          <table:table-cell table:style-name="ce90" table:formula="of:=([.$A$13]*[.I182])/[.$A$14]" office:value-type="float" office:value="11.5492107858259" calcext:value-type="float">
            <text:p>12</text:p>
          </table:table-cell>
          <table:table-cell table:style-name="ce94" table:formula="of:= ([.$A$13]*[.J182])/[.$A$14]" office:value-type="float" office:value="1012.45078921417" calcext:value-type="float">
            <text:p>1.012</text:p>
          </table:table-cell>
          <table:table-cell table:style-name="ce48"/>
          <table:table-cell table:style-name="ce97" table:formula="of:=(4700/(4700+[.G182]))*[.$A$10]" office:value-type="float" office:value="4.02347777265959" calcext:value-type="float">
            <text:p>4,02348</text:p>
          </table:table-cell>
          <table:table-cell table:style-name="ce101" table:formula="of:=1024-((1024*[.O182])/5)" office:value-type="float" office:value="199.991752159315" calcext:value-type="float">
            <text:p>20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8" calcext:value-type="float">
            <text:p>178</text:p>
          </table:table-cell>
          <table:table-cell table:style-name="ce20"/>
          <table:table-cell table:style-name="ce23" table:formula="of:=[.$A$2]/(EXP([.$A$3]*(1/([.$A$4]+[.$A$5])-1/([.E183]+[.$A$5]))))" office:value-type="float" office:value="1118.74567911894" calcext:value-type="float">
            <text:p>1.118,7</text:p>
          </table:table-cell>
          <table:table-cell table:style-name="ce25"/>
          <table:table-cell table:style-name="ce28" table:formula="of:=([.G183]/([.G183]+[.$A$9]))*[.$A$10]" office:value-type="float" office:value="0.0553184116162329" calcext:value-type="float">
            <text:p>0,05532</text:p>
          </table:table-cell>
          <table:table-cell table:style-name="ce29" table:formula="of:=([.$A$9]/([.$A$9]+[.G183]))*[.$A$10]" office:value-type="float" office:value="4.94468158838377" calcext:value-type="float">
            <text:p>4,94468</text:p>
          </table:table-cell>
          <table:table-cell table:style-name="ce48"/>
          <table:table-cell table:style-name="ce90" table:formula="of:=([.$A$13]*[.I183])/[.$A$14]" office:value-type="float" office:value="11.3292106990045" calcext:value-type="float">
            <text:p>11</text:p>
          </table:table-cell>
          <table:table-cell table:style-name="ce94" table:formula="of:= ([.$A$13]*[.J183])/[.$A$14]" office:value-type="float" office:value="1012.670789301" calcext:value-type="float">
            <text:p>1.013</text:p>
          </table:table-cell>
          <table:table-cell table:style-name="ce48"/>
          <table:table-cell table:style-name="ce97" table:formula="of:=(4700/(4700+[.G183]))*[.$A$10]" office:value-type="float" office:value="4.03867109785048" calcext:value-type="float">
            <text:p>4,03867</text:p>
          </table:table-cell>
          <table:table-cell table:style-name="ce101" table:formula="of:=1024-((1024*[.O183])/5)" office:value-type="float" office:value="196.880159160222" calcext:value-type="float">
            <text:p>19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79" calcext:value-type="float">
            <text:p>179</text:p>
          </table:table-cell>
          <table:table-cell table:style-name="ce20"/>
          <table:table-cell table:style-name="ce23" table:formula="of:=[.$A$2]/(EXP([.$A$3]*(1/([.$A$4]+[.$A$5])-1/([.E184]+[.$A$5]))))" office:value-type="float" office:value="1097.29075761363" calcext:value-type="float">
            <text:p>1.097,3</text:p>
          </table:table-cell>
          <table:table-cell table:style-name="ce25"/>
          <table:table-cell table:style-name="ce28" table:formula="of:=([.G184]/([.G184]+[.$A$9]))*[.$A$10]" office:value-type="float" office:value="0.0542690486258648" calcext:value-type="float">
            <text:p>0,05427</text:p>
          </table:table-cell>
          <table:table-cell table:style-name="ce29" table:formula="of:=([.$A$9]/([.$A$9]+[.G184]))*[.$A$10]" office:value-type="float" office:value="4.94573095137414" calcext:value-type="float">
            <text:p>4,94573</text:p>
          </table:table-cell>
          <table:table-cell table:style-name="ce48"/>
          <table:table-cell table:style-name="ce90" table:formula="of:=([.$A$13]*[.I184])/[.$A$14]" office:value-type="float" office:value="11.1143011585771" calcext:value-type="float">
            <text:p>11</text:p>
          </table:table-cell>
          <table:table-cell table:style-name="ce94" table:formula="of:= ([.$A$13]*[.J184])/[.$A$14]" office:value-type="float" office:value="1012.88569884142" calcext:value-type="float">
            <text:p>1.013</text:p>
          </table:table-cell>
          <table:table-cell table:style-name="ce48"/>
          <table:table-cell table:style-name="ce97" table:formula="of:=(4700/(4700+[.G184]))*[.$A$10]" office:value-type="float" office:value="4.0536176263261" calcext:value-type="float">
            <text:p>4,05362</text:p>
          </table:table-cell>
          <table:table-cell table:style-name="ce101" table:formula="of:=1024-((1024*[.O184])/5)" office:value-type="float" office:value="193.819110128414" calcext:value-type="float">
            <text:p>19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0" calcext:value-type="float">
            <text:p>180</text:p>
          </table:table-cell>
          <table:table-cell table:style-name="ce20"/>
          <table:table-cell table:style-name="ce23" table:formula="of:=[.$A$2]/(EXP([.$A$3]*(1/([.$A$4]+[.$A$5])-1/([.E185]+[.$A$5]))))" office:value-type="float" office:value="1076.33927523453" calcext:value-type="float">
            <text:p>1.076,3</text:p>
          </table:table-cell>
          <table:table-cell table:style-name="ce25"/>
          <table:table-cell table:style-name="ce28" table:formula="of:=([.G185]/([.G185]+[.$A$9]))*[.$A$10]" office:value-type="float" office:value="0.0532438789806" calcext:value-type="float">
            <text:p>0,05324</text:p>
          </table:table-cell>
          <table:table-cell table:style-name="ce29" table:formula="of:=([.$A$9]/([.$A$9]+[.G185]))*[.$A$10]" office:value-type="float" office:value="4.9467561210194" calcext:value-type="float">
            <text:p>4,94676</text:p>
          </table:table-cell>
          <table:table-cell table:style-name="ce48"/>
          <table:table-cell table:style-name="ce90" table:formula="of:=([.$A$13]*[.I185])/[.$A$14]" office:value-type="float" office:value="10.9043464152269" calcext:value-type="float">
            <text:p>11</text:p>
          </table:table-cell>
          <table:table-cell table:style-name="ce94" table:formula="of:= ([.$A$13]*[.J185])/[.$A$14]" office:value-type="float" office:value="1013.09565358477" calcext:value-type="float">
            <text:p>1.013</text:p>
          </table:table-cell>
          <table:table-cell table:style-name="ce48"/>
          <table:table-cell table:style-name="ce97" table:formula="of:=(4700/(4700+[.G185]))*[.$A$10]" office:value-type="float" office:value="4.06832058856963" calcext:value-type="float">
            <text:p>4,06832</text:p>
          </table:table-cell>
          <table:table-cell table:style-name="ce101" table:formula="of:=1024-((1024*[.O185])/5)" office:value-type="float" office:value="190.80794346094" calcext:value-type="float">
            <text:p>19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81" calcext:value-type="float">
            <text:p>181</text:p>
          </table:table-cell>
          <table:table-cell table:style-name="ce20"/>
          <table:table-cell table:style-name="ce23" table:formula="of:=[.$A$2]/(EXP([.$A$3]*(1/([.$A$4]+[.$A$5])-1/([.E186]+[.$A$5]))))" office:value-type="float" office:value="1055.87747615949" calcext:value-type="float">
            <text:p>1.055,9</text:p>
          </table:table-cell>
          <table:table-cell table:style-name="ce25"/>
          <table:table-cell table:style-name="ce28" table:formula="of:=([.G186]/([.G186]+[.$A$9]))*[.$A$10]" office:value-type="float" office:value="0.052242259556283" calcext:value-type="float">
            <text:p>0,05224</text:p>
          </table:table-cell>
          <table:table-cell table:style-name="ce29" table:formula="of:=([.$A$9]/([.$A$9]+[.G186]))*[.$A$10]" office:value-type="float" office:value="4.94775774044372" calcext:value-type="float">
            <text:p>4,94776</text:p>
          </table:table-cell>
          <table:table-cell table:style-name="ce48"/>
          <table:table-cell table:style-name="ce90" table:formula="of:=([.$A$13]*[.I186])/[.$A$14]" office:value-type="float" office:value="10.6992147571268" calcext:value-type="float">
            <text:p>11</text:p>
          </table:table-cell>
          <table:table-cell table:style-name="ce94" table:formula="of:= ([.$A$13]*[.J186])/[.$A$14]" office:value-type="float" office:value="1013.30078524287" calcext:value-type="float">
            <text:p>1.013</text:p>
          </table:table-cell>
          <table:table-cell table:style-name="ce48"/>
          <table:table-cell table:style-name="ce97" table:formula="of:=(4700/(4700+[.G186]))*[.$A$10]" office:value-type="float" office:value="4.08278322416272" calcext:value-type="float">
            <text:p>4,08278</text:p>
          </table:table-cell>
          <table:table-cell table:style-name="ce101" table:formula="of:=1024-((1024*[.O186])/5)" office:value-type="float" office:value="187.845995691476" calcext:value-type="float">
            <text:p>18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2" calcext:value-type="float">
            <text:p>182</text:p>
          </table:table-cell>
          <table:table-cell table:style-name="ce20"/>
          <table:table-cell table:style-name="ce23" table:formula="of:=[.$A$2]/(EXP([.$A$3]*(1/([.$A$4]+[.$A$5])-1/([.E187]+[.$A$5]))))" office:value-type="float" office:value="1035.89203006656" calcext:value-type="float">
            <text:p>1.035,9</text:p>
          </table:table-cell>
          <table:table-cell table:style-name="ce25"/>
          <table:table-cell table:style-name="ce28" table:formula="of:=([.G187]/([.G187]+[.$A$9]))*[.$A$10]" office:value-type="float" office:value="0.0512635663056399" calcext:value-type="float">
            <text:p>0,05126</text:p>
          </table:table-cell>
          <table:table-cell table:style-name="ce29" table:formula="of:=([.$A$9]/([.$A$9]+[.G187]))*[.$A$10]" office:value-type="float" office:value="4.94873643369436" calcext:value-type="float">
            <text:p>4,94874</text:p>
          </table:table-cell>
          <table:table-cell table:style-name="ce48"/>
          <table:table-cell table:style-name="ce90" table:formula="of:=([.$A$13]*[.I187])/[.$A$14]" office:value-type="float" office:value="10.498778379395" calcext:value-type="float">
            <text:p>10</text:p>
          </table:table-cell>
          <table:table-cell table:style-name="ce94" table:formula="of:= ([.$A$13]*[.J187])/[.$A$14]" office:value-type="float" office:value="1013.5012216206" calcext:value-type="float">
            <text:p>1.014</text:p>
          </table:table-cell>
          <table:table-cell table:style-name="ce48"/>
          <table:table-cell table:style-name="ce97" table:formula="of:=(4700/(4700+[.G187]))*[.$A$10]" office:value-type="float" office:value="4.09700877855041" calcext:value-type="float">
            <text:p>4,09701</text:p>
          </table:table-cell>
          <table:table-cell table:style-name="ce101" table:formula="of:=1024-((1024*[.O187])/5)" office:value-type="float" office:value="184.932602152877" calcext:value-type="float">
            <text:p>18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3" calcext:value-type="float">
            <text:p>183</text:p>
          </table:table-cell>
          <table:table-cell table:style-name="ce20"/>
          <table:table-cell table:style-name="ce23" table:formula="of:=[.$A$2]/(EXP([.$A$3]*(1/([.$A$4]+[.$A$5])-1/([.E188]+[.$A$5]))))" office:value-type="float" office:value="1016.37001751113" calcext:value-type="float">
            <text:p>1.016,4</text:p>
          </table:table-cell>
          <table:table-cell table:style-name="ce25"/>
          <table:table-cell table:style-name="ce28" table:formula="of:=([.G188]/([.G188]+[.$A$9]))*[.$A$10]" office:value-type="float" office:value="0.0503071936427206" calcext:value-type="float">
            <text:p>0,05031</text:p>
          </table:table-cell>
          <table:table-cell table:style-name="ce29" table:formula="of:=([.$A$9]/([.$A$9]+[.G188]))*[.$A$10]" office:value-type="float" office:value="4.94969280635728" calcext:value-type="float">
            <text:p>4,94969</text:p>
          </table:table-cell>
          <table:table-cell table:style-name="ce48"/>
          <table:table-cell table:style-name="ce90" table:formula="of:=([.$A$13]*[.I188])/[.$A$14]" office:value-type="float" office:value="10.3029132580292" calcext:value-type="float">
            <text:p>10</text:p>
          </table:table-cell>
          <table:table-cell table:style-name="ce94" table:formula="of:= ([.$A$13]*[.J188])/[.$A$14]" office:value-type="float" office:value="1013.69708674197" calcext:value-type="float">
            <text:p>1.014</text:p>
          </table:table-cell>
          <table:table-cell table:style-name="ce48"/>
          <table:table-cell table:style-name="ce97" table:formula="of:=(4700/(4700+[.G188]))*[.$A$10]" office:value-type="float" office:value="4.11100049996969" calcext:value-type="float">
            <text:p>4,11100</text:p>
          </table:table-cell>
          <table:table-cell table:style-name="ce101" table:formula="of:=1024-((1024*[.O188])/5)" office:value-type="float" office:value="182.067097606208" calcext:value-type="float">
            <text:p>18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4" calcext:value-type="float">
            <text:p>184</text:p>
          </table:table-cell>
          <table:table-cell table:style-name="ce20"/>
          <table:table-cell table:style-name="ce23" table:formula="of:=[.$A$2]/(EXP([.$A$3]*(1/([.$A$4]+[.$A$5])-1/([.E189]+[.$A$5]))))" office:value-type="float" office:value="997.298915853892" calcext:value-type="float">
            <text:p>997,3</text:p>
          </table:table-cell>
          <table:table-cell table:style-name="ce25"/>
          <table:table-cell table:style-name="ce28" table:formula="of:=([.G189]/([.G189]+[.$A$9]))*[.$A$10]" office:value-type="float" office:value="0.0493725538484348" calcext:value-type="float">
            <text:p>0,04937</text:p>
          </table:table-cell>
          <table:table-cell table:style-name="ce29" table:formula="of:=([.$A$9]/([.$A$9]+[.G189]))*[.$A$10]" office:value-type="float" office:value="4.95062744615156" calcext:value-type="float">
            <text:p>4,95063</text:p>
          </table:table-cell>
          <table:table-cell table:style-name="ce48"/>
          <table:table-cell table:style-name="ce90" table:formula="of:=([.$A$13]*[.I189])/[.$A$14]" office:value-type="float" office:value="10.1114990281594" calcext:value-type="float">
            <text:p>10</text:p>
          </table:table-cell>
          <table:table-cell table:style-name="ce94" table:formula="of:= ([.$A$13]*[.J189])/[.$A$14]" office:value-type="float" office:value="1013.88850097184" calcext:value-type="float">
            <text:p>1.014</text:p>
          </table:table-cell>
          <table:table-cell table:style-name="ce48"/>
          <table:table-cell table:style-name="ce97" table:formula="of:=(4700/(4700+[.G189]))*[.$A$10]" office:value-type="float" office:value="4.12476163653736" calcext:value-type="float">
            <text:p>4,12476</text:p>
          </table:table-cell>
          <table:table-cell table:style-name="ce101" table:formula="of:=1024-((1024*[.O189])/5)" office:value-type="float" office:value="179.24881683715" calcext:value-type="float">
            <text:p>17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5" calcext:value-type="float">
            <text:p>185</text:p>
          </table:table-cell>
          <table:table-cell table:style-name="ce20"/>
          <table:table-cell table:style-name="ce23" table:formula="of:=[.$A$2]/(EXP([.$A$3]*(1/([.$A$4]+[.$A$5])-1/([.E190]+[.$A$5]))))" office:value-type="float" office:value="978.666585717043" calcext:value-type="float">
            <text:p>978,7</text:p>
          </table:table-cell>
          <table:table-cell table:style-name="ce25"/>
          <table:table-cell table:style-name="ce28" table:formula="of:=([.G190]/([.G190]+[.$A$9]))*[.$A$10]" office:value-type="float" office:value="0.0484590764964345" calcext:value-type="float">
            <text:p>0,04846</text:p>
          </table:table-cell>
          <table:table-cell table:style-name="ce29" table:formula="of:=([.$A$9]/([.$A$9]+[.G190]))*[.$A$10]" office:value-type="float" office:value="4.95154092350357" calcext:value-type="float">
            <text:p>4,95154</text:p>
          </table:table-cell>
          <table:table-cell table:style-name="ce48"/>
          <table:table-cell table:style-name="ce90" table:formula="of:=([.$A$13]*[.I190])/[.$A$14]" office:value-type="float" office:value="9.92441886646979" calcext:value-type="float">
            <text:p>10</text:p>
          </table:table-cell>
          <table:table-cell table:style-name="ce94" table:formula="of:= ([.$A$13]*[.J190])/[.$A$14]" office:value-type="float" office:value="1014.07558113353" calcext:value-type="float">
            <text:p>1.014</text:p>
          </table:table-cell>
          <table:table-cell table:style-name="ce48"/>
          <table:table-cell table:style-name="ce97" table:formula="of:=(4700/(4700+[.G190]))*[.$A$10]" office:value-type="float" office:value="4.13829543349263" calcext:value-type="float">
            <text:p>4,13830</text:p>
          </table:table-cell>
          <table:table-cell table:style-name="ce101" table:formula="of:=1024-((1024*[.O190])/5)" office:value-type="float" office:value="176.47709522071" calcext:value-type="float">
            <text:p>17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86" calcext:value-type="float">
            <text:p>186</text:p>
          </table:table-cell>
          <table:table-cell table:style-name="ce20"/>
          <table:table-cell table:style-name="ce23" table:formula="of:=[.$A$2]/(EXP([.$A$3]*(1/([.$A$4]+[.$A$5])-1/([.E191]+[.$A$5]))))" office:value-type="float" office:value="960.461257947324" calcext:value-type="float">
            <text:p>960,5</text:p>
          </table:table-cell>
          <table:table-cell table:style-name="ce25"/>
          <table:table-cell table:style-name="ce28" table:formula="of:=([.G191]/([.G191]+[.$A$9]))*[.$A$10]" office:value-type="float" office:value="0.0475662078986252" calcext:value-type="float">
            <text:p>0,04757</text:p>
          </table:table-cell>
          <table:table-cell table:style-name="ce29" table:formula="of:=([.$A$9]/([.$A$9]+[.G191]))*[.$A$10]" office:value-type="float" office:value="4.95243379210138" calcext:value-type="float">
            <text:p>4,95243</text:p>
          </table:table-cell>
          <table:table-cell table:style-name="ce48"/>
          <table:table-cell table:style-name="ce90" table:formula="of:=([.$A$13]*[.I191])/[.$A$14]" office:value-type="float" office:value="9.74155937763844" calcext:value-type="float">
            <text:p>10</text:p>
          </table:table-cell>
          <table:table-cell table:style-name="ce94" table:formula="of:= ([.$A$13]*[.J191])/[.$A$14]" office:value-type="float" office:value="1014.25844062236" calcext:value-type="float">
            <text:p>1.014</text:p>
          </table:table-cell>
          <table:table-cell table:style-name="ce48"/>
          <table:table-cell table:style-name="ce97" table:formula="of:=(4700/(4700+[.G191]))*[.$A$10]" office:value-type="float" office:value="4.15160513058999" calcext:value-type="float">
            <text:p>4,15161</text:p>
          </table:table-cell>
          <table:table-cell table:style-name="ce101" table:formula="of:=1024-((1024*[.O191])/5)" office:value-type="float" office:value="173.751269255169" calcext:value-type="float">
            <text:p>17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7" calcext:value-type="float">
            <text:p>187</text:p>
          </table:table-cell>
          <table:table-cell table:style-name="ce20"/>
          <table:table-cell table:style-name="ce23" table:formula="of:=[.$A$2]/(EXP([.$A$3]*(1/([.$A$4]+[.$A$5])-1/([.E192]+[.$A$5]))))" office:value-type="float" office:value="942.671521065228" calcext:value-type="float">
            <text:p>942,7</text:p>
          </table:table-cell>
          <table:table-cell table:style-name="ce25"/>
          <table:table-cell table:style-name="ce28" table:formula="of:=([.G192]/([.G192]+[.$A$9]))*[.$A$10]" office:value-type="float" office:value="0.0466934105696076" calcext:value-type="float">
            <text:p>0,04669</text:p>
          </table:table-cell>
          <table:table-cell table:style-name="ce29" table:formula="of:=([.$A$9]/([.$A$9]+[.G192]))*[.$A$10]" office:value-type="float" office:value="4.95330658943039" calcext:value-type="float">
            <text:p>4,95331</text:p>
          </table:table-cell>
          <table:table-cell table:style-name="ce48"/>
          <table:table-cell table:style-name="ce90" table:formula="of:=([.$A$13]*[.I192])/[.$A$14]" office:value-type="float" office:value="9.56281048465564" calcext:value-type="float">
            <text:p>10</text:p>
          </table:table-cell>
          <table:table-cell table:style-name="ce94" table:formula="of:= ([.$A$13]*[.J192])/[.$A$14]" office:value-type="float" office:value="1014.43718951534" calcext:value-type="float">
            <text:p>1.014</text:p>
          </table:table-cell>
          <table:table-cell table:style-name="ce48"/>
          <table:table-cell table:style-name="ce97" table:formula="of:=(4700/(4700+[.G192]))*[.$A$10]" office:value-type="float" office:value="4.1646939596377" calcext:value-type="float">
            <text:p>4,16469</text:p>
          </table:table-cell>
          <table:table-cell table:style-name="ce101" table:formula="of:=1024-((1024*[.O192])/5)" office:value-type="float" office:value="171.0706770662" calcext:value-type="float">
            <text:p>17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8" calcext:value-type="float">
            <text:p>188</text:p>
          </table:table-cell>
          <table:table-cell table:style-name="ce20"/>
          <table:table-cell table:style-name="ce23" table:formula="of:=[.$A$2]/(EXP([.$A$3]*(1/([.$A$4]+[.$A$5])-1/([.E193]+[.$A$5]))))" office:value-type="float" office:value="925.286309180747" calcext:value-type="float">
            <text:p>925,3</text:p>
          </table:table-cell>
          <table:table-cell table:style-name="ce25"/>
          <table:table-cell table:style-name="ce28" table:formula="of:=([.G193]/([.G193]+[.$A$9]))*[.$A$10]" office:value-type="float" office:value="0.0458401627093813" calcext:value-type="float">
            <text:p>0,04584</text:p>
          </table:table-cell>
          <table:table-cell table:style-name="ce29" table:formula="of:=([.$A$9]/([.$A$9]+[.G193]))*[.$A$10]" office:value-type="float" office:value="4.95415983729062" calcext:value-type="float">
            <text:p>4,95416</text:p>
          </table:table-cell>
          <table:table-cell table:style-name="ce48"/>
          <table:table-cell table:style-name="ce90" table:formula="of:=([.$A$13]*[.I193])/[.$A$14]" office:value-type="float" office:value="9.38806532288128" calcext:value-type="float">
            <text:p>9</text:p>
          </table:table-cell>
          <table:table-cell table:style-name="ce94" table:formula="of:= ([.$A$13]*[.J193])/[.$A$14]" office:value-type="float" office:value="1014.61193467712" calcext:value-type="float">
            <text:p>1.015</text:p>
          </table:table-cell>
          <table:table-cell table:style-name="ce48"/>
          <table:table-cell table:style-name="ce97" table:formula="of:=(4700/(4700+[.G193]))*[.$A$10]" office:value-type="float" office:value="4.17756514217718" calcext:value-type="float">
            <text:p>4,17757</text:p>
          </table:table-cell>
          <table:table-cell table:style-name="ce101" table:formula="of:=1024-((1024*[.O193])/5)" office:value-type="float" office:value="168.434658882114" calcext:value-type="float">
            <text:p>16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89" calcext:value-type="float">
            <text:p>189</text:p>
          </table:table-cell>
          <table:table-cell table:style-name="ce20"/>
          <table:table-cell table:style-name="ce23" table:formula="of:=[.$A$2]/(EXP([.$A$3]*(1/([.$A$4]+[.$A$5])-1/([.E194]+[.$A$5]))))" office:value-type="float" office:value="908.294890356839" calcext:value-type="float">
            <text:p>908,3</text:p>
          </table:table-cell>
          <table:table-cell table:style-name="ce25"/>
          <table:table-cell table:style-name="ce28" table:formula="of:=([.G194]/([.G194]+[.$A$9]))*[.$A$10]" office:value-type="float" office:value="0.0450059577036634" calcext:value-type="float">
            <text:p>0,04501</text:p>
          </table:table-cell>
          <table:table-cell table:style-name="ce29" table:formula="of:=([.$A$9]/([.$A$9]+[.G194]))*[.$A$10]" office:value-type="float" office:value="4.95499404229634" calcext:value-type="float">
            <text:p>4,95499</text:p>
          </table:table-cell>
          <table:table-cell table:style-name="ce48"/>
          <table:table-cell table:style-name="ce90" table:formula="of:=([.$A$13]*[.I194])/[.$A$14]" office:value-type="float" office:value="9.21722013771027" calcext:value-type="float">
            <text:p>9</text:p>
          </table:table-cell>
          <table:table-cell table:style-name="ce94" table:formula="of:= ([.$A$13]*[.J194])/[.$A$14]" office:value-type="float" office:value="1014.78277986229" calcext:value-type="float">
            <text:p>1.015</text:p>
          </table:table-cell>
          <table:table-cell table:style-name="ce48"/>
          <table:table-cell table:style-name="ce97" table:formula="of:=(4700/(4700+[.G194]))*[.$A$10]" office:value-type="float" office:value="4.19022188729893" calcext:value-type="float">
            <text:p>4,19022</text:p>
          </table:table-cell>
          <table:table-cell table:style-name="ce101" table:formula="of:=1024-((1024*[.O194])/5)" office:value-type="float" office:value="165.842557481178" calcext:value-type="float">
            <text:p>16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0" calcext:value-type="float">
            <text:p>190</text:p>
          </table:table-cell>
          <table:table-cell table:style-name="ce20"/>
          <table:table-cell table:style-name="ce23" table:formula="of:=[.$A$2]/(EXP([.$A$3]*(1/([.$A$4]+[.$A$5])-1/([.E195]+[.$A$5]))))" office:value-type="float" office:value="891.686855402591" calcext:value-type="float">
            <text:p>891,7</text:p>
          </table:table-cell>
          <table:table-cell table:style-name="ce25"/>
          <table:table-cell table:style-name="ce28" table:formula="of:=([.G195]/([.G195]+[.$A$9]))*[.$A$10]" office:value-type="float" office:value="0.0441903036411985" calcext:value-type="float">
            <text:p>0,04419</text:p>
          </table:table-cell>
          <table:table-cell table:style-name="ce29" table:formula="of:=([.$A$9]/([.$A$9]+[.G195]))*[.$A$10]" office:value-type="float" office:value="4.9558096963588" calcext:value-type="float">
            <text:p>4,95581</text:p>
          </table:table-cell>
          <table:table-cell table:style-name="ce48"/>
          <table:table-cell table:style-name="ce90" table:formula="of:=([.$A$13]*[.I195])/[.$A$14]" office:value-type="float" office:value="9.05017418571745" calcext:value-type="float">
            <text:p>9</text:p>
          </table:table-cell>
          <table:table-cell table:style-name="ce94" table:formula="of:= ([.$A$13]*[.J195])/[.$A$14]" office:value-type="float" office:value="1014.94982581428" calcext:value-type="float">
            <text:p>1.015</text:p>
          </table:table-cell>
          <table:table-cell table:style-name="ce48"/>
          <table:table-cell table:style-name="ce97" table:formula="of:=(4700/(4700+[.G195]))*[.$A$10]" office:value-type="float" office:value="4.20266738959009" calcext:value-type="float">
            <text:p>4,20267</text:p>
          </table:table-cell>
          <table:table-cell table:style-name="ce101" table:formula="of:=1024-((1024*[.O195])/5)" office:value-type="float" office:value="163.29371861195" calcext:value-type="float">
            <text:p>16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91" calcext:value-type="float">
            <text:p>191</text:p>
          </table:table-cell>
          <table:table-cell table:style-name="ce20"/>
          <table:table-cell table:style-name="ce23" table:formula="of:=[.$A$2]/(EXP([.$A$3]*(1/([.$A$4]+[.$A$5])-1/([.E196]+[.$A$5]))))" office:value-type="float" office:value="875.452107078879" calcext:value-type="float">
            <text:p>875,5</text:p>
          </table:table-cell>
          <table:table-cell table:style-name="ce25"/>
          <table:table-cell table:style-name="ce28" table:formula="of:=([.G196]/([.G196]+[.$A$9]))*[.$A$10]" office:value-type="float" office:value="0.043392722847457" calcext:value-type="float">
            <text:p>0,04339</text:p>
          </table:table-cell>
          <table:table-cell table:style-name="ce29" table:formula="of:=([.$A$9]/([.$A$9]+[.G196]))*[.$A$10]" office:value-type="float" office:value="4.95660727715254" calcext:value-type="float">
            <text:p>4,95661</text:p>
          </table:table-cell>
          <table:table-cell table:style-name="ce48"/>
          <table:table-cell table:style-name="ce90" table:formula="of:=([.$A$13]*[.I196])/[.$A$14]" office:value-type="float" office:value="8.88682963915919" calcext:value-type="float">
            <text:p>9</text:p>
          </table:table-cell>
          <table:table-cell table:style-name="ce94" table:formula="of:= ([.$A$13]*[.J196])/[.$A$14]" office:value-type="float" office:value="1015.11317036084" calcext:value-type="float">
            <text:p>1.015</text:p>
          </table:table-cell>
          <table:table-cell table:style-name="ce48"/>
          <table:table-cell table:style-name="ce97" table:formula="of:=(4700/(4700+[.G196]))*[.$A$10]" office:value-type="float" office:value="4.21490482720912" calcext:value-type="float">
            <text:p>4,21490</text:p>
          </table:table-cell>
          <table:table-cell table:style-name="ce101" table:formula="of:=1024-((1024*[.O196])/5)" office:value-type="float" office:value="160.787491387573" calcext:value-type="float">
            <text:p>16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2" calcext:value-type="float">
            <text:p>192</text:p>
          </table:table-cell>
          <table:table-cell table:style-name="ce20"/>
          <table:table-cell table:style-name="ce23" table:formula="of:=[.$A$2]/(EXP([.$A$3]*(1/([.$A$4]+[.$A$5])-1/([.E197]+[.$A$5]))))" office:value-type="float" office:value="859.580849700032" calcext:value-type="float">
            <text:p>859,6</text:p>
          </table:table-cell>
          <table:table-cell table:style-name="ce25"/>
          <table:table-cell table:style-name="ce28" table:formula="of:=([.G197]/([.G197]+[.$A$9]))*[.$A$10]" office:value-type="float" office:value="0.0426127514341434" calcext:value-type="float">
            <text:p>0,04261</text:p>
          </table:table-cell>
          <table:table-cell table:style-name="ce29" table:formula="of:=([.$A$9]/([.$A$9]+[.G197]))*[.$A$10]" office:value-type="float" office:value="4.95738724856586" calcext:value-type="float">
            <text:p>4,95739</text:p>
          </table:table-cell>
          <table:table-cell table:style-name="ce48"/>
          <table:table-cell table:style-name="ce90" table:formula="of:=([.$A$13]*[.I197])/[.$A$14]" office:value-type="float" office:value="8.72709149371257" calcext:value-type="float">
            <text:p>9</text:p>
          </table:table-cell>
          <table:table-cell table:style-name="ce94" table:formula="of:= ([.$A$13]*[.J197])/[.$A$14]" office:value-type="float" office:value="1015.27290850629" calcext:value-type="float">
            <text:p>1.015</text:p>
          </table:table-cell>
          <table:table-cell table:style-name="ce48"/>
          <table:table-cell table:style-name="ce97" table:formula="of:=(4700/(4700+[.G197]))*[.$A$10]" office:value-type="float" office:value="4.22693736008317" calcext:value-type="float">
            <text:p>4,22694</text:p>
          </table:table-cell>
          <table:table-cell table:style-name="ce101" table:formula="of:=1024-((1024*[.O197])/5)" office:value-type="float" office:value="158.323228654967" calcext:value-type="float">
            <text:p>15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3" calcext:value-type="float">
            <text:p>193</text:p>
          </table:table-cell>
          <table:table-cell table:style-name="ce20"/>
          <table:table-cell table:style-name="ce23" table:formula="of:=[.$A$2]/(EXP([.$A$3]*(1/([.$A$4]+[.$A$5])-1/([.E198]+[.$A$5]))))" office:value-type="float" office:value="844.063579115741" calcext:value-type="float">
            <text:p>844,1</text:p>
          </table:table-cell>
          <table:table-cell table:style-name="ce25"/>
          <table:table-cell table:style-name="ce28" table:formula="of:=([.G198]/([.G198]+[.$A$9]))*[.$A$10]" office:value-type="float" office:value="0.0418499388639542" calcext:value-type="float">
            <text:p>0,04185</text:p>
          </table:table-cell>
          <table:table-cell table:style-name="ce29" table:formula="of:=([.$A$9]/([.$A$9]+[.G198]))*[.$A$10]" office:value-type="float" office:value="4.95815006113605" calcext:value-type="float">
            <text:p>4,95815</text:p>
          </table:table-cell>
          <table:table-cell table:style-name="ce48"/>
          <table:table-cell table:style-name="ce90" table:formula="of:=([.$A$13]*[.I198])/[.$A$14]" office:value-type="float" office:value="8.57086747933782" calcext:value-type="float">
            <text:p>9</text:p>
          </table:table-cell>
          <table:table-cell table:style-name="ce94" table:formula="of:= ([.$A$13]*[.J198])/[.$A$14]" office:value-type="float" office:value="1015.42913252066" calcext:value-type="float">
            <text:p>1.015</text:p>
          </table:table-cell>
          <table:table-cell table:style-name="ce48"/>
          <table:table-cell table:style-name="ce97" table:formula="of:=(4700/(4700+[.G198]))*[.$A$10]" office:value-type="float" office:value="4.23876812822341" calcext:value-type="float">
            <text:p>4,23877</text:p>
          </table:table-cell>
          <table:table-cell table:style-name="ce101" table:formula="of:=1024-((1024*[.O198])/5)" office:value-type="float" office:value="155.900287339846" calcext:value-type="float">
            <text:p>15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4" calcext:value-type="float">
            <text:p>194</text:p>
          </table:table-cell>
          <table:table-cell table:style-name="ce20"/>
          <table:table-cell table:style-name="ce23" table:formula="of:=[.$A$2]/(EXP([.$A$3]*(1/([.$A$4]+[.$A$5])-1/([.E199]+[.$A$5]))))" office:value-type="float" office:value="828.891073058106" calcext:value-type="float">
            <text:p>828,9</text:p>
          </table:table-cell>
          <table:table-cell table:style-name="ce25"/>
          <table:table-cell table:style-name="ce28" table:formula="of:=([.G199]/([.G199]+[.$A$9]))*[.$A$10]" office:value-type="float" office:value="0.0411038475300453" calcext:value-type="float">
            <text:p>0,04110</text:p>
          </table:table-cell>
          <table:table-cell table:style-name="ce29" table:formula="of:=([.$A$9]/([.$A$9]+[.G199]))*[.$A$10]" office:value-type="float" office:value="4.95889615246995" calcext:value-type="float">
            <text:p>4,95890</text:p>
          </table:table-cell>
          <table:table-cell table:style-name="ce48"/>
          <table:table-cell table:style-name="ce90" table:formula="of:=([.$A$13]*[.I199])/[.$A$14]" office:value-type="float" office:value="8.41806797415329" calcext:value-type="float">
            <text:p>8</text:p>
          </table:table-cell>
          <table:table-cell table:style-name="ce94" table:formula="of:= ([.$A$13]*[.J199])/[.$A$14]" office:value-type="float" office:value="1015.58193202585" calcext:value-type="float">
            <text:p>1.016</text:p>
          </table:table-cell>
          <table:table-cell table:style-name="ce48"/>
          <table:table-cell table:style-name="ce97" table:formula="of:=(4700/(4700+[.G199]))*[.$A$10]" office:value-type="float" office:value="4.25040025015393" calcext:value-type="float">
            <text:p>4,25040</text:p>
          </table:table-cell>
          <table:table-cell table:style-name="ce101" table:formula="of:=1024-((1024*[.O199])/5)" office:value-type="float" office:value="153.518028768475" calcext:value-type="float">
            <text:p>15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5" calcext:value-type="float">
            <text:p>195</text:p>
          </table:table-cell>
          <table:table-cell table:style-name="ce20"/>
          <table:table-cell table:style-name="ce23" table:formula="of:=[.$A$2]/(EXP([.$A$3]*(1/([.$A$4]+[.$A$5])-1/([.E200]+[.$A$5]))))" office:value-type="float" office:value="814.054381839372" calcext:value-type="float">
            <text:p>814,1</text:p>
          </table:table-cell>
          <table:table-cell table:style-name="ce25"/>
          <table:table-cell table:style-name="ce28" table:formula="of:=([.G200]/([.G200]+[.$A$9]))*[.$A$10]" office:value-type="float" office:value="0.0403740523496898" calcext:value-type="float">
            <text:p>0,04037</text:p>
          </table:table-cell>
          <table:table-cell table:style-name="ce29" table:formula="of:=([.$A$9]/([.$A$9]+[.G200]))*[.$A$10]" office:value-type="float" office:value="4.95962594765031" calcext:value-type="float">
            <text:p>4,95963</text:p>
          </table:table-cell>
          <table:table-cell table:style-name="ce48"/>
          <table:table-cell table:style-name="ce90" table:formula="of:=([.$A$13]*[.I200])/[.$A$14]" office:value-type="float" office:value="8.26860592121647" calcext:value-type="float">
            <text:p>8</text:p>
          </table:table-cell>
          <table:table-cell table:style-name="ce94" table:formula="of:= ([.$A$13]*[.J200])/[.$A$14]" office:value-type="float" office:value="1015.73139407878" calcext:value-type="float">
            <text:p>1.016</text:p>
          </table:table-cell>
          <table:table-cell table:style-name="ce48"/>
          <table:table-cell table:style-name="ce97" table:formula="of:=(4700/(4700+[.G200]))*[.$A$10]" office:value-type="float" office:value="4.26183682144986" calcext:value-type="float">
            <text:p>4,26184</text:p>
          </table:table-cell>
          <table:table-cell table:style-name="ce101" table:formula="of:=1024-((1024*[.O200])/5)" office:value-type="float" office:value="151.175818967068" calcext:value-type="float">
            <text:p>151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196" calcext:value-type="float">
            <text:p>196</text:p>
          </table:table-cell>
          <table:table-cell table:style-name="ce20"/>
          <table:table-cell table:style-name="ce23" table:formula="of:=[.$A$2]/(EXP([.$A$3]*(1/([.$A$4]+[.$A$5])-1/([.E201]+[.$A$5]))))" office:value-type="float" office:value="799.544819386542" calcext:value-type="float">
            <text:p>799,5</text:p>
          </table:table-cell>
          <table:table-cell table:style-name="ce25"/>
          <table:table-cell table:style-name="ce28" table:formula="of:=([.G201]/([.G201]+[.$A$9]))*[.$A$10]" office:value-type="float" office:value="0.0396601403716243" calcext:value-type="float">
            <text:p>0,03966</text:p>
          </table:table-cell>
          <table:table-cell table:style-name="ce29" table:formula="of:=([.$A$9]/([.$A$9]+[.G201]))*[.$A$10]" office:value-type="float" office:value="4.96033985962838" calcext:value-type="float">
            <text:p>4,96034</text:p>
          </table:table-cell>
          <table:table-cell table:style-name="ce48"/>
          <table:table-cell table:style-name="ce90" table:formula="of:=([.$A$13]*[.I201])/[.$A$14]" office:value-type="float" office:value="8.12239674810866" calcext:value-type="float">
            <text:p>8</text:p>
          </table:table-cell>
          <table:table-cell table:style-name="ce94" table:formula="of:= ([.$A$13]*[.J201])/[.$A$14]" office:value-type="float" office:value="1015.87760325189" calcext:value-type="float">
            <text:p>1.016</text:p>
          </table:table-cell>
          <table:table-cell table:style-name="ce48"/>
          <table:table-cell table:style-name="ce97" table:formula="of:=(4700/(4700+[.G201]))*[.$A$10]" office:value-type="float" office:value="4.27308091338028" calcext:value-type="float">
            <text:p>4,27308</text:p>
          </table:table-cell>
          <table:table-cell table:style-name="ce101" table:formula="of:=1024-((1024*[.O201])/5)" office:value-type="float" office:value="148.87302893972" calcext:value-type="float">
            <text:p>14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7" calcext:value-type="float">
            <text:p>197</text:p>
          </table:table-cell>
          <table:table-cell table:style-name="ce20"/>
          <table:table-cell table:style-name="ce23" table:formula="of:=[.$A$2]/(EXP([.$A$3]*(1/([.$A$4]+[.$A$5])-1/([.E202]+[.$A$5]))))" office:value-type="float" office:value="785.353954599595" calcext:value-type="float">
            <text:p>785,4</text:p>
          </table:table-cell>
          <table:table-cell table:style-name="ce25"/>
          <table:table-cell table:style-name="ce28" table:formula="of:=([.G202]/([.G202]+[.$A$9]))*[.$A$10]" office:value-type="float" office:value="0.0389617103966004" calcext:value-type="float">
            <text:p>0,03896</text:p>
          </table:table-cell>
          <table:table-cell table:style-name="ce29" table:formula="of:=([.$A$9]/([.$A$9]+[.G202]))*[.$A$10]" office:value-type="float" office:value="4.9610382896034" calcext:value-type="float">
            <text:p>4,96104</text:p>
          </table:table-cell>
          <table:table-cell table:style-name="ce48"/>
          <table:table-cell table:style-name="ce90" table:formula="of:=([.$A$13]*[.I202])/[.$A$14]" office:value-type="float" office:value="7.97935828922376" calcext:value-type="float">
            <text:p>8</text:p>
          </table:table-cell>
          <table:table-cell table:style-name="ce94" table:formula="of:= ([.$A$13]*[.J202])/[.$A$14]" office:value-type="float" office:value="1016.02064171078" calcext:value-type="float">
            <text:p>1.016</text:p>
          </table:table-cell>
          <table:table-cell table:style-name="ce48"/>
          <table:table-cell table:style-name="ce97" table:formula="of:=(4700/(4700+[.G202]))*[.$A$10]" office:value-type="float" office:value="4.28413557165162" calcext:value-type="float">
            <text:p>4,28414</text:p>
          </table:table-cell>
          <table:table-cell table:style-name="ce101" table:formula="of:=1024-((1024*[.O202])/5)" office:value-type="float" office:value="146.609034925749" calcext:value-type="float">
            <text:p>14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8" calcext:value-type="float">
            <text:p>198</text:p>
          </table:table-cell>
          <table:table-cell table:style-name="ce20"/>
          <table:table-cell table:style-name="ce23" table:formula="of:=[.$A$2]/(EXP([.$A$3]*(1/([.$A$4]+[.$A$5])-1/([.E203]+[.$A$5]))))" office:value-type="float" office:value="771.47360302063" calcext:value-type="float">
            <text:p>771,5</text:p>
          </table:table-cell>
          <table:table-cell table:style-name="ce25"/>
          <table:table-cell table:style-name="ce28" table:formula="of:=([.G203]/([.G203]+[.$A$9]))*[.$A$10]" office:value-type="float" office:value="0.0382783726106743" calcext:value-type="float">
            <text:p>0,03828</text:p>
          </table:table-cell>
          <table:table-cell table:style-name="ce29" table:formula="of:=([.$A$9]/([.$A$9]+[.G203]))*[.$A$10]" office:value-type="float" office:value="4.96172162738933" calcext:value-type="float">
            <text:p>4,96172</text:p>
          </table:table-cell>
          <table:table-cell table:style-name="ce48"/>
          <table:table-cell table:style-name="ce90" table:formula="of:=([.$A$13]*[.I203])/[.$A$14]" office:value-type="float" office:value="7.83941071066609" calcext:value-type="float">
            <text:p>8</text:p>
          </table:table-cell>
          <table:table-cell table:style-name="ce94" table:formula="of:= ([.$A$13]*[.J203])/[.$A$14]" office:value-type="float" office:value="1016.16058928933" calcext:value-type="float">
            <text:p>1.016</text:p>
          </table:table-cell>
          <table:table-cell table:style-name="ce48"/>
          <table:table-cell table:style-name="ce97" table:formula="of:=(4700/(4700+[.G203]))*[.$A$10]" office:value-type="float" office:value="4.29500381524758" calcext:value-type="float">
            <text:p>4,29500</text:p>
          </table:table-cell>
          <table:table-cell table:style-name="ce101" table:formula="of:=1024-((1024*[.O203])/5)" office:value-type="float" office:value="144.383218637297" calcext:value-type="float">
            <text:p>14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199" calcext:value-type="float">
            <text:p>199</text:p>
          </table:table-cell>
          <table:table-cell table:style-name="ce20"/>
          <table:table-cell table:style-name="ce23" table:formula="of:=[.$A$2]/(EXP([.$A$3]*(1/([.$A$4]+[.$A$5])-1/([.E204]+[.$A$5]))))" office:value-type="float" office:value="757.895818801804" calcext:value-type="float">
            <text:p>757,9</text:p>
          </table:table-cell>
          <table:table-cell table:style-name="ce25"/>
          <table:table-cell table:style-name="ce28" table:formula="of:=([.G204]/([.G204]+[.$A$9]))*[.$A$10]" office:value-type="float" office:value="0.0376097482307872" calcext:value-type="float">
            <text:p>0,03761</text:p>
          </table:table-cell>
          <table:table-cell table:style-name="ce29" table:formula="of:=([.$A$9]/([.$A$9]+[.G204]))*[.$A$10]" office:value-type="float" office:value="4.96239025176921" calcext:value-type="float">
            <text:p>4,96239</text:p>
          </table:table-cell>
          <table:table-cell table:style-name="ce48"/>
          <table:table-cell table:style-name="ce90" table:formula="of:=([.$A$13]*[.I204])/[.$A$14]" office:value-type="float" office:value="7.70247643766521" calcext:value-type="float">
            <text:p>8</text:p>
          </table:table-cell>
          <table:table-cell table:style-name="ce94" table:formula="of:= ([.$A$13]*[.J204])/[.$A$14]" office:value-type="float" office:value="1016.29752356233" calcext:value-type="float">
            <text:p>1.016</text:p>
          </table:table-cell>
          <table:table-cell table:style-name="ce48"/>
          <table:table-cell table:style-name="ce97" table:formula="of:=(4700/(4700+[.G204]))*[.$A$10]" office:value-type="float" office:value="4.30568863536114" calcext:value-type="float">
            <text:p>4,30569</text:p>
          </table:table-cell>
          <table:table-cell table:style-name="ce101" table:formula="of:=1024-((1024*[.O204])/5)" office:value-type="float" office:value="142.194967478039" calcext:value-type="float">
            <text:p>14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0" calcext:value-type="float">
            <text:p>200</text:p>
          </table:table-cell>
          <table:table-cell table:style-name="ce20"/>
          <table:table-cell table:style-name="ce23" table:formula="of:=[.$A$2]/(EXP([.$A$3]*(1/([.$A$4]+[.$A$5])-1/([.E205]+[.$A$5]))))" office:value-type="float" office:value="744.612886960395" calcext:value-type="float">
            <text:p>744,6</text:p>
          </table:table-cell>
          <table:table-cell table:style-name="ce25"/>
          <table:table-cell table:style-name="ce28" table:formula="of:=([.G205]/([.G205]+[.$A$9]))*[.$A$10]" office:value-type="float" office:value="0.0369554691622013" calcext:value-type="float">
            <text:p>0,03696</text:p>
          </table:table-cell>
          <table:table-cell table:style-name="ce29" table:formula="of:=([.$A$9]/([.$A$9]+[.G205]))*[.$A$10]" office:value-type="float" office:value="4.9630445308378" calcext:value-type="float">
            <text:p>4,96304</text:p>
          </table:table-cell>
          <table:table-cell table:style-name="ce48"/>
          <table:table-cell table:style-name="ce90" table:formula="of:=([.$A$13]*[.I205])/[.$A$14]" office:value-type="float" office:value="7.56848008441883" calcext:value-type="float">
            <text:p>8</text:p>
          </table:table-cell>
          <table:table-cell table:style-name="ce94" table:formula="of:= ([.$A$13]*[.J205])/[.$A$14]" office:value-type="float" office:value="1016.43151991558" calcext:value-type="float">
            <text:p>1.016</text:p>
          </table:table-cell>
          <table:table-cell table:style-name="ce48"/>
          <table:table-cell table:style-name="ce97" table:formula="of:=(4700/(4700+[.G205]))*[.$A$10]" office:value-type="float" office:value="4.31619299441499" calcext:value-type="float">
            <text:p>4,31619</text:p>
          </table:table-cell>
          <table:table-cell table:style-name="ce101" table:formula="of:=1024-((1024*[.O205])/5)" office:value-type="float" office:value="140.043674743811" calcext:value-type="float">
            <text:p>14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01" calcext:value-type="float">
            <text:p>201</text:p>
          </table:table-cell>
          <table:table-cell table:style-name="ce20"/>
          <table:table-cell table:style-name="ce23" table:formula="of:=[.$A$2]/(EXP([.$A$3]*(1/([.$A$4]+[.$A$5])-1/([.E206]+[.$A$5]))))" office:value-type="float" office:value="731.617315909877" calcext:value-type="float">
            <text:p>731,6</text:p>
          </table:table-cell>
          <table:table-cell table:style-name="ce25"/>
          <table:table-cell table:style-name="ce28" table:formula="of:=([.G206]/([.G206]+[.$A$9]))*[.$A$10]" office:value-type="float" office:value="0.0363151776673759" calcext:value-type="float">
            <text:p>0,03632</text:p>
          </table:table-cell>
          <table:table-cell table:style-name="ce29" table:formula="of:=([.$A$9]/([.$A$9]+[.G206]))*[.$A$10]" office:value-type="float" office:value="4.96368482233262" calcext:value-type="float">
            <text:p>4,96368</text:p>
          </table:table-cell>
          <table:table-cell table:style-name="ce48"/>
          <table:table-cell table:style-name="ce90" table:formula="of:=([.$A$13]*[.I206])/[.$A$14]" office:value-type="float" office:value="7.43734838627858" calcext:value-type="float">
            <text:p>7</text:p>
          </table:table-cell>
          <table:table-cell table:style-name="ce94" table:formula="of:= ([.$A$13]*[.J206])/[.$A$14]" office:value-type="float" office:value="1016.56265161372" calcext:value-type="float">
            <text:p>1.017</text:p>
          </table:table-cell>
          <table:table-cell table:style-name="ce48"/>
          <table:table-cell table:style-name="ce97" table:formula="of:=(4700/(4700+[.G206]))*[.$A$10]" office:value-type="float" office:value="4.32651982516618" calcext:value-type="float">
            <text:p>4,32652</text:p>
          </table:table-cell>
          <table:table-cell table:style-name="ce101" table:formula="of:=1024-((1024*[.O206])/5)" office:value-type="float" office:value="137.928739805966" calcext:value-type="float">
            <text:p>13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2" calcext:value-type="float">
            <text:p>202</text:p>
          </table:table-cell>
          <table:table-cell table:style-name="ce20"/>
          <table:table-cell table:style-name="ce23" table:formula="of:=[.$A$2]/(EXP([.$A$3]*(1/([.$A$4]+[.$A$5])-1/([.E207]+[.$A$5]))))" office:value-type="float" office:value="718.901830256286" calcext:value-type="float">
            <text:p>718,9</text:p>
          </table:table-cell>
          <table:table-cell table:style-name="ce25"/>
          <table:table-cell table:style-name="ce28" table:formula="of:=([.G207]/([.G207]+[.$A$9]))*[.$A$10]" office:value-type="float" office:value="0.035688526045879" calcext:value-type="float">
            <text:p>0,03569</text:p>
          </table:table-cell>
          <table:table-cell table:style-name="ce29" table:formula="of:=([.$A$9]/([.$A$9]+[.G207]))*[.$A$10]" office:value-type="float" office:value="4.96431147395412" calcext:value-type="float">
            <text:p>4,96431</text:p>
          </table:table-cell>
          <table:table-cell table:style-name="ce48"/>
          <table:table-cell table:style-name="ce90" table:formula="of:=([.$A$13]*[.I207])/[.$A$14]" office:value-type="float" office:value="7.30901013419601" calcext:value-type="float">
            <text:p>7</text:p>
          </table:table-cell>
          <table:table-cell table:style-name="ce94" table:formula="of:= ([.$A$13]*[.J207])/[.$A$14]" office:value-type="float" office:value="1016.6909898658" calcext:value-type="float">
            <text:p>1.017</text:p>
          </table:table-cell>
          <table:table-cell table:style-name="ce48"/>
          <table:table-cell table:style-name="ce97" table:formula="of:=(4700/(4700+[.G207]))*[.$A$10]" office:value-type="float" office:value="4.33667202989145" calcext:value-type="float">
            <text:p>4,33667</text:p>
          </table:table-cell>
          <table:table-cell table:style-name="ce101" table:formula="of:=1024-((1024*[.O207])/5)" office:value-type="float" office:value="135.849568278232" calcext:value-type="float">
            <text:p>13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3" calcext:value-type="float">
            <text:p>203</text:p>
          </table:table-cell>
          <table:table-cell table:style-name="ce20"/>
          <table:table-cell table:style-name="ce23" table:formula="of:=[.$A$2]/(EXP([.$A$3]*(1/([.$A$4]+[.$A$5])-1/([.E208]+[.$A$5]))))" office:value-type="float" office:value="706.459363849667" calcext:value-type="float">
            <text:p>706,5</text:p>
          </table:table-cell>
          <table:table-cell table:style-name="ce25"/>
          <table:table-cell table:style-name="ce28" table:formula="of:=([.G208]/([.G208]+[.$A$9]))*[.$A$10]" office:value-type="float" office:value="0.035075176324949" calcext:value-type="float">
            <text:p>0,03508</text:p>
          </table:table-cell>
          <table:table-cell table:style-name="ce29" table:formula="of:=([.$A$9]/([.$A$9]+[.G208]))*[.$A$10]" office:value-type="float" office:value="4.96492482367505" calcext:value-type="float">
            <text:p>4,96492</text:p>
          </table:table-cell>
          <table:table-cell table:style-name="ce48"/>
          <table:table-cell table:style-name="ce90" table:formula="of:=([.$A$13]*[.I208])/[.$A$14]" office:value-type="float" office:value="7.18339611134955" calcext:value-type="float">
            <text:p>7</text:p>
          </table:table-cell>
          <table:table-cell table:style-name="ce94" table:formula="of:= ([.$A$13]*[.J208])/[.$A$14]" office:value-type="float" office:value="1016.81660388865" calcext:value-type="float">
            <text:p>1.017</text:p>
          </table:table-cell>
          <table:table-cell table:style-name="ce48"/>
          <table:table-cell table:style-name="ce97" table:formula="of:=(4700/(4700+[.G208]))*[.$A$10]" office:value-type="float" office:value="4.34665247964924" calcext:value-type="float">
            <text:p>4,34665</text:p>
          </table:table-cell>
          <table:table-cell table:style-name="ce101" table:formula="of:=1024-((1024*[.O208])/5)" office:value-type="float" office:value="133.805572167836" calcext:value-type="float">
            <text:p>13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4" calcext:value-type="float">
            <text:p>204</text:p>
          </table:table-cell>
          <table:table-cell table:style-name="ce20"/>
          <table:table-cell table:style-name="ce23" table:formula="of:=[.$A$2]/(EXP([.$A$3]*(1/([.$A$4]+[.$A$5])-1/([.E209]+[.$A$5]))))" office:value-type="float" office:value="694.283053080778" calcext:value-type="float">
            <text:p>694,3</text:p>
          </table:table-cell>
          <table:table-cell table:style-name="ce25"/>
          <table:table-cell table:style-name="ce28" table:formula="of:=([.G209]/([.G209]+[.$A$9]))*[.$A$10]" office:value-type="float" office:value="0.0344747999603308" calcext:value-type="float">
            <text:p>0,03447</text:p>
          </table:table-cell>
          <table:table-cell table:style-name="ce29" table:formula="of:=([.$A$9]/([.$A$9]+[.G209]))*[.$A$10]" office:value-type="float" office:value="4.96552520003967" calcext:value-type="float">
            <text:p>4,96553</text:p>
          </table:table-cell>
          <table:table-cell table:style-name="ce48"/>
          <table:table-cell table:style-name="ce90" table:formula="of:=([.$A$13]*[.I209])/[.$A$14]" office:value-type="float" office:value="7.06043903187575" calcext:value-type="float">
            <text:p>7</text:p>
          </table:table-cell>
          <table:table-cell table:style-name="ce94" table:formula="of:= ([.$A$13]*[.J209])/[.$A$14]" office:value-type="float" office:value="1016.93956096812" calcext:value-type="float">
            <text:p>1.017</text:p>
          </table:table-cell>
          <table:table-cell table:style-name="ce48"/>
          <table:table-cell table:style-name="ce97" table:formula="of:=(4700/(4700+[.G209]))*[.$A$10]" office:value-type="float" office:value="4.35646401361506" calcext:value-type="float">
            <text:p>4,35646</text:p>
          </table:table-cell>
          <table:table-cell table:style-name="ce101" table:formula="of:=1024-((1024*[.O209])/5)" office:value-type="float" office:value="131.796170011635" calcext:value-type="float">
            <text:p>13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5" calcext:value-type="float">
            <text:p>205</text:p>
          </table:table-cell>
          <table:table-cell table:style-name="ce20"/>
          <table:table-cell table:style-name="ce23" table:formula="of:=[.$A$2]/(EXP([.$A$3]*(1/([.$A$4]+[.$A$5])-1/([.E210]+[.$A$5]))))" office:value-type="float" office:value="682.36623041364" calcext:value-type="float">
            <text:p>682,4</text:p>
          </table:table-cell>
          <table:table-cell table:style-name="ce25"/>
          <table:table-cell table:style-name="ce28" table:formula="of:=([.G210]/([.G210]+[.$A$9]))*[.$A$10]" office:value-type="float" office:value="0.033887077547027" calcext:value-type="float">
            <text:p>0,03389</text:p>
          </table:table-cell>
          <table:table-cell table:style-name="ce29" table:formula="of:=([.$A$9]/([.$A$9]+[.G210]))*[.$A$10]" office:value-type="float" office:value="4.96611292245297" calcext:value-type="float">
            <text:p>4,96611</text:p>
          </table:table-cell>
          <table:table-cell table:style-name="ce48"/>
          <table:table-cell table:style-name="ce90" table:formula="of:=([.$A$13]*[.I210])/[.$A$14]" office:value-type="float" office:value="6.94007348163113" calcext:value-type="float">
            <text:p>7</text:p>
          </table:table-cell>
          <table:table-cell table:style-name="ce94" table:formula="of:= ([.$A$13]*[.J210])/[.$A$14]" office:value-type="float" office:value="1017.05992651837" calcext:value-type="float">
            <text:p>1.017</text:p>
          </table:table-cell>
          <table:table-cell table:style-name="ce48"/>
          <table:table-cell table:style-name="ce97" table:formula="of:=(4700/(4700+[.G210]))*[.$A$10]" office:value-type="float" office:value="4.3661094384865" calcext:value-type="float">
            <text:p>4,36611</text:p>
          </table:table-cell>
          <table:table-cell table:style-name="ce101" table:formula="of:=1024-((1024*[.O210])/5)" office:value-type="float" office:value="129.820786997965" calcext:value-type="float">
            <text:p>13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06" calcext:value-type="float">
            <text:p>206</text:p>
          </table:table-cell>
          <table:table-cell table:style-name="ce20"/>
          <table:table-cell table:style-name="ce23" table:formula="of:=[.$A$2]/(EXP([.$A$3]*(1/([.$A$4]+[.$A$5])-1/([.E211]+[.$A$5]))))" office:value-type="float" office:value="670.702418144932" calcext:value-type="float">
            <text:p>670,7</text:p>
          </table:table-cell>
          <table:table-cell table:style-name="ce25"/>
          <table:table-cell table:style-name="ce28" table:formula="of:=([.G211]/([.G211]+[.$A$9]))*[.$A$10]" office:value-type="float" office:value="0.0333116985396162" calcext:value-type="float">
            <text:p>0,03331</text:p>
          </table:table-cell>
          <table:table-cell table:style-name="ce29" table:formula="of:=([.$A$9]/([.$A$9]+[.G211]))*[.$A$10]" office:value-type="float" office:value="4.96668830146038" calcext:value-type="float">
            <text:p>4,96669</text:p>
          </table:table-cell>
          <table:table-cell table:style-name="ce48"/>
          <table:table-cell table:style-name="ce90" table:formula="of:=([.$A$13]*[.I211])/[.$A$14]" office:value-type="float" office:value="6.8222358609134" calcext:value-type="float">
            <text:p>7</text:p>
          </table:table-cell>
          <table:table-cell table:style-name="ce94" table:formula="of:= ([.$A$13]*[.J211])/[.$A$14]" office:value-type="float" office:value="1017.17776413909" calcext:value-type="float">
            <text:p>1.017</text:p>
          </table:table-cell>
          <table:table-cell table:style-name="ce48"/>
          <table:table-cell table:style-name="ce97" table:formula="of:=(4700/(4700+[.G211]))*[.$A$10]" office:value-type="float" office:value="4.37559152795456" calcext:value-type="float">
            <text:p>4,37559</text:p>
          </table:table-cell>
          <table:table-cell table:style-name="ce101" table:formula="of:=1024-((1024*[.O211])/5)" office:value-type="float" office:value="127.878855074907" calcext:value-type="float">
            <text:p>12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7" calcext:value-type="float">
            <text:p>207</text:p>
          </table:table-cell>
          <table:table-cell table:style-name="ce20"/>
          <table:table-cell table:style-name="ce23" table:formula="of:=[.$A$2]/(EXP([.$A$3]*(1/([.$A$4]+[.$A$5])-1/([.E212]+[.$A$5]))))" office:value-type="float" office:value="659.285322381567" calcext:value-type="float">
            <text:p>659,3</text:p>
          </table:table-cell>
          <table:table-cell table:style-name="ce25"/>
          <table:table-cell table:style-name="ce28" table:formula="of:=([.G212]/([.G212]+[.$A$9]))*[.$A$10]" office:value-type="float" office:value="0.0327483609818048" calcext:value-type="float">
            <text:p>0,03275</text:p>
          </table:table-cell>
          <table:table-cell table:style-name="ce29" table:formula="of:=([.$A$9]/([.$A$9]+[.G212]))*[.$A$10]" office:value-type="float" office:value="4.9672516390182" calcext:value-type="float">
            <text:p>4,96725</text:p>
          </table:table-cell>
          <table:table-cell table:style-name="ce48"/>
          <table:table-cell table:style-name="ce90" table:formula="of:=([.$A$13]*[.I212])/[.$A$14]" office:value-type="float" office:value="6.70686432907362" calcext:value-type="float">
            <text:p>7</text:p>
          </table:table-cell>
          <table:table-cell table:style-name="ce94" table:formula="of:= ([.$A$13]*[.J212])/[.$A$14]" office:value-type="float" office:value="1017.29313567093" calcext:value-type="float">
            <text:p>1.017</text:p>
          </table:table-cell>
          <table:table-cell table:style-name="ce48"/>
          <table:table-cell table:style-name="ce97" table:formula="of:=(4700/(4700+[.G212]))*[.$A$10]" office:value-type="float" office:value="4.38491302223802" calcext:value-type="float">
            <text:p>4,38491</text:p>
          </table:table-cell>
          <table:table-cell table:style-name="ce101" table:formula="of:=1024-((1024*[.O212])/5)" office:value-type="float" office:value="125.969813045654" calcext:value-type="float">
            <text:p>12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8" calcext:value-type="float">
            <text:p>208</text:p>
          </table:table-cell>
          <table:table-cell table:style-name="ce20"/>
          <table:table-cell table:style-name="ce23" table:formula="of:=[.$A$2]/(EXP([.$A$3]*(1/([.$A$4]+[.$A$5])-1/([.E213]+[.$A$5]))))" office:value-type="float" office:value="648.108827228171" calcext:value-type="float">
            <text:p>648,1</text:p>
          </table:table-cell>
          <table:table-cell table:style-name="ce25"/>
          <table:table-cell table:style-name="ce28" table:formula="of:=([.G213]/([.G213]+[.$A$9]))*[.$A$10]" office:value-type="float" office:value="0.032196771244888" calcext:value-type="float">
            <text:p>0,03220</text:p>
          </table:table-cell>
          <table:table-cell table:style-name="ce29" table:formula="of:=([.$A$9]/([.$A$9]+[.G213]))*[.$A$10]" office:value-type="float" office:value="4.96780322875511" calcext:value-type="float">
            <text:p>4,96780</text:p>
          </table:table-cell>
          <table:table-cell table:style-name="ce48"/>
          <table:table-cell table:style-name="ce90" table:formula="of:=([.$A$13]*[.I213])/[.$A$14]" office:value-type="float" office:value="6.59389875095305" calcext:value-type="float">
            <text:p>7</text:p>
          </table:table-cell>
          <table:table-cell table:style-name="ce94" table:formula="of:= ([.$A$13]*[.J213])/[.$A$14]" office:value-type="float" office:value="1017.40610124905" calcext:value-type="float">
            <text:p>1.017</text:p>
          </table:table-cell>
          <table:table-cell table:style-name="ce48"/>
          <table:table-cell table:style-name="ce97" table:formula="of:=(4700/(4700+[.G213]))*[.$A$10]" office:value-type="float" office:value="4.39407662767768" calcext:value-type="float">
            <text:p>4,39408</text:p>
          </table:table-cell>
          <table:table-cell table:style-name="ce101" table:formula="of:=1024-((1024*[.O213])/5)" office:value-type="float" office:value="124.093106651611" calcext:value-type="float">
            <text:p>12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09" calcext:value-type="float">
            <text:p>209</text:p>
          </table:table-cell>
          <table:table-cell table:style-name="ce20"/>
          <table:table-cell table:style-name="ce23" table:formula="of:=[.$A$2]/(EXP([.$A$3]*(1/([.$A$4]+[.$A$5])-1/([.E214]+[.$A$5]))))" office:value-type="float" office:value="637.166989176513" calcext:value-type="float">
            <text:p>637,2</text:p>
          </table:table-cell>
          <table:table-cell table:style-name="ce25"/>
          <table:table-cell table:style-name="ce28" table:formula="of:=([.G214]/([.G214]+[.$A$9]))*[.$A$10]" office:value-type="float" office:value="0.0316566437748113" calcext:value-type="float">
            <text:p>0,03166</text:p>
          </table:table-cell>
          <table:table-cell table:style-name="ce29" table:formula="of:=([.$A$9]/([.$A$9]+[.G214]))*[.$A$10]" office:value-type="float" office:value="4.96834335622519" calcext:value-type="float">
            <text:p>4,96834</text:p>
          </table:table-cell>
          <table:table-cell table:style-name="ce48"/>
          <table:table-cell table:style-name="ce90" table:formula="of:=([.$A$13]*[.I214])/[.$A$14]" office:value-type="float" office:value="6.48328064508136" calcext:value-type="float">
            <text:p>6</text:p>
          </table:table-cell>
          <table:table-cell table:style-name="ce94" table:formula="of:= ([.$A$13]*[.J214])/[.$A$14]" office:value-type="float" office:value="1017.51671935492" calcext:value-type="float">
            <text:p>1.018</text:p>
          </table:table-cell>
          <table:table-cell table:style-name="ce48"/>
          <table:table-cell table:style-name="ce97" table:formula="of:=(4700/(4700+[.G214]))*[.$A$10]" office:value-type="float" office:value="4.4030850163873" calcext:value-type="float">
            <text:p>4,40309</text:p>
          </table:table-cell>
          <table:table-cell table:style-name="ce101" table:formula="of:=1024-((1024*[.O214])/5)" office:value-type="float" office:value="122.248188643882" calcext:value-type="float">
            <text:p>12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0" calcext:value-type="float">
            <text:p>210</text:p>
          </table:table-cell>
          <table:table-cell table:style-name="ce20"/>
          <table:table-cell table:style-name="ce23" table:formula="of:=[.$A$2]/(EXP([.$A$3]*(1/([.$A$4]+[.$A$5])-1/([.E215]+[.$A$5]))))" office:value-type="float" office:value="626.454031689245" calcext:value-type="float">
            <text:p>626,5</text:p>
          </table:table-cell>
          <table:table-cell table:style-name="ce25"/>
          <table:table-cell table:style-name="ce28" table:formula="of:=([.G215]/([.G215]+[.$A$9]))*[.$A$10]" office:value-type="float" office:value="0.0311277008475307" calcext:value-type="float">
            <text:p>0,03113</text:p>
          </table:table-cell>
          <table:table-cell table:style-name="ce29" table:formula="of:=([.$A$9]/([.$A$9]+[.G215]))*[.$A$10]" office:value-type="float" office:value="4.96887229915247" calcext:value-type="float">
            <text:p>4,96887</text:p>
          </table:table-cell>
          <table:table-cell table:style-name="ce48"/>
          <table:table-cell table:style-name="ce90" table:formula="of:=([.$A$13]*[.I215])/[.$A$14]" office:value-type="float" office:value="6.37495313357429" calcext:value-type="float">
            <text:p>6</text:p>
          </table:table-cell>
          <table:table-cell table:style-name="ce94" table:formula="of:= ([.$A$13]*[.J215])/[.$A$14]" office:value-type="float" office:value="1017.62504686643" calcext:value-type="float">
            <text:p>1.018</text:p>
          </table:table-cell>
          <table:table-cell table:style-name="ce48"/>
          <table:table-cell table:style-name="ce97" table:formula="of:=(4700/(4700+[.G215]))*[.$A$10]" office:value-type="float" office:value="4.41194082595831" calcext:value-type="float">
            <text:p>4,41194</text:p>
          </table:table-cell>
          <table:table-cell table:style-name="ce101" table:formula="of:=1024-((1024*[.O215])/5)" office:value-type="float" office:value="120.434518843739" calcext:value-type="float">
            <text:p>12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11" calcext:value-type="float">
            <text:p>211</text:p>
          </table:table-cell>
          <table:table-cell table:style-name="ce20"/>
          <table:table-cell table:style-name="ce23" table:formula="of:=[.$A$2]/(EXP([.$A$3]*(1/([.$A$4]+[.$A$5])-1/([.E216]+[.$A$5]))))" office:value-type="float" office:value="615.964339970663" calcext:value-type="float">
            <text:p>616,0</text:p>
          </table:table-cell>
          <table:table-cell table:style-name="ce25"/>
          <table:table-cell table:style-name="ce28" table:formula="of:=([.G216]/([.G216]+[.$A$9]))*[.$A$10]" office:value-type="float" office:value="0.0306096723323838" calcext:value-type="float">
            <text:p>0,03061</text:p>
          </table:table-cell>
          <table:table-cell table:style-name="ce29" table:formula="of:=([.$A$9]/([.$A$9]+[.G216]))*[.$A$10]" office:value-type="float" office:value="4.96939032766762" calcext:value-type="float">
            <text:p>4,96939</text:p>
          </table:table-cell>
          <table:table-cell table:style-name="ce48"/>
          <table:table-cell table:style-name="ce90" table:formula="of:=([.$A$13]*[.I216])/[.$A$14]" office:value-type="float" office:value="6.2688608936722" calcext:value-type="float">
            <text:p>6</text:p>
          </table:table-cell>
          <table:table-cell table:style-name="ce94" table:formula="of:= ([.$A$13]*[.J216])/[.$A$14]" office:value-type="float" office:value="1017.73113910633" calcext:value-type="float">
            <text:p>1.018</text:p>
          </table:table-cell>
          <table:table-cell table:style-name="ce48"/>
          <table:table-cell table:style-name="ce97" table:formula="of:=(4700/(4700+[.G216]))*[.$A$10]" office:value-type="float" office:value="4.42064665921549" calcext:value-type="float">
            <text:p>4,42065</text:p>
          </table:table-cell>
          <table:table-cell table:style-name="ce101" table:formula="of:=1024-((1024*[.O216])/5)" office:value-type="float" office:value="118.651564192667" calcext:value-type="float">
            <text:p>11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2" calcext:value-type="float">
            <text:p>212</text:p>
          </table:table-cell>
          <table:table-cell table:style-name="ce20"/>
          <table:table-cell table:style-name="ce23" table:formula="of:=[.$A$2]/(EXP([.$A$3]*(1/([.$A$4]+[.$A$5])-1/([.E217]+[.$A$5]))))" office:value-type="float" office:value="605.692455917444" calcext:value-type="float">
            <text:p>605,7</text:p>
          </table:table-cell>
          <table:table-cell table:style-name="ce25"/>
          <table:table-cell table:style-name="ce28" table:formula="of:=([.G217]/([.G217]+[.$A$9]))*[.$A$10]" office:value-type="float" office:value="0.0301022954631936" calcext:value-type="float">
            <text:p>0,03010</text:p>
          </table:table-cell>
          <table:table-cell table:style-name="ce29" table:formula="of:=([.$A$9]/([.$A$9]+[.G217]))*[.$A$10]" office:value-type="float" office:value="4.96989770453681" calcext:value-type="float">
            <text:p>4,96990</text:p>
          </table:table-cell>
          <table:table-cell table:style-name="ce48"/>
          <table:table-cell table:style-name="ce90" table:formula="of:=([.$A$13]*[.I217])/[.$A$14]" office:value-type="float" office:value="6.16495011086206" calcext:value-type="float">
            <text:p>6</text:p>
          </table:table-cell>
          <table:table-cell table:style-name="ce94" table:formula="of:= ([.$A$13]*[.J217])/[.$A$14]" office:value-type="float" office:value="1017.83504988914" calcext:value-type="float">
            <text:p>1.018</text:p>
          </table:table-cell>
          <table:table-cell table:style-name="ce48"/>
          <table:table-cell table:style-name="ce97" table:formula="of:=(4700/(4700+[.G217]))*[.$A$10]" office:value-type="float" office:value="4.42920508402074" calcext:value-type="float">
            <text:p>4,42921</text:p>
          </table:table-cell>
          <table:table-cell table:style-name="ce101" table:formula="of:=1024-((1024*[.O217])/5)" office:value-type="float" office:value="116.898798792554" calcext:value-type="float">
            <text:p>11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3" calcext:value-type="float">
            <text:p>213</text:p>
          </table:table-cell>
          <table:table-cell table:style-name="ce20"/>
          <table:table-cell table:style-name="ce23" table:formula="of:=[.$A$2]/(EXP([.$A$3]*(1/([.$A$4]+[.$A$5])-1/([.E218]+[.$A$5]))))" office:value-type="float" office:value="595.633073242631" calcext:value-type="float">
            <text:p>595,6</text:p>
          </table:table-cell>
          <table:table-cell table:style-name="ce25"/>
          <table:table-cell table:style-name="ce28" table:formula="of:=([.G218]/([.G218]+[.$A$9]))*[.$A$10]" office:value-type="float" office:value="0.0296053146168361" calcext:value-type="float">
            <text:p>0,02961</text:p>
          </table:table-cell>
          <table:table-cell table:style-name="ce29" table:formula="of:=([.$A$9]/([.$A$9]+[.G218]))*[.$A$10]" office:value-type="float" office:value="4.97039468538316" calcext:value-type="float">
            <text:p>4,97039</text:p>
          </table:table-cell>
          <table:table-cell table:style-name="ce48"/>
          <table:table-cell table:style-name="ce90" table:formula="of:=([.$A$13]*[.I218])/[.$A$14]" office:value-type="float" office:value="6.06316843352804" calcext:value-type="float">
            <text:p>6</text:p>
          </table:table-cell>
          <table:table-cell table:style-name="ce94" table:formula="of:= ([.$A$13]*[.J218])/[.$A$14]" office:value-type="float" office:value="1017.93683156647" calcext:value-type="float">
            <text:p>1.018</text:p>
          </table:table-cell>
          <table:table-cell table:style-name="ce48"/>
          <table:table-cell table:style-name="ce97" table:formula="of:=(4700/(4700+[.G218]))*[.$A$10]" office:value-type="float" office:value="4.43761863312226" calcext:value-type="float">
            <text:p>4,43762</text:p>
          </table:table-cell>
          <table:table-cell table:style-name="ce101" table:formula="of:=1024-((1024*[.O218])/5)" office:value-type="float" office:value="115.175703936561" calcext:value-type="float">
            <text:p>11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4" calcext:value-type="float">
            <text:p>214</text:p>
          </table:table-cell>
          <table:table-cell table:style-name="ce20"/>
          <table:table-cell table:style-name="ce23" table:formula="of:=[.$A$2]/(EXP([.$A$3]*(1/([.$A$4]+[.$A$5])-1/([.E219]+[.$A$5]))))" office:value-type="float" office:value="585.781032766418" calcext:value-type="float">
            <text:p>585,8</text:p>
          </table:table-cell>
          <table:table-cell table:style-name="ce25"/>
          <table:table-cell table:style-name="ce28" table:formula="of:=([.G219]/([.G219]+[.$A$9]))*[.$A$10]" office:value-type="float" office:value="0.0291184810990132" calcext:value-type="float">
            <text:p>0,02912</text:p>
          </table:table-cell>
          <table:table-cell table:style-name="ce29" table:formula="of:=([.$A$9]/([.$A$9]+[.G219]))*[.$A$10]" office:value-type="float" office:value="4.97088151890099" calcext:value-type="float">
            <text:p>4,97088</text:p>
          </table:table-cell>
          <table:table-cell table:style-name="ce48"/>
          <table:table-cell table:style-name="ce90" table:formula="of:=([.$A$13]*[.I219])/[.$A$14]" office:value-type="float" office:value="5.9634649290779" calcext:value-type="float">
            <text:p>6</text:p>
          </table:table-cell>
          <table:table-cell table:style-name="ce94" table:formula="of:= ([.$A$13]*[.J219])/[.$A$14]" office:value-type="float" office:value="1018.03653507092" calcext:value-type="float">
            <text:p>1.018</text:p>
          </table:table-cell>
          <table:table-cell table:style-name="ce48"/>
          <table:table-cell table:style-name="ce97" table:formula="of:=(4700/(4700+[.G219]))*[.$A$10]" office:value-type="float" office:value="4.44588980404677" calcext:value-type="float">
            <text:p>4,44589</text:p>
          </table:table-cell>
          <table:table-cell table:style-name="ce101" table:formula="of:=1024-((1024*[.O219])/5)" office:value-type="float" office:value="113.481768131222" calcext:value-type="float">
            <text:p>11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5" calcext:value-type="float">
            <text:p>215</text:p>
          </table:table-cell>
          <table:table-cell table:style-name="ce20"/>
          <table:table-cell table:style-name="ce23" table:formula="of:=[.$A$2]/(EXP([.$A$3]*(1/([.$A$4]+[.$A$5])-1/([.E220]+[.$A$5]))))" office:value-type="float" office:value="576.131317867508" calcext:value-type="float">
            <text:p>576,1</text:p>
          </table:table-cell>
          <table:table-cell table:style-name="ce25"/>
          <table:table-cell table:style-name="ce28" table:formula="of:=([.G220]/([.G220]+[.$A$9]))*[.$A$10]" office:value-type="float" office:value="0.0286415529369818" calcext:value-type="float">
            <text:p>0,02864</text:p>
          </table:table-cell>
          <table:table-cell table:style-name="ce29" table:formula="of:=([.$A$9]/([.$A$9]+[.G220]))*[.$A$10]" office:value-type="float" office:value="4.97135844706302" calcext:value-type="float">
            <text:p>4,97136</text:p>
          </table:table-cell>
          <table:table-cell table:style-name="ce48"/>
          <table:table-cell table:style-name="ce90" table:formula="of:=([.$A$13]*[.I220])/[.$A$14]" office:value-type="float" office:value="5.86579004149388" calcext:value-type="float">
            <text:p>6</text:p>
          </table:table-cell>
          <table:table-cell table:style-name="ce94" table:formula="of:= ([.$A$13]*[.J220])/[.$A$14]" office:value-type="float" office:value="1018.13420995851" calcext:value-type="float">
            <text:p>1.018</text:p>
          </table:table-cell>
          <table:table-cell table:style-name="ce48"/>
          <table:table-cell table:style-name="ce97" table:formula="of:=(4700/(4700+[.G220]))*[.$A$10]" office:value-type="float" office:value="4.45402105903197" calcext:value-type="float">
            <text:p>4,45402</text:p>
          </table:table-cell>
          <table:table-cell table:style-name="ce101" table:formula="of:=1024-((1024*[.O220])/5)" office:value-type="float" office:value="111.816487110252" calcext:value-type="float">
            <text:p>11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16" calcext:value-type="float">
            <text:p>216</text:p>
          </table:table-cell>
          <table:table-cell table:style-name="ce20"/>
          <table:table-cell table:style-name="ce23" table:formula="of:=[.$A$2]/(EXP([.$A$3]*(1/([.$A$4]+[.$A$5])-1/([.E221]+[.$A$5]))))" office:value-type="float" office:value="566.679050089103" calcext:value-type="float">
            <text:p>566,7</text:p>
          </table:table-cell>
          <table:table-cell table:style-name="ce25"/>
          <table:table-cell table:style-name="ce28" table:formula="of:=([.G221]/([.G221]+[.$A$9]))*[.$A$10]" office:value-type="float" office:value="0.0281742946789989" calcext:value-type="float">
            <text:p>0,02817</text:p>
          </table:table-cell>
          <table:table-cell table:style-name="ce29" table:formula="of:=([.$A$9]/([.$A$9]+[.G221]))*[.$A$10]" office:value-type="float" office:value="4.971825705321" calcext:value-type="float">
            <text:p>4,97183</text:p>
          </table:table-cell>
          <table:table-cell table:style-name="ce48"/>
          <table:table-cell table:style-name="ce90" table:formula="of:=([.$A$13]*[.I221])/[.$A$14]" office:value-type="float" office:value="5.77009555025898" calcext:value-type="float">
            <text:p>6</text:p>
          </table:table-cell>
          <table:table-cell table:style-name="ce94" table:formula="of:= ([.$A$13]*[.J221])/[.$A$14]" office:value-type="float" office:value="1018.22990444974" calcext:value-type="float">
            <text:p>1.018</text:p>
          </table:table-cell>
          <table:table-cell table:style-name="ce48"/>
          <table:table-cell table:style-name="ce97" table:formula="of:=(4700/(4700+[.G221]))*[.$A$10]" office:value-type="float" office:value="4.46201482499725" calcext:value-type="float">
            <text:p>4,46201</text:p>
          </table:table-cell>
          <table:table-cell table:style-name="ce101" table:formula="of:=1024-((1024*[.O221])/5)" office:value-type="float" office:value="110.179363840564" calcext:value-type="float">
            <text:p>11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7" calcext:value-type="float">
            <text:p>217</text:p>
          </table:table-cell>
          <table:table-cell table:style-name="ce20"/>
          <table:table-cell table:style-name="ce23" table:formula="of:=[.$A$2]/(EXP([.$A$3]*(1/([.$A$4]+[.$A$5])-1/([.E222]+[.$A$5]))))" office:value-type="float" office:value="557.419484893811" calcext:value-type="float">
            <text:p>557,4</text:p>
          </table:table-cell>
          <table:table-cell table:style-name="ce25"/>
          <table:table-cell table:style-name="ce28" table:formula="of:=([.G222]/([.G222]+[.$A$9]))*[.$A$10]" office:value-type="float" office:value="0.0277164772002502" calcext:value-type="float">
            <text:p>0,02772</text:p>
          </table:table-cell>
          <table:table-cell table:style-name="ce29" table:formula="of:=([.$A$9]/([.$A$9]+[.G222]))*[.$A$10]" office:value-type="float" office:value="4.97228352279975" calcext:value-type="float">
            <text:p>4,97228</text:p>
          </table:table-cell>
          <table:table-cell table:style-name="ce48"/>
          <table:table-cell table:style-name="ce90" table:formula="of:=([.$A$13]*[.I222])/[.$A$14]" office:value-type="float" office:value="5.67633453061124" calcext:value-type="float">
            <text:p>6</text:p>
          </table:table-cell>
          <table:table-cell table:style-name="ce94" table:formula="of:= ([.$A$13]*[.J222])/[.$A$14]" office:value-type="float" office:value="1018.32366546939" calcext:value-type="float">
            <text:p>1.018</text:p>
          </table:table-cell>
          <table:table-cell table:style-name="ce48"/>
          <table:table-cell table:style-name="ce97" table:formula="of:=(4700/(4700+[.G222]))*[.$A$10]" office:value-type="float" office:value="4.46987349354997" calcext:value-type="float">
            <text:p>4,46987</text:p>
          </table:table-cell>
          <table:table-cell table:style-name="ce101" table:formula="of:=1024-((1024*[.O222])/5)" office:value-type="float" office:value="108.569908520965" calcext:value-type="float">
            <text:p>10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8" calcext:value-type="float">
            <text:p>218</text:p>
          </table:table-cell>
          <table:table-cell table:style-name="ce20"/>
          <table:table-cell table:style-name="ce23" table:formula="of:=[.$A$2]/(EXP([.$A$3]*(1/([.$A$4]+[.$A$5])-1/([.E223]+[.$A$5]))))" office:value-type="float" office:value="548.348007561966" calcext:value-type="float">
            <text:p>548,3</text:p>
          </table:table-cell>
          <table:table-cell table:style-name="ce25"/>
          <table:table-cell table:style-name="ce28" table:formula="of:=([.G223]/([.G223]+[.$A$9]))*[.$A$10]" office:value-type="float" office:value="0.0272678775150402" calcext:value-type="float">
            <text:p>0,02727</text:p>
          </table:table-cell>
          <table:table-cell table:style-name="ce29" table:formula="of:=([.$A$9]/([.$A$9]+[.G223]))*[.$A$10]" office:value-type="float" office:value="4.97273212248496" calcext:value-type="float">
            <text:p>4,97273</text:p>
          </table:table-cell>
          <table:table-cell table:style-name="ce48"/>
          <table:table-cell table:style-name="ce90" table:formula="of:=([.$A$13]*[.I223])/[.$A$14]" office:value-type="float" office:value="5.58446131508023" calcext:value-type="float">
            <text:p>6</text:p>
          </table:table-cell>
          <table:table-cell table:style-name="ce94" table:formula="of:= ([.$A$13]*[.J223])/[.$A$14]" office:value-type="float" office:value="1018.41553868492" calcext:value-type="float">
            <text:p>1.018</text:p>
          </table:table-cell>
          <table:table-cell table:style-name="ce48"/>
          <table:table-cell table:style-name="ce97" table:formula="of:=(4700/(4700+[.G223]))*[.$A$10]" office:value-type="float" office:value="4.47759942102554" calcext:value-type="float">
            <text:p>4,47760</text:p>
          </table:table-cell>
          <table:table-cell table:style-name="ce101" table:formula="of:=1024-((1024*[.O223])/5)" office:value-type="float" office:value="106.98763857397" calcext:value-type="float">
            <text:p>10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19" calcext:value-type="float">
            <text:p>219</text:p>
          </table:table-cell>
          <table:table-cell table:style-name="ce20"/>
          <table:table-cell table:style-name="ce23" table:formula="of:=[.$A$2]/(EXP([.$A$3]*(1/([.$A$4]+[.$A$5])-1/([.E224]+[.$A$5]))))" office:value-type="float" office:value="539.46012922812" calcext:value-type="float">
            <text:p>539,5</text:p>
          </table:table-cell>
          <table:table-cell table:style-name="ce25"/>
          <table:table-cell table:style-name="ce28" table:formula="of:=([.G224]/([.G224]+[.$A$9]))*[.$A$10]" office:value-type="float" office:value="0.0268282785950276" calcext:value-type="float">
            <text:p>0,02683</text:p>
          </table:table-cell>
          <table:table-cell table:style-name="ce29" table:formula="of:=([.$A$9]/([.$A$9]+[.G224]))*[.$A$10]" office:value-type="float" office:value="4.97317172140497" calcext:value-type="float">
            <text:p>4,97317</text:p>
          </table:table-cell>
          <table:table-cell table:style-name="ce48"/>
          <table:table-cell table:style-name="ce90" table:formula="of:=([.$A$13]*[.I224])/[.$A$14]" office:value-type="float" office:value="5.49443145626165" calcext:value-type="float">
            <text:p>5</text:p>
          </table:table-cell>
          <table:table-cell table:style-name="ce94" table:formula="of:= ([.$A$13]*[.J224])/[.$A$14]" office:value-type="float" office:value="1018.50556854374" calcext:value-type="float">
            <text:p>1.019</text:p>
          </table:table-cell>
          <table:table-cell table:style-name="ce48"/>
          <table:table-cell table:style-name="ce97" table:formula="of:=(4700/(4700+[.G224]))*[.$A$10]" office:value-type="float" office:value="4.4851949285588" calcext:value-type="float">
            <text:p>4,48519</text:p>
          </table:table-cell>
          <table:table-cell table:style-name="ce101" table:formula="of:=1024-((1024*[.O224])/5)" office:value-type="float" office:value="105.432078631158" calcext:value-type="float">
            <text:p>10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0" calcext:value-type="float">
            <text:p>220</text:p>
          </table:table-cell>
          <table:table-cell table:style-name="ce20"/>
          <table:table-cell table:style-name="ce23" table:formula="of:=[.$A$2]/(EXP([.$A$3]*(1/([.$A$4]+[.$A$5])-1/([.E225]+[.$A$5]))))" office:value-type="float" office:value="530.751483050599" calcext:value-type="float">
            <text:p>530,8</text:p>
          </table:table-cell>
          <table:table-cell table:style-name="ce25"/>
          <table:table-cell table:style-name="ce28" table:formula="of:=([.G225]/([.G225]+[.$A$9]))*[.$A$10]" office:value-type="float" office:value="0.0263974691932987" calcext:value-type="float">
            <text:p>0,02640</text:p>
          </table:table-cell>
          <table:table-cell table:style-name="ce29" table:formula="of:=([.$A$9]/([.$A$9]+[.G225]))*[.$A$10]" office:value-type="float" office:value="4.9736025308067" calcext:value-type="float">
            <text:p>4,97360</text:p>
          </table:table-cell>
          <table:table-cell table:style-name="ce48"/>
          <table:table-cell table:style-name="ce90" table:formula="of:=([.$A$13]*[.I225])/[.$A$14]" office:value-type="float" office:value="5.40620169078757" calcext:value-type="float">
            <text:p>5</text:p>
          </table:table-cell>
          <table:table-cell table:style-name="ce94" table:formula="of:= ([.$A$13]*[.J225])/[.$A$14]" office:value-type="float" office:value="1018.59379830921" calcext:value-type="float">
            <text:p>1.019</text:p>
          </table:table-cell>
          <table:table-cell table:style-name="ce48"/>
          <table:table-cell table:style-name="ce97" table:formula="of:=(4700/(4700+[.G225]))*[.$A$10]" office:value-type="float" office:value="4.49266230218506" calcext:value-type="float">
            <text:p>4,49266</text:p>
          </table:table-cell>
          <table:table-cell table:style-name="ce101" table:formula="of:=1024-((1024*[.O225])/5)" office:value-type="float" office:value="103.902760512501" calcext:value-type="float">
            <text:p>10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21" calcext:value-type="float">
            <text:p>221</text:p>
          </table:table-cell>
          <table:table-cell table:style-name="ce20"/>
          <table:table-cell table:style-name="ce23" table:formula="of:=[.$A$2]/(EXP([.$A$3]*(1/([.$A$4]+[.$A$5])-1/([.E226]+[.$A$5]))))" office:value-type="float" office:value="522.217820509318" calcext:value-type="float">
            <text:p>522,2</text:p>
          </table:table-cell>
          <table:table-cell table:style-name="ce25"/>
          <table:table-cell table:style-name="ce28" table:formula="of:=([.G226]/([.G226]+[.$A$9]))*[.$A$10]" office:value-type="float" office:value="0.0259752436740791" calcext:value-type="float">
            <text:p>0,02598</text:p>
          </table:table-cell>
          <table:table-cell table:style-name="ce29" table:formula="of:=([.$A$9]/([.$A$9]+[.G226]))*[.$A$10]" office:value-type="float" office:value="4.97402475632592" calcext:value-type="float">
            <text:p>4,97402</text:p>
          </table:table-cell>
          <table:table-cell table:style-name="ce48"/>
          <table:table-cell table:style-name="ce90" table:formula="of:=([.$A$13]*[.I226])/[.$A$14]" office:value-type="float" office:value="5.3197299044514" calcext:value-type="float">
            <text:p>5</text:p>
          </table:table-cell>
          <table:table-cell table:style-name="ce94" table:formula="of:= ([.$A$13]*[.J226])/[.$A$14]" office:value-type="float" office:value="1018.68027009555" calcext:value-type="float">
            <text:p>1.019</text:p>
          </table:table-cell>
          <table:table-cell table:style-name="ce48"/>
          <table:table-cell table:style-name="ce97" table:formula="of:=(4700/(4700+[.G226]))*[.$A$10]" office:value-type="float" office:value="4.50000379296857" calcext:value-type="float">
            <text:p>4,50000</text:p>
          </table:table-cell>
          <table:table-cell table:style-name="ce101" table:formula="of:=1024-((1024*[.O226])/5)" office:value-type="float" office:value="102.399223200036" calcext:value-type="float">
            <text:p>10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2" calcext:value-type="float">
            <text:p>222</text:p>
          </table:table-cell>
          <table:table-cell table:style-name="ce20"/>
          <table:table-cell table:style-name="ce23" table:formula="of:=[.$A$2]/(EXP([.$A$3]*(1/([.$A$4]+[.$A$5])-1/([.E227]+[.$A$5]))))" office:value-type="float" office:value="513.855007827132" calcext:value-type="float">
            <text:p>513,9</text:p>
          </table:table-cell>
          <table:table-cell table:style-name="ce25"/>
          <table:table-cell table:style-name="ce28" table:formula="of:=([.G227]/([.G227]+[.$A$9]))*[.$A$10]" office:value-type="float" office:value="0.0255614018478904" calcext:value-type="float">
            <text:p>0,02556</text:p>
          </table:table-cell>
          <table:table-cell table:style-name="ce29" table:formula="of:=([.$A$9]/([.$A$9]+[.G227]))*[.$A$10]" office:value-type="float" office:value="4.97443859815211" calcext:value-type="float">
            <text:p>4,97444</text:p>
          </table:table-cell>
          <table:table-cell table:style-name="ce48"/>
          <table:table-cell table:style-name="ce90" table:formula="of:=([.$A$13]*[.I227])/[.$A$14]" office:value-type="float" office:value="5.23497509844795" calcext:value-type="float">
            <text:p>5</text:p>
          </table:table-cell>
          <table:table-cell table:style-name="ce94" table:formula="of:= ([.$A$13]*[.J227])/[.$A$14]" office:value-type="float" office:value="1018.76502490155" calcext:value-type="float">
            <text:p>1.019</text:p>
          </table:table-cell>
          <table:table-cell table:style-name="ce48"/>
          <table:table-cell table:style-name="ce97" table:formula="of:=(4700/(4700+[.G227]))*[.$A$10]" office:value-type="float" office:value="4.50722161715686" calcext:value-type="float">
            <text:p>4,50722</text:p>
          </table:table-cell>
          <table:table-cell table:style-name="ce101" table:formula="of:=1024-((1024*[.O227])/5)" office:value-type="float" office:value="100.921012806275" calcext:value-type="float">
            <text:p>10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3" calcext:value-type="float">
            <text:p>223</text:p>
          </table:table-cell>
          <table:table-cell table:style-name="ce20"/>
          <table:table-cell table:style-name="ce23" table:formula="of:=[.$A$2]/(EXP([.$A$3]*(1/([.$A$4]+[.$A$5])-1/([.E228]+[.$A$5]))))" office:value-type="float" office:value="505.659022510277" calcext:value-type="float">
            <text:p>505,7</text:p>
          </table:table-cell>
          <table:table-cell table:style-name="ce25"/>
          <table:table-cell table:style-name="ce28" table:formula="of:=([.G228]/([.G228]+[.$A$9]))*[.$A$10]" office:value-type="float" office:value="0.0251557488119661" calcext:value-type="float">
            <text:p>0,02516</text:p>
          </table:table-cell>
          <table:table-cell table:style-name="ce29" table:formula="of:=([.$A$9]/([.$A$9]+[.G228]))*[.$A$10]" office:value-type="float" office:value="4.97484425118803" calcext:value-type="float">
            <text:p>4,97484</text:p>
          </table:table-cell>
          <table:table-cell table:style-name="ce48"/>
          <table:table-cell table:style-name="ce90" table:formula="of:=([.$A$13]*[.I228])/[.$A$14]" office:value-type="float" office:value="5.15189735669066" calcext:value-type="float">
            <text:p>5</text:p>
          </table:table-cell>
          <table:table-cell table:style-name="ce94" table:formula="of:= ([.$A$13]*[.J228])/[.$A$14]" office:value-type="float" office:value="1018.84810264331" calcext:value-type="float">
            <text:p>1.019</text:p>
          </table:table-cell>
          <table:table-cell table:style-name="ce48"/>
          <table:table-cell table:style-name="ce97" table:formula="of:=(4700/(4700+[.G228]))*[.$A$10]" office:value-type="float" office:value="4.51431795635893" calcext:value-type="float">
            <text:p>4,51432</text:p>
          </table:table-cell>
          <table:table-cell table:style-name="ce101" table:formula="of:=1024-((1024*[.O228])/5)" office:value-type="float" office:value="99.4676825376916" calcext:value-type="float">
            <text:p>9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4" calcext:value-type="float">
            <text:p>224</text:p>
          </table:table-cell>
          <table:table-cell table:style-name="ce20"/>
          <table:table-cell table:style-name="ce23" table:formula="of:=[.$A$2]/(EXP([.$A$3]*(1/([.$A$4]+[.$A$5])-1/([.E229]+[.$A$5]))))" office:value-type="float" office:value="497.625950003557" calcext:value-type="float">
            <text:p>497,6</text:p>
          </table:table-cell>
          <table:table-cell table:style-name="ce25"/>
          <table:table-cell table:style-name="ce28" table:formula="of:=([.G229]/([.G229]+[.$A$9]))*[.$A$10]" office:value-type="float" office:value="0.0247580947957477" calcext:value-type="float">
            <text:p>0,02476</text:p>
          </table:table-cell>
          <table:table-cell table:style-name="ce29" table:formula="of:=([.$A$9]/([.$A$9]+[.G229]))*[.$A$10]" office:value-type="float" office:value="4.97524190520425" calcext:value-type="float">
            <text:p>4,97524</text:p>
          </table:table-cell>
          <table:table-cell table:style-name="ce48"/>
          <table:table-cell table:style-name="ce90" table:formula="of:=([.$A$13]*[.I229])/[.$A$14]" office:value-type="float" office:value="5.07045781416914" calcext:value-type="float">
            <text:p>5</text:p>
          </table:table-cell>
          <table:table-cell table:style-name="ce94" table:formula="of:= ([.$A$13]*[.J229])/[.$A$14]" office:value-type="float" office:value="1018.92954218583" calcext:value-type="float">
            <text:p>1.019</text:p>
          </table:table-cell>
          <table:table-cell table:style-name="ce48"/>
          <table:table-cell table:style-name="ce97" table:formula="of:=(4700/(4700+[.G229]))*[.$A$10]" office:value-type="float" office:value="4.52129495774584" calcext:value-type="float">
            <text:p>4,52129</text:p>
          </table:table-cell>
          <table:table-cell table:style-name="ce101" table:formula="of:=1024-((1024*[.O229])/5)" office:value-type="float" office:value="98.0387926536525" calcext:value-type="float">
            <text:p>9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5" calcext:value-type="float">
            <text:p>225</text:p>
          </table:table-cell>
          <table:table-cell table:style-name="ce20"/>
          <table:table-cell table:style-name="ce23" table:formula="of:=[.$A$2]/(EXP([.$A$3]*(1/([.$A$4]+[.$A$5])-1/([.E230]+[.$A$5]))))" office:value-type="float" office:value="489.751980456166" calcext:value-type="float">
            <text:p>489,8</text:p>
          </table:table-cell>
          <table:table-cell table:style-name="ce25"/>
          <table:table-cell table:style-name="ce28" table:formula="of:=([.G230]/([.G230]+[.$A$9]))*[.$A$10]" office:value-type="float" office:value="0.0243682550112879" calcext:value-type="float">
            <text:p>0,02437</text:p>
          </table:table-cell>
          <table:table-cell table:style-name="ce29" table:formula="of:=([.$A$9]/([.$A$9]+[.G230]))*[.$A$10]" office:value-type="float" office:value="4.97563174498871" calcext:value-type="float">
            <text:p>4,97563</text:p>
          </table:table-cell>
          <table:table-cell table:style-name="ce48"/>
          <table:table-cell table:style-name="ce90" table:formula="of:=([.$A$13]*[.I230])/[.$A$14]" office:value-type="float" office:value="4.99061862631176" calcext:value-type="float">
            <text:p>5</text:p>
          </table:table-cell>
          <table:table-cell table:style-name="ce94" table:formula="of:= ([.$A$13]*[.J230])/[.$A$14]" office:value-type="float" office:value="1019.00938137369" calcext:value-type="float">
            <text:p>1.019</text:p>
          </table:table-cell>
          <table:table-cell table:style-name="ce48"/>
          <table:table-cell table:style-name="ce97" table:formula="of:=(4700/(4700+[.G230]))*[.$A$10]" office:value-type="float" office:value="4.52815473427199" calcext:value-type="float">
            <text:p>4,52815</text:p>
          </table:table-cell>
          <table:table-cell table:style-name="ce101" table:formula="of:=1024-((1024*[.O230])/5)" office:value-type="float" office:value="96.6339104210974" calcext:value-type="float">
            <text:p>97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26" calcext:value-type="float">
            <text:p>226</text:p>
          </table:table-cell>
          <table:table-cell table:style-name="ce20"/>
          <table:table-cell table:style-name="ce23" table:formula="of:=[.$A$2]/(EXP([.$A$3]*(1/([.$A$4]+[.$A$5])-1/([.E231]+[.$A$5]))))" office:value-type="float" office:value="482.033405594132" calcext:value-type="float">
            <text:p>482,0</text:p>
          </table:table-cell>
          <table:table-cell table:style-name="ce25"/>
          <table:table-cell table:style-name="ce28" table:formula="of:=([.G231]/([.G231]+[.$A$9]))*[.$A$10]" office:value-type="float" office:value="0.0239860495083938" calcext:value-type="float">
            <text:p>0,02399</text:p>
          </table:table-cell>
          <table:table-cell table:style-name="ce29" table:formula="of:=([.$A$9]/([.$A$9]+[.G231]))*[.$A$10]" office:value-type="float" office:value="4.97601395049161" calcext:value-type="float">
            <text:p>4,97601</text:p>
          </table:table-cell>
          <table:table-cell table:style-name="ce48"/>
          <table:table-cell table:style-name="ce90" table:formula="of:=([.$A$13]*[.I231])/[.$A$14]" office:value-type="float" office:value="4.91234293931905" calcext:value-type="float">
            <text:p>5</text:p>
          </table:table-cell>
          <table:table-cell table:style-name="ce94" table:formula="of:= ([.$A$13]*[.J231])/[.$A$14]" office:value-type="float" office:value="1019.08765706068" calcext:value-type="float">
            <text:p>1.019</text:p>
          </table:table-cell>
          <table:table-cell table:style-name="ce48"/>
          <table:table-cell table:style-name="ce97" table:formula="of:=(4700/(4700+[.G231]))*[.$A$10]" office:value-type="float" office:value="4.53489936491555" calcext:value-type="float">
            <text:p>4,53490</text:p>
          </table:table-cell>
          <table:table-cell table:style-name="ce101" table:formula="of:=1024-((1024*[.O231])/5)" office:value-type="float" office:value="95.2526100652951" calcext:value-type="float">
            <text:p>9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7" calcext:value-type="float">
            <text:p>227</text:p>
          </table:table-cell>
          <table:table-cell table:style-name="ce20"/>
          <table:table-cell table:style-name="ce23" table:formula="of:=[.$A$2]/(EXP([.$A$3]*(1/([.$A$4]+[.$A$5])-1/([.E232]+[.$A$5]))))" office:value-type="float" office:value="474.466615695587" calcext:value-type="float">
            <text:p>474,5</text:p>
          </table:table-cell>
          <table:table-cell table:style-name="ce25"/>
          <table:table-cell table:style-name="ce28" table:formula="of:=([.G232]/([.G232]+[.$A$9]))*[.$A$10]" office:value-type="float" office:value="0.0236113030343506" calcext:value-type="float">
            <text:p>0,02361</text:p>
          </table:table-cell>
          <table:table-cell table:style-name="ce29" table:formula="of:=([.$A$9]/([.$A$9]+[.G232]))*[.$A$10]" office:value-type="float" office:value="4.97638869696565" calcext:value-type="float">
            <text:p>4,97639</text:p>
          </table:table-cell>
          <table:table-cell table:style-name="ce48"/>
          <table:table-cell table:style-name="ce90" table:formula="of:=([.$A$13]*[.I232])/[.$A$14]" office:value-type="float" office:value="4.83559486143501" calcext:value-type="float">
            <text:p>5</text:p>
          </table:table-cell>
          <table:table-cell table:style-name="ce94" table:formula="of:= ([.$A$13]*[.J232])/[.$A$14]" office:value-type="float" office:value="1019.16440513856" calcext:value-type="float">
            <text:p>1.019</text:p>
          </table:table-cell>
          <table:table-cell table:style-name="ce48"/>
          <table:table-cell table:style-name="ce97" table:formula="of:=(4700/(4700+[.G232]))*[.$A$10]" office:value-type="float" office:value="4.54153089493669" calcext:value-type="float">
            <text:p>4,54153</text:p>
          </table:table-cell>
          <table:table-cell table:style-name="ce101" table:formula="of:=1024-((1024*[.O232])/5)" office:value-type="float" office:value="93.8944727169659" calcext:value-type="float">
            <text:p>9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8" calcext:value-type="float">
            <text:p>228</text:p>
          </table:table-cell>
          <table:table-cell table:style-name="ce20"/>
          <table:table-cell table:style-name="ce23" table:formula="of:=[.$A$2]/(EXP([.$A$3]*(1/([.$A$4]+[.$A$5])-1/([.E233]+[.$A$5]))))" office:value-type="float" office:value="467.048096665159" calcext:value-type="float">
            <text:p>467,0</text:p>
          </table:table-cell>
          <table:table-cell table:style-name="ce25"/>
          <table:table-cell table:style-name="ce28" table:formula="of:=([.G233]/([.G233]+[.$A$9]))*[.$A$10]" office:value-type="float" office:value="0.0232438448980697" calcext:value-type="float">
            <text:p>0,02324</text:p>
          </table:table-cell>
          <table:table-cell table:style-name="ce29" table:formula="of:=([.$A$9]/([.$A$9]+[.G233]))*[.$A$10]" office:value-type="float" office:value="4.97675615510193" calcext:value-type="float">
            <text:p>4,97676</text:p>
          </table:table-cell>
          <table:table-cell table:style-name="ce48"/>
          <table:table-cell table:style-name="ce90" table:formula="of:=([.$A$13]*[.I233])/[.$A$14]" office:value-type="float" office:value="4.76033943512468" calcext:value-type="float">
            <text:p>5</text:p>
          </table:table-cell>
          <table:table-cell table:style-name="ce94" table:formula="of:= ([.$A$13]*[.J233])/[.$A$14]" office:value-type="float" office:value="1019.23966056488" calcext:value-type="float">
            <text:p>1.019</text:p>
          </table:table-cell>
          <table:table-cell table:style-name="ce48"/>
          <table:table-cell table:style-name="ce97" table:formula="of:=(4700/(4700+[.G233]))*[.$A$10]" office:value-type="float" office:value="4.54805133615207" calcext:value-type="float">
            <text:p>4,54805</text:p>
          </table:table-cell>
          <table:table-cell table:style-name="ce101" table:formula="of:=1024-((1024*[.O233])/5)" office:value-type="float" office:value="92.5590863560553" calcext:value-type="float">
            <text:p>9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29" calcext:value-type="float">
            <text:p>229</text:p>
          </table:table-cell>
          <table:table-cell table:style-name="ce20"/>
          <table:table-cell table:style-name="ce23" table:formula="of:=[.$A$2]/(EXP([.$A$3]*(1/([.$A$4]+[.$A$5])-1/([.E234]+[.$A$5]))))" office:value-type="float" office:value="459.774427203962" calcext:value-type="float">
            <text:p>459,8</text:p>
          </table:table-cell>
          <table:table-cell table:style-name="ce25"/>
          <table:table-cell table:style-name="ce28" table:formula="of:=([.G234]/([.G234]+[.$A$9]))*[.$A$10]" office:value-type="float" office:value="0.0228835088385117" calcext:value-type="float">
            <text:p>0,02288</text:p>
          </table:table-cell>
          <table:table-cell table:style-name="ce29" table:formula="of:=([.$A$9]/([.$A$9]+[.G234]))*[.$A$10]" office:value-type="float" office:value="4.97711649116149" calcext:value-type="float">
            <text:p>4,97712</text:p>
          </table:table-cell>
          <table:table-cell table:style-name="ce48"/>
          <table:table-cell table:style-name="ce90" table:formula="of:=([.$A$13]*[.I234])/[.$A$14]" office:value-type="float" office:value="4.68654261012719" calcext:value-type="float">
            <text:p>5</text:p>
          </table:table-cell>
          <table:table-cell table:style-name="ce94" table:formula="of:= ([.$A$13]*[.J234])/[.$A$14]" office:value-type="float" office:value="1019.31345738987" calcext:value-type="float">
            <text:p>1.019</text:p>
          </table:table-cell>
          <table:table-cell table:style-name="ce48"/>
          <table:table-cell table:style-name="ce97" table:formula="of:=(4700/(4700+[.G234]))*[.$A$10]" office:value-type="float" office:value="4.55446266722448" calcext:value-type="float">
            <text:p>4,55446</text:p>
          </table:table-cell>
          <table:table-cell table:style-name="ce101" table:formula="of:=1024-((1024*[.O234])/5)" office:value-type="float" office:value="91.2460457524272" calcext:value-type="float">
            <text:p>9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0" calcext:value-type="float">
            <text:p>230</text:p>
          </table:table-cell>
          <table:table-cell table:style-name="ce20"/>
          <table:table-cell table:style-name="ce23" table:formula="of:=[.$A$2]/(EXP([.$A$3]*(1/([.$A$4]+[.$A$5])-1/([.E235]+[.$A$5]))))" office:value-type="float" office:value="452.642276071791" calcext:value-type="float">
            <text:p>452,6</text:p>
          </table:table-cell>
          <table:table-cell table:style-name="ce25"/>
          <table:table-cell table:style-name="ce28" table:formula="of:=([.G235]/([.G235]+[.$A$9]))*[.$A$10]" office:value-type="float" office:value="0.0225301328972415" calcext:value-type="float">
            <text:p>0,02253</text:p>
          </table:table-cell>
          <table:table-cell table:style-name="ce29" table:formula="of:=([.$A$9]/([.$A$9]+[.G235]))*[.$A$10]" office:value-type="float" office:value="4.97746986710276" calcext:value-type="float">
            <text:p>4,97747</text:p>
          </table:table-cell>
          <table:table-cell table:style-name="ce48"/>
          <table:table-cell table:style-name="ce90" table:formula="of:=([.$A$13]*[.I235])/[.$A$14]" office:value-type="float" office:value="4.61417121735505" calcext:value-type="float">
            <text:p>5</text:p>
          </table:table-cell>
          <table:table-cell table:style-name="ce94" table:formula="of:= ([.$A$13]*[.J235])/[.$A$14]" office:value-type="float" office:value="1019.38582878265" calcext:value-type="float">
            <text:p>1.019</text:p>
          </table:table-cell>
          <table:table-cell table:style-name="ce48"/>
          <table:table-cell table:style-name="ce97" table:formula="of:=(4700/(4700+[.G235]))*[.$A$10]" office:value-type="float" office:value="4.56076683396614" calcext:value-type="float">
            <text:p>4,56077</text:p>
          </table:table-cell>
          <table:table-cell table:style-name="ce101" table:formula="of:=1024-((1024*[.O235])/5)" office:value-type="float" office:value="89.9549524037354" calcext:value-type="float">
            <text:p>9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31" calcext:value-type="float">
            <text:p>231</text:p>
          </table:table-cell>
          <table:table-cell table:style-name="ce20"/>
          <table:table-cell table:style-name="ce23" table:formula="of:=[.$A$2]/(EXP([.$A$3]*(1/([.$A$4]+[.$A$5])-1/([.E236]+[.$A$5]))))" office:value-type="float" office:value="445.648399438225" calcext:value-type="float">
            <text:p>445,6</text:p>
          </table:table-cell>
          <table:table-cell table:style-name="ce25"/>
          <table:table-cell table:style-name="ce28" table:formula="of:=([.G236]/([.G236]+[.$A$9]))*[.$A$10]" office:value-type="float" office:value="0.0221835592949748" calcext:value-type="float">
            <text:p>0,02218</text:p>
          </table:table-cell>
          <table:table-cell table:style-name="ce29" table:formula="of:=([.$A$9]/([.$A$9]+[.G236]))*[.$A$10]" office:value-type="float" office:value="4.97781644070503" calcext:value-type="float">
            <text:p>4,97782</text:p>
          </table:table-cell>
          <table:table-cell table:style-name="ce48"/>
          <table:table-cell table:style-name="ce90" table:formula="of:=([.$A$13]*[.I236])/[.$A$14]" office:value-type="float" office:value="4.54319294361083" calcext:value-type="float">
            <text:p>5</text:p>
          </table:table-cell>
          <table:table-cell table:style-name="ce94" table:formula="of:= ([.$A$13]*[.J236])/[.$A$14]" office:value-type="float" office:value="1019.45680705639" calcext:value-type="float">
            <text:p>1.019</text:p>
          </table:table-cell>
          <table:table-cell table:style-name="ce48"/>
          <table:table-cell table:style-name="ce97" table:formula="of:=(4700/(4700+[.G236]))*[.$A$10]" office:value-type="float" office:value="4.56696574965472" calcext:value-type="float">
            <text:p>4,56697</text:p>
          </table:table-cell>
          <table:table-cell table:style-name="ce101" table:formula="of:=1024-((1024*[.O236])/5)" office:value-type="float" office:value="88.6854144707135" calcext:value-type="float">
            <text:p>8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2" calcext:value-type="float">
            <text:p>232</text:p>
          </table:table-cell>
          <table:table-cell table:style-name="ce20"/>
          <table:table-cell table:style-name="ce23" table:formula="of:=[.$A$2]/(EXP([.$A$3]*(1/([.$A$4]+[.$A$5])-1/([.E237]+[.$A$5]))))" office:value-type="float" office:value="438.789638319529" calcext:value-type="float">
            <text:p>438,8</text:p>
          </table:table-cell>
          <table:table-cell table:style-name="ce25"/>
          <table:table-cell table:style-name="ce28" table:formula="of:=([.G237]/([.G237]+[.$A$9]))*[.$A$10]" office:value-type="float" office:value="0.0218436343119831" calcext:value-type="float">
            <text:p>0,02184</text:p>
          </table:table-cell>
          <table:table-cell table:style-name="ce29" table:formula="of:=([.$A$9]/([.$A$9]+[.G237]))*[.$A$10]" office:value-type="float" office:value="4.97815636568802" calcext:value-type="float">
            <text:p>4,97816</text:p>
          </table:table-cell>
          <table:table-cell table:style-name="ce48"/>
          <table:table-cell table:style-name="ce90" table:formula="of:=([.$A$13]*[.I237])/[.$A$14]" office:value-type="float" office:value="4.47357630709413" calcext:value-type="float">
            <text:p>4</text:p>
          </table:table-cell>
          <table:table-cell table:style-name="ce94" table:formula="of:= ([.$A$13]*[.J237])/[.$A$14]" office:value-type="float" office:value="1019.52642369291" calcext:value-type="float">
            <text:p>1.020</text:p>
          </table:table-cell>
          <table:table-cell table:style-name="ce48"/>
          <table:table-cell table:style-name="ce97" table:formula="of:=(4700/(4700+[.G237]))*[.$A$10]" office:value-type="float" office:value="4.57306129536077" calcext:value-type="float">
            <text:p>4,57306</text:p>
          </table:table-cell>
          <table:table-cell table:style-name="ce101" table:formula="of:=1024-((1024*[.O237])/5)" office:value-type="float" office:value="87.4370467101147" calcext:value-type="float">
            <text:p>8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3" calcext:value-type="float">
            <text:p>233</text:p>
          </table:table-cell>
          <table:table-cell table:style-name="ce20"/>
          <table:table-cell table:style-name="ce23" table:formula="of:=[.$A$2]/(EXP([.$A$3]*(1/([.$A$4]+[.$A$5])-1/([.E238]+[.$A$5]))))" office:value-type="float" office:value="432.062916098306" calcext:value-type="float">
            <text:p>432,1</text:p>
          </table:table-cell>
          <table:table-cell table:style-name="ce25"/>
          <table:table-cell table:style-name="ce28" table:formula="of:=([.G238]/([.G238]+[.$A$9]))*[.$A$10]" office:value-type="float" office:value="0.0215102081722275" calcext:value-type="float">
            <text:p>0,02151</text:p>
          </table:table-cell>
          <table:table-cell table:style-name="ce29" table:formula="of:=([.$A$9]/([.$A$9]+[.G238]))*[.$A$10]" office:value-type="float" office:value="4.97848979182777" calcext:value-type="float">
            <text:p>4,97849</text:p>
          </table:table-cell>
          <table:table-cell table:style-name="ce48"/>
          <table:table-cell table:style-name="ce90" table:formula="of:=([.$A$13]*[.I238])/[.$A$14]" office:value-type="float" office:value="4.4052906336722" calcext:value-type="float">
            <text:p>4</text:p>
          </table:table-cell>
          <table:table-cell table:style-name="ce94" table:formula="of:= ([.$A$13]*[.J238])/[.$A$14]" office:value-type="float" office:value="1019.59470936633" calcext:value-type="float">
            <text:p>1.020</text:p>
          </table:table-cell>
          <table:table-cell table:style-name="ce48"/>
          <table:table-cell table:style-name="ce97" table:formula="of:=(4700/(4700+[.G238]))*[.$A$10]" office:value-type="float" office:value="4.57905532028553" calcext:value-type="float">
            <text:p>4,57906</text:p>
          </table:table-cell>
          <table:table-cell table:style-name="ce101" table:formula="of:=1024-((1024*[.O238])/5)" office:value-type="float" office:value="86.2094704055241" calcext:value-type="float">
            <text:p>8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4" calcext:value-type="float">
            <text:p>234</text:p>
          </table:table-cell>
          <table:table-cell table:style-name="ce20"/>
          <table:table-cell table:style-name="ce23" table:formula="of:=[.$A$2]/(EXP([.$A$3]*(1/([.$A$4]+[.$A$5])-1/([.E239]+[.$A$5]))))" office:value-type="float" office:value="425.465236122987" calcext:value-type="float">
            <text:p>425,5</text:p>
          </table:table-cell>
          <table:table-cell table:style-name="ce25"/>
          <table:table-cell table:style-name="ce28" table:formula="of:=([.G239]/([.G239]+[.$A$9]))*[.$A$10]" office:value-type="float" office:value="0.0211831349310965" calcext:value-type="float">
            <text:p>0,02118</text:p>
          </table:table-cell>
          <table:table-cell table:style-name="ce29" table:formula="of:=([.$A$9]/([.$A$9]+[.G239]))*[.$A$10]" office:value-type="float" office:value="4.9788168650689" calcext:value-type="float">
            <text:p>4,97882</text:p>
          </table:table-cell>
          <table:table-cell table:style-name="ce48"/>
          <table:table-cell table:style-name="ce90" table:formula="of:=([.$A$13]*[.I239])/[.$A$14]" office:value-type="float" office:value="4.33830603388856" calcext:value-type="float">
            <text:p>4</text:p>
          </table:table-cell>
          <table:table-cell table:style-name="ce94" table:formula="of:= ([.$A$13]*[.J239])/[.$A$14]" office:value-type="float" office:value="1019.66169396611" calcext:value-type="float">
            <text:p>1.020</text:p>
          </table:table-cell>
          <table:table-cell table:style-name="ce48"/>
          <table:table-cell table:style-name="ce97" table:formula="of:=(4700/(4700+[.G239]))*[.$A$10]" office:value-type="float" office:value="4.58494964210818" calcext:value-type="float">
            <text:p>4,58495</text:p>
          </table:table-cell>
          <table:table-cell table:style-name="ce101" table:formula="of:=1024-((1024*[.O239])/5)" office:value-type="float" office:value="85.0023132962449" calcext:value-type="float">
            <text:p>8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5" calcext:value-type="float">
            <text:p>235</text:p>
          </table:table-cell>
          <table:table-cell table:style-name="ce20"/>
          <table:table-cell table:style-name="ce23" table:formula="of:=[.$A$2]/(EXP([.$A$3]*(1/([.$A$4]+[.$A$5])-1/([.E240]+[.$A$5]))))" office:value-type="float" office:value="418.993679384385" calcext:value-type="float">
            <text:p>419,0</text:p>
          </table:table-cell>
          <table:table-cell table:style-name="ce25"/>
          <table:table-cell table:style-name="ce28" table:formula="of:=([.G240]/([.G240]+[.$A$9]))*[.$A$10]" office:value-type="float" office:value="0.0208622723666271" calcext:value-type="float">
            <text:p>0,02086</text:p>
          </table:table-cell>
          <table:table-cell table:style-name="ce29" table:formula="of:=([.$A$9]/([.$A$9]+[.G240]))*[.$A$10]" office:value-type="float" office:value="4.97913772763337" calcext:value-type="float">
            <text:p>4,97914</text:p>
          </table:table-cell>
          <table:table-cell table:style-name="ce48"/>
          <table:table-cell table:style-name="ce90" table:formula="of:=([.$A$13]*[.I240])/[.$A$14]" office:value-type="float" office:value="4.27259338068524" calcext:value-type="float">
            <text:p>4</text:p>
          </table:table-cell>
          <table:table-cell table:style-name="ce94" table:formula="of:= ([.$A$13]*[.J240])/[.$A$14]" office:value-type="float" office:value="1019.72740661931" calcext:value-type="float">
            <text:p>1.020</text:p>
          </table:table-cell>
          <table:table-cell table:style-name="ce48"/>
          <table:table-cell table:style-name="ce97" table:formula="of:=(4700/(4700+[.G240]))*[.$A$10]" office:value-type="float" office:value="4.5907460473415" calcext:value-type="float">
            <text:p>4,59075</text:p>
          </table:table-cell>
          <table:table-cell table:style-name="ce101" table:formula="of:=1024-((1024*[.O240])/5)" office:value-type="float" office:value="83.8152095044603" calcext:value-type="float">
            <text:p>8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36" calcext:value-type="float">
            <text:p>236</text:p>
          </table:table-cell>
          <table:table-cell table:style-name="ce20"/>
          <table:table-cell table:style-name="ce23" table:formula="of:=[.$A$2]/(EXP([.$A$3]*(1/([.$A$4]+[.$A$5])-1/([.E241]+[.$A$5]))))" office:value-type="float" office:value="412.645402266592" calcext:value-type="float">
            <text:p>412,6</text:p>
          </table:table-cell>
          <table:table-cell table:style-name="ce25"/>
          <table:table-cell table:style-name="ce28" table:formula="of:=([.G241]/([.G241]+[.$A$9]))*[.$A$10]" office:value-type="float" office:value="0.0205474818740946" calcext:value-type="float">
            <text:p>0,02055</text:p>
          </table:table-cell>
          <table:table-cell table:style-name="ce29" table:formula="of:=([.$A$9]/([.$A$9]+[.G241]))*[.$A$10]" office:value-type="float" office:value="4.97945251812591" calcext:value-type="float">
            <text:p>4,97945</text:p>
          </table:table-cell>
          <table:table-cell table:style-name="ce48"/>
          <table:table-cell table:style-name="ce90" table:formula="of:=([.$A$13]*[.I241])/[.$A$14]" office:value-type="float" office:value="4.20812428781457" calcext:value-type="float">
            <text:p>4</text:p>
          </table:table-cell>
          <table:table-cell table:style-name="ce94" table:formula="of:= ([.$A$13]*[.J241])/[.$A$14]" office:value-type="float" office:value="1019.79187571219" calcext:value-type="float">
            <text:p>1.020</text:p>
          </table:table-cell>
          <table:table-cell table:style-name="ce48"/>
          <table:table-cell table:style-name="ce97" table:formula="of:=(4700/(4700+[.G241]))*[.$A$10]" office:value-type="float" office:value="4.59644629169505" calcext:value-type="float">
            <text:p>4,59645</text:p>
          </table:table-cell>
          <table:table-cell table:style-name="ce101" table:formula="of:=1024-((1024*[.O241])/5)" office:value-type="float" office:value="82.6477994608547" calcext:value-type="float">
            <text:p>8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7" calcext:value-type="float">
            <text:p>237</text:p>
          </table:table-cell>
          <table:table-cell table:style-name="ce20"/>
          <table:table-cell table:style-name="ce23" table:formula="of:=[.$A$2]/(EXP([.$A$3]*(1/([.$A$4]+[.$A$5])-1/([.E242]+[.$A$5]))))" office:value-type="float" office:value="406.417634369643" calcext:value-type="float">
            <text:p>406,4</text:p>
          </table:table-cell>
          <table:table-cell table:style-name="ce25"/>
          <table:table-cell table:style-name="ce28" table:formula="of:=([.G242]/([.G242]+[.$A$9]))*[.$A$10]" office:value-type="float" office:value="0.0202386283638569" calcext:value-type="float">
            <text:p>0,02024</text:p>
          </table:table-cell>
          <table:table-cell table:style-name="ce29" table:formula="of:=([.$A$9]/([.$A$9]+[.G242]))*[.$A$10]" office:value-type="float" office:value="4.97976137163614" calcext:value-type="float">
            <text:p>4,97976</text:p>
          </table:table-cell>
          <table:table-cell table:style-name="ce48"/>
          <table:table-cell table:style-name="ce90" table:formula="of:=([.$A$13]*[.I242])/[.$A$14]" office:value-type="float" office:value="4.1448710889179" calcext:value-type="float">
            <text:p>4</text:p>
          </table:table-cell>
          <table:table-cell table:style-name="ce94" table:formula="of:= ([.$A$13]*[.J242])/[.$A$14]" office:value-type="float" office:value="1019.85512891108" calcext:value-type="float">
            <text:p>1.020</text:p>
          </table:table-cell>
          <table:table-cell table:style-name="ce48"/>
          <table:table-cell table:style-name="ce97" table:formula="of:=(4700/(4700+[.G242]))*[.$A$10]" office:value-type="float" office:value="4.60205210044496" calcext:value-type="float">
            <text:p>4,60205</text:p>
          </table:table-cell>
          <table:table-cell table:style-name="ce101" table:formula="of:=1024-((1024*[.O242])/5)" office:value-type="float" office:value="81.4997298288723" calcext:value-type="float">
            <text:p>8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8" calcext:value-type="float">
            <text:p>238</text:p>
          </table:table-cell>
          <table:table-cell table:style-name="ce20"/>
          <table:table-cell table:style-name="ce23" table:formula="of:=[.$A$2]/(EXP([.$A$3]*(1/([.$A$4]+[.$A$5])-1/([.E243]+[.$A$5]))))" office:value-type="float" office:value="400.307676401449" calcext:value-type="float">
            <text:p>400,3</text:p>
          </table:table-cell>
          <table:table-cell table:style-name="ce25"/>
          <table:table-cell table:style-name="ce28" table:formula="of:=([.G243]/([.G243]+[.$A$9]))*[.$A$10]" office:value-type="float" office:value="0.0199355801623474" calcext:value-type="float">
            <text:p>0,01994</text:p>
          </table:table-cell>
          <table:table-cell table:style-name="ce29" table:formula="of:=([.$A$9]/([.$A$9]+[.G243]))*[.$A$10]" office:value-type="float" office:value="4.98006441983765" calcext:value-type="float">
            <text:p>4,98006</text:p>
          </table:table-cell>
          <table:table-cell table:style-name="ce48"/>
          <table:table-cell table:style-name="ce90" table:formula="of:=([.$A$13]*[.I243])/[.$A$14]" office:value-type="float" office:value="4.08280681724875" calcext:value-type="float">
            <text:p>4</text:p>
          </table:table-cell>
          <table:table-cell table:style-name="ce94" table:formula="of:= ([.$A$13]*[.J243])/[.$A$14]" office:value-type="float" office:value="1019.91719318275" calcext:value-type="float">
            <text:p>1.020</text:p>
          </table:table-cell>
          <table:table-cell table:style-name="ce48"/>
          <table:table-cell table:style-name="ce97" table:formula="of:=(4700/(4700+[.G243]))*[.$A$10]" office:value-type="float" office:value="4.60756516880969" calcext:value-type="float">
            <text:p>4,60757</text:p>
          </table:table-cell>
          <table:table-cell table:style-name="ce101" table:formula="of:=1024-((1024*[.O243])/5)" office:value-type="float" office:value="80.3706534277756" calcext:value-type="float">
            <text:p>8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39" calcext:value-type="float">
            <text:p>239</text:p>
          </table:table-cell>
          <table:table-cell table:style-name="ce20"/>
          <table:table-cell table:style-name="ce23" table:formula="of:=[.$A$2]/(EXP([.$A$3]*(1/([.$A$4]+[.$A$5])-1/([.E244]+[.$A$5]))))" office:value-type="float" office:value="394.3128981366" calcext:value-type="float">
            <text:p>394,3</text:p>
          </table:table-cell>
          <table:table-cell table:style-name="ce25"/>
          <table:table-cell table:style-name="ce28" table:formula="of:=([.G244]/([.G244]+[.$A$9]))*[.$A$10]" office:value-type="float" office:value="0.0196382089161107" calcext:value-type="float">
            <text:p>0,01964</text:p>
          </table:table-cell>
          <table:table-cell table:style-name="ce29" table:formula="of:=([.$A$9]/([.$A$9]+[.G244]))*[.$A$10]" office:value-type="float" office:value="4.98036179108389" calcext:value-type="float">
            <text:p>4,98036</text:p>
          </table:table-cell>
          <table:table-cell table:style-name="ce48"/>
          <table:table-cell table:style-name="ce90" table:formula="of:=([.$A$13]*[.I244])/[.$A$14]" office:value-type="float" office:value="4.02190518601948" calcext:value-type="float">
            <text:p>4</text:p>
          </table:table-cell>
          <table:table-cell table:style-name="ce94" table:formula="of:= ([.$A$13]*[.J244])/[.$A$14]" office:value-type="float" office:value="1019.97809481398" calcext:value-type="float">
            <text:p>1.020</text:p>
          </table:table-cell>
          <table:table-cell table:style-name="ce48"/>
          <table:table-cell table:style-name="ce97" table:formula="of:=(4700/(4700+[.G244]))*[.$A$10]" office:value-type="float" office:value="4.61298716233073" calcext:value-type="float">
            <text:p>4,61299</text:p>
          </table:table-cell>
          <table:table-cell table:style-name="ce101" table:formula="of:=1024-((1024*[.O244])/5)" office:value-type="float" office:value="79.2602291546662" calcext:value-type="float">
            <text:p>7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0" calcext:value-type="float">
            <text:p>240</text:p>
          </table:table-cell>
          <table:table-cell table:style-name="ce20"/>
          <table:table-cell table:style-name="ce23" table:formula="of:=[.$A$2]/(EXP([.$A$3]*(1/([.$A$4]+[.$A$5])-1/([.E245]+[.$A$5]))))" office:value-type="float" office:value="388.430736439718" calcext:value-type="float">
            <text:p>388,4</text:p>
          </table:table-cell>
          <table:table-cell table:style-name="ce25"/>
          <table:table-cell table:style-name="ce28" table:formula="of:=([.G245]/([.G245]+[.$A$9]))*[.$A$10]" office:value-type="float" office:value="0.0193463894987813" calcext:value-type="float">
            <text:p>0,01935</text:p>
          </table:table-cell>
          <table:table-cell table:style-name="ce29" table:formula="of:=([.$A$9]/([.$A$9]+[.G245]))*[.$A$10]" office:value-type="float" office:value="4.98065361050122" calcext:value-type="float">
            <text:p>4,98065</text:p>
          </table:table-cell>
          <table:table-cell table:style-name="ce48"/>
          <table:table-cell table:style-name="ce90" table:formula="of:=([.$A$13]*[.I245])/[.$A$14]" office:value-type="float" office:value="3.96214056935041" calcext:value-type="float">
            <text:p>4</text:p>
          </table:table-cell>
          <table:table-cell table:style-name="ce94" table:formula="of:= ([.$A$13]*[.J245])/[.$A$14]" office:value-type="float" office:value="1020.03785943065" calcext:value-type="float">
            <text:p>1.020</text:p>
          </table:table-cell>
          <table:table-cell table:style-name="ce48"/>
          <table:table-cell table:style-name="ce97" table:formula="of:=(4700/(4700+[.G245]))*[.$A$10]" office:value-type="float" office:value="4.61831971725777" calcext:value-type="float">
            <text:p>4,61832</text:p>
          </table:table-cell>
          <table:table-cell table:style-name="ce101" table:formula="of:=1024-((1024*[.O245])/5)" office:value-type="float" office:value="78.1681219056097" calcext:value-type="float">
            <text:p>78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41" calcext:value-type="float">
            <text:p>241</text:p>
          </table:table-cell>
          <table:table-cell table:style-name="ce20"/>
          <table:table-cell table:style-name="ce23" table:formula="of:=[.$A$2]/(EXP([.$A$3]*(1/([.$A$4]+[.$A$5])-1/([.E246]+[.$A$5]))))" office:value-type="float" office:value="382.658693351159" calcext:value-type="float">
            <text:p>382,7</text:p>
          </table:table-cell>
          <table:table-cell table:style-name="ce25"/>
          <table:table-cell table:style-name="ce28" table:formula="of:=([.G246]/([.G246]+[.$A$9]))*[.$A$10]" office:value-type="float" office:value="0.0190599999209079" calcext:value-type="float">
            <text:p>0,01906</text:p>
          </table:table-cell>
          <table:table-cell table:style-name="ce29" table:formula="of:=([.$A$9]/([.$A$9]+[.G246]))*[.$A$10]" office:value-type="float" office:value="4.98094000007909" calcext:value-type="float">
            <text:p>4,98094</text:p>
          </table:table-cell>
          <table:table-cell table:style-name="ce48"/>
          <table:table-cell table:style-name="ce90" table:formula="of:=([.$A$13]*[.I246])/[.$A$14]" office:value-type="float" office:value="3.90348798380194" calcext:value-type="float">
            <text:p>4</text:p>
          </table:table-cell>
          <table:table-cell table:style-name="ce94" table:formula="of:= ([.$A$13]*[.J246])/[.$A$14]" office:value-type="float" office:value="1020.0965120162" calcext:value-type="float">
            <text:p>1.020</text:p>
          </table:table-cell>
          <table:table-cell table:style-name="ce48"/>
          <table:table-cell table:style-name="ce97" table:formula="of:=(4700/(4700+[.G246]))*[.$A$10]" office:value-type="float" office:value="4.62356444093745" calcext:value-type="float">
            <text:p>4,62356</text:p>
          </table:table-cell>
          <table:table-cell table:style-name="ce101" table:formula="of:=1024-((1024*[.O246])/5)" office:value-type="float" office:value="77.0940024960113" calcext:value-type="float">
            <text:p>7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2" calcext:value-type="float">
            <text:p>242</text:p>
          </table:table-cell>
          <table:table-cell table:style-name="ce20"/>
          <table:table-cell table:style-name="ce23" table:formula="of:=[.$A$2]/(EXP([.$A$3]*(1/([.$A$4]+[.$A$5])-1/([.E247]+[.$A$5]))))" office:value-type="float" office:value="376.99433423289" calcext:value-type="float">
            <text:p>377,0</text:p>
          </table:table-cell>
          <table:table-cell table:style-name="ce25"/>
          <table:table-cell table:style-name="ce28" table:formula="of:=([.G247]/([.G247]+[.$A$9]))*[.$A$10]" office:value-type="float" office:value="0.0187789212425301" calcext:value-type="float">
            <text:p>0,01878</text:p>
          </table:table-cell>
          <table:table-cell table:style-name="ce29" table:formula="of:=([.$A$9]/([.$A$9]+[.G247]))*[.$A$10]" office:value-type="float" office:value="4.98122107875747" calcext:value-type="float">
            <text:p>4,98122</text:p>
          </table:table-cell>
          <table:table-cell table:style-name="ce48"/>
          <table:table-cell table:style-name="ce90" table:formula="of:=([.$A$13]*[.I247])/[.$A$14]" office:value-type="float" office:value="3.84592307047016" calcext:value-type="float">
            <text:p>4</text:p>
          </table:table-cell>
          <table:table-cell table:style-name="ce94" table:formula="of:= ([.$A$13]*[.J247])/[.$A$14]" office:value-type="float" office:value="1020.15407692953" calcext:value-type="float">
            <text:p>1.020</text:p>
          </table:table-cell>
          <table:table-cell table:style-name="ce48"/>
          <table:table-cell table:style-name="ce97" table:formula="of:=(4700/(4700+[.G247]))*[.$A$10]" office:value-type="float" office:value="4.62872291220525" calcext:value-type="float">
            <text:p>4,62872</text:p>
          </table:table-cell>
          <table:table-cell table:style-name="ce101" table:formula="of:=1024-((1024*[.O247])/5)" office:value-type="float" office:value="76.0375475803654" calcext:value-type="float">
            <text:p>7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3" calcext:value-type="float">
            <text:p>243</text:p>
          </table:table-cell>
          <table:table-cell table:style-name="ce20"/>
          <table:table-cell table:style-name="ce23" table:formula="of:=[.$A$2]/(EXP([.$A$3]*(1/([.$A$4]+[.$A$5])-1/([.E248]+[.$A$5]))))" office:value-type="float" office:value="371.435285972504" calcext:value-type="float">
            <text:p>371,4</text:p>
          </table:table-cell>
          <table:table-cell table:style-name="ce25"/>
          <table:table-cell table:style-name="ce28" table:formula="of:=([.G248]/([.G248]+[.$A$9]))*[.$A$10]" office:value-type="float" office:value="0.0185030374884165" calcext:value-type="float">
            <text:p>0,01850</text:p>
          </table:table-cell>
          <table:table-cell table:style-name="ce29" table:formula="of:=([.$A$9]/([.$A$9]+[.G248]))*[.$A$10]" office:value-type="float" office:value="4.98149696251158" calcext:value-type="float">
            <text:p>4,98150</text:p>
          </table:table-cell>
          <table:table-cell table:style-name="ce48"/>
          <table:table-cell table:style-name="ce90" table:formula="of:=([.$A$13]*[.I248])/[.$A$14]" office:value-type="float" office:value="3.7894220776277" calcext:value-type="float">
            <text:p>4</text:p>
          </table:table-cell>
          <table:table-cell table:style-name="ce94" table:formula="of:= ([.$A$13]*[.J248])/[.$A$14]" office:value-type="float" office:value="1020.21057792237" calcext:value-type="float">
            <text:p>1.020</text:p>
          </table:table-cell>
          <table:table-cell table:style-name="ce48"/>
          <table:table-cell table:style-name="ce97" table:formula="of:=(4700/(4700+[.G248]))*[.$A$10]" office:value-type="float" office:value="4.63379668177972" calcext:value-type="float">
            <text:p>4,63380</text:p>
          </table:table-cell>
          <table:table-cell table:style-name="ce101" table:formula="of:=1024-((1024*[.O248])/5)" office:value-type="float" office:value="74.9984395715125" calcext:value-type="float">
            <text:p>7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4" calcext:value-type="float">
            <text:p>244</text:p>
          </table:table-cell>
          <table:table-cell table:style-name="ce20"/>
          <table:table-cell table:style-name="ce23" table:formula="of:=[.$A$2]/(EXP([.$A$3]*(1/([.$A$4]+[.$A$5])-1/([.E249]+[.$A$5]))))" office:value-type="float" office:value="365.979235243381" calcext:value-type="float">
            <text:p>366,0</text:p>
          </table:table-cell>
          <table:table-cell table:style-name="ce25"/>
          <table:table-cell table:style-name="ce28" table:formula="of:=([.G249]/([.G249]+[.$A$9]))*[.$A$10]" office:value-type="float" office:value="0.0182322355658773" calcext:value-type="float">
            <text:p>0,01823</text:p>
          </table:table-cell>
          <table:table-cell table:style-name="ce29" table:formula="of:=([.$A$9]/([.$A$9]+[.G249]))*[.$A$10]" office:value-type="float" office:value="4.98176776443412" calcext:value-type="float">
            <text:p>4,98177</text:p>
          </table:table-cell>
          <table:table-cell table:style-name="ce48"/>
          <table:table-cell table:style-name="ce90" table:formula="of:=([.$A$13]*[.I249])/[.$A$14]" office:value-type="float" office:value="3.73396184389167" calcext:value-type="float">
            <text:p>4</text:p>
          </table:table-cell>
          <table:table-cell table:style-name="ce94" table:formula="of:= ([.$A$13]*[.J249])/[.$A$14]" office:value-type="float" office:value="1020.26603815611" calcext:value-type="float">
            <text:p>1.020</text:p>
          </table:table-cell>
          <table:table-cell table:style-name="ce48"/>
          <table:table-cell table:style-name="ce97" table:formula="of:=(4700/(4700+[.G249]))*[.$A$10]" office:value-type="float" office:value="4.63878727265865" calcext:value-type="float">
            <text:p>4,63879</text:p>
          </table:table-cell>
          <table:table-cell table:style-name="ce101" table:formula="of:=1024-((1024*[.O249])/5)" office:value-type="float" office:value="73.9763665595085" calcext:value-type="float">
            <text:p>7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5" calcext:value-type="float">
            <text:p>245</text:p>
          </table:table-cell>
          <table:table-cell table:style-name="ce20"/>
          <table:table-cell table:style-name="ce23" table:formula="of:=[.$A$2]/(EXP([.$A$3]*(1/([.$A$4]+[.$A$5])-1/([.E250]+[.$A$5]))))" office:value-type="float" office:value="360.623926819075" calcext:value-type="float">
            <text:p>360,6</text:p>
          </table:table-cell>
          <table:table-cell table:style-name="ce25"/>
          <table:table-cell table:style-name="ce28" table:formula="of:=([.G250]/([.G250]+[.$A$9]))*[.$A$10]" office:value-type="float" office:value="0.0179664051850671" calcext:value-type="float">
            <text:p>0,01797</text:p>
          </table:table-cell>
          <table:table-cell table:style-name="ce29" table:formula="of:=([.$A$9]/([.$A$9]+[.G250]))*[.$A$10]" office:value-type="float" office:value="4.98203359481493" calcext:value-type="float">
            <text:p>4,98203</text:p>
          </table:table-cell>
          <table:table-cell table:style-name="ce48"/>
          <table:table-cell table:style-name="ce90" table:formula="of:=([.$A$13]*[.I250])/[.$A$14]" office:value-type="float" office:value="3.67951978190175" calcext:value-type="float">
            <text:p>4</text:p>
          </table:table-cell>
          <table:table-cell table:style-name="ce94" table:formula="of:= ([.$A$13]*[.J250])/[.$A$14]" office:value-type="float" office:value="1020.3204802181" calcext:value-type="float">
            <text:p>1.020</text:p>
          </table:table-cell>
          <table:table-cell table:style-name="ce48"/>
          <table:table-cell table:style-name="ce97" table:formula="of:=(4700/(4700+[.G250]))*[.$A$10]" office:value-type="float" office:value="4.64369618051647" calcext:value-type="float">
            <text:p>4,64370</text:p>
          </table:table-cell>
          <table:table-cell table:style-name="ce101" table:formula="of:=1024-((1024*[.O250])/5)" office:value-type="float" office:value="72.9710222302268" calcext:value-type="float">
            <text:p>73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46" calcext:value-type="float">
            <text:p>246</text:p>
          </table:table-cell>
          <table:table-cell table:style-name="ce20"/>
          <table:table-cell table:style-name="ce23" table:formula="of:=[.$A$2]/(EXP([.$A$3]*(1/([.$A$4]+[.$A$5])-1/([.E251]+[.$A$5]))))" office:value-type="float" office:value="355.36716194009" calcext:value-type="float">
            <text:p>355,4</text:p>
          </table:table-cell>
          <table:table-cell table:style-name="ce25"/>
          <table:table-cell table:style-name="ce28" table:formula="of:=([.G251]/([.G251]+[.$A$9]))*[.$A$10]" office:value-type="float" office:value="0.0177054387816969" calcext:value-type="float">
            <text:p>0,01771</text:p>
          </table:table-cell>
          <table:table-cell table:style-name="ce29" table:formula="of:=([.$A$9]/([.$A$9]+[.G251]))*[.$A$10]" office:value-type="float" office:value="4.9822945612183" calcext:value-type="float">
            <text:p>4,98229</text:p>
          </table:table-cell>
          <table:table-cell table:style-name="ce48"/>
          <table:table-cell table:style-name="ce90" table:formula="of:=([.$A$13]*[.I251])/[.$A$14]" office:value-type="float" office:value="3.62607386249153" calcext:value-type="float">
            <text:p>4</text:p>
          </table:table-cell>
          <table:table-cell table:style-name="ce94" table:formula="of:= ([.$A$13]*[.J251])/[.$A$14]" office:value-type="float" office:value="1020.37392613751" calcext:value-type="float">
            <text:p>1.020</text:p>
          </table:table-cell>
          <table:table-cell table:style-name="ce48"/>
          <table:table-cell table:style-name="ce97" table:formula="of:=(4700/(4700+[.G251]))*[.$A$10]" office:value-type="float" office:value="4.6485248741026" calcext:value-type="float">
            <text:p>4,64852</text:p>
          </table:table-cell>
          <table:table-cell table:style-name="ce101" table:formula="of:=1024-((1024*[.O251])/5)" office:value-type="float" office:value="71.9821057837866" calcext:value-type="float">
            <text:p>7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7" calcext:value-type="float">
            <text:p>247</text:p>
          </table:table-cell>
          <table:table-cell table:style-name="ce20"/>
          <table:table-cell table:style-name="ce23" table:formula="of:=[.$A$2]/(EXP([.$A$3]*(1/([.$A$4]+[.$A$5])-1/([.E252]+[.$A$5]))))" office:value-type="float" office:value="350.206796731275" calcext:value-type="float">
            <text:p>350,2</text:p>
          </table:table-cell>
          <table:table-cell table:style-name="ce25"/>
          <table:table-cell table:style-name="ce28" table:formula="of:=([.G252]/([.G252]+[.$A$9]))*[.$A$10]" office:value-type="float" office:value="0.0174492314420762" calcext:value-type="float">
            <text:p>0,01745</text:p>
          </table:table-cell>
          <table:table-cell table:style-name="ce29" table:formula="of:=([.$A$9]/([.$A$9]+[.G252]))*[.$A$10]" office:value-type="float" office:value="4.98255076855792" calcext:value-type="float">
            <text:p>4,98255</text:p>
          </table:table-cell>
          <table:table-cell table:style-name="ce48"/>
          <table:table-cell table:style-name="ce90" table:formula="of:=([.$A$13]*[.I252])/[.$A$14]" office:value-type="float" office:value="3.57360259933721" calcext:value-type="float">
            <text:p>4</text:p>
          </table:table-cell>
          <table:table-cell table:style-name="ce94" table:formula="of:= ([.$A$13]*[.J252])/[.$A$14]" office:value-type="float" office:value="1020.42639740066" calcext:value-type="float">
            <text:p>1.020</text:p>
          </table:table-cell>
          <table:table-cell table:style-name="ce48"/>
          <table:table-cell table:style-name="ce97" table:formula="of:=(4700/(4700+[.G252]))*[.$A$10]" office:value-type="float" office:value="4.65327479564011" calcext:value-type="float">
            <text:p>4,65327</text:p>
          </table:table-cell>
          <table:table-cell table:style-name="ce101" table:formula="of:=1024-((1024*[.O252])/5)" office:value-type="float" office:value="71.0093218529061" calcext:value-type="float">
            <text:p>7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8" calcext:value-type="float">
            <text:p>248</text:p>
          </table:table-cell>
          <table:table-cell table:style-name="ce20"/>
          <table:table-cell table:style-name="ce23" table:formula="of:=[.$A$2]/(EXP([.$A$3]*(1/([.$A$4]+[.$A$5])-1/([.E253]+[.$A$5]))))" office:value-type="float" office:value="345.140740668117" calcext:value-type="float">
            <text:p>345,1</text:p>
          </table:table-cell>
          <table:table-cell table:style-name="ce25"/>
          <table:table-cell table:style-name="ce28" table:formula="of:=([.G253]/([.G253]+[.$A$9]))*[.$A$10]" office:value-type="float" office:value="0.01719768083041" calcext:value-type="float">
            <text:p>0,01720</text:p>
          </table:table-cell>
          <table:table-cell table:style-name="ce29" table:formula="of:=([.$A$9]/([.$A$9]+[.G253]))*[.$A$10]" office:value-type="float" office:value="4.98280231916959" calcext:value-type="float">
            <text:p>4,98280</text:p>
          </table:table-cell>
          <table:table-cell table:style-name="ce48"/>
          <table:table-cell table:style-name="ce90" table:formula="of:=([.$A$13]*[.I253])/[.$A$14]" office:value-type="float" office:value="3.52208503406797" calcext:value-type="float">
            <text:p>4</text:p>
          </table:table-cell>
          <table:table-cell table:style-name="ce94" table:formula="of:= ([.$A$13]*[.J253])/[.$A$14]" office:value-type="float" office:value="1020.47791496593" calcext:value-type="float">
            <text:p>1.020</text:p>
          </table:table-cell>
          <table:table-cell table:style-name="ce48"/>
          <table:table-cell table:style-name="ce97" table:formula="of:=(4700/(4700+[.G253]))*[.$A$10]" office:value-type="float" office:value="4.65794736122425" calcext:value-type="float">
            <text:p>4,65795</text:p>
          </table:table-cell>
          <table:table-cell table:style-name="ce101" table:formula="of:=1024-((1024*[.O253])/5)" office:value-type="float" office:value="70.0523804212741" calcext:value-type="float">
            <text:p>7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49" calcext:value-type="float">
            <text:p>249</text:p>
          </table:table-cell>
          <table:table-cell table:style-name="ce20"/>
          <table:table-cell table:style-name="ce23" table:formula="of:=[.$A$2]/(EXP([.$A$3]*(1/([.$A$4]+[.$A$5])-1/([.E254]+[.$A$5]))))" office:value-type="float" office:value="340.166955090297" calcext:value-type="float">
            <text:p>340,2</text:p>
          </table:table-cell>
          <table:table-cell table:style-name="ce25"/>
          <table:table-cell table:style-name="ce28" table:formula="of:=([.G254]/([.G254]+[.$A$9]))*[.$A$10]" office:value-type="float" office:value="0.0169506871182777" calcext:value-type="float">
            <text:p>0,01695</text:p>
          </table:table-cell>
          <table:table-cell table:style-name="ce29" table:formula="of:=([.$A$9]/([.$A$9]+[.G254]))*[.$A$10]" office:value-type="float" office:value="4.98304931288172" calcext:value-type="float">
            <text:p>4,98305</text:p>
          </table:table-cell>
          <table:table-cell table:style-name="ce48"/>
          <table:table-cell table:style-name="ce90" table:formula="of:=([.$A$13]*[.I254])/[.$A$14]" office:value-type="float" office:value="3.47150072182328" calcext:value-type="float">
            <text:p>3</text:p>
          </table:table-cell>
          <table:table-cell table:style-name="ce94" table:formula="of:= ([.$A$13]*[.J254])/[.$A$14]" office:value-type="float" office:value="1020.52849927818" calcext:value-type="float">
            <text:p>1.021</text:p>
          </table:table-cell>
          <table:table-cell table:style-name="ce48"/>
          <table:table-cell table:style-name="ce97" table:formula="of:=(4700/(4700+[.G254]))*[.$A$10]" office:value-type="float" office:value="4.66254396122062" calcext:value-type="float">
            <text:p>4,66254</text:p>
          </table:table-cell>
          <table:table-cell table:style-name="ce101" table:formula="of:=1024-((1024*[.O254])/5)" office:value-type="float" office:value="69.1109967420164" calcext:value-type="float">
            <text:p>6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0" calcext:value-type="float">
            <text:p>250</text:p>
          </table:table-cell>
          <table:table-cell table:style-name="ce20"/>
          <table:table-cell table:style-name="ce23" table:formula="of:=[.$A$2]/(EXP([.$A$3]*(1/([.$A$4]+[.$A$5])-1/([.E255]+[.$A$5]))))" office:value-type="float" office:value="335.283451760916" calcext:value-type="float">
            <text:p>335,3</text:p>
          </table:table-cell>
          <table:table-cell table:style-name="ce25"/>
          <table:table-cell table:style-name="ce28" table:formula="of:=([.G255]/([.G255]+[.$A$9]))*[.$A$10]" office:value-type="float" office:value="0.0167081529162228" calcext:value-type="float">
            <text:p>0,01671</text:p>
          </table:table-cell>
          <table:table-cell table:style-name="ce29" table:formula="of:=([.$A$9]/([.$A$9]+[.G255]))*[.$A$10]" office:value-type="float" office:value="4.98329184708378" calcext:value-type="float">
            <text:p>4,98329</text:p>
          </table:table-cell>
          <table:table-cell table:style-name="ce48"/>
          <table:table-cell table:style-name="ce90" table:formula="of:=([.$A$13]*[.I255])/[.$A$14]" office:value-type="float" office:value="3.42182971724243" calcext:value-type="float">
            <text:p>3</text:p>
          </table:table-cell>
          <table:table-cell table:style-name="ce94" table:formula="of:= ([.$A$13]*[.J255])/[.$A$14]" office:value-type="float" office:value="1020.57817028276" calcext:value-type="float">
            <text:p>1.021</text:p>
          </table:table-cell>
          <table:table-cell table:style-name="ce48"/>
          <table:table-cell table:style-name="ce97" table:formula="of:=(4700/(4700+[.G255]))*[.$A$10]" office:value-type="float" office:value="4.66706596066239" calcext:value-type="float">
            <text:p>4,66707</text:p>
          </table:table-cell>
          <table:table-cell table:style-name="ce101" table:formula="of:=1024-((1024*[.O255])/5)" office:value-type="float" office:value="68.1848912563422" calcext:value-type="float">
            <text:p>68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51" calcext:value-type="float">
            <text:p>251</text:p>
          </table:table-cell>
          <table:table-cell table:style-name="ce48"/>
          <table:table-cell table:style-name="ce23" table:formula="of:=[.$A$2]/(EXP([.$A$3]*(1/([.$A$4]+[.$A$5])-1/([.E256]+[.$A$5]))))" office:value-type="float" office:value="330.488291469849" calcext:value-type="float">
            <text:p>330,5</text:p>
          </table:table-cell>
          <table:table-cell table:style-name="ce25"/>
          <table:table-cell table:style-name="ce28" table:formula="of:=([.G256]/([.G256]+[.$A$9]))*[.$A$10]" office:value-type="float" office:value="0.016469983207385" calcext:value-type="float">
            <text:p>0,01647</text:p>
          </table:table-cell>
          <table:table-cell table:style-name="ce29" table:formula="of:=([.$A$9]/([.$A$9]+[.G256]))*[.$A$10]" office:value-type="float" office:value="4.98353001679262" calcext:value-type="float">
            <text:p>4,98353</text:p>
          </table:table-cell>
          <table:table-cell table:style-name="ce48"/>
          <table:table-cell table:style-name="ce90" table:formula="of:=([.$A$13]*[.I256])/[.$A$14]" office:value-type="float" office:value="3.37305256087245" calcext:value-type="float">
            <text:p>3</text:p>
          </table:table-cell>
          <table:table-cell table:style-name="ce94" table:formula="of:= ([.$A$13]*[.J256])/[.$A$14]" office:value-type="float" office:value="1020.62694743913" calcext:value-type="float">
            <text:p>1.021</text:p>
          </table:table-cell>
          <table:table-cell table:style-name="ce48"/>
          <table:table-cell table:style-name="ce97" table:formula="of:=(4700/(4700+[.G256]))*[.$A$10]" office:value-type="float" office:value="4.6715146996463" calcext:value-type="float">
            <text:p>4,67151</text:p>
          </table:table-cell>
          <table:table-cell table:style-name="ce101" table:formula="of:=1024-((1024*[.O256])/5)" office:value-type="float" office:value="67.2737895124377" calcext:value-type="float">
            <text:p>6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2" calcext:value-type="float">
            <text:p>252</text:p>
          </table:table-cell>
          <table:table-cell table:style-name="ce48"/>
          <table:table-cell table:style-name="ce23" table:formula="of:=[.$A$2]/(EXP([.$A$3]*(1/([.$A$4]+[.$A$5])-1/([.E257]+[.$A$5]))))" office:value-type="float" office:value="325.779582679786" calcext:value-type="float">
            <text:p>325,8</text:p>
          </table:table-cell>
          <table:table-cell table:style-name="ce25"/>
          <table:table-cell table:style-name="ce28" table:formula="of:=([.G257]/([.G257]+[.$A$9]))*[.$A$10]" office:value-type="float" office:value="0.0162360852831104" calcext:value-type="float">
            <text:p>0,01624</text:p>
          </table:table-cell>
          <table:table-cell table:style-name="ce29" table:formula="of:=([.$A$9]/([.$A$9]+[.G257]))*[.$A$10]" office:value-type="float" office:value="4.98376391471689" calcext:value-type="float">
            <text:p>4,98376</text:p>
          </table:table-cell>
          <table:table-cell table:style-name="ce48"/>
          <table:table-cell table:style-name="ce90" table:formula="of:=([.$A$13]*[.I257])/[.$A$14]" office:value-type="float" office:value="3.32515026598102" calcext:value-type="float">
            <text:p>3</text:p>
          </table:table-cell>
          <table:table-cell table:style-name="ce94" table:formula="of:= ([.$A$13]*[.J257])/[.$A$14]" office:value-type="float" office:value="1020.67484973402" calcext:value-type="float">
            <text:p>1.021</text:p>
          </table:table-cell>
          <table:table-cell table:style-name="ce48"/>
          <table:table-cell table:style-name="ce97" table:formula="of:=(4700/(4700+[.G257]))*[.$A$10]" office:value-type="float" office:value="4.67589149372715" calcext:value-type="float">
            <text:p>4,67589</text:p>
          </table:table-cell>
          <table:table-cell table:style-name="ce101" table:formula="of:=1024-((1024*[.O257])/5)" office:value-type="float" office:value="66.3774220846793" calcext:value-type="float">
            <text:p>6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3" calcext:value-type="float">
            <text:p>253</text:p>
          </table:table-cell>
          <table:table-cell table:style-name="ce48"/>
          <table:table-cell table:style-name="ce23" table:formula="of:=[.$A$2]/(EXP([.$A$3]*(1/([.$A$4]+[.$A$5])-1/([.E258]+[.$A$5]))))" office:value-type="float" office:value="321.155480213498" calcext:value-type="float">
            <text:p>321,2</text:p>
          </table:table-cell>
          <table:table-cell table:style-name="ce25"/>
          <table:table-cell table:style-name="ce28" table:formula="of:=([.G258]/([.G258]+[.$A$9]))*[.$A$10]" office:value-type="float" office:value="0.0160063686804744" calcext:value-type="float">
            <text:p>0,01601</text:p>
          </table:table-cell>
          <table:table-cell table:style-name="ce29" table:formula="of:=([.$A$9]/([.$A$9]+[.G258]))*[.$A$10]" office:value-type="float" office:value="4.98399363131953" calcext:value-type="float">
            <text:p>4,98399</text:p>
          </table:table-cell>
          <table:table-cell table:style-name="ce48"/>
          <table:table-cell table:style-name="ce90" table:formula="of:=([.$A$13]*[.I258])/[.$A$14]" office:value-type="float" office:value="3.27810430576115" calcext:value-type="float">
            <text:p>3</text:p>
          </table:table-cell>
          <table:table-cell table:style-name="ce94" table:formula="of:= ([.$A$13]*[.J258])/[.$A$14]" office:value-type="float" office:value="1020.72189569424" calcext:value-type="float">
            <text:p>1.021</text:p>
          </table:table-cell>
          <table:table-cell table:style-name="ce48"/>
          <table:table-cell table:style-name="ce97" table:formula="of:=(4700/(4700+[.G258]))*[.$A$10]" office:value-type="float" office:value="4.68019763431042" calcext:value-type="float">
            <text:p>4,68020</text:p>
          </table:table-cell>
          <table:table-cell table:style-name="ce101" table:formula="of:=1024-((1024*[.O258])/5)" office:value-type="float" office:value="65.4955244932265" calcext:value-type="float">
            <text:p>6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4" calcext:value-type="float">
            <text:p>254</text:p>
          </table:table-cell>
          <table:table-cell table:style-name="ce48"/>
          <table:table-cell table:style-name="ce23" table:formula="of:=[.$A$2]/(EXP([.$A$3]*(1/([.$A$4]+[.$A$5])-1/([.E259]+[.$A$5]))))" office:value-type="float" office:value="316.614183980987" calcext:value-type="float">
            <text:p>316,6</text:p>
          </table:table-cell>
          <table:table-cell table:style-name="ce25"/>
          <table:table-cell table:style-name="ce28" table:formula="of:=([.G259]/([.G259]+[.$A$9]))*[.$A$10]" office:value-type="float" office:value="0.0157807451216563" calcext:value-type="float">
            <text:p>0,01578</text:p>
          </table:table-cell>
          <table:table-cell table:style-name="ce29" table:formula="of:=([.$A$9]/([.$A$9]+[.G259]))*[.$A$10]" office:value-type="float" office:value="4.98421925487834" calcext:value-type="float">
            <text:p>4,98422</text:p>
          </table:table-cell>
          <table:table-cell table:style-name="ce48"/>
          <table:table-cell table:style-name="ce90" table:formula="of:=([.$A$13]*[.I259])/[.$A$14]" office:value-type="float" office:value="3.23189660091521" calcext:value-type="float">
            <text:p>3</text:p>
          </table:table-cell>
          <table:table-cell table:style-name="ce94" table:formula="of:= ([.$A$13]*[.J259])/[.$A$14]" office:value-type="float" office:value="1020.76810339908" calcext:value-type="float">
            <text:p>1.021</text:p>
          </table:table-cell>
          <table:table-cell table:style-name="ce48"/>
          <table:table-cell table:style-name="ce97" table:formula="of:=(4700/(4700+[.G259]))*[.$A$10]" office:value-type="float" office:value="4.68443438904272" calcext:value-type="float">
            <text:p>4,68443</text:p>
          </table:table-cell>
          <table:table-cell table:style-name="ce101" table:formula="of:=1024-((1024*[.O259])/5)" office:value-type="float" office:value="64.6278371240518" calcext:value-type="float">
            <text:p>6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5" calcext:value-type="float">
            <text:p>255</text:p>
          </table:table-cell>
          <table:table-cell table:style-name="ce48"/>
          <table:table-cell table:style-name="ce23" table:formula="of:=[.$A$2]/(EXP([.$A$3]*(1/([.$A$4]+[.$A$5])-1/([.E260]+[.$A$5]))))" office:value-type="float" office:value="312.153937745192" calcext:value-type="float">
            <text:p>312,2</text:p>
          </table:table-cell>
          <table:table-cell table:style-name="ce25"/>
          <table:table-cell table:style-name="ce28" table:formula="of:=([.G260]/([.G260]+[.$A$9]))*[.$A$10]" office:value-type="float" office:value="0.0155591284551081" calcext:value-type="float">
            <text:p>0,01556</text:p>
          </table:table-cell>
          <table:table-cell table:style-name="ce29" table:formula="of:=([.$A$9]/([.$A$9]+[.G260]))*[.$A$10]" office:value-type="float" office:value="4.98444087154489" calcext:value-type="float">
            <text:p>4,98444</text:p>
          </table:table-cell>
          <table:table-cell table:style-name="ce48"/>
          <table:table-cell table:style-name="ce90" table:formula="of:=([.$A$13]*[.I260])/[.$A$14]" office:value-type="float" office:value="3.18650950760614" calcext:value-type="float">
            <text:p>3</text:p>
          </table:table-cell>
          <table:table-cell table:style-name="ce94" table:formula="of:= ([.$A$13]*[.J260])/[.$A$14]" office:value-type="float" office:value="1020.81349049239" calcext:value-type="float">
            <text:p>1.021</text:p>
          </table:table-cell>
          <table:table-cell table:style-name="ce48"/>
          <table:table-cell table:style-name="ce97" table:formula="of:=(4700/(4700+[.G260]))*[.$A$10]" office:value-type="float" office:value="4.68860300219987" calcext:value-type="float">
            <text:p>4,68860</text:p>
          </table:table-cell>
          <table:table-cell table:style-name="ce101" table:formula="of:=1024-((1024*[.O260])/5)" office:value-type="float" office:value="63.774105149467" calcext:value-type="float">
            <text:p>64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56" calcext:value-type="float">
            <text:p>256</text:p>
          </table:table-cell>
          <table:table-cell table:style-name="ce48"/>
          <table:table-cell table:style-name="ce23" table:formula="of:=[.$A$2]/(EXP([.$A$3]*(1/([.$A$4]+[.$A$5])-1/([.E261]+[.$A$5]))))" office:value-type="float" office:value="307.773027924962" calcext:value-type="float">
            <text:p>307,8</text:p>
          </table:table-cell>
          <table:table-cell table:style-name="ce25"/>
          <table:table-cell table:style-name="ce28" table:formula="of:=([.G261]/([.G261]+[.$A$9]))*[.$A$10]" office:value-type="float" office:value="0.0153414345984573" calcext:value-type="float">
            <text:p>0,01534</text:p>
          </table:table-cell>
          <table:table-cell table:style-name="ce29" table:formula="of:=([.$A$9]/([.$A$9]+[.G261]))*[.$A$10]" office:value-type="float" office:value="4.98465856540154" calcext:value-type="float">
            <text:p>4,98466</text:p>
          </table:table-cell>
          <table:table-cell table:style-name="ce48"/>
          <table:table-cell table:style-name="ce90" table:formula="of:=([.$A$13]*[.I261])/[.$A$14]" office:value-type="float" office:value="3.14192580576406" calcext:value-type="float">
            <text:p>3</text:p>
          </table:table-cell>
          <table:table-cell table:style-name="ce94" table:formula="of:= ([.$A$13]*[.J261])/[.$A$14]" office:value-type="float" office:value="1020.85807419424" calcext:value-type="float">
            <text:p>1.021</text:p>
          </table:table-cell>
          <table:table-cell table:style-name="ce48"/>
          <table:table-cell table:style-name="ce97" table:formula="of:=(4700/(4700+[.G261]))*[.$A$10]" office:value-type="float" office:value="4.69270469507232" calcext:value-type="float">
            <text:p>4,69270</text:p>
          </table:table-cell>
          <table:table-cell table:style-name="ce101" table:formula="of:=1024-((1024*[.O261])/5)" office:value-type="float" office:value="62.934078449189" calcext:value-type="float">
            <text:p>6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7" calcext:value-type="float">
            <text:p>257</text:p>
          </table:table-cell>
          <table:table-cell table:style-name="ce48"/>
          <table:table-cell table:style-name="ce23" table:formula="of:=[.$A$2]/(EXP([.$A$3]*(1/([.$A$4]+[.$A$5])-1/([.E262]+[.$A$5]))))" office:value-type="float" office:value="303.469782434102" calcext:value-type="float">
            <text:p>303,5</text:p>
          </table:table-cell>
          <table:table-cell table:style-name="ce25"/>
          <table:table-cell table:style-name="ce28" table:formula="of:=([.G262]/([.G262]+[.$A$9]))*[.$A$10]" office:value-type="float" office:value="0.0151275814830908" calcext:value-type="float">
            <text:p>0,01513</text:p>
          </table:table-cell>
          <table:table-cell table:style-name="ce29" table:formula="of:=([.$A$9]/([.$A$9]+[.G262]))*[.$A$10]" office:value-type="float" office:value="4.98487241851691" calcext:value-type="float">
            <text:p>4,98487</text:p>
          </table:table-cell>
          <table:table-cell table:style-name="ce48"/>
          <table:table-cell table:style-name="ce90" table:formula="of:=([.$A$13]*[.I262])/[.$A$14]" office:value-type="float" office:value="3.098128687737" calcext:value-type="float">
            <text:p>3</text:p>
          </table:table-cell>
          <table:table-cell table:style-name="ce94" table:formula="of:= ([.$A$13]*[.J262])/[.$A$14]" office:value-type="float" office:value="1020.90187131226" calcext:value-type="float">
            <text:p>1.021</text:p>
          </table:table-cell>
          <table:table-cell table:style-name="ce48"/>
          <table:table-cell table:style-name="ce97" table:formula="of:=(4700/(4700+[.G262]))*[.$A$10]" office:value-type="float" office:value="4.69674066634768" calcext:value-type="float">
            <text:p>4,69674</text:p>
          </table:table-cell>
          <table:table-cell table:style-name="ce101" table:formula="of:=1024-((1024*[.O262])/5)" office:value-type="float" office:value="62.1075115319961" calcext:value-type="float">
            <text:p>6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8" calcext:value-type="float">
            <text:p>258</text:p>
          </table:table-cell>
          <table:table-cell table:style-name="ce48"/>
          <table:table-cell table:style-name="ce23" table:formula="of:=[.$A$2]/(EXP([.$A$3]*(1/([.$A$4]+[.$A$5])-1/([.E263]+[.$A$5]))))" office:value-type="float" office:value="299.242569555266" calcext:value-type="float">
            <text:p>299,2</text:p>
          </table:table-cell>
          <table:table-cell table:style-name="ce25"/>
          <table:table-cell table:style-name="ce28" table:formula="of:=([.G263]/([.G263]+[.$A$9]))*[.$A$10]" office:value-type="float" office:value="0.0149174890003655" calcext:value-type="float">
            <text:p>0,01492</text:p>
          </table:table-cell>
          <table:table-cell table:style-name="ce29" table:formula="of:=([.$A$9]/([.$A$9]+[.G263]))*[.$A$10]" office:value-type="float" office:value="4.98508251099963" calcext:value-type="float">
            <text:p>4,98508</text:p>
          </table:table-cell>
          <table:table-cell table:style-name="ce48"/>
          <table:table-cell table:style-name="ce90" table:formula="of:=([.$A$13]*[.I263])/[.$A$14]" office:value-type="float" office:value="3.05510174727485" calcext:value-type="float">
            <text:p>3</text:p>
          </table:table-cell>
          <table:table-cell table:style-name="ce94" table:formula="of:= ([.$A$13]*[.J263])/[.$A$14]" office:value-type="float" office:value="1020.94489825273" calcext:value-type="float">
            <text:p>1.021</text:p>
          </table:table-cell>
          <table:table-cell table:style-name="ce48"/>
          <table:table-cell table:style-name="ce97" table:formula="of:=(4700/(4700+[.G263]))*[.$A$10]" office:value-type="float" office:value="4.70071209249016" calcext:value-type="float">
            <text:p>4,70071</text:p>
          </table:table-cell>
          <table:table-cell table:style-name="ce101" table:formula="of:=1024-((1024*[.O263])/5)" office:value-type="float" office:value="61.2941634580159" calcext:value-type="float">
            <text:p>6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59" calcext:value-type="float">
            <text:p>259</text:p>
          </table:table-cell>
          <table:table-cell table:style-name="ce48"/>
          <table:table-cell table:style-name="ce23" table:formula="of:=[.$A$2]/(EXP([.$A$3]*(1/([.$A$4]+[.$A$5])-1/([.E264]+[.$A$5]))))" office:value-type="float" office:value="295.089796847586" calcext:value-type="float">
            <text:p>295,1</text:p>
          </table:table-cell>
          <table:table-cell table:style-name="ce25"/>
          <table:table-cell table:style-name="ce28" table:formula="of:=([.G264]/([.G264]+[.$A$9]))*[.$A$10]" office:value-type="float" office:value="0.0147110789493934" calcext:value-type="float">
            <text:p>0,01471</text:p>
          </table:table-cell>
          <table:table-cell table:style-name="ce29" table:formula="of:=([.$A$9]/([.$A$9]+[.G264]))*[.$A$10]" office:value-type="float" office:value="4.98528892105061" calcext:value-type="float">
            <text:p>4,98529</text:p>
          </table:table-cell>
          <table:table-cell table:style-name="ce48"/>
          <table:table-cell table:style-name="ce90" table:formula="of:=([.$A$13]*[.I264])/[.$A$14]" office:value-type="float" office:value="3.01282896883578" calcext:value-type="float">
            <text:p>3</text:p>
          </table:table-cell>
          <table:table-cell table:style-name="ce94" table:formula="of:= ([.$A$13]*[.J264])/[.$A$14]" office:value-type="float" office:value="1020.98717103116" calcext:value-type="float">
            <text:p>1.021</text:p>
          </table:table-cell>
          <table:table-cell table:style-name="ce48"/>
          <table:table-cell table:style-name="ce97" table:formula="of:=(4700/(4700+[.G264]))*[.$A$10]" office:value-type="float" office:value="4.7046201281168" calcext:value-type="float">
            <text:p>4,70462</text:p>
          </table:table-cell>
          <table:table-cell table:style-name="ce101" table:formula="of:=1024-((1024*[.O264])/5)" office:value-type="float" office:value="60.4937977616797" calcext:value-type="float">
            <text:p>6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0" calcext:value-type="float">
            <text:p>260</text:p>
          </table:table-cell>
          <table:table-cell table:style-name="ce48"/>
          <table:table-cell table:style-name="ce23" table:formula="of:=[.$A$2]/(EXP([.$A$3]*(1/([.$A$4]+[.$A$5])-1/([.E265]+[.$A$5]))))" office:value-type="float" office:value="291.009910086926" calcext:value-type="float">
            <text:p>291,0</text:p>
          </table:table-cell>
          <table:table-cell table:style-name="ce25"/>
          <table:table-cell table:style-name="ce28" table:formula="of:=([.G265]/([.G265]+[.$A$9]))*[.$A$10]" office:value-type="float" office:value="0.0145082749863534" calcext:value-type="float">
            <text:p>0,01451</text:p>
          </table:table-cell>
          <table:table-cell table:style-name="ce29" table:formula="of:=([.$A$9]/([.$A$9]+[.G265]))*[.$A$10]" office:value-type="float" office:value="4.98549172501365" calcext:value-type="float">
            <text:p>4,98549</text:p>
          </table:table-cell>
          <table:table-cell table:style-name="ce48"/>
          <table:table-cell table:style-name="ce90" table:formula="of:=([.$A$13]*[.I265])/[.$A$14]" office:value-type="float" office:value="2.97129471720517" calcext:value-type="float">
            <text:p>3</text:p>
          </table:table-cell>
          <table:table-cell table:style-name="ce94" table:formula="of:= ([.$A$13]*[.J265])/[.$A$14]" office:value-type="float" office:value="1021.02870528279" calcext:value-type="float">
            <text:p>1.021</text:p>
          </table:table-cell>
          <table:table-cell table:style-name="ce48"/>
          <table:table-cell table:style-name="ce97" table:formula="of:=(4700/(4700+[.G265]))*[.$A$10]" office:value-type="float" office:value="4.70846590637018" calcext:value-type="float">
            <text:p>4,70847</text:p>
          </table:table-cell>
          <table:table-cell table:style-name="ce101" table:formula="of:=1024-((1024*[.O265])/5)" office:value-type="float" office:value="59.7061823753868" calcext:value-type="float">
            <text:p>60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61" calcext:value-type="float">
            <text:p>261</text:p>
          </table:table-cell>
          <table:table-cell table:style-name="ce48"/>
          <table:table-cell table:style-name="ce23" table:formula="of:=[.$A$2]/(EXP([.$A$3]*(1/([.$A$4]+[.$A$5])-1/([.E266]+[.$A$5]))))" office:value-type="float" office:value="287.001392237693" calcext:value-type="float">
            <text:p>287,0</text:p>
          </table:table-cell>
          <table:table-cell table:style-name="ce25"/>
          <table:table-cell table:style-name="ce28" table:formula="of:=([.G266]/([.G266]+[.$A$9]))*[.$A$10]" office:value-type="float" office:value="0.0143090025752783" calcext:value-type="float">
            <text:p>0,01431</text:p>
          </table:table-cell>
          <table:table-cell table:style-name="ce29" table:formula="of:=([.$A$9]/([.$A$9]+[.G266]))*[.$A$10]" office:value-type="float" office:value="4.98569099742472" calcext:value-type="float">
            <text:p>4,98569</text:p>
          </table:table-cell>
          <table:table-cell table:style-name="ce48"/>
          <table:table-cell table:style-name="ce90" table:formula="of:=([.$A$13]*[.I266])/[.$A$14]" office:value-type="float" office:value="2.93048372741699" calcext:value-type="float">
            <text:p>3</text:p>
          </table:table-cell>
          <table:table-cell table:style-name="ce94" table:formula="of:= ([.$A$13]*[.J266])/[.$A$14]" office:value-type="float" office:value="1021.06951627258" calcext:value-type="float">
            <text:p>1.021</text:p>
          </table:table-cell>
          <table:table-cell table:style-name="ce48"/>
          <table:table-cell table:style-name="ce97" table:formula="of:=(4700/(4700+[.G266]))*[.$A$10]" office:value-type="float" office:value="4.71225053928758" calcext:value-type="float">
            <text:p>4,71225</text:p>
          </table:table-cell>
          <table:table-cell table:style-name="ce101" table:formula="of:=1024-((1024*[.O266])/5)" office:value-type="float" office:value="58.9310895539027" calcext:value-type="float">
            <text:p>5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2" calcext:value-type="float">
            <text:p>262</text:p>
          </table:table-cell>
          <table:table-cell table:style-name="ce48"/>
          <table:table-cell table:style-name="ce23" table:formula="of:=[.$A$2]/(EXP([.$A$3]*(1/([.$A$4]+[.$A$5])-1/([.E267]+[.$A$5]))))" office:value-type="float" office:value="283.06276245518" calcext:value-type="float">
            <text:p>283,1</text:p>
          </table:table-cell>
          <table:table-cell table:style-name="ce25"/>
          <table:table-cell table:style-name="ce28" table:formula="of:=([.G267]/([.G267]+[.$A$9]))*[.$A$10]" office:value-type="float" office:value="0.0141131889402741" calcext:value-type="float">
            <text:p>0,01411</text:p>
          </table:table-cell>
          <table:table-cell table:style-name="ce29" table:formula="of:=([.$A$9]/([.$A$9]+[.G267]))*[.$A$10]" office:value-type="float" office:value="4.98588681105973" calcext:value-type="float">
            <text:p>4,98589</text:p>
          </table:table-cell>
          <table:table-cell table:style-name="ce48"/>
          <table:table-cell table:style-name="ce90" table:formula="of:=([.$A$13]*[.I267])/[.$A$14]" office:value-type="float" office:value="2.89038109496814" calcext:value-type="float">
            <text:p>3</text:p>
          </table:table-cell>
          <table:table-cell table:style-name="ce94" table:formula="of:= ([.$A$13]*[.J267])/[.$A$14]" office:value-type="float" office:value="1021.10961890503" calcext:value-type="float">
            <text:p>1.021</text:p>
          </table:table-cell>
          <table:table-cell table:style-name="ce48"/>
          <table:table-cell table:style-name="ce97" table:formula="of:=(4700/(4700+[.G267]))*[.$A$10]" office:value-type="float" office:value="4.71597511816637" calcext:value-type="float">
            <text:p>4,71598</text:p>
          </table:table-cell>
          <table:table-cell table:style-name="ce101" table:formula="of:=1024-((1024*[.O267])/5)" office:value-type="float" office:value="58.1682957995275" calcext:value-type="float">
            <text:p>5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3" calcext:value-type="float">
            <text:p>263</text:p>
          </table:table-cell>
          <table:table-cell table:style-name="ce48"/>
          <table:table-cell table:style-name="ce23" table:formula="of:=[.$A$2]/(EXP([.$A$3]*(1/([.$A$4]+[.$A$5])-1/([.E268]+[.$A$5]))))" office:value-type="float" office:value="279.192575117461" calcext:value-type="float">
            <text:p>279,2</text:p>
          </table:table-cell>
          <table:table-cell table:style-name="ce25"/>
          <table:table-cell table:style-name="ce28" table:formula="of:=([.G268]/([.G268]+[.$A$9]))*[.$A$10]" office:value-type="float" office:value="0.013920763019124" calcext:value-type="float">
            <text:p>0,01392</text:p>
          </table:table-cell>
          <table:table-cell table:style-name="ce29" table:formula="of:=([.$A$9]/([.$A$9]+[.G268]))*[.$A$10]" office:value-type="float" office:value="4.98607923698088" calcext:value-type="float">
            <text:p>4,98608</text:p>
          </table:table-cell>
          <table:table-cell table:style-name="ce48"/>
          <table:table-cell table:style-name="ce90" table:formula="of:=([.$A$13]*[.I268])/[.$A$14]" office:value-type="float" office:value="2.85097226631659" calcext:value-type="float">
            <text:p>3</text:p>
          </table:table-cell>
          <table:table-cell table:style-name="ce94" table:formula="of:= ([.$A$13]*[.J268])/[.$A$14]" office:value-type="float" office:value="1021.14902773368" calcext:value-type="float">
            <text:p>1.021</text:p>
          </table:table-cell>
          <table:table-cell table:style-name="ce48"/>
          <table:table-cell table:style-name="ce97" table:formula="of:=(4700/(4700+[.G268]))*[.$A$10]" office:value-type="float" office:value="4.71964071392552" calcext:value-type="float">
            <text:p>4,71964</text:p>
          </table:table-cell>
          <table:table-cell table:style-name="ce101" table:formula="of:=1024-((1024*[.O268])/5)" office:value-type="float" office:value="57.4175817880545" calcext:value-type="float">
            <text:p>5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4" calcext:value-type="float">
            <text:p>264</text:p>
          </table:table-cell>
          <table:table-cell table:style-name="ce48"/>
          <table:table-cell table:style-name="ce23" table:formula="of:=[.$A$2]/(EXP([.$A$3]*(1/([.$A$4]+[.$A$5])-1/([.E269]+[.$A$5]))))" office:value-type="float" office:value="275.389418885878" calcext:value-type="float">
            <text:p>275,4</text:p>
          </table:table-cell>
          <table:table-cell table:style-name="ce25"/>
          <table:table-cell table:style-name="ce28" table:formula="of:=([.G269]/([.G269]+[.$A$9]))*[.$A$10]" office:value-type="float" office:value="0.0137316554182342" calcext:value-type="float">
            <text:p>0,01373</text:p>
          </table:table-cell>
          <table:table-cell table:style-name="ce29" table:formula="of:=([.$A$9]/([.$A$9]+[.G269]))*[.$A$10]" office:value-type="float" office:value="4.98626834458177" calcext:value-type="float">
            <text:p>4,98627</text:p>
          </table:table-cell>
          <table:table-cell table:style-name="ce48"/>
          <table:table-cell table:style-name="ce90" table:formula="of:=([.$A$13]*[.I269])/[.$A$14]" office:value-type="float" office:value="2.81224302965436" calcext:value-type="float">
            <text:p>3</text:p>
          </table:table-cell>
          <table:table-cell table:style-name="ce94" table:formula="of:= ([.$A$13]*[.J269])/[.$A$14]" office:value-type="float" office:value="1021.18775697035" calcext:value-type="float">
            <text:p>1.021</text:p>
          </table:table-cell>
          <table:table-cell table:style-name="ce48"/>
          <table:table-cell table:style-name="ce97" table:formula="of:=(4700/(4700+[.G269]))*[.$A$10]" office:value-type="float" office:value="4.72324837746314" calcext:value-type="float">
            <text:p>4,72325</text:p>
          </table:table-cell>
          <table:table-cell table:style-name="ce101" table:formula="of:=1024-((1024*[.O269])/5)" office:value-type="float" office:value="56.6787322955488" calcext:value-type="float">
            <text:p>5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5" calcext:value-type="float">
            <text:p>265</text:p>
          </table:table-cell>
          <table:table-cell table:style-name="ce48"/>
          <table:table-cell table:style-name="ce23" table:formula="of:=[.$A$2]/(EXP([.$A$3]*(1/([.$A$4]+[.$A$5])-1/([.E270]+[.$A$5]))))" office:value-type="float" office:value="271.651915793186" calcext:value-type="float">
            <text:p>271,7</text:p>
          </table:table-cell>
          <table:table-cell table:style-name="ce25"/>
          <table:table-cell table:style-name="ce28" table:formula="of:=([.G270]/([.G270]+[.$A$9]))*[.$A$10]" office:value-type="float" office:value="0.0135457983688808" calcext:value-type="float">
            <text:p>0,01355</text:p>
          </table:table-cell>
          <table:table-cell table:style-name="ce29" table:formula="of:=([.$A$9]/([.$A$9]+[.G270]))*[.$A$10]" office:value-type="float" office:value="4.98645420163112" calcext:value-type="float">
            <text:p>4,98645</text:p>
          </table:table-cell>
          <table:table-cell table:style-name="ce48"/>
          <table:table-cell table:style-name="ce90" table:formula="of:=([.$A$13]*[.I270])/[.$A$14]" office:value-type="float" office:value="2.77417950594678" calcext:value-type="float">
            <text:p>3</text:p>
          </table:table-cell>
          <table:table-cell table:style-name="ce94" table:formula="of:= ([.$A$13]*[.J270])/[.$A$14]" office:value-type="float" office:value="1021.22582049405" calcext:value-type="float">
            <text:p>1.021</text:p>
          </table:table-cell>
          <table:table-cell table:style-name="ce48"/>
          <table:table-cell table:style-name="ce97" table:formula="of:=(4700/(4700+[.G270]))*[.$A$10]" office:value-type="float" office:value="4.72679914000994" calcext:value-type="float">
            <text:p>4,72680</text:p>
          </table:table-cell>
          <table:table-cell table:style-name="ce101" table:formula="of:=1024-((1024*[.O270])/5)" office:value-type="float" office:value="55.9515361259644" calcext:value-type="float">
            <text:p>5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66" calcext:value-type="float">
            <text:p>266</text:p>
          </table:table-cell>
          <table:table-cell table:style-name="ce48"/>
          <table:table-cell table:style-name="ce23" table:formula="of:=[.$A$2]/(EXP([.$A$3]*(1/([.$A$4]+[.$A$5])-1/([.E271]+[.$A$5]))))" office:value-type="float" office:value="267.978720358493" calcext:value-type="float">
            <text:p>268,0</text:p>
          </table:table-cell>
          <table:table-cell table:style-name="ce25"/>
          <table:table-cell table:style-name="ce28" table:formula="of:=([.G271]/([.G271]+[.$A$9]))*[.$A$10]" office:value-type="float" office:value="0.0133631256847149" calcext:value-type="float">
            <text:p>0,01336</text:p>
          </table:table-cell>
          <table:table-cell table:style-name="ce29" table:formula="of:=([.$A$9]/([.$A$9]+[.G271]))*[.$A$10]" office:value-type="float" office:value="4.98663687431529" calcext:value-type="float">
            <text:p>4,98664</text:p>
          </table:table-cell>
          <table:table-cell table:style-name="ce48"/>
          <table:table-cell table:style-name="ce90" table:formula="of:=([.$A$13]*[.I271])/[.$A$14]" office:value-type="float" office:value="2.73676814022961" calcext:value-type="float">
            <text:p>3</text:p>
          </table:table-cell>
          <table:table-cell table:style-name="ce94" table:formula="of:= ([.$A$13]*[.J271])/[.$A$14]" office:value-type="float" office:value="1021.26323185977" calcext:value-type="float">
            <text:p>1.021</text:p>
          </table:table-cell>
          <table:table-cell table:style-name="ce48"/>
          <table:table-cell table:style-name="ce97" table:formula="of:=(4700/(4700+[.G271]))*[.$A$10]" office:value-type="float" office:value="4.73029401347843" calcext:value-type="float">
            <text:p>4,73029</text:p>
          </table:table-cell>
          <table:table-cell table:style-name="ce101" table:formula="of:=1024-((1024*[.O271])/5)" office:value-type="float" office:value="55.2357860396181" calcext:value-type="float">
            <text:p>5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7" calcext:value-type="float">
            <text:p>267</text:p>
          </table:table-cell>
          <table:table-cell table:style-name="ce48"/>
          <table:table-cell table:style-name="ce23" table:formula="of:=[.$A$2]/(EXP([.$A$3]*(1/([.$A$4]+[.$A$5])-1/([.E272]+[.$A$5]))))" office:value-type="float" office:value="264.368518728114" calcext:value-type="float">
            <text:p>264,4</text:p>
          </table:table-cell>
          <table:table-cell table:style-name="ce25"/>
          <table:table-cell table:style-name="ce28" table:formula="of:=([.G272]/([.G272]+[.$A$9]))*[.$A$10]" office:value-type="float" office:value="0.0131835727204891" calcext:value-type="float">
            <text:p>0,01318</text:p>
          </table:table-cell>
          <table:table-cell table:style-name="ce29" table:formula="of:=([.$A$9]/([.$A$9]+[.G272]))*[.$A$10]" office:value-type="float" office:value="4.98681642727951" calcext:value-type="float">
            <text:p>4,98682</text:p>
          </table:table-cell>
          <table:table-cell table:style-name="ce48"/>
          <table:table-cell table:style-name="ce90" table:formula="of:=([.$A$13]*[.I272])/[.$A$14]" office:value-type="float" office:value="2.69999569315617" calcext:value-type="float">
            <text:p>3</text:p>
          </table:table-cell>
          <table:table-cell table:style-name="ce94" table:formula="of:= ([.$A$13]*[.J272])/[.$A$14]" office:value-type="float" office:value="1021.30000430684" calcext:value-type="float">
            <text:p>1.021</text:p>
          </table:table-cell>
          <table:table-cell table:style-name="ce48"/>
          <table:table-cell table:style-name="ce97" table:formula="of:=(4700/(4700+[.G272]))*[.$A$10]" office:value-type="float" office:value="4.73373399080791" calcext:value-type="float">
            <text:p>4,73373</text:p>
          </table:table-cell>
          <table:table-cell table:style-name="ce101" table:formula="of:=1024-((1024*[.O272])/5)" office:value-type="float" office:value="54.5312786825394" calcext:value-type="float">
            <text:p>5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8" calcext:value-type="float">
            <text:p>268</text:p>
          </table:table-cell>
          <table:table-cell table:style-name="ce48"/>
          <table:table-cell table:style-name="ce23" table:formula="of:=[.$A$2]/(EXP([.$A$3]*(1/([.$A$4]+[.$A$5])-1/([.E273]+[.$A$5]))))" office:value-type="float" office:value="260.820027841514" calcext:value-type="float">
            <text:p>260,8</text:p>
          </table:table-cell>
          <table:table-cell table:style-name="ce25"/>
          <table:table-cell table:style-name="ce28" table:formula="of:=([.G273]/([.G273]+[.$A$9]))*[.$A$10]" office:value-type="float" office:value="0.0130070763319653" calcext:value-type="float">
            <text:p>0,01301</text:p>
          </table:table-cell>
          <table:table-cell table:style-name="ce29" table:formula="of:=([.$A$9]/([.$A$9]+[.G273]))*[.$A$10]" office:value-type="float" office:value="4.98699292366803" calcext:value-type="float">
            <text:p>4,98699</text:p>
          </table:table-cell>
          <table:table-cell table:style-name="ce48"/>
          <table:table-cell table:style-name="ce90" table:formula="of:=([.$A$13]*[.I273])/[.$A$14]" office:value-type="float" office:value="2.66384923278649" calcext:value-type="float">
            <text:p>3</text:p>
          </table:table-cell>
          <table:table-cell table:style-name="ce94" table:formula="of:= ([.$A$13]*[.J273])/[.$A$14]" office:value-type="float" office:value="1021.33615076721" calcext:value-type="float">
            <text:p>1.021</text:p>
          </table:table-cell>
          <table:table-cell table:style-name="ce48"/>
          <table:table-cell table:style-name="ce97" table:formula="of:=(4700/(4700+[.G273]))*[.$A$10]" office:value-type="float" office:value="4.73712004630513" calcext:value-type="float">
            <text:p>4,73712</text:p>
          </table:table-cell>
          <table:table-cell table:style-name="ce101" table:formula="of:=1024-((1024*[.O273])/5)" office:value-type="float" office:value="53.8378145167098" calcext:value-type="float">
            <text:p>5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69" calcext:value-type="float">
            <text:p>269</text:p>
          </table:table-cell>
          <table:table-cell table:style-name="ce48"/>
          <table:table-cell table:style-name="ce23" table:formula="of:=[.$A$2]/(EXP([.$A$3]*(1/([.$A$4]+[.$A$5])-1/([.E274]+[.$A$5]))))" office:value-type="float" office:value="257.331994621556" calcext:value-type="float">
            <text:p>257,3</text:p>
          </table:table-cell>
          <table:table-cell table:style-name="ce25"/>
          <table:table-cell table:style-name="ce28" table:formula="of:=([.G274]/([.G274]+[.$A$9]))*[.$A$10]" office:value-type="float" office:value="0.0128335748369686" calcext:value-type="float">
            <text:p>0,01283</text:p>
          </table:table-cell>
          <table:table-cell table:style-name="ce29" table:formula="of:=([.$A$9]/([.$A$9]+[.G274]))*[.$A$10]" office:value-type="float" office:value="4.98716642516303" calcext:value-type="float">
            <text:p>4,98717</text:p>
          </table:table-cell>
          <table:table-cell table:style-name="ce48"/>
          <table:table-cell table:style-name="ce90" table:formula="of:=([.$A$13]*[.I274])/[.$A$14]" office:value-type="float" office:value="2.62831612661116" calcext:value-type="float">
            <text:p>3</text:p>
          </table:table-cell>
          <table:table-cell table:style-name="ce94" table:formula="of:= ([.$A$13]*[.J274])/[.$A$14]" office:value-type="float" office:value="1021.37168387339" calcext:value-type="float">
            <text:p>1.021</text:p>
          </table:table-cell>
          <table:table-cell table:style-name="ce48"/>
          <table:table-cell table:style-name="ce97" table:formula="of:=(4700/(4700+[.G274]))*[.$A$10]" office:value-type="float" office:value="4.74045313598046" calcext:value-type="float">
            <text:p>4,74045</text:p>
          </table:table-cell>
          <table:table-cell table:style-name="ce101" table:formula="of:=1024-((1024*[.O274])/5)" office:value-type="float" office:value="53.1551977512029" calcext:value-type="float">
            <text:p>53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0" calcext:value-type="float">
            <text:p>270</text:p>
          </table:table-cell>
          <table:table-cell table:style-name="ce48"/>
          <table:table-cell table:style-name="ce23" table:formula="of:=[.$A$2]/(EXP([.$A$3]*(1/([.$A$4]+[.$A$5])-1/([.E275]+[.$A$5]))))" office:value-type="float" office:value="253.903195188259" calcext:value-type="float">
            <text:p>253,9</text:p>
          </table:table-cell>
          <table:table-cell table:style-name="ce25"/>
          <table:table-cell table:style-name="ce28" table:formula="of:=([.G275]/([.G275]+[.$A$9]))*[.$A$10]" office:value-type="float" office:value="0.012663007977551" calcext:value-type="float">
            <text:p>0,01266</text:p>
          </table:table-cell>
          <table:table-cell table:style-name="ce29" table:formula="of:=([.$A$9]/([.$A$9]+[.G275]))*[.$A$10]" office:value-type="float" office:value="4.98733699202245" calcext:value-type="float">
            <text:p>4,98734</text:p>
          </table:table-cell>
          <table:table-cell table:style-name="ce48"/>
          <table:table-cell table:style-name="ce90" table:formula="of:=([.$A$13]*[.I275])/[.$A$14]" office:value-type="float" office:value="2.59338403380244" calcext:value-type="float">
            <text:p>3</text:p>
          </table:table-cell>
          <table:table-cell table:style-name="ce94" table:formula="of:= ([.$A$13]*[.J275])/[.$A$14]" office:value-type="float" office:value="1021.4066159662" calcext:value-type="float">
            <text:p>1.021</text:p>
          </table:table-cell>
          <table:table-cell table:style-name="ce48"/>
          <table:table-cell table:style-name="ce97" table:formula="of:=(4700/(4700+[.G275]))*[.$A$10]" office:value-type="float" office:value="4.74373419787969" calcext:value-type="float">
            <text:p>4,74373</text:p>
          </table:table-cell>
          <table:table-cell table:style-name="ce101" table:formula="of:=1024-((1024*[.O275])/5)" office:value-type="float" office:value="52.4832362742397" calcext:value-type="float">
            <text:p>52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71" calcext:value-type="float">
            <text:p>271</text:p>
          </table:table-cell>
          <table:table-cell table:style-name="ce48"/>
          <table:table-cell table:style-name="ce23" table:formula="of:=[.$A$2]/(EXP([.$A$3]*(1/([.$A$4]+[.$A$5])-1/([.E276]+[.$A$5]))))" office:value-type="float" office:value="250.532434095336" calcext:value-type="float">
            <text:p>250,5</text:p>
          </table:table-cell>
          <table:table-cell table:style-name="ce25"/>
          <table:table-cell table:style-name="ce28" table:formula="of:=([.G276]/([.G276]+[.$A$9]))*[.$A$10]" office:value-type="float" office:value="0.0124953168832313" calcext:value-type="float">
            <text:p>0,01250</text:p>
          </table:table-cell>
          <table:table-cell table:style-name="ce29" table:formula="of:=([.$A$9]/([.$A$9]+[.G276]))*[.$A$10]" office:value-type="float" office:value="4.98750468311677" calcext:value-type="float">
            <text:p>4,98750</text:p>
          </table:table-cell>
          <table:table-cell table:style-name="ce48"/>
          <table:table-cell table:style-name="ce90" table:formula="of:=([.$A$13]*[.I276])/[.$A$14]" office:value-type="float" office:value="2.55904089768577" calcext:value-type="float">
            <text:p>3</text:p>
          </table:table-cell>
          <table:table-cell table:style-name="ce94" table:formula="of:= ([.$A$13]*[.J276])/[.$A$14]" office:value-type="float" office:value="1021.44095910231" calcext:value-type="float">
            <text:p>1.021</text:p>
          </table:table-cell>
          <table:table-cell table:style-name="ce48"/>
          <table:table-cell table:style-name="ce97" table:formula="of:=(4700/(4700+[.G276]))*[.$A$10]" office:value-type="float" office:value="4.7469641524113" calcext:value-type="float">
            <text:p>4,74696</text:p>
          </table:table-cell>
          <table:table-cell table:style-name="ce101" table:formula="of:=1024-((1024*[.O276])/5)" office:value-type="float" office:value="51.8217415861664" calcext:value-type="float">
            <text:p>52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2" calcext:value-type="float">
            <text:p>272</text:p>
          </table:table-cell>
          <table:table-cell table:style-name="ce48"/>
          <table:table-cell table:style-name="ce23" table:formula="of:=[.$A$2]/(EXP([.$A$3]*(1/([.$A$4]+[.$A$5])-1/([.E277]+[.$A$5]))))" office:value-type="float" office:value="247.218543588786" calcext:value-type="float">
            <text:p>247,2</text:p>
          </table:table-cell>
          <table:table-cell table:style-name="ce25"/>
          <table:table-cell table:style-name="ce28" table:formula="of:=([.G277]/([.G277]+[.$A$9]))*[.$A$10]" office:value-type="float" office:value="0.0123304440352773" calcext:value-type="float">
            <text:p>0,01233</text:p>
          </table:table-cell>
          <table:table-cell table:style-name="ce29" table:formula="of:=([.$A$9]/([.$A$9]+[.G277]))*[.$A$10]" office:value-type="float" office:value="4.98766955596472" calcext:value-type="float">
            <text:p>4,98767</text:p>
          </table:table-cell>
          <table:table-cell table:style-name="ce48"/>
          <table:table-cell table:style-name="ce90" table:formula="of:=([.$A$13]*[.I277])/[.$A$14]" office:value-type="float" office:value="2.52527493842478" calcext:value-type="float">
            <text:p>3</text:p>
          </table:table-cell>
          <table:table-cell table:style-name="ce94" table:formula="of:= ([.$A$13]*[.J277])/[.$A$14]" office:value-type="float" office:value="1021.47472506158" calcext:value-type="float">
            <text:p>1.021</text:p>
          </table:table-cell>
          <table:table-cell table:style-name="ce48"/>
          <table:table-cell table:style-name="ce97" table:formula="of:=(4700/(4700+[.G277]))*[.$A$10]" office:value-type="float" office:value="4.75014390266915" calcext:value-type="float">
            <text:p>4,75014</text:p>
          </table:table-cell>
          <table:table-cell table:style-name="ce101" table:formula="of:=1024-((1024*[.O277])/5)" office:value-type="float" office:value="51.1705287333591" calcext:value-type="float">
            <text:p>5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3" calcext:value-type="float">
            <text:p>273</text:p>
          </table:table-cell>
          <table:table-cell table:style-name="ce48"/>
          <table:table-cell table:style-name="ce23" table:formula="of:=[.$A$2]/(EXP([.$A$3]*(1/([.$A$4]+[.$A$5])-1/([.E278]+[.$A$5]))))" office:value-type="float" office:value="243.960382886844" calcext:value-type="float">
            <text:p>244,0</text:p>
          </table:table-cell>
          <table:table-cell table:style-name="ce25"/>
          <table:table-cell table:style-name="ce28" table:formula="of:=([.G278]/([.G278]+[.$A$9]))*[.$A$10]" office:value-type="float" office:value="0.0121683332319985" calcext:value-type="float">
            <text:p>0,01217</text:p>
          </table:table-cell>
          <table:table-cell table:style-name="ce29" table:formula="of:=([.$A$9]/([.$A$9]+[.G278]))*[.$A$10]" office:value-type="float" office:value="4.987831666768" calcext:value-type="float">
            <text:p>4,98783</text:p>
          </table:table-cell>
          <table:table-cell table:style-name="ce48"/>
          <table:table-cell table:style-name="ce90" table:formula="of:=([.$A$13]*[.I278])/[.$A$14]" office:value-type="float" office:value="2.49207464591328" calcext:value-type="float">
            <text:p>2</text:p>
          </table:table-cell>
          <table:table-cell table:style-name="ce94" table:formula="of:= ([.$A$13]*[.J278])/[.$A$14]" office:value-type="float" office:value="1021.50792535409" calcext:value-type="float">
            <text:p>1.022</text:p>
          </table:table-cell>
          <table:table-cell table:style-name="ce48"/>
          <table:table-cell table:style-name="ce97" table:formula="of:=(4700/(4700+[.G278]))*[.$A$10]" office:value-type="float" office:value="4.75327433475064" calcext:value-type="float">
            <text:p>4,75327</text:p>
          </table:table-cell>
          <table:table-cell table:style-name="ce101" table:formula="of:=1024-((1024*[.O278])/5)" office:value-type="float" office:value="50.5294162430682" calcext:value-type="float">
            <text:p>51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4" calcext:value-type="float">
            <text:p>274</text:p>
          </table:table-cell>
          <table:table-cell table:style-name="ce48"/>
          <table:table-cell table:style-name="ce23" table:formula="of:=[.$A$2]/(EXP([.$A$3]*(1/([.$A$4]+[.$A$5])-1/([.E279]+[.$A$5]))))" office:value-type="float" office:value="240.756837480619" calcext:value-type="float">
            <text:p>240,8</text:p>
          </table:table-cell>
          <table:table-cell table:style-name="ce25"/>
          <table:table-cell table:style-name="ce28" table:formula="of:=([.G279]/([.G279]+[.$A$9]))*[.$A$10]" office:value-type="float" office:value="0.012008929555019" calcext:value-type="float">
            <text:p>0,01201</text:p>
          </table:table-cell>
          <table:table-cell table:style-name="ce29" table:formula="of:=([.$A$9]/([.$A$9]+[.G279]))*[.$A$10]" office:value-type="float" office:value="4.98799107044498" calcext:value-type="float">
            <text:p>4,98799</text:p>
          </table:table-cell>
          <table:table-cell table:style-name="ce48"/>
          <table:table-cell table:style-name="ce90" table:formula="of:=([.$A$13]*[.I279])/[.$A$14]" office:value-type="float" office:value="2.45942877286789" calcext:value-type="float">
            <text:p>2</text:p>
          </table:table-cell>
          <table:table-cell table:style-name="ce94" table:formula="of:= ([.$A$13]*[.J279])/[.$A$14]" office:value-type="float" office:value="1021.54057122713" calcext:value-type="float">
            <text:p>1.022</text:p>
          </table:table-cell>
          <table:table-cell table:style-name="ce48"/>
          <table:table-cell table:style-name="ce97" table:formula="of:=(4700/(4700+[.G279]))*[.$A$10]" office:value-type="float" office:value="4.7563563180703" calcext:value-type="float">
            <text:p>4,75636</text:p>
          </table:table-cell>
          <table:table-cell table:style-name="ce101" table:formula="of:=1024-((1024*[.O279])/5)" office:value-type="float" office:value="49.8982260592017" calcext:value-type="float">
            <text:p>50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5" calcext:value-type="float">
            <text:p>275</text:p>
          </table:table-cell>
          <table:table-cell table:style-name="ce48"/>
          <table:table-cell table:style-name="ce23" table:formula="of:=[.$A$2]/(EXP([.$A$3]*(1/([.$A$4]+[.$A$5])-1/([.E280]+[.$A$5]))))" office:value-type="float" office:value="237.60681845477" calcext:value-type="float">
            <text:p>237,6</text:p>
          </table:table-cell>
          <table:table-cell table:style-name="ce25"/>
          <table:table-cell table:style-name="ce28" table:formula="of:=([.G280]/([.G280]+[.$A$9]))*[.$A$10]" office:value-type="float" office:value="0.0118521793364995" calcext:value-type="float">
            <text:p>0,01185</text:p>
          </table:table-cell>
          <table:table-cell table:style-name="ce29" table:formula="of:=([.$A$9]/([.$A$9]+[.G280]))*[.$A$10]" office:value-type="float" office:value="4.9881478206635" calcext:value-type="float">
            <text:p>4,98815</text:p>
          </table:table-cell>
          <table:table-cell table:style-name="ce48"/>
          <table:table-cell table:style-name="ce90" table:formula="of:=([.$A$13]*[.I280])/[.$A$14]" office:value-type="float" office:value="2.4273263281151" calcext:value-type="float">
            <text:p>2</text:p>
          </table:table-cell>
          <table:table-cell table:style-name="ce94" table:formula="of:= ([.$A$13]*[.J280])/[.$A$14]" office:value-type="float" office:value="1021.57267367188" calcext:value-type="float">
            <text:p>1.022</text:p>
          </table:table-cell>
          <table:table-cell table:style-name="ce48"/>
          <table:table-cell table:style-name="ce97" table:formula="of:=(4700/(4700+[.G280]))*[.$A$10]" office:value-type="float" office:value="4.75939070566869" calcext:value-type="float">
            <text:p>4,75939</text:p>
          </table:table-cell>
          <table:table-cell table:style-name="ce101" table:formula="of:=1024-((1024*[.O280])/5)" office:value-type="float" office:value="49.2767834790517" calcext:value-type="float">
            <text:p>49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76" calcext:value-type="float">
            <text:p>276</text:p>
          </table:table-cell>
          <table:table-cell table:style-name="ce48"/>
          <table:table-cell table:style-name="ce23" table:formula="of:=[.$A$2]/(EXP([.$A$3]*(1/([.$A$4]+[.$A$5])-1/([.E281]+[.$A$5]))))" office:value-type="float" office:value="234.509261827594" calcext:value-type="float">
            <text:p>234,5</text:p>
          </table:table-cell>
          <table:table-cell table:style-name="ce25"/>
          <table:table-cell table:style-name="ce28" table:formula="of:=([.G281]/([.G281]+[.$A$9]))*[.$A$10]" office:value-type="float" office:value="0.0116980301272798" calcext:value-type="float">
            <text:p>0,01170</text:p>
          </table:table-cell>
          <table:table-cell table:style-name="ce29" table:formula="of:=([.$A$9]/([.$A$9]+[.G281]))*[.$A$10]" office:value-type="float" office:value="4.98830196987272" calcext:value-type="float">
            <text:p>4,98830</text:p>
          </table:table-cell>
          <table:table-cell table:style-name="ce48"/>
          <table:table-cell table:style-name="ce90" table:formula="of:=([.$A$13]*[.I281])/[.$A$14]" office:value-type="float" office:value="2.39575657006691" calcext:value-type="float">
            <text:p>2</text:p>
          </table:table-cell>
          <table:table-cell table:style-name="ce94" table:formula="of:= ([.$A$13]*[.J281])/[.$A$14]" office:value-type="float" office:value="1021.60424342993" calcext:value-type="float">
            <text:p>1.022</text:p>
          </table:table-cell>
          <table:table-cell table:style-name="ce48"/>
          <table:table-cell table:style-name="ce97" table:formula="of:=(4700/(4700+[.G281]))*[.$A$10]" office:value-type="float" office:value="4.76237833451676" calcext:value-type="float">
            <text:p>4,76238</text:p>
          </table:table-cell>
          <table:table-cell table:style-name="ce101" table:formula="of:=1024-((1024*[.O281])/5)" office:value-type="float" office:value="48.6649170909684" calcext:value-type="float">
            <text:p>49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7" calcext:value-type="float">
            <text:p>277</text:p>
          </table:table-cell>
          <table:table-cell table:style-name="ce48"/>
          <table:table-cell table:style-name="ce23" table:formula="of:=[.$A$2]/(EXP([.$A$3]*(1/([.$A$4]+[.$A$5])-1/([.E282]+[.$A$5]))))" office:value-type="float" office:value="231.463127909916" calcext:value-type="float">
            <text:p>231,5</text:p>
          </table:table-cell>
          <table:table-cell table:style-name="ce25"/>
          <table:table-cell table:style-name="ce28" table:formula="of:=([.G282]/([.G282]+[.$A$9]))*[.$A$10]" office:value-type="float" office:value="0.0115464306659145" calcext:value-type="float">
            <text:p>0,01155</text:p>
          </table:table-cell>
          <table:table-cell table:style-name="ce29" table:formula="of:=([.$A$9]/([.$A$9]+[.G282]))*[.$A$10]" office:value-type="float" office:value="4.98845356933409" calcext:value-type="float">
            <text:p>4,98845</text:p>
          </table:table-cell>
          <table:table-cell table:style-name="ce48"/>
          <table:table-cell table:style-name="ce90" table:formula="of:=([.$A$13]*[.I282])/[.$A$14]" office:value-type="float" office:value="2.3647090003793" calcext:value-type="float">
            <text:p>2</text:p>
          </table:table-cell>
          <table:table-cell table:style-name="ce94" table:formula="of:= ([.$A$13]*[.J282])/[.$A$14]" office:value-type="float" office:value="1021.63529099962" calcext:value-type="float">
            <text:p>1.022</text:p>
          </table:table-cell>
          <table:table-cell table:style-name="ce48"/>
          <table:table-cell table:style-name="ce97" table:formula="of:=(4700/(4700+[.G282]))*[.$A$10]" office:value-type="float" office:value="4.76532002581553" calcext:value-type="float">
            <text:p>4,76532</text:p>
          </table:table-cell>
          <table:table-cell table:style-name="ce101" table:formula="of:=1024-((1024*[.O282])/5)" office:value-type="float" office:value="48.0624587129802" calcext:value-type="float">
            <text:p>48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8" calcext:value-type="float">
            <text:p>278</text:p>
          </table:table-cell>
          <table:table-cell table:style-name="ce48"/>
          <table:table-cell table:style-name="ce23" table:formula="of:=[.$A$2]/(EXP([.$A$3]*(1/([.$A$4]+[.$A$5])-1/([.E283]+[.$A$5]))))" office:value-type="float" office:value="228.467400682205" calcext:value-type="float">
            <text:p>228,5</text:p>
          </table:table-cell>
          <table:table-cell table:style-name="ce25"/>
          <table:table-cell table:style-name="ce28" table:formula="of:=([.G283]/([.G283]+[.$A$9]))*[.$A$10]" office:value-type="float" office:value="0.0113973308485734" calcext:value-type="float">
            <text:p>0,01140</text:p>
          </table:table-cell>
          <table:table-cell table:style-name="ce29" table:formula="of:=([.$A$9]/([.$A$9]+[.G283]))*[.$A$10]" office:value-type="float" office:value="4.98860266915143" calcext:value-type="float">
            <text:p>4,98860</text:p>
          </table:table-cell>
          <table:table-cell table:style-name="ce48"/>
          <table:table-cell table:style-name="ce90" table:formula="of:=([.$A$13]*[.I283])/[.$A$14]" office:value-type="float" office:value="2.33417335778783" calcext:value-type="float">
            <text:p>2</text:p>
          </table:table-cell>
          <table:table-cell table:style-name="ce94" table:formula="of:= ([.$A$13]*[.J283])/[.$A$14]" office:value-type="float" office:value="1021.66582664221" calcext:value-type="float">
            <text:p>1.022</text:p>
          </table:table-cell>
          <table:table-cell table:style-name="ce48"/>
          <table:table-cell table:style-name="ce97" table:formula="of:=(4700/(4700+[.G283]))*[.$A$10]" office:value-type="float" office:value="4.76821658529122" calcext:value-type="float">
            <text:p>4,76822</text:p>
          </table:table-cell>
          <table:table-cell table:style-name="ce101" table:formula="of:=1024-((1024*[.O283])/5)" office:value-type="float" office:value="47.4692433323582" calcext:value-type="float">
            <text:p>4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79" calcext:value-type="float">
            <text:p>279</text:p>
          </table:table-cell>
          <table:table-cell table:style-name="ce48"/>
          <table:table-cell table:style-name="ce23" table:formula="of:=[.$A$2]/(EXP([.$A$3]*(1/([.$A$4]+[.$A$5])-1/([.E284]+[.$A$5]))))" office:value-type="float" office:value="225.521087189339" calcext:value-type="float">
            <text:p>225,5</text:p>
          </table:table-cell>
          <table:table-cell table:style-name="ce25"/>
          <table:table-cell table:style-name="ce28" table:formula="of:=([.G284]/([.G284]+[.$A$9]))*[.$A$10]" office:value-type="float" office:value="0.0112506816997814" calcext:value-type="float">
            <text:p>0,01125</text:p>
          </table:table-cell>
          <table:table-cell table:style-name="ce29" table:formula="of:=([.$A$9]/([.$A$9]+[.G284]))*[.$A$10]" office:value-type="float" office:value="4.98874931830022" calcext:value-type="float">
            <text:p>4,98875</text:p>
          </table:table-cell>
          <table:table-cell table:style-name="ce48"/>
          <table:table-cell table:style-name="ce90" table:formula="of:=([.$A$13]*[.I284])/[.$A$14]" office:value-type="float" office:value="2.30413961211523" calcext:value-type="float">
            <text:p>2</text:p>
          </table:table-cell>
          <table:table-cell table:style-name="ce94" table:formula="of:= ([.$A$13]*[.J284])/[.$A$14]" office:value-type="float" office:value="1021.69586038788" calcext:value-type="float">
            <text:p>1.022</text:p>
          </table:table-cell>
          <table:table-cell table:style-name="ce48"/>
          <table:table-cell table:style-name="ce97" table:formula="of:=(4700/(4700+[.G284]))*[.$A$10]" office:value-type="float" office:value="4.77106880348569" calcext:value-type="float">
            <text:p>4,77107</text:p>
          </table:table-cell>
          <table:table-cell table:style-name="ce101" table:formula="of:=1024-((1024*[.O284])/5)" office:value-type="float" office:value="46.8851090461297" calcext:value-type="float">
            <text:p>47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0" calcext:value-type="float">
            <text:p>280</text:p>
          </table:table-cell>
          <table:table-cell table:style-name="ce48"/>
          <table:table-cell table:style-name="ce23" table:formula="of:=[.$A$2]/(EXP([.$A$3]*(1/([.$A$4]+[.$A$5])-1/([.E285]+[.$A$5]))))" office:value-type="float" office:value="222.623216952479" calcext:value-type="float">
            <text:p>222,6</text:p>
          </table:table-cell>
          <table:table-cell table:style-name="ce25"/>
          <table:table-cell table:style-name="ce28" table:formula="of:=([.G285]/([.G285]+[.$A$9]))*[.$A$10]" office:value-type="float" office:value="0.0111064353439725" calcext:value-type="float">
            <text:p>0,01111</text:p>
          </table:table-cell>
          <table:table-cell table:style-name="ce29" table:formula="of:=([.$A$9]/([.$A$9]+[.G285]))*[.$A$10]" office:value-type="float" office:value="4.98889356465603" calcext:value-type="float">
            <text:p>4,98889</text:p>
          </table:table-cell>
          <table:table-cell table:style-name="ce48"/>
          <table:table-cell table:style-name="ce90" table:formula="of:=([.$A$13]*[.I285])/[.$A$14]" office:value-type="float" office:value="2.27459795844556" calcext:value-type="float">
            <text:p>2</text:p>
          </table:table-cell>
          <table:table-cell table:style-name="ce94" table:formula="of:= ([.$A$13]*[.J285])/[.$A$14]" office:value-type="float" office:value="1021.72540204155" calcext:value-type="float">
            <text:p>1.022</text:p>
          </table:table-cell>
          <table:table-cell table:style-name="ce48"/>
          <table:table-cell table:style-name="ce97" table:formula="of:=(4700/(4700+[.G285]))*[.$A$10]" office:value-type="float" office:value="4.77387745604233" calcext:value-type="float">
            <text:p>4,77388</text:p>
          </table:table-cell>
          <table:table-cell table:style-name="ce101" table:formula="of:=1024-((1024*[.O285])/5)" office:value-type="float" office:value="46.3098970025314" calcext:value-type="float">
            <text:p>46</text:p>
          </table:table-cell>
          <table:table-cell table:style-name="ce103"/>
          <table:table-cell table:style-name="ce48" table:number-columns-repeated="1007"/>
        </table:table-row>
        <table:table-row table:style-name="ro4">
          <table:table-cell table:style-name="ce48" table:number-columns-repeated="4"/>
          <table:table-cell table:style-name="ce19" office:value-type="float" office:value="281" calcext:value-type="float">
            <text:p>281</text:p>
          </table:table-cell>
          <table:table-cell table:style-name="ce48"/>
          <table:table-cell table:style-name="ce23" table:formula="of:=[.$A$2]/(EXP([.$A$3]*(1/([.$A$4]+[.$A$5])-1/([.E286]+[.$A$5]))))" office:value-type="float" office:value="219.772841397528" calcext:value-type="float">
            <text:p>219,8</text:p>
          </table:table-cell>
          <table:table-cell table:style-name="ce25"/>
          <table:table-cell table:style-name="ce28" table:formula="of:=([.G286]/([.G286]+[.$A$9]))*[.$A$10]" office:value-type="float" office:value="0.0109645449778323" calcext:value-type="float">
            <text:p>0,01096</text:p>
          </table:table-cell>
          <table:table-cell table:style-name="ce29" table:formula="of:=([.$A$9]/([.$A$9]+[.G286]))*[.$A$10]" office:value-type="float" office:value="4.98903545502217" calcext:value-type="float">
            <text:p>4,98904</text:p>
          </table:table-cell>
          <table:table-cell table:style-name="ce48"/>
          <table:table-cell table:style-name="ce90" table:formula="of:=([.$A$13]*[.I286])/[.$A$14]" office:value-type="float" office:value="2.24553881146006" calcext:value-type="float">
            <text:p>2</text:p>
          </table:table-cell>
          <table:table-cell table:style-name="ce94" table:formula="of:= ([.$A$13]*[.J286])/[.$A$14]" office:value-type="float" office:value="1021.75446118854" calcext:value-type="float">
            <text:p>1.022</text:p>
          </table:table-cell>
          <table:table-cell table:style-name="ce48"/>
          <table:table-cell table:style-name="ce97" table:formula="of:=(4700/(4700+[.G286]))*[.$A$10]" office:value-type="float" office:value="4.77664330398729" calcext:value-type="float">
            <text:p>4,77664</text:p>
          </table:table-cell>
          <table:table-cell table:style-name="ce101" table:formula="of:=1024-((1024*[.O286])/5)" office:value-type="float" office:value="45.743451343404" calcext:value-type="float">
            <text:p>46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2" calcext:value-type="float">
            <text:p>282</text:p>
          </table:table-cell>
          <table:table-cell table:style-name="ce48"/>
          <table:table-cell table:style-name="ce23" table:formula="of:=[.$A$2]/(EXP([.$A$3]*(1/([.$A$4]+[.$A$5])-1/([.E287]+[.$A$5]))))" office:value-type="float" office:value="216.969033299649" calcext:value-type="float">
            <text:p>217,0</text:p>
          </table:table-cell>
          <table:table-cell table:style-name="ce25"/>
          <table:table-cell table:style-name="ce28" table:formula="of:=([.G287]/([.G287]+[.$A$9]))*[.$A$10]" office:value-type="float" office:value="0.0108249648434067" calcext:value-type="float">
            <text:p>0,01082</text:p>
          </table:table-cell>
          <table:table-cell table:style-name="ce29" table:formula="of:=([.$A$9]/([.$A$9]+[.G287]))*[.$A$10]" office:value-type="float" office:value="4.98917503515659" calcext:value-type="float">
            <text:p>4,98918</text:p>
          </table:table-cell>
          <table:table-cell table:style-name="ce48"/>
          <table:table-cell table:style-name="ce90" table:formula="of:=([.$A$13]*[.I287])/[.$A$14]" office:value-type="float" office:value="2.21695279992969" calcext:value-type="float">
            <text:p>2</text:p>
          </table:table-cell>
          <table:table-cell table:style-name="ce94" table:formula="of:= ([.$A$13]*[.J287])/[.$A$14]" office:value-type="float" office:value="1021.78304720007" calcext:value-type="float">
            <text:p>1.022</text:p>
          </table:table-cell>
          <table:table-cell table:style-name="ce48"/>
          <table:table-cell table:style-name="ce97" table:formula="of:=(4700/(4700+[.G287]))*[.$A$10]" office:value-type="float" office:value="4.77936709400624" calcext:value-type="float">
            <text:p>4,77937</text:p>
          </table:table-cell>
          <table:table-cell table:style-name="ce101" table:formula="of:=1024-((1024*[.O287])/5)" office:value-type="float" office:value="45.1856191475226" calcext:value-type="float">
            <text:p>4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3" calcext:value-type="float">
            <text:p>283</text:p>
          </table:table-cell>
          <table:table-cell table:style-name="ce48"/>
          <table:table-cell table:style-name="ce23" table:formula="of:=[.$A$2]/(EXP([.$A$3]*(1/([.$A$4]+[.$A$5])-1/([.E288]+[.$A$5]))))" office:value-type="float" office:value="214.210886243369" calcext:value-type="float">
            <text:p>214,2</text:p>
          </table:table-cell>
          <table:table-cell table:style-name="ce25"/>
          <table:table-cell table:style-name="ce28" table:formula="of:=([.G288]/([.G288]+[.$A$9]))*[.$A$10]" office:value-type="float" office:value="0.0106876502019523" calcext:value-type="float">
            <text:p>0,01069</text:p>
          </table:table-cell>
          <table:table-cell table:style-name="ce29" table:formula="of:=([.$A$9]/([.$A$9]+[.G288]))*[.$A$10]" office:value-type="float" office:value="4.98931234979805" calcext:value-type="float">
            <text:p>4,98931</text:p>
          </table:table-cell>
          <table:table-cell table:style-name="ce48"/>
          <table:table-cell table:style-name="ce90" table:formula="of:=([.$A$13]*[.I288])/[.$A$14]" office:value-type="float" office:value="2.18883076135982" calcext:value-type="float">
            <text:p>2</text:p>
          </table:table-cell>
          <table:table-cell table:style-name="ce94" table:formula="of:= ([.$A$13]*[.J288])/[.$A$14]" office:value-type="float" office:value="1021.81116923864" calcext:value-type="float">
            <text:p>1.022</text:p>
          </table:table-cell>
          <table:table-cell table:style-name="ce48"/>
          <table:table-cell table:style-name="ce97" table:formula="of:=(4700/(4700+[.G288]))*[.$A$10]" office:value-type="float" office:value="4.78204955871652" calcext:value-type="float">
            <text:p>4,78205</text:p>
          </table:table-cell>
          <table:table-cell table:style-name="ce101" table:formula="of:=1024-((1024*[.O288])/5)" office:value-type="float" office:value="44.6362503748576" calcext:value-type="float">
            <text:p>45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4" calcext:value-type="float">
            <text:p>284</text:p>
          </table:table-cell>
          <table:table-cell table:style-name="ce48"/>
          <table:table-cell table:style-name="ce23" table:formula="of:=[.$A$2]/(EXP([.$A$3]*(1/([.$A$4]+[.$A$5])-1/([.E289]+[.$A$5]))))" office:value-type="float" office:value="211.497514097774" calcext:value-type="float">
            <text:p>211,5</text:p>
          </table:table-cell>
          <table:table-cell table:style-name="ce25"/>
          <table:table-cell table:style-name="ce28" table:formula="of:=([.G289]/([.G289]+[.$A$9]))*[.$A$10]" office:value-type="float" office:value="0.0105525573085075" calcext:value-type="float">
            <text:p>0,01055</text:p>
          </table:table-cell>
          <table:table-cell table:style-name="ce29" table:formula="of:=([.$A$9]/([.$A$9]+[.G289]))*[.$A$10]" office:value-type="float" office:value="4.98944744269149" calcext:value-type="float">
            <text:p>4,98945</text:p>
          </table:table-cell>
          <table:table-cell table:style-name="ce48"/>
          <table:table-cell table:style-name="ce90" table:formula="of:=([.$A$13]*[.I289])/[.$A$14]" office:value-type="float" office:value="2.16116373678233" calcext:value-type="float">
            <text:p>2</text:p>
          </table:table-cell>
          <table:table-cell table:style-name="ce94" table:formula="of:= ([.$A$13]*[.J289])/[.$A$14]" office:value-type="float" office:value="1021.83883626322" calcext:value-type="float">
            <text:p>1.022</text:p>
          </table:table-cell>
          <table:table-cell table:style-name="ce48"/>
          <table:table-cell table:style-name="ce97" table:formula="of:=(4700/(4700+[.G289]))*[.$A$10]" office:value-type="float" office:value="4.78469141693475" calcext:value-type="float">
            <text:p>4,78469</text:p>
          </table:table-cell>
          <table:table-cell table:style-name="ce101" table:formula="of:=1024-((1024*[.O289])/5)" office:value-type="float" office:value="44.0951978117624" calcext:value-type="float">
            <text:p>44</text:p>
          </table:table-cell>
          <table:table-cell table:style-name="ce48" table:number-columns-repeated="1008"/>
        </table:table-row>
        <table:table-row table:style-name="ro4">
          <table:table-cell table:style-name="ce48" table:number-columns-repeated="4"/>
          <table:table-cell table:style-name="ce19" office:value-type="float" office:value="285" calcext:value-type="float">
            <text:p>285</text:p>
          </table:table-cell>
          <table:table-cell table:style-name="ce48"/>
          <table:table-cell table:style-name="ce23" table:formula="of:=[.$A$2]/(EXP([.$A$3]*(1/([.$A$4]+[.$A$5])-1/([.E290]+[.$A$5]))))" office:value-type="float" office:value="208.828050506345" calcext:value-type="float">
            <text:p>208,8</text:p>
          </table:table-cell>
          <table:table-cell table:style-name="ce25"/>
          <table:table-cell table:style-name="ce28" table:formula="of:=([.G290]/([.G290]+[.$A$9]))*[.$A$10]" office:value-type="float" office:value="0.0104196433871621" calcext:value-type="float">
            <text:p>0,01042</text:p>
          </table:table-cell>
          <table:table-cell table:style-name="ce29" table:formula="of:=([.$A$9]/([.$A$9]+[.G290]))*[.$A$10]" office:value-type="float" office:value="4.98958035661284" calcext:value-type="float">
            <text:p>4,98958</text:p>
          </table:table-cell>
          <table:table-cell table:style-name="ce48"/>
          <table:table-cell table:style-name="ce90" table:formula="of:=([.$A$13]*[.I290])/[.$A$14]" office:value-type="float" office:value="2.13394296569081" calcext:value-type="float">
            <text:p>2</text:p>
          </table:table-cell>
          <table:table-cell table:style-name="ce94" table:formula="of:= ([.$A$13]*[.J290])/[.$A$14]" office:value-type="float" office:value="1021.86605703431" calcext:value-type="float">
            <text:p>1.022</text:p>
          </table:table-cell>
          <table:table-cell table:style-name="ce48"/>
          <table:table-cell table:style-name="ce97" table:formula="of:=(4700/(4700+[.G290]))*[.$A$10]" office:value-type="float" office:value="4.78729337394003" calcext:value-type="float">
            <text:p>4,78729</text:p>
          </table:table-cell>
          <table:table-cell table:style-name="ce101" table:formula="of:=1024-((1024*[.O290])/5)" office:value-type="float" office:value="43.5623170170813" calcext:value-type="float">
            <text:p>44</text:p>
          </table:table-cell>
          <table:table-cell table:style-name="ce103"/>
          <table:table-cell table:style-name="ce48" table:number-columns-repeated="1007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1.G5:Hoja1.J290">
            <calcext:condition calcext:apply-style-name="Sin título1" calcext:value="formula-is(ISEVEN (ROW()))" calcext:base-cell-address="Hoja1.G30"/>
            <calcext:condition calcext:apply-style-name="Color Inpar" calcext:value="formula-is(ISODD (ROW()))" calcext:base-cell-address="Hoja1.G30"/>
            <calcext:condition calcext:apply-style-name="Accent" calcext:value="=0" calcext:base-cell-address="Hoja1.G30"/>
          </calcext:conditional-format>
          <calcext:conditional-format calcext:target-range-address="Hoja1.L5:Hoja1.M290">
            <calcext:condition calcext:apply-style-name="Color Verde Oscuro" calcext:value="formula-is(ISEVEN(ROW()))" calcext:base-cell-address="Hoja1.L30"/>
            <calcext:condition calcext:apply-style-name="Color Verde Claro" calcext:value="formula-is(ISODD (ROW()))" calcext:base-cell-address="Hoja1.L30"/>
          </calcext:conditional-format>
          <calcext:conditional-format calcext:target-range-address="Hoja1.E5:Hoja1.E290">
            <calcext:condition calcext:apply-style-name="Color Rojo Oscuro" calcext:value="formula-is(ISEVEN (ROW()))" calcext:base-cell-address="Hoja1.E30"/>
            <calcext:condition calcext:apply-style-name="Color Rojo Claro" calcext:value="formula-is(ISODD (ROW()))" calcext:base-cell-address="Hoja1.E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1" loext:min-decimal-places="1" number:min-integer-digits="1" number:grouping="true"/>
    </number:number-style>
    <number:number-style style:name="N105" number:title="Definido por el usuario">
      <number:number number:decimal-places="0" loext:min-decimal-places="0" number:min-integer-digits="0" number:grouping="true"/>
    </number:number-style>
    <number:number-style style:name="N106" number:title="Definido por el usuario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dddddd"/>
    </style:style>
    <style:style style:name="Color_20_Inpar" style:display-name="Color Inpar" style:family="table-cell" style:parent-style-name="Default">
      <style:table-cell-properties fo:background-color="#999999"/>
    </style:style>
    <style:style style:name="Color_20_Rojo" style:display-name="Color Rojo" style:family="table-cell" style:parent-style-name="Default">
      <style:table-cell-properties fo:background-color="#ff4000"/>
    </style:style>
    <style:style style:name="Color_20_Verde_20_Oscuro" style:display-name="Color Verde Oscuro" style:family="table-cell" style:parent-style-name="Default">
      <style:table-cell-properties fo:background-color="#bbe33d"/>
    </style:style>
    <style:style style:name="Color_20_Verde_20_Claro" style:display-name="Color Verde Claro" style:family="table-cell" style:parent-style-name="Default">
      <style:table-cell-properties fo:background-color="#e8f2a1"/>
    </style:style>
    <style:style style:name="Color_20_Rojo_20_Oscuro" style:display-name="Color Rojo Oscuro" style:family="table-cell" style:parent-style-name="Default">
      <style:table-cell-properties fo:background-color="#ff3838"/>
    </style:style>
    <style:style style:name="Color_20_Rojo_20_Claro" style:display-name="Color Rojo Claro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13:23:54.1432189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00:05:23.783469383</meta:creation-date>
    <dc:date>2022-08-10T16:17:31.173510216</dc:date>
    <meta:editing-duration>PT3H22M34S</meta:editing-duration>
    <meta:editing-cycles>17</meta:editing-cycles>
    <meta:generator>LibreOffice/6.4.7.2$Linux_X86_64 LibreOffice_project/40$Build-2</meta:generator>
    <meta:document-statistic meta:table-count="1" meta:cell-count="2331" meta:object-count="0"/>
  </office:meta>
</office:document-meta>
</file>